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1" svg:font-family="'Times New Roman'" style:font-family-generic="roman" style:font-pitch="variable" style:font-charset="x-symbol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ffffcc" draw:stroke-linejoin="miter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3" style:family="graphic" style:parent-style-name="standard">
      <style:graphic-properties draw:stroke="solid" svg:stroke-width="0.035cm" svg:stroke-color="#ffff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gr4" style:family="graphic" style:parent-style-name="standard">
      <style:graphic-properties draw:stroke="solid" svg:stroke-width="0.035cm" svg:stroke-color="#ff0000" draw:stroke-linejoin="miter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5" style:family="graphic" style:parent-style-name="standard">
      <style:graphic-properties draw:stroke="solid" svg:stroke-width="0.035cm" svg:stroke-color="#ffff00" draw:marker-end="msArrowEnd_20_1" draw:marker-end-width="0.1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gr6" style:family="graphic" style:parent-style-name="standard">
      <style:graphic-properties draw:stroke="solid" svg:stroke-width="0.035cm" svg:stroke-color="#ffff00" draw:marker-start="msArrowEnd_20_1" draw:marker-start-width="0.14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gr7" style:family="graphic" style:parent-style-name="standard">
      <style:graphic-properties draw:stroke="solid" svg:stroke-width="0.035cm" svg:stroke-color="#00ff00" draw:marker-start="msArrowEnd_20_1" draw:marker-start-width="0.14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gr8" style:family="graphic" style:parent-style-name="standard">
      <style:graphic-properties draw:stroke="solid" svg:stroke-width="0.035cm" svg:stroke-color="#00ff00" draw:marker-end="msArrowEnd_20_1" draw:marker-end-width="0.1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gr9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0" style:family="graphic" style:parent-style-name="standard">
      <style:graphic-properties draw:stroke="solid" svg:stroke-width="0.035cm" svg:stroke-color="#00ffff" draw:stroke-linejoin="miter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1" style:family="graphic" style:parent-style-name="standard">
      <style:graphic-properties draw:stroke="solid" svg:stroke-width="0.035cm" svg:stroke-color="#cc66ff" draw:stroke-linejoin="miter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2" style:family="graphic" style:parent-style-name="standard">
      <style:graphic-properties draw:stroke="solid" svg:stroke-width="0.035cm" svg:stroke-color="#ff7c80" draw:stroke-linejoin="miter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3" style:family="graphic" style:parent-style-name="standard">
      <style:graphic-properties draw:stroke="solid" svg:stroke-width="0.035cm" svg:stroke-color="#66ffff" draw:stroke-linejoin="miter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4" style:family="graphic" style:parent-style-name="standard">
      <style:graphic-properties draw:stroke="solid" svg:stroke-width="0.035cm" svg:stroke-color="#cc6600" draw:stroke-linejoin="miter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pr1" style:family="presentation" style:parent-style-name="Default-title">
      <style:graphic-properties draw:stroke="none" draw:fill="none" draw:fill-color="#3366ff" draw:textarea-horizontal-align="justify" draw:textarea-vertical-align="middle" draw:auto-grow-height="true" draw:auto-grow-width="false" fo:min-height="4.683cm" fo:min-width="0cm" fo:padding-top="0.13cm" fo:padding-bottom="0.13cm" fo:padding-left="0.25cm" fo:padding-right="0.25cm" fo:wrap-option="wrap" draw:shadow="hidden" draw:shadow-color="#000080"/>
    </style:style>
    <style:style style:name="pr2" style:family="presentation" style:parent-style-name="Default-notes">
      <style:graphic-properties draw:fill-color="#ffffff" draw:auto-grow-height="true" fo:min-height="11.432cm"/>
    </style:style>
    <style:style style:name="pr3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56cm" fo:min-width="0cm" fo:padding-top="0.128cm" fo:padding-bottom="0.128cm" fo:padding-left="0.256cm" fo:padding-right="0.256cm" fo:wrap-option="wrap" draw:shadow="hidden"/>
    </style:style>
    <style:style style:name="pr4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232cm" fo:min-width="0cm" fo:padding-top="0.128cm" fo:padding-bottom="0.128cm" fo:padding-left="0.256cm" fo:padding-right="0.256cm" fo:wrap-option="wrap" draw:shadow="hidden"/>
    </style:style>
    <style:style style:name="pr5" style:family="presentation" style:parent-style-name="Default-notes">
      <style:graphic-properties draw:fill-color="#ffffff" fo:min-height="11.43cm"/>
    </style:style>
    <style:style style:name="pr6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65cm" fo:min-width="0cm" fo:padding-top="0.128cm" fo:padding-bottom="0.128cm" fo:padding-left="0.256cm" fo:padding-right="0.256cm" fo:wrap-option="wrap" draw:shadow="hidden"/>
    </style:style>
    <style:style style:name="pr7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607cm" fo:min-width="0cm" fo:padding-top="0.128cm" fo:padding-bottom="0.128cm" fo:padding-left="0.256cm" fo:padding-right="0.256cm" fo:wrap-option="wrap" draw:shadow="hidden"/>
    </style:style>
    <style:style style:name="pr8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285cm" fo:min-width="0cm" fo:padding-top="0.128cm" fo:padding-bottom="0.128cm" fo:padding-left="0.256cm" fo:padding-right="0.256cm" fo:wrap-option="wrap" draw:shadow="hidden"/>
    </style:style>
    <style:style style:name="pr9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862cm" fo:min-width="0cm" fo:padding-top="0.128cm" fo:padding-bottom="0.128cm" fo:padding-left="0.256cm" fo:padding-right="0.256cm" fo:wrap-option="wrap" draw:shadow="hidden"/>
    </style:style>
    <style:style style:name="pr10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4.358cm" fo:min-width="0cm" fo:padding-top="0.128cm" fo:padding-bottom="0.128cm" fo:padding-left="0.256cm" fo:padding-right="0.256cm" fo:wrap-option="wrap" draw:shadow="hidden"/>
    </style:style>
    <style:style style:name="pr11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935cm" fo:min-width="0cm" fo:padding-top="0.128cm" fo:padding-bottom="0.128cm" fo:padding-left="0.256cm" fo:padding-right="0.256cm" fo:wrap-option="wrap" draw:shadow="hidden"/>
    </style:style>
    <style:style style:name="pr12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19cm" fo:min-width="0cm" fo:padding-top="0.128cm" fo:padding-bottom="0.128cm" fo:padding-left="0.256cm" fo:padding-right="0.256cm" fo:wrap-option="wrap" draw:shadow="hidden"/>
    </style:style>
    <style:style style:name="pr13" style:family="presentation" style:parent-style-name="Default-outline1" style:list-style-name="L5">
      <style:graphic-properties draw:stroke="none" draw:fill="none" draw:fill-color="#00cc99" draw:textarea-horizontal-align="justify" draw:textarea-vertical-align="top" draw:auto-grow-height="true" draw:auto-grow-width="false" fo:min-height="12.88cm" fo:min-width="0cm" fo:padding-top="0.128cm" fo:padding-bottom="0.128cm" fo:padding-left="0.256cm" fo:padding-right="0.256cm" fo:wrap-option="wrap" draw:shadow="hidden"/>
    </style:style>
    <style:style style:name="pr14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55cm" fo:min-width="0cm" fo:padding-top="0.128cm" fo:padding-bottom="0.128cm" fo:padding-left="0.256cm" fo:padding-right="0.256cm" fo:wrap-option="wrap" draw:shadow="hidden"/>
    </style:style>
    <style:style style:name="pr15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3cm" fo:min-width="0cm" fo:padding-top="0.128cm" fo:padding-bottom="0.128cm" fo:padding-left="0.256cm" fo:padding-right="0.256cm" fo:wrap-option="wrap" draw:shadow="hidden"/>
    </style:style>
    <style:style style:name="pr16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721cm" fo:min-width="0cm" fo:padding-top="0.128cm" fo:padding-bottom="0.128cm" fo:padding-left="0.256cm" fo:padding-right="0.256cm" fo:wrap-option="wrap" draw:shadow="hidden"/>
    </style:style>
    <style:style style:name="pr17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4.147cm" fo:min-width="0cm" fo:padding-top="0.128cm" fo:padding-bottom="0.128cm" fo:padding-left="0.256cm" fo:padding-right="0.256cm" fo:wrap-option="wrap" draw:shadow="hidden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.952cm" fo:margin-right="0cm" fo:margin-top="0.282cm" fo:margin-bottom="0cm" fo:text-indent="-0.952cm"/>
    </style:style>
    <style:style style:name="P5" style:family="paragraph">
      <style:paragraph-properties fo:margin-left="2.063cm" fo:margin-right="0cm" fo:margin-top="0.246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6" style:family="paragraph">
      <style:paragraph-properties fo:margin-left="0.952cm" fo:margin-right="0cm" fo:text-indent="0cm"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margin-left="0cm" fo:margin-right="0cm" fo:margin-top="0.246cm" fo:margin-bottom="0cm" fo:line-height="90%" fo:text-indent="0cm"/>
    </style:style>
    <style:style style:name="P10" style:family="paragraph">
      <style:paragraph-properties fo:margin-left="2.751cm" fo:margin-right="0cm" fo:margin-top="0.211cm" fo:margin-bottom="0cm" fo:line-height="90%" fo:text-align="start" fo:text-indent="-1.481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1" style:family="paragraph">
      <style:paragraph-properties fo:margin-left="0.952cm" fo:margin-right="0cm" fo:margin-top="0.282cm" fo:margin-bottom="0cm" fo:line-height="90%" fo:text-indent="-0.952cm"/>
    </style:style>
    <style:style style:name="P12" style:family="paragraph">
      <style:paragraph-properties fo:margin-left="0.952cm" fo:margin-right="0cm" fo:margin-top="0.282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" style:family="paragraph">
      <style:paragraph-properties fo:margin-left="0.952cm" fo:margin-right="0cm" fo:margin-top="0.246cm" fo:margin-bottom="0cm" fo:text-indent="-0.952cm"/>
    </style:style>
    <style:style style:name="P14" style:family="paragraph">
      <style:paragraph-properties fo:margin-left="2.063cm" fo:margin-right="0cm" fo:margin-top="0.211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5" style:family="paragraph">
      <style:paragraph-properties fo:margin-left="0.952cm" fo:margin-right="0cm" fo:margin-top="0.246cm" fo:margin-bottom="0cm" fo:text-indent="0cm" style:writing-mode="lr-tb"/>
    </style:style>
    <style:style style:name="P16" style:family="paragraph">
      <style:paragraph-properties fo:margin-left="0.952cm" fo:margin-right="0cm" fo:margin-top="0.282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7" style:family="paragraph">
      <style:paragraph-properties fo:margin-left="0.952cm" fo:margin-right="0cm" fo:margin-top="0.211cm" fo:margin-bottom="0cm" fo:line-height="90%" fo:text-indent="-0.952cm"/>
    </style:style>
    <style:style style:name="P18" style:family="paragraph">
      <style:paragraph-properties fo:margin-left="0.952cm" fo:margin-right="0cm" fo:margin-top="0.211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9" style:family="paragraph">
      <style:paragraph-properties fo:margin-left="4.445cm" fo:margin-right="0cm" fo:margin-top="0.176cm" fo:margin-bottom="0cm" fo:line-height="100%" fo:text-align="start" fo:text-indent="-0.635cm" style:text-autospace="ideograph-alpha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hyphenate="false"/>
    </style:style>
    <style:style style:name="P20" style:family="paragraph">
      <style:paragraph-properties fo:margin-left="0.952cm" fo:margin-right="0cm" fo:margin-top="0.246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1" style:family="paragraph">
      <style:paragraph-properties fo:margin-left="0.952cm" fo:margin-right="0cm" fo:text-indent="0cm" style:writing-mode="lr-tb"/>
      <style:text-properties fo:font-size="32pt" style:font-size-asian="32pt" style:font-size-complex="32pt"/>
    </style:style>
    <style:style style:name="T1" style:family="text">
      <style:text-properties fo:color="#ffffff" fo:font-size="48pt" style:font-size-asian="48pt" style:font-size-complex="48pt"/>
    </style:style>
    <style:style style:name="T2" style:family="text">
      <style:text-properties fo:color="#ffffcc" style:text-outline="false" style:text-line-through-style="none" style:text-line-through-type="none" style:text-position="0% 100%" style:font-name="Times New Roman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 PL ShanHeiSun Uni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ffffcc" fo:font-size="32pt" style:font-size-asian="32pt" style:font-size-complex="32pt"/>
    </style:style>
    <style:style style:name="T4" style:family="text">
      <style:text-properties fo:font-size="28pt" fo:language="en" fo:country="US" style:font-size-asian="28pt" style:font-size-complex="28pt"/>
    </style:style>
    <style:style style:name="T5" style:family="text">
      <style:text-properties fo:color="#ffffcc" style:text-outline="false" style:text-line-through-style="none" style:text-line-through-type="none" style:text-position="0% 100%" style:font-name="Times New Roman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 PL ShanHeiSun Uni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language="en" fo:country="US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text-position="-25% 58%" fo:font-size="28pt" style:font-size-asian="28pt" style:font-size-complex="28pt"/>
    </style:style>
    <style:style style:name="T9" style:family="text">
      <style:text-properties fo:color="#ffffcc" style:text-outline="false" style:text-line-through-style="none" style:text-line-through-type="none" style:text-position="0% 100%" style:font-name="Times New Roman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 PL ShanHeiSun Uni" style:font-size-asian="26pt" style:language-asian="zxx" style:country-asian="none" style:font-style-asian="normal" style:font-weight-asian="normal" style:font-name-complex="Tahoma" style:font-size-complex="2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ff0000"/>
    </style:style>
    <style:style style:name="T11" style:family="text">
      <style:text-properties fo:color="#00cc99"/>
    </style:style>
    <style:style style:name="T12" style:family="text">
      <style:text-properties fo:color="#cc66ff"/>
    </style:style>
    <style:style style:name="T13" style:family="text">
      <style:text-properties fo:color="#ff7c80"/>
    </style:style>
    <style:style style:name="T14" style:family="text">
      <style:text-properties fo:color="#66ffff"/>
    </style:style>
    <style:style style:name="T15" style:family="text">
      <style:text-properties fo:color="#cc6600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style:text-position="-25% 58%" fo:font-size="32pt" style:font-size-asian="32pt" style:font-size-complex="32pt"/>
    </style:style>
    <style:style style:name="T18" style:family="text">
      <style:text-properties style:font-name="Symbol" fo:font-size="32pt" style:font-size-asian="32pt" style:font-size-complex="32pt"/>
    </style:style>
    <style:style style:name="T19" style:family="text">
      <style:text-properties fo:color="#ffffcc" style:text-outline="false" style:text-line-through-style="none" style:text-line-through-type="none" style:text-position="0% 100%" style:font-name="Times New Roman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 PL ShanHeiSun Un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size="24pt" style:font-size-asian="24pt" style:font-size-complex="24pt"/>
    </style:style>
    <text:list-style style:name="L1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">
        <style:list-level-properties text:min-label-width="0.952cm"/>
        <style:text-properties fo:font-family="Wingdings" style:font-pitch="variable" style:font-charset="x-symbol" fo:color="#ffffcc" fo:font-size="75%"/>
      </text:list-level-style-bullet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ffffcc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ffffcc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ffffcc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L4">
      <text:list-level-style-number text:level="1" style:num-suffix="." style:num-format="1">
        <style:list-level-properties text:min-label-width="1.693cm"/>
        <style:text-properties fo:color="#ffffcc" fo:font-size="75%"/>
      </text:list-level-style-number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008686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008686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008686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008686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008686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008686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008686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">
        <style:list-level-properties text:min-label-width="0.952cm"/>
        <style:text-properties fo:font-family="Wingdings" style:font-pitch="variable" style:font-charset="x-symbol" fo:color="#ffffcc" fo:font-size="75%"/>
      </text:list-level-style-bullet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008686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008686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008686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008686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008686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008686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008686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inary Search Trees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6cm" svg:height="4.943cm" svg:x="1.27cm" svg:y="0.704cm" presentation:class="title" presentation:user-transformed="true">
          <draw:text-box>
            <text:p text:style-name="P1"><text:span text:style-name="T1">CSC 172 </text:span><text:span text:style-name="T1"><text:line-break/></text:span><text:span text:style-name="T1">DATA STRUCTURES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2" draw:text-style-name="P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Traversing graphs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4.681cm" svg:height="3.212cm" svg:x="0.374cm" svg:y="2.468cm" presentation:class="title" presentation:user-transformed="true">
          <draw:text-box>
            <text:p text:style-name="P1">Traversing graphs</text:p>
          </draw:text-box>
        </draw:frame>
        <draw:frame presentation:style-name="pr4" draw:text-style-name="P6" draw:layer="layout" svg:width="23.182cm" svg:height="11.488cm" svg:x="1.905cm" svg:y="5.877cm" presentation:class="outline" presentation:user-transformed="true">
          <draw:text-box>
            <text:p xml:id="id1" text:id="id1" text:style-name="P4">Depth-First Search</text:p>
            <text:p xml:id="id2" text:id="id2" text:style-name="P5"><text:span text:style-name="T2">like a post-order traversal of a tree</text:span></text:p>
            <text:p xml:id="id3" text:id="id3" text:style-name="P4">Breath-First Search</text:p>
            <text:p xml:id="id4" text:id="id4" text:style-name="P5"><text:span text:style-name="T2">Less like tree traversal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arWipe" smil:subtype="leftToRight"/>
                </anim:par>
                <anim:par smil:begin="0s" smil:fill="hold" presentation:node-type="with-previous" presentation:group-id="0" presentation:preset-class="entrance" presentation:preset-id="ooo-entrance-wipe" presentation:preset-sub-type="from-left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leftToRight"/>
                </anim:par>
                <anim:par smil:begin="0s" smil:fill="hold" presentation:node-type="with-previous" presentation:group-id="0" presentation:preset-class="entrance" presentation:preset-id="ooo-entrance-wipe" presentation:preset-sub-type="from-left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Exploring a Maze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4.681cm" svg:height="1.976cm" svg:x="0.374cm" svg:y="0.811cm" presentation:class="title" presentation:user-transformed="true">
          <draw:text-box>
            <text:p text:style-name="P1">Exploring a Maze</text:p>
          </draw:text-box>
        </draw:frame>
        <draw:frame presentation:style-name="pr7" draw:text-style-name="P6" draw:layer="layout" svg:width="23.442cm" svg:height="11.863cm" svg:x="1.905cm" svg:y="5.715cm" presentation:class="outline" presentation:user-transformed="true">
          <draw:text-box>
            <text:p text:style-name="P4">A depth-first search (DFS) in an undirected graph G is like wandering in a maze with a string and a can of paint – you can prevent yourself from getting lost.</text:p>
            <text:p text:style-name="P4"/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Example" draw:style-name="dp3" draw:master-page-name="Default" presentation:presentation-page-layout-name="AL3T19">
        <office:forms form:automatic-focus="false" form:apply-design-mode="false"/>
        <draw:frame presentation:style-name="pr8" draw:text-style-name="P2" draw:layer="layout" svg:width="24.681cm" svg:height="2.541cm" svg:x="0.718cm" svg:y="0.635cm" presentation:class="title" presentation:user-transformed="true">
          <draw:text-box>
            <text:p text:style-name="P1">Example</text:p>
          </draw:text-box>
        </draw:frame>
        <draw:custom-shape draw:style-name="gr2" draw:text-style-name="P7" draw:layer="layout" svg:width="1.319cm" svg:height="1.515cm" svg:x="3.832cm" svg:y="4.07cm">
          <text:p text:style-name="P1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256cm" svg:height="1.515cm" svg:x="9.428cm" svg:y="4.022cm">
          <text:p text:style-name="P1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256cm" svg:height="1.515cm" svg:x="14.839cm" svg:y="4.022cm">
          <text:p text:style-name="P1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531cm" svg:y="4.022cm">
          <text:p text:style-name="P1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92cm" svg:height="1.515cm" svg:x="4.043cm" svg:y="8.092cm">
          <text:p text:style-name="P1"><text:span text:style-name="T3">E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9.638cm" svg:y="8.043cm">
          <text:p text:style-name="P1"><text:span text:style-name="T3">F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8.043cm">
          <text:p text:style-name="P1"><text:span text:style-name="T3">G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743cm" svg:y="8.043cm">
          <text:p text:style-name="P1"><text:span text:style-name="T3">H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0.879cm" svg:height="1.515cm" svg:x="4.043cm" svg:y="12.091cm">
          <text:p text:style-name="P1"><text:span text:style-name="T3">I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0.942cm" svg:height="1.515cm" svg:x="9.64cm" svg:y="12.043cm">
          <text:p text:style-name="P1"><text:span text:style-name="T3">J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12.043cm">
          <text:p text:style-name="P1"><text:span text:style-name="T3">K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92cm" svg:height="1.515cm" svg:x="20.742cm" svg:y="12.043cm">
          <text:p text:style-name="P1"><text:span text:style-name="T3">L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505cm" svg:height="1.515cm" svg:x="4.257cm" svg:y="16.113cm">
          <text:p text:style-name="P1"><text:span text:style-name="T3">M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9.851cm" svg:y="16.065cm">
          <text:p text:style-name="P1"><text:span text:style-name="T3">N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262cm" svg:y="16.065cm">
          <text:p text:style-name="P1"><text:span text:style-name="T3">O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20.953cm" svg:y="16.065cm">
          <text:p text:style-name="P1"><text:span text:style-name="T3">P</text:span></text:p>
          <draw:enhanced-geometry svg:viewBox="0 0 21600 21600" draw:type="mso-spt202" draw:enhanced-path="M 0 0 L 21600 0 21600 21600 0 21600 0 0 Z N"/>
        </draw:custom-shape>
        <draw:line draw:style-name="gr3" draw:text-style-name="P8" draw:layer="layout" svg:x1="5.173cm" svg:y1="4.846cm" svg:x2="9.406cm" svg:y2="4.846cm">
          <text:p/>
        </draw:line>
        <draw:line draw:style-name="gr3" draw:text-style-name="P8" draw:layer="layout" svg:x1="10.676cm" svg:y1="4.846cm" svg:x2="14.909cm" svg:y2="4.846cm">
          <text:p/>
        </draw:line>
        <draw:line draw:style-name="gr3" draw:text-style-name="P8" draw:layer="layout" svg:x1="16.179cm" svg:y1="4.846cm" svg:x2="20.413cm" svg:y2="4.846cm">
          <text:p/>
        </draw:line>
        <draw:line draw:style-name="gr3" draw:text-style-name="P8" draw:layer="layout" svg:x1="4.445cm" svg:y1="5.715cm" svg:x2="4.445cm" svg:y2="8.043cm">
          <text:p/>
        </draw:line>
        <draw:line draw:style-name="gr3" draw:text-style-name="P8" draw:layer="layout" svg:x1="10.16cm" svg:y1="5.715cm" svg:x2="10.16cm" svg:y2="8.043cm">
          <text:p/>
        </draw:line>
        <draw:line draw:style-name="gr3" draw:text-style-name="P8" draw:layer="layout" svg:x1="21.378cm" svg:y1="5.715cm" svg:x2="21.378cm" svg:y2="8.043cm">
          <text:p/>
        </draw:line>
        <draw:line draw:style-name="gr3" draw:text-style-name="P8" draw:layer="layout" svg:x1="4.445cm" svg:y1="9.737cm" svg:x2="4.445cm" svg:y2="12.065cm">
          <text:p/>
        </draw:line>
        <draw:line draw:style-name="gr3" draw:text-style-name="P8" draw:layer="layout" svg:x1="4.445cm" svg:y1="13.758cm" svg:x2="4.445cm" svg:y2="16.087cm">
          <text:p/>
        </draw:line>
        <draw:line draw:style-name="gr3" draw:text-style-name="P8" draw:layer="layout" svg:x1="15.663cm" svg:y1="5.715cm" svg:x2="15.663cm" svg:y2="8.043cm">
          <text:p/>
        </draw:line>
        <draw:line draw:style-name="gr3" draw:text-style-name="P8" draw:layer="layout" svg:x1="15.663cm" svg:y1="9.737cm" svg:x2="15.663cm" svg:y2="12.065cm">
          <text:p/>
        </draw:line>
        <draw:line draw:style-name="gr3" draw:text-style-name="P8" draw:layer="layout" svg:x1="21.378cm" svg:y1="9.737cm" svg:x2="21.378cm" svg:y2="12.065cm">
          <text:p/>
        </draw:line>
        <draw:line draw:style-name="gr3" draw:text-style-name="P8" draw:layer="layout" svg:x1="15.663cm" svg:y1="13.758cm" svg:x2="15.663cm" svg:y2="16.087cm">
          <text:p/>
        </draw:line>
        <draw:line draw:style-name="gr3" draw:text-style-name="P8" draw:layer="layout" svg:x1="21.378cm" svg:y1="13.758cm" svg:x2="21.378cm" svg:y2="16.087cm">
          <text:p/>
        </draw:line>
        <draw:line draw:style-name="gr3" draw:text-style-name="P8" draw:layer="layout" svg:x1="5.292cm" svg:y1="9.102cm" svg:x2="9.525cm" svg:y2="9.102cm">
          <text:p/>
        </draw:line>
        <draw:line draw:style-name="gr3" draw:text-style-name="P8" draw:layer="layout" svg:x1="5.08cm" svg:y1="12.912cm" svg:x2="9.525cm" svg:y2="12.912cm">
          <text:p/>
        </draw:line>
        <draw:line draw:style-name="gr3" draw:text-style-name="P8" draw:layer="layout" svg:x1="5.927cm" svg:y1="16.933cm" svg:x2="9.737cm" svg:y2="16.933cm">
          <text:p/>
        </draw:line>
        <draw:line draw:style-name="gr3" draw:text-style-name="P8" draw:layer="layout" svg:x1="16.51cm" svg:y1="17.145cm" svg:x2="20.955cm" svg:y2="17.145cm">
          <text:p/>
        </draw:line>
        <draw:line draw:style-name="gr3" draw:text-style-name="P8" draw:layer="layout" svg:x1="10.583cm" svg:y1="12.912cm" svg:x2="15.028cm" svg:y2="12.912cm">
          <text:p/>
        </draw:line>
        <draw:line draw:style-name="gr3" draw:text-style-name="P8" draw:layer="layout" svg:x1="5.08cm" svg:y1="5.503cm" svg:x2="9.737cm" svg:y2="8.89cm">
          <text:p/>
        </draw:line>
        <draw:line draw:style-name="gr3" draw:text-style-name="P8" draw:layer="layout" svg:x1="5.08cm" svg:y1="13.335cm" svg:x2="9.737cm" svg:y2="16.51cm">
          <text:p/>
        </draw:line>
        <draw:line draw:style-name="gr3" draw:text-style-name="P8" draw:layer="layout" svg:x1="10.583cm" svg:y1="12.488cm" svg:x2="15.028cm" svg:y2="9.102cm">
          <text:p/>
        </draw:line>
        <draw:line draw:style-name="gr3" draw:text-style-name="P8" draw:layer="layout" svg:x1="16.51cm" svg:y1="8.678cm" svg:x2="20.532cm" svg:y2="5.292cm">
          <text:p/>
        </draw:line>
        <draw:line draw:style-name="gr3" draw:text-style-name="P8" draw:layer="layout" svg:x1="11.324cm" svg:y1="16.722cm" svg:x2="15.24cm" svg:y2="13.758cm">
          <text:p/>
        </draw:line>
        <draw:line draw:style-name="gr3" draw:text-style-name="P8" draw:layer="layout" svg:x1="20.742cm" svg:y1="12.911cm" svg:x2="16.297cm" svg:y2="9.524cm">
          <text:p/>
        </draw:lin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DFS" draw:style-name="dp3" draw:master-page-name="Default" presentation:presentation-page-layout-name="AL2T1">
        <draw:frame presentation:style-name="pr9" draw:text-style-name="P2" draw:layer="layout" svg:width="24.681cm" svg:height="2.118cm" svg:x="0.374cm" svg:y="0.422cm" presentation:class="title" presentation:user-transformed="true">
          <draw:text-box>
            <text:p text:style-name="P1">DFS</text:p>
          </draw:text-box>
        </draw:frame>
        <draw:frame presentation:style-name="pr10" draw:text-style-name="P6" draw:layer="layout" svg:width="23.817cm" svg:height="14.614cm" svg:x="1.27cm" svg:y="2.751cm" presentation:class="outline" presentation:user-transformed="true">
          <draw:text-box>
            <text:list text:style-name="L4">
              <text:list-item>
                <text:p xml:id="id5" text:id="id5" text:style-name="P9"><text:span text:style-name="T4">Start at vertex s</text:span></text:p>
              </text:list-item>
            </text:list>
            <text:p xml:id="id6" text:id="id6" text:style-name="P10"><text:span text:style-name="T5">Tie the end of the string to s and mark “visited” on s</text:span></text:p>
            <text:p xml:id="id7" text:id="id7" text:style-name="P10"><text:span text:style-name="T5">Make s the current vertex u </text:span></text:p>
            <text:list text:continue-numbering="true" text:style-name="L4">
              <text:list-item>
                <text:p xml:id="id8" text:id="id8" text:style-name="P9"><text:span text:style-name="T4">Travel along an arbitrary edge (u,v)</text:span></text:p>
              </text:list-item>
            </text:list>
            <text:p xml:id="id9" text:id="id9" text:style-name="P10"><text:span text:style-name="T5"><text:s text:c="6"/></text:span><text:span text:style-name="T5">unrolling string</text:span></text:p>
            <text:list text:continue-numbering="true" text:style-name="L4">
              <text:list-item>
                <text:p xml:id="id10" text:id="id10" text:style-name="P9"><text:span text:style-name="T4">If edge(u,v) leads to an already visited vertex v</text:span></text:p>
              </text:list-item>
            </text:list>
            <text:p xml:id="id11" text:id="id11" text:style-name="P10"><text:span text:style-name="T5"><text:s text:c="5"/></text:span><text:span text:style-name="T5">then return to u</text:span></text:p>
            <text:p xml:id="id12" text:id="id12" text:style-name="P10"><text:span text:style-name="T5"><text:s text:c="5"/></text:span><text:span text:style-name="T5">else mark v as “visited”, set v as current u, repeat @ step 2</text:span></text:p>
            <text:list text:continue-numbering="true" text:style-name="L4">
              <text:list-item>
                <text:p xml:id="id13" text:id="id13" text:style-name="P9"><text:span text:style-name="T4">When all edges lead to visited verticies, backtrack to previous vertex (roll up string) and repeat @ step 2</text:span></text:p>
              </text:list-item>
              <text:list-item>
                <text:p xml:id="id14" text:id="id14" text:style-name="P9"><text:span text:style-name="T4">When we backtrack to s and explore all it’s edges we are done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6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8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0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11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DFS Pseudocode (labels edges)" draw:style-name="dp3" draw:master-page-name="Default" presentation:presentation-page-layout-name="AL2T1">
        <draw:frame presentation:style-name="pr6" draw:text-style-name="P2" draw:layer="layout" svg:width="24.681cm" svg:height="1.976cm" svg:x="0.374cm" svg:y="0.599cm" presentation:class="title" presentation:user-transformed="true">
          <draw:text-box>
            <text:p text:style-name="P1"><text:span text:style-name="T6">DFS Pseudocode (labels edges)</text:span></text:p>
          </draw:text-box>
        </draw:frame>
        <draw:frame presentation:style-name="pr11" draw:text-style-name="P6" draw:layer="layout" svg:width="23.182cm" svg:height="14.191cm" svg:x="1.905cm" svg:y="3.175cm" presentation:class="outline" presentation:user-transformed="true">
          <draw:text-box>
            <text:p text:style-name="P11"><text:span text:style-name="T6">DFS( Vertex v)</text:span></text:p>
            <text:p text:style-name="P12"><text:span text:style-name="T6"><text:tab/></text:span><text:span text:style-name="T6">for each edge incident on v do:</text:span></text:p>
            <text:p text:style-name="P12"><text:span text:style-name="T6"><text:tab/></text:span><text:span text:style-name="T6"><text:tab/></text:span><text:span text:style-name="T6">if edge e is unexplored then</text:span></text:p>
            <text:p text:style-name="P12"><text:span text:style-name="T6"><text:tab/></text:span><text:span text:style-name="T6"><text:tab/></text:span><text:span text:style-name="T6"><text:tab/></text:span><text:span text:style-name="T6">let w be the other endpoint of e</text:span></text:p>
            <text:p text:style-name="P12"><text:span text:style-name="T6"><text:tab/></text:span><text:span text:style-name="T6"><text:tab/></text:span><text:span text:style-name="T6"><text:tab/></text:span><text:span text:style-name="T6">if vertex w is unexplored then</text:span></text:p>
            <text:p text:style-name="P12"><text:span text:style-name="T6"><text:tab/></text:span><text:span text:style-name="T6"><text:tab/></text:span><text:span text:style-name="T6"><text:tab/></text:span><text:span text:style-name="T6"><text:tab/></text:span><text:span text:style-name="T6">label e as a discovery edge</text:span></text:p>
            <text:p text:style-name="P12"><text:span text:style-name="T6"><text:tab/></text:span><text:span text:style-name="T6"><text:tab/></text:span><text:span text:style-name="T6"><text:tab/></text:span><text:span text:style-name="T6"><text:tab/></text:span><text:span text:style-name="T6">recursively call DFS(w)</text:span></text:p>
            <text:p text:style-name="P12"><text:span text:style-name="T6"><text:tab/></text:span><text:span text:style-name="T6"><text:tab/></text:span><text:span text:style-name="T6"><text:tab/></text:span><text:span text:style-name="T6">else</text:span></text:p>
            <text:p text:style-name="P12"><text:span text:style-name="T6"><text:tab/></text:span><text:span text:style-name="T6"><text:tab/></text:span><text:span text:style-name="T6"><text:tab/></text:span><text:span text:style-name="T6"><text:tab/></text:span><text:span text:style-name="T6">label e as a backedg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>
        <draw:frame presentation:style-name="pr8" draw:text-style-name="P2" draw:layer="layout" svg:width="24.681cm" svg:height="2.541cm" svg:x="0.718cm" svg:y="0.635cm" presentation:class="title" presentation:user-transformed="true">
          <draw:text-box>
            <text:p text:style-name="P1">Example</text:p>
          </draw:text-box>
        </draw:frame>
        <draw:custom-shape draw:style-name="gr2" draw:text-style-name="P7" draw:layer="layout" svg:width="1.319cm" svg:height="1.515cm" svg:x="3.832cm" svg:y="4.07cm">
          <text:p text:style-name="P1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256cm" svg:height="1.515cm" svg:x="9.428cm" svg:y="4.022cm">
          <text:p text:style-name="P1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256cm" svg:height="1.515cm" svg:x="14.839cm" svg:y="4.022cm">
          <text:p text:style-name="P1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531cm" svg:y="4.022cm">
          <text:p text:style-name="P1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92cm" svg:height="1.515cm" svg:x="4.043cm" svg:y="8.092cm">
          <text:p text:style-name="P1"><text:span text:style-name="T3">E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9.638cm" svg:y="8.043cm">
          <text:p text:style-name="P1"><text:span text:style-name="T3">F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8.043cm">
          <text:p text:style-name="P1"><text:span text:style-name="T3">G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743cm" svg:y="8.043cm">
          <text:p text:style-name="P1"><text:span text:style-name="T3">H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0.879cm" svg:height="1.515cm" svg:x="4.043cm" svg:y="12.091cm">
          <text:p text:style-name="P1"><text:span text:style-name="T3">I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0.942cm" svg:height="1.515cm" svg:x="9.64cm" svg:y="12.043cm">
          <text:p text:style-name="P1"><text:span text:style-name="T3">J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12.043cm">
          <text:p text:style-name="P1"><text:span text:style-name="T3">K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92cm" svg:height="1.515cm" svg:x="20.742cm" svg:y="12.043cm">
          <text:p text:style-name="P1"><text:span text:style-name="T3">L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505cm" svg:height="1.515cm" svg:x="4.257cm" svg:y="16.113cm">
          <text:p text:style-name="P1"><text:span text:style-name="T3">M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9.851cm" svg:y="16.065cm">
          <text:p text:style-name="P1"><text:span text:style-name="T3">N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262cm" svg:y="16.065cm">
          <text:p text:style-name="P1"><text:span text:style-name="T3">O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20.953cm" svg:y="16.065cm">
          <text:p text:style-name="P1"><text:span text:style-name="T3">P</text:span></text:p>
          <draw:enhanced-geometry svg:viewBox="0 0 21600 21600" draw:type="mso-spt202" draw:enhanced-path="M 0 0 L 21600 0 21600 21600 0 21600 0 0 Z N"/>
        </draw:custom-shape>
        <draw:line draw:style-name="gr3" draw:text-style-name="P8" draw:layer="layout" svg:x1="5.173cm" svg:y1="4.846cm" svg:x2="9.406cm" svg:y2="4.846cm">
          <text:p/>
        </draw:line>
        <draw:line draw:style-name="gr3" draw:text-style-name="P8" draw:layer="layout" svg:x1="10.676cm" svg:y1="4.846cm" svg:x2="14.909cm" svg:y2="4.846cm">
          <text:p/>
        </draw:line>
        <draw:line draw:style-name="gr3" draw:text-style-name="P8" draw:layer="layout" svg:x1="16.179cm" svg:y1="4.846cm" svg:x2="20.413cm" svg:y2="4.846cm">
          <text:p/>
        </draw:line>
        <draw:line draw:style-name="gr3" draw:text-style-name="P8" draw:layer="layout" svg:x1="4.445cm" svg:y1="5.715cm" svg:x2="4.445cm" svg:y2="8.043cm">
          <text:p/>
        </draw:line>
        <draw:line draw:style-name="gr3" draw:text-style-name="P8" draw:layer="layout" svg:x1="10.16cm" svg:y1="5.715cm" svg:x2="10.16cm" svg:y2="8.043cm">
          <text:p/>
        </draw:line>
        <draw:line draw:style-name="gr3" draw:text-style-name="P8" draw:layer="layout" svg:x1="21.378cm" svg:y1="5.715cm" svg:x2="21.378cm" svg:y2="8.043cm">
          <text:p/>
        </draw:line>
        <draw:line draw:style-name="gr3" draw:text-style-name="P8" draw:layer="layout" svg:x1="4.445cm" svg:y1="9.737cm" svg:x2="4.445cm" svg:y2="12.065cm">
          <text:p/>
        </draw:line>
        <draw:line draw:style-name="gr3" draw:text-style-name="P8" draw:layer="layout" svg:x1="4.445cm" svg:y1="13.758cm" svg:x2="4.445cm" svg:y2="16.087cm">
          <text:p/>
        </draw:line>
        <draw:line draw:style-name="gr3" draw:text-style-name="P8" draw:layer="layout" svg:x1="15.663cm" svg:y1="5.715cm" svg:x2="15.663cm" svg:y2="8.043cm">
          <text:p/>
        </draw:line>
        <draw:line draw:style-name="gr3" draw:text-style-name="P8" draw:layer="layout" svg:x1="15.663cm" svg:y1="9.737cm" svg:x2="15.663cm" svg:y2="12.065cm">
          <text:p/>
        </draw:line>
        <draw:line draw:style-name="gr3" draw:text-style-name="P8" draw:layer="layout" svg:x1="21.378cm" svg:y1="9.737cm" svg:x2="21.378cm" svg:y2="12.065cm">
          <text:p/>
        </draw:line>
        <draw:line draw:style-name="gr3" draw:text-style-name="P8" draw:layer="layout" svg:x1="15.663cm" svg:y1="13.758cm" svg:x2="15.663cm" svg:y2="16.087cm">
          <text:p/>
        </draw:line>
        <draw:line draw:style-name="gr3" draw:text-style-name="P8" draw:layer="layout" svg:x1="21.378cm" svg:y1="13.758cm" svg:x2="21.378cm" svg:y2="16.087cm">
          <text:p/>
        </draw:line>
        <draw:line draw:style-name="gr3" draw:text-style-name="P8" draw:layer="layout" svg:x1="5.292cm" svg:y1="9.102cm" svg:x2="9.525cm" svg:y2="9.102cm">
          <text:p/>
        </draw:line>
        <draw:line draw:style-name="gr3" draw:text-style-name="P8" draw:layer="layout" svg:x1="5.08cm" svg:y1="12.912cm" svg:x2="9.525cm" svg:y2="12.912cm">
          <text:p/>
        </draw:line>
        <draw:line draw:style-name="gr3" draw:text-style-name="P8" draw:layer="layout" svg:x1="5.927cm" svg:y1="16.933cm" svg:x2="9.737cm" svg:y2="16.933cm">
          <text:p/>
        </draw:line>
        <draw:line draw:style-name="gr3" draw:text-style-name="P8" draw:layer="layout" svg:x1="16.51cm" svg:y1="17.145cm" svg:x2="20.955cm" svg:y2="17.145cm">
          <text:p/>
        </draw:line>
        <draw:line draw:style-name="gr3" draw:text-style-name="P8" draw:layer="layout" svg:x1="10.583cm" svg:y1="12.912cm" svg:x2="15.028cm" svg:y2="12.912cm">
          <text:p/>
        </draw:line>
        <draw:line draw:style-name="gr3" draw:text-style-name="P8" draw:layer="layout" svg:x1="5.08cm" svg:y1="5.503cm" svg:x2="9.737cm" svg:y2="8.89cm">
          <text:p/>
        </draw:line>
        <draw:line draw:style-name="gr3" draw:text-style-name="P8" draw:layer="layout" svg:x1="5.08cm" svg:y1="13.335cm" svg:x2="9.737cm" svg:y2="16.51cm">
          <text:p/>
        </draw:line>
        <draw:line draw:style-name="gr3" draw:text-style-name="P8" draw:layer="layout" svg:x1="10.583cm" svg:y1="12.488cm" svg:x2="15.028cm" svg:y2="9.102cm">
          <text:p/>
        </draw:line>
        <draw:line draw:style-name="gr3" draw:text-style-name="P8" draw:layer="layout" svg:x1="16.51cm" svg:y1="8.678cm" svg:x2="20.532cm" svg:y2="5.292cm">
          <text:p/>
        </draw:line>
        <draw:line draw:style-name="gr3" draw:text-style-name="P8" draw:layer="layout" svg:x1="11.324cm" svg:y1="16.722cm" svg:x2="15.24cm" svg:y2="13.758cm">
          <text:p/>
        </draw:line>
        <draw:line draw:style-name="gr3" draw:text-style-name="P8" draw:layer="layout" svg:x1="20.742cm" svg:y1="12.911cm" svg:x2="16.297cm" svg:y2="9.524cm">
          <text:p/>
        </draw:lin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>
        <draw:frame presentation:style-name="pr8" draw:text-style-name="P2" draw:layer="layout" svg:width="24.681cm" svg:height="2.541cm" svg:x="0.718cm" svg:y="0.635cm" presentation:class="title" presentation:user-transformed="true">
          <draw:text-box>
            <text:p text:style-name="P1">Example</text:p>
          </draw:text-box>
        </draw:frame>
        <draw:custom-shape draw:style-name="gr4" draw:text-style-name="P7" draw:layer="layout" svg:width="1.319cm" svg:height="1.515cm" svg:x="3.832cm" svg:y="4.07cm">
          <text:p text:style-name="P1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256cm" svg:height="1.515cm" svg:x="9.428cm" svg:y="4.022cm">
          <text:p text:style-name="P1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256cm" svg:height="1.515cm" svg:x="14.839cm" svg:y="4.022cm">
          <text:p text:style-name="P1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531cm" svg:y="4.022cm">
          <text:p text:style-name="P1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92cm" svg:height="1.515cm" svg:x="4.043cm" svg:y="8.092cm">
          <text:p text:style-name="P1"><text:span text:style-name="T3">E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9.638cm" svg:y="8.043cm">
          <text:p text:style-name="P1"><text:span text:style-name="T3">F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8.043cm">
          <text:p text:style-name="P1"><text:span text:style-name="T3">G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743cm" svg:y="8.043cm">
          <text:p text:style-name="P1"><text:span text:style-name="T3">H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0.879cm" svg:height="1.515cm" svg:x="4.043cm" svg:y="12.091cm">
          <text:p text:style-name="P1"><text:span text:style-name="T3">I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0.942cm" svg:height="1.515cm" svg:x="9.64cm" svg:y="12.043cm">
          <text:p text:style-name="P1"><text:span text:style-name="T3">J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12.043cm">
          <text:p text:style-name="P1"><text:span text:style-name="T3">K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92cm" svg:height="1.515cm" svg:x="20.742cm" svg:y="12.043cm">
          <text:p text:style-name="P1"><text:span text:style-name="T3">L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505cm" svg:height="1.515cm" svg:x="4.257cm" svg:y="16.113cm">
          <text:p text:style-name="P1"><text:span text:style-name="T3">M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9.851cm" svg:y="16.065cm">
          <text:p text:style-name="P1"><text:span text:style-name="T3">N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262cm" svg:y="16.065cm">
          <text:p text:style-name="P1"><text:span text:style-name="T3">O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20.953cm" svg:y="16.065cm">
          <text:p text:style-name="P1"><text:span text:style-name="T3">P</text:span></text:p>
          <draw:enhanced-geometry svg:viewBox="0 0 21600 21600" draw:type="mso-spt202" draw:enhanced-path="M 0 0 L 21600 0 21600 21600 0 21600 0 0 Z N"/>
        </draw:custom-shape>
        <draw:line draw:style-name="gr3" draw:text-style-name="P8" draw:layer="layout" svg:x1="5.173cm" svg:y1="4.846cm" svg:x2="9.406cm" svg:y2="4.846cm">
          <text:p/>
        </draw:line>
        <draw:line draw:style-name="gr3" draw:text-style-name="P8" draw:layer="layout" svg:x1="10.676cm" svg:y1="4.846cm" svg:x2="14.909cm" svg:y2="4.846cm">
          <text:p/>
        </draw:line>
        <draw:line draw:style-name="gr3" draw:text-style-name="P8" draw:layer="layout" svg:x1="16.179cm" svg:y1="4.846cm" svg:x2="20.413cm" svg:y2="4.846cm">
          <text:p/>
        </draw:line>
        <draw:line draw:style-name="gr3" draw:text-style-name="P8" draw:layer="layout" svg:x1="4.445cm" svg:y1="5.715cm" svg:x2="4.445cm" svg:y2="8.043cm">
          <text:p/>
        </draw:line>
        <draw:line draw:style-name="gr3" draw:text-style-name="P8" draw:layer="layout" svg:x1="10.16cm" svg:y1="5.715cm" svg:x2="10.16cm" svg:y2="8.043cm">
          <text:p/>
        </draw:line>
        <draw:line draw:style-name="gr3" draw:text-style-name="P8" draw:layer="layout" svg:x1="21.378cm" svg:y1="5.715cm" svg:x2="21.378cm" svg:y2="8.043cm">
          <text:p/>
        </draw:line>
        <draw:line draw:style-name="gr3" draw:text-style-name="P8" draw:layer="layout" svg:x1="4.445cm" svg:y1="9.737cm" svg:x2="4.445cm" svg:y2="12.065cm">
          <text:p/>
        </draw:line>
        <draw:line draw:style-name="gr3" draw:text-style-name="P8" draw:layer="layout" svg:x1="4.445cm" svg:y1="13.758cm" svg:x2="4.445cm" svg:y2="16.087cm">
          <text:p/>
        </draw:line>
        <draw:line draw:style-name="gr3" draw:text-style-name="P8" draw:layer="layout" svg:x1="15.663cm" svg:y1="5.715cm" svg:x2="15.663cm" svg:y2="8.043cm">
          <text:p/>
        </draw:line>
        <draw:line draw:style-name="gr3" draw:text-style-name="P8" draw:layer="layout" svg:x1="15.663cm" svg:y1="9.737cm" svg:x2="15.663cm" svg:y2="12.065cm">
          <text:p/>
        </draw:line>
        <draw:line draw:style-name="gr3" draw:text-style-name="P8" draw:layer="layout" svg:x1="21.378cm" svg:y1="9.737cm" svg:x2="21.378cm" svg:y2="12.065cm">
          <text:p/>
        </draw:line>
        <draw:line draw:style-name="gr3" draw:text-style-name="P8" draw:layer="layout" svg:x1="15.663cm" svg:y1="13.758cm" svg:x2="15.663cm" svg:y2="16.087cm">
          <text:p/>
        </draw:line>
        <draw:line draw:style-name="gr3" draw:text-style-name="P8" draw:layer="layout" svg:x1="21.378cm" svg:y1="13.758cm" svg:x2="21.378cm" svg:y2="16.087cm">
          <text:p/>
        </draw:line>
        <draw:line draw:style-name="gr3" draw:text-style-name="P8" draw:layer="layout" svg:x1="5.292cm" svg:y1="9.102cm" svg:x2="9.525cm" svg:y2="9.102cm">
          <text:p/>
        </draw:line>
        <draw:line draw:style-name="gr3" draw:text-style-name="P8" draw:layer="layout" svg:x1="5.08cm" svg:y1="12.912cm" svg:x2="9.525cm" svg:y2="12.912cm">
          <text:p/>
        </draw:line>
        <draw:line draw:style-name="gr3" draw:text-style-name="P8" draw:layer="layout" svg:x1="5.927cm" svg:y1="16.933cm" svg:x2="9.737cm" svg:y2="16.933cm">
          <text:p/>
        </draw:line>
        <draw:line draw:style-name="gr3" draw:text-style-name="P8" draw:layer="layout" svg:x1="16.51cm" svg:y1="17.145cm" svg:x2="20.955cm" svg:y2="17.145cm">
          <text:p/>
        </draw:line>
        <draw:line draw:style-name="gr3" draw:text-style-name="P8" draw:layer="layout" svg:x1="10.583cm" svg:y1="12.912cm" svg:x2="15.028cm" svg:y2="12.912cm">
          <text:p/>
        </draw:line>
        <draw:line draw:style-name="gr3" draw:text-style-name="P8" draw:layer="layout" svg:x1="5.08cm" svg:y1="5.503cm" svg:x2="9.737cm" svg:y2="8.89cm">
          <text:p/>
        </draw:line>
        <draw:line draw:style-name="gr3" draw:text-style-name="P8" draw:layer="layout" svg:x1="5.08cm" svg:y1="13.335cm" svg:x2="9.737cm" svg:y2="16.51cm">
          <text:p/>
        </draw:line>
        <draw:line draw:style-name="gr3" draw:text-style-name="P8" draw:layer="layout" svg:x1="10.583cm" svg:y1="12.488cm" svg:x2="15.028cm" svg:y2="9.102cm">
          <text:p/>
        </draw:line>
        <draw:line draw:style-name="gr3" draw:text-style-name="P8" draw:layer="layout" svg:x1="16.51cm" svg:y1="8.678cm" svg:x2="20.532cm" svg:y2="5.292cm">
          <text:p/>
        </draw:line>
        <draw:line draw:style-name="gr3" draw:text-style-name="P8" draw:layer="layout" svg:x1="11.324cm" svg:y1="16.722cm" svg:x2="15.24cm" svg:y2="13.758cm">
          <text:p/>
        </draw:line>
        <draw:line draw:style-name="gr3" draw:text-style-name="P8" draw:layer="layout" svg:x1="20.742cm" svg:y1="12.911cm" svg:x2="16.297cm" svg:y2="9.524cm">
          <text:p/>
        </draw:lin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>
        <draw:frame presentation:style-name="pr8" draw:text-style-name="P2" draw:layer="layout" svg:width="24.681cm" svg:height="2.541cm" svg:x="0.718cm" svg:y="0.635cm" presentation:class="title" presentation:user-transformed="true">
          <draw:text-box>
            <text:p text:style-name="P1">Example</text:p>
          </draw:text-box>
        </draw:frame>
        <draw:custom-shape draw:style-name="gr4" draw:text-style-name="P7" draw:layer="layout" svg:width="1.319cm" svg:height="1.515cm" svg:x="3.832cm" svg:y="4.07cm">
          <text:p text:style-name="P1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256cm" svg:height="1.515cm" svg:x="9.428cm" svg:y="4.022cm">
          <text:p text:style-name="P1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256cm" svg:height="1.515cm" svg:x="14.839cm" svg:y="4.022cm">
          <text:p text:style-name="P1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531cm" svg:y="4.022cm">
          <text:p text:style-name="P1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92cm" svg:height="1.515cm" svg:x="4.043cm" svg:y="8.092cm">
          <text:p text:style-name="P1"><text:span text:style-name="T3">E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9.638cm" svg:y="8.043cm">
          <text:p text:style-name="P1"><text:span text:style-name="T3">F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8.043cm">
          <text:p text:style-name="P1"><text:span text:style-name="T3">G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743cm" svg:y="8.043cm">
          <text:p text:style-name="P1"><text:span text:style-name="T3">H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0.879cm" svg:height="1.515cm" svg:x="4.043cm" svg:y="12.091cm">
          <text:p text:style-name="P1"><text:span text:style-name="T3">I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0.942cm" svg:height="1.515cm" svg:x="9.64cm" svg:y="12.043cm">
          <text:p text:style-name="P1"><text:span text:style-name="T3">J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12.043cm">
          <text:p text:style-name="P1"><text:span text:style-name="T3">K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92cm" svg:height="1.515cm" svg:x="20.742cm" svg:y="12.043cm">
          <text:p text:style-name="P1"><text:span text:style-name="T3">L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505cm" svg:height="1.515cm" svg:x="4.257cm" svg:y="16.113cm">
          <text:p text:style-name="P1"><text:span text:style-name="T3">M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9.851cm" svg:y="16.065cm">
          <text:p text:style-name="P1"><text:span text:style-name="T3">N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262cm" svg:y="16.065cm">
          <text:p text:style-name="P1"><text:span text:style-name="T3">O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20.953cm" svg:y="16.065cm">
          <text:p text:style-name="P1"><text:span text:style-name="T3">P</text:span></text:p>
          <draw:enhanced-geometry svg:viewBox="0 0 21600 21600" draw:type="mso-spt202" draw:enhanced-path="M 0 0 L 21600 0 21600 21600 0 21600 0 0 Z N"/>
        </draw:custom-shape>
        <draw:line draw:style-name="gr3" draw:text-style-name="P8" draw:layer="layout" svg:x1="5.173cm" svg:y1="4.846cm" svg:x2="9.406cm" svg:y2="4.846cm">
          <text:p/>
        </draw:line>
        <draw:line draw:style-name="gr3" draw:text-style-name="P8" draw:layer="layout" svg:x1="10.676cm" svg:y1="4.846cm" svg:x2="14.909cm" svg:y2="4.846cm">
          <text:p/>
        </draw:line>
        <draw:line draw:style-name="gr3" draw:text-style-name="P8" draw:layer="layout" svg:x1="16.179cm" svg:y1="4.846cm" svg:x2="20.413cm" svg:y2="4.846cm">
          <text:p/>
        </draw:line>
        <draw:line draw:style-name="gr5" draw:text-style-name="P8" draw:layer="layout" svg:x1="4.445cm" svg:y1="5.715cm" svg:x2="4.445cm" svg:y2="8.043cm">
          <text:p/>
        </draw:line>
        <draw:line draw:style-name="gr3" draw:text-style-name="P8" draw:layer="layout" svg:x1="10.16cm" svg:y1="5.715cm" svg:x2="10.16cm" svg:y2="8.043cm">
          <text:p/>
        </draw:line>
        <draw:line draw:style-name="gr3" draw:text-style-name="P8" draw:layer="layout" svg:x1="21.378cm" svg:y1="5.715cm" svg:x2="21.378cm" svg:y2="8.043cm">
          <text:p/>
        </draw:line>
        <draw:line draw:style-name="gr3" draw:text-style-name="P8" draw:layer="layout" svg:x1="4.445cm" svg:y1="9.737cm" svg:x2="4.445cm" svg:y2="12.065cm">
          <text:p/>
        </draw:line>
        <draw:line draw:style-name="gr3" draw:text-style-name="P8" draw:layer="layout" svg:x1="4.445cm" svg:y1="13.758cm" svg:x2="4.445cm" svg:y2="16.087cm">
          <text:p/>
        </draw:line>
        <draw:line draw:style-name="gr3" draw:text-style-name="P8" draw:layer="layout" svg:x1="15.663cm" svg:y1="5.715cm" svg:x2="15.663cm" svg:y2="8.043cm">
          <text:p/>
        </draw:line>
        <draw:line draw:style-name="gr3" draw:text-style-name="P8" draw:layer="layout" svg:x1="15.663cm" svg:y1="9.737cm" svg:x2="15.663cm" svg:y2="12.065cm">
          <text:p/>
        </draw:line>
        <draw:line draw:style-name="gr3" draw:text-style-name="P8" draw:layer="layout" svg:x1="21.378cm" svg:y1="9.737cm" svg:x2="21.378cm" svg:y2="12.065cm">
          <text:p/>
        </draw:line>
        <draw:line draw:style-name="gr3" draw:text-style-name="P8" draw:layer="layout" svg:x1="15.663cm" svg:y1="13.758cm" svg:x2="15.663cm" svg:y2="16.087cm">
          <text:p/>
        </draw:line>
        <draw:line draw:style-name="gr3" draw:text-style-name="P8" draw:layer="layout" svg:x1="21.378cm" svg:y1="13.758cm" svg:x2="21.378cm" svg:y2="16.087cm">
          <text:p/>
        </draw:line>
        <draw:line draw:style-name="gr3" draw:text-style-name="P8" draw:layer="layout" svg:x1="5.292cm" svg:y1="9.102cm" svg:x2="9.525cm" svg:y2="9.102cm">
          <text:p/>
        </draw:line>
        <draw:line draw:style-name="gr3" draw:text-style-name="P8" draw:layer="layout" svg:x1="5.08cm" svg:y1="12.912cm" svg:x2="9.525cm" svg:y2="12.912cm">
          <text:p/>
        </draw:line>
        <draw:line draw:style-name="gr3" draw:text-style-name="P8" draw:layer="layout" svg:x1="5.927cm" svg:y1="16.933cm" svg:x2="9.737cm" svg:y2="16.933cm">
          <text:p/>
        </draw:line>
        <draw:line draw:style-name="gr3" draw:text-style-name="P8" draw:layer="layout" svg:x1="16.51cm" svg:y1="17.145cm" svg:x2="20.955cm" svg:y2="17.145cm">
          <text:p/>
        </draw:line>
        <draw:line draw:style-name="gr3" draw:text-style-name="P8" draw:layer="layout" svg:x1="10.583cm" svg:y1="12.912cm" svg:x2="15.028cm" svg:y2="12.912cm">
          <text:p/>
        </draw:line>
        <draw:line draw:style-name="gr3" draw:text-style-name="P8" draw:layer="layout" svg:x1="5.08cm" svg:y1="5.503cm" svg:x2="9.737cm" svg:y2="8.89cm">
          <text:p/>
        </draw:line>
        <draw:line draw:style-name="gr3" draw:text-style-name="P8" draw:layer="layout" svg:x1="5.08cm" svg:y1="13.335cm" svg:x2="9.737cm" svg:y2="16.51cm">
          <text:p/>
        </draw:line>
        <draw:line draw:style-name="gr3" draw:text-style-name="P8" draw:layer="layout" svg:x1="10.583cm" svg:y1="12.488cm" svg:x2="15.028cm" svg:y2="9.102cm">
          <text:p/>
        </draw:line>
        <draw:line draw:style-name="gr3" draw:text-style-name="P8" draw:layer="layout" svg:x1="16.51cm" svg:y1="8.678cm" svg:x2="20.532cm" svg:y2="5.292cm">
          <text:p/>
        </draw:line>
        <draw:line draw:style-name="gr3" draw:text-style-name="P8" draw:layer="layout" svg:x1="11.324cm" svg:y1="16.722cm" svg:x2="15.24cm" svg:y2="13.758cm">
          <text:p/>
        </draw:line>
        <draw:line draw:style-name="gr3" draw:text-style-name="P8" draw:layer="layout" svg:x1="20.742cm" svg:y1="12.911cm" svg:x2="16.297cm" svg:y2="9.524cm">
          <text:p/>
        </draw:lin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>
        <draw:frame presentation:style-name="pr8" draw:text-style-name="P2" draw:layer="layout" svg:width="24.681cm" svg:height="2.541cm" svg:x="0.718cm" svg:y="0.635cm" presentation:class="title" presentation:user-transformed="true">
          <draw:text-box>
            <text:p text:style-name="P1">Example</text:p>
          </draw:text-box>
        </draw:frame>
        <draw:custom-shape draw:style-name="gr4" draw:text-style-name="P7" draw:layer="layout" svg:width="1.319cm" svg:height="1.515cm" svg:x="3.832cm" svg:y="4.07cm">
          <text:p text:style-name="P1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256cm" svg:height="1.515cm" svg:x="9.428cm" svg:y="4.022cm">
          <text:p text:style-name="P1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256cm" svg:height="1.515cm" svg:x="14.839cm" svg:y="4.022cm">
          <text:p text:style-name="P1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531cm" svg:y="4.022cm">
          <text:p text:style-name="P1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92cm" svg:height="1.515cm" svg:x="4.043cm" svg:y="8.092cm">
          <text:p text:style-name="P1"><text:span text:style-name="T3">E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9.638cm" svg:y="8.043cm">
          <text:p text:style-name="P1"><text:span text:style-name="T3">F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8.043cm">
          <text:p text:style-name="P1"><text:span text:style-name="T3">G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743cm" svg:y="8.043cm">
          <text:p text:style-name="P1"><text:span text:style-name="T3">H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0.879cm" svg:height="1.515cm" svg:x="4.043cm" svg:y="12.091cm">
          <text:p text:style-name="P1"><text:span text:style-name="T3">I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0.942cm" svg:height="1.515cm" svg:x="9.64cm" svg:y="12.043cm">
          <text:p text:style-name="P1"><text:span text:style-name="T3">J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12.043cm">
          <text:p text:style-name="P1"><text:span text:style-name="T3">K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92cm" svg:height="1.515cm" svg:x="20.742cm" svg:y="12.043cm">
          <text:p text:style-name="P1"><text:span text:style-name="T3">L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505cm" svg:height="1.515cm" svg:x="4.257cm" svg:y="16.113cm">
          <text:p text:style-name="P1"><text:span text:style-name="T3">M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9.851cm" svg:y="16.065cm">
          <text:p text:style-name="P1"><text:span text:style-name="T3">N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262cm" svg:y="16.065cm">
          <text:p text:style-name="P1"><text:span text:style-name="T3">O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20.953cm" svg:y="16.065cm">
          <text:p text:style-name="P1"><text:span text:style-name="T3">P</text:span></text:p>
          <draw:enhanced-geometry svg:viewBox="0 0 21600 21600" draw:type="mso-spt202" draw:enhanced-path="M 0 0 L 21600 0 21600 21600 0 21600 0 0 Z N"/>
        </draw:custom-shape>
        <draw:line draw:style-name="gr3" draw:text-style-name="P8" draw:layer="layout" svg:x1="5.173cm" svg:y1="4.846cm" svg:x2="9.406cm" svg:y2="4.846cm">
          <text:p/>
        </draw:line>
        <draw:line draw:style-name="gr3" draw:text-style-name="P8" draw:layer="layout" svg:x1="10.676cm" svg:y1="4.846cm" svg:x2="14.909cm" svg:y2="4.846cm">
          <text:p/>
        </draw:line>
        <draw:line draw:style-name="gr3" draw:text-style-name="P8" draw:layer="layout" svg:x1="16.179cm" svg:y1="4.846cm" svg:x2="20.413cm" svg:y2="4.846cm">
          <text:p/>
        </draw:line>
        <draw:line draw:style-name="gr5" draw:text-style-name="P8" draw:layer="layout" svg:x1="4.445cm" svg:y1="5.715cm" svg:x2="4.445cm" svg:y2="8.043cm">
          <text:p/>
        </draw:line>
        <draw:line draw:style-name="gr3" draw:text-style-name="P8" draw:layer="layout" svg:x1="10.16cm" svg:y1="5.715cm" svg:x2="10.16cm" svg:y2="8.043cm">
          <text:p/>
        </draw:line>
        <draw:line draw:style-name="gr3" draw:text-style-name="P8" draw:layer="layout" svg:x1="21.378cm" svg:y1="5.715cm" svg:x2="21.378cm" svg:y2="8.043cm">
          <text:p/>
        </draw:line>
        <draw:line draw:style-name="gr5" draw:text-style-name="P8" draw:layer="layout" svg:x1="4.445cm" svg:y1="9.737cm" svg:x2="4.445cm" svg:y2="12.065cm">
          <text:p/>
        </draw:line>
        <draw:line draw:style-name="gr3" draw:text-style-name="P8" draw:layer="layout" svg:x1="4.445cm" svg:y1="13.758cm" svg:x2="4.445cm" svg:y2="16.087cm">
          <text:p/>
        </draw:line>
        <draw:line draw:style-name="gr3" draw:text-style-name="P8" draw:layer="layout" svg:x1="15.663cm" svg:y1="5.715cm" svg:x2="15.663cm" svg:y2="8.043cm">
          <text:p/>
        </draw:line>
        <draw:line draw:style-name="gr3" draw:text-style-name="P8" draw:layer="layout" svg:x1="15.663cm" svg:y1="9.737cm" svg:x2="15.663cm" svg:y2="12.065cm">
          <text:p/>
        </draw:line>
        <draw:line draw:style-name="gr3" draw:text-style-name="P8" draw:layer="layout" svg:x1="21.378cm" svg:y1="9.737cm" svg:x2="21.378cm" svg:y2="12.065cm">
          <text:p/>
        </draw:line>
        <draw:line draw:style-name="gr3" draw:text-style-name="P8" draw:layer="layout" svg:x1="15.663cm" svg:y1="13.758cm" svg:x2="15.663cm" svg:y2="16.087cm">
          <text:p/>
        </draw:line>
        <draw:line draw:style-name="gr3" draw:text-style-name="P8" draw:layer="layout" svg:x1="21.378cm" svg:y1="13.758cm" svg:x2="21.378cm" svg:y2="16.087cm">
          <text:p/>
        </draw:line>
        <draw:line draw:style-name="gr3" draw:text-style-name="P8" draw:layer="layout" svg:x1="5.292cm" svg:y1="9.102cm" svg:x2="9.525cm" svg:y2="9.102cm">
          <text:p/>
        </draw:line>
        <draw:line draw:style-name="gr3" draw:text-style-name="P8" draw:layer="layout" svg:x1="5.08cm" svg:y1="12.912cm" svg:x2="9.525cm" svg:y2="12.912cm">
          <text:p/>
        </draw:line>
        <draw:line draw:style-name="gr3" draw:text-style-name="P8" draw:layer="layout" svg:x1="5.927cm" svg:y1="16.933cm" svg:x2="9.737cm" svg:y2="16.933cm">
          <text:p/>
        </draw:line>
        <draw:line draw:style-name="gr3" draw:text-style-name="P8" draw:layer="layout" svg:x1="16.51cm" svg:y1="17.145cm" svg:x2="20.955cm" svg:y2="17.145cm">
          <text:p/>
        </draw:line>
        <draw:line draw:style-name="gr3" draw:text-style-name="P8" draw:layer="layout" svg:x1="10.583cm" svg:y1="12.912cm" svg:x2="15.028cm" svg:y2="12.912cm">
          <text:p/>
        </draw:line>
        <draw:line draw:style-name="gr3" draw:text-style-name="P8" draw:layer="layout" svg:x1="5.08cm" svg:y1="5.503cm" svg:x2="9.737cm" svg:y2="8.89cm">
          <text:p/>
        </draw:line>
        <draw:line draw:style-name="gr3" draw:text-style-name="P8" draw:layer="layout" svg:x1="5.08cm" svg:y1="13.335cm" svg:x2="9.737cm" svg:y2="16.51cm">
          <text:p/>
        </draw:line>
        <draw:line draw:style-name="gr3" draw:text-style-name="P8" draw:layer="layout" svg:x1="10.583cm" svg:y1="12.488cm" svg:x2="15.028cm" svg:y2="9.102cm">
          <text:p/>
        </draw:line>
        <draw:line draw:style-name="gr3" draw:text-style-name="P8" draw:layer="layout" svg:x1="16.51cm" svg:y1="8.678cm" svg:x2="20.532cm" svg:y2="5.292cm">
          <text:p/>
        </draw:line>
        <draw:line draw:style-name="gr3" draw:text-style-name="P8" draw:layer="layout" svg:x1="11.324cm" svg:y1="16.722cm" svg:x2="15.24cm" svg:y2="13.758cm">
          <text:p/>
        </draw:line>
        <draw:line draw:style-name="gr3" draw:text-style-name="P8" draw:layer="layout" svg:x1="20.742cm" svg:y1="12.911cm" svg:x2="16.297cm" svg:y2="9.524cm">
          <text:p/>
        </draw:lin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>
        <draw:frame presentation:style-name="pr8" draw:text-style-name="P2" draw:layer="layout" svg:width="24.681cm" svg:height="2.541cm" svg:x="0.718cm" svg:y="0.635cm" presentation:class="title" presentation:user-transformed="true">
          <draw:text-box>
            <text:p text:style-name="P1">Example</text:p>
          </draw:text-box>
        </draw:frame>
        <draw:custom-shape draw:style-name="gr4" draw:text-style-name="P7" draw:layer="layout" svg:width="1.319cm" svg:height="1.515cm" svg:x="3.832cm" svg:y="4.07cm">
          <text:p text:style-name="P1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256cm" svg:height="1.515cm" svg:x="9.428cm" svg:y="4.022cm">
          <text:p text:style-name="P1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256cm" svg:height="1.515cm" svg:x="14.839cm" svg:y="4.022cm">
          <text:p text:style-name="P1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531cm" svg:y="4.022cm">
          <text:p text:style-name="P1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92cm" svg:height="1.515cm" svg:x="4.043cm" svg:y="8.092cm">
          <text:p text:style-name="P1"><text:span text:style-name="T3">E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9.638cm" svg:y="8.043cm">
          <text:p text:style-name="P1"><text:span text:style-name="T3">F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8.043cm">
          <text:p text:style-name="P1"><text:span text:style-name="T3">G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743cm" svg:y="8.043cm">
          <text:p text:style-name="P1"><text:span text:style-name="T3">H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0.879cm" svg:height="1.515cm" svg:x="4.043cm" svg:y="12.091cm">
          <text:p text:style-name="P1"><text:span text:style-name="T3">I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0.942cm" svg:height="1.515cm" svg:x="9.64cm" svg:y="12.043cm">
          <text:p text:style-name="P1"><text:span text:style-name="T3">J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12.043cm">
          <text:p text:style-name="P1"><text:span text:style-name="T3">K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92cm" svg:height="1.515cm" svg:x="20.742cm" svg:y="12.043cm">
          <text:p text:style-name="P1"><text:span text:style-name="T3">L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505cm" svg:height="1.515cm" svg:x="4.257cm" svg:y="16.113cm">
          <text:p text:style-name="P1"><text:span text:style-name="T3">M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9.851cm" svg:y="16.065cm">
          <text:p text:style-name="P1"><text:span text:style-name="T3">N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262cm" svg:y="16.065cm">
          <text:p text:style-name="P1"><text:span text:style-name="T3">O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20.953cm" svg:y="16.065cm">
          <text:p text:style-name="P1"><text:span text:style-name="T3">P</text:span></text:p>
          <draw:enhanced-geometry svg:viewBox="0 0 21600 21600" draw:type="mso-spt202" draw:enhanced-path="M 0 0 L 21600 0 21600 21600 0 21600 0 0 Z N"/>
        </draw:custom-shape>
        <draw:line draw:style-name="gr3" draw:text-style-name="P8" draw:layer="layout" svg:x1="5.173cm" svg:y1="4.846cm" svg:x2="9.406cm" svg:y2="4.846cm">
          <text:p/>
        </draw:line>
        <draw:line draw:style-name="gr3" draw:text-style-name="P8" draw:layer="layout" svg:x1="10.676cm" svg:y1="4.846cm" svg:x2="14.909cm" svg:y2="4.846cm">
          <text:p/>
        </draw:line>
        <draw:line draw:style-name="gr3" draw:text-style-name="P8" draw:layer="layout" svg:x1="16.179cm" svg:y1="4.846cm" svg:x2="20.413cm" svg:y2="4.846cm">
          <text:p/>
        </draw:line>
        <draw:line draw:style-name="gr5" draw:text-style-name="P8" draw:layer="layout" svg:x1="4.445cm" svg:y1="5.715cm" svg:x2="4.445cm" svg:y2="8.043cm">
          <text:p/>
        </draw:line>
        <draw:line draw:style-name="gr3" draw:text-style-name="P8" draw:layer="layout" svg:x1="10.16cm" svg:y1="5.715cm" svg:x2="10.16cm" svg:y2="8.043cm">
          <text:p/>
        </draw:line>
        <draw:line draw:style-name="gr3" draw:text-style-name="P8" draw:layer="layout" svg:x1="21.378cm" svg:y1="5.715cm" svg:x2="21.378cm" svg:y2="8.043cm">
          <text:p/>
        </draw:line>
        <draw:line draw:style-name="gr5" draw:text-style-name="P8" draw:layer="layout" svg:x1="4.445cm" svg:y1="9.737cm" svg:x2="4.445cm" svg:y2="12.065cm">
          <text:p/>
        </draw:line>
        <draw:line draw:style-name="gr5" draw:text-style-name="P8" draw:layer="layout" svg:x1="4.445cm" svg:y1="13.758cm" svg:x2="4.445cm" svg:y2="16.087cm">
          <text:p/>
        </draw:line>
        <draw:line draw:style-name="gr3" draw:text-style-name="P8" draw:layer="layout" svg:x1="15.663cm" svg:y1="5.715cm" svg:x2="15.663cm" svg:y2="8.043cm">
          <text:p/>
        </draw:line>
        <draw:line draw:style-name="gr3" draw:text-style-name="P8" draw:layer="layout" svg:x1="15.663cm" svg:y1="9.737cm" svg:x2="15.663cm" svg:y2="12.065cm">
          <text:p/>
        </draw:line>
        <draw:line draw:style-name="gr3" draw:text-style-name="P8" draw:layer="layout" svg:x1="21.378cm" svg:y1="9.737cm" svg:x2="21.378cm" svg:y2="12.065cm">
          <text:p/>
        </draw:line>
        <draw:line draw:style-name="gr3" draw:text-style-name="P8" draw:layer="layout" svg:x1="15.663cm" svg:y1="13.758cm" svg:x2="15.663cm" svg:y2="16.087cm">
          <text:p/>
        </draw:line>
        <draw:line draw:style-name="gr3" draw:text-style-name="P8" draw:layer="layout" svg:x1="21.378cm" svg:y1="13.758cm" svg:x2="21.378cm" svg:y2="16.087cm">
          <text:p/>
        </draw:line>
        <draw:line draw:style-name="gr3" draw:text-style-name="P8" draw:layer="layout" svg:x1="5.292cm" svg:y1="9.102cm" svg:x2="9.525cm" svg:y2="9.102cm">
          <text:p/>
        </draw:line>
        <draw:line draw:style-name="gr3" draw:text-style-name="P8" draw:layer="layout" svg:x1="5.08cm" svg:y1="12.912cm" svg:x2="9.525cm" svg:y2="12.912cm">
          <text:p/>
        </draw:line>
        <draw:line draw:style-name="gr3" draw:text-style-name="P8" draw:layer="layout" svg:x1="5.927cm" svg:y1="16.933cm" svg:x2="9.737cm" svg:y2="16.933cm">
          <text:p/>
        </draw:line>
        <draw:line draw:style-name="gr3" draw:text-style-name="P8" draw:layer="layout" svg:x1="16.51cm" svg:y1="17.145cm" svg:x2="20.955cm" svg:y2="17.145cm">
          <text:p/>
        </draw:line>
        <draw:line draw:style-name="gr3" draw:text-style-name="P8" draw:layer="layout" svg:x1="10.583cm" svg:y1="12.912cm" svg:x2="15.028cm" svg:y2="12.912cm">
          <text:p/>
        </draw:line>
        <draw:line draw:style-name="gr3" draw:text-style-name="P8" draw:layer="layout" svg:x1="5.08cm" svg:y1="5.503cm" svg:x2="9.737cm" svg:y2="8.89cm">
          <text:p/>
        </draw:line>
        <draw:line draw:style-name="gr3" draw:text-style-name="P8" draw:layer="layout" svg:x1="5.08cm" svg:y1="13.335cm" svg:x2="9.737cm" svg:y2="16.51cm">
          <text:p/>
        </draw:line>
        <draw:line draw:style-name="gr3" draw:text-style-name="P8" draw:layer="layout" svg:x1="10.583cm" svg:y1="12.488cm" svg:x2="15.028cm" svg:y2="9.102cm">
          <text:p/>
        </draw:line>
        <draw:line draw:style-name="gr3" draw:text-style-name="P8" draw:layer="layout" svg:x1="16.51cm" svg:y1="8.678cm" svg:x2="20.532cm" svg:y2="5.292cm">
          <text:p/>
        </draw:line>
        <draw:line draw:style-name="gr3" draw:text-style-name="P8" draw:layer="layout" svg:x1="11.324cm" svg:y1="16.722cm" svg:x2="15.24cm" svg:y2="13.758cm">
          <text:p/>
        </draw:line>
        <draw:line draw:style-name="gr3" draw:text-style-name="P8" draw:layer="layout" svg:x1="20.742cm" svg:y1="12.911cm" svg:x2="16.297cm" svg:y2="9.524cm">
          <text:p/>
        </draw:lin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>
        <draw:frame presentation:style-name="pr8" draw:text-style-name="P2" draw:layer="layout" svg:width="24.681cm" svg:height="2.541cm" svg:x="0.718cm" svg:y="0.635cm" presentation:class="title" presentation:user-transformed="true">
          <draw:text-box>
            <text:p text:style-name="P1">Example</text:p>
          </draw:text-box>
        </draw:frame>
        <draw:custom-shape draw:style-name="gr4" draw:text-style-name="P7" draw:layer="layout" svg:width="1.319cm" svg:height="1.515cm" svg:x="3.832cm" svg:y="4.07cm">
          <text:p text:style-name="P1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256cm" svg:height="1.515cm" svg:x="9.428cm" svg:y="4.022cm">
          <text:p text:style-name="P1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256cm" svg:height="1.515cm" svg:x="14.839cm" svg:y="4.022cm">
          <text:p text:style-name="P1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531cm" svg:y="4.022cm">
          <text:p text:style-name="P1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92cm" svg:height="1.515cm" svg:x="4.043cm" svg:y="8.092cm">
          <text:p text:style-name="P1"><text:span text:style-name="T3">E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9.638cm" svg:y="8.043cm">
          <text:p text:style-name="P1"><text:span text:style-name="T3">F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8.043cm">
          <text:p text:style-name="P1"><text:span text:style-name="T3">G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743cm" svg:y="8.043cm">
          <text:p text:style-name="P1"><text:span text:style-name="T3">H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0.879cm" svg:height="1.515cm" svg:x="4.043cm" svg:y="12.091cm">
          <text:p text:style-name="P1"><text:span text:style-name="T3">I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0.942cm" svg:height="1.515cm" svg:x="9.64cm" svg:y="12.043cm">
          <text:p text:style-name="P1"><text:span text:style-name="T3">J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12.043cm">
          <text:p text:style-name="P1"><text:span text:style-name="T3">K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92cm" svg:height="1.515cm" svg:x="20.742cm" svg:y="12.043cm">
          <text:p text:style-name="P1"><text:span text:style-name="T3">L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505cm" svg:height="1.515cm" svg:x="4.257cm" svg:y="16.113cm">
          <text:p text:style-name="P1"><text:span text:style-name="T3">M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9.851cm" svg:y="16.065cm">
          <text:p text:style-name="P1"><text:span text:style-name="T3">N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262cm" svg:y="16.065cm">
          <text:p text:style-name="P1"><text:span text:style-name="T3">O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20.953cm" svg:y="16.065cm">
          <text:p text:style-name="P1"><text:span text:style-name="T3">P</text:span></text:p>
          <draw:enhanced-geometry svg:viewBox="0 0 21600 21600" draw:type="mso-spt202" draw:enhanced-path="M 0 0 L 21600 0 21600 21600 0 21600 0 0 Z N"/>
        </draw:custom-shape>
        <draw:line draw:style-name="gr3" draw:text-style-name="P8" draw:layer="layout" svg:x1="5.173cm" svg:y1="4.846cm" svg:x2="9.406cm" svg:y2="4.846cm">
          <text:p/>
        </draw:line>
        <draw:line draw:style-name="gr3" draw:text-style-name="P8" draw:layer="layout" svg:x1="10.676cm" svg:y1="4.846cm" svg:x2="14.909cm" svg:y2="4.846cm">
          <text:p/>
        </draw:line>
        <draw:line draw:style-name="gr3" draw:text-style-name="P8" draw:layer="layout" svg:x1="16.179cm" svg:y1="4.846cm" svg:x2="20.413cm" svg:y2="4.846cm">
          <text:p/>
        </draw:line>
        <draw:line draw:style-name="gr5" draw:text-style-name="P8" draw:layer="layout" svg:x1="4.445cm" svg:y1="5.715cm" svg:x2="4.445cm" svg:y2="8.043cm">
          <text:p/>
        </draw:line>
        <draw:line draw:style-name="gr3" draw:text-style-name="P8" draw:layer="layout" svg:x1="10.16cm" svg:y1="5.715cm" svg:x2="10.16cm" svg:y2="8.043cm">
          <text:p/>
        </draw:line>
        <draw:line draw:style-name="gr3" draw:text-style-name="P8" draw:layer="layout" svg:x1="21.378cm" svg:y1="5.715cm" svg:x2="21.378cm" svg:y2="8.043cm">
          <text:p/>
        </draw:line>
        <draw:line draw:style-name="gr5" draw:text-style-name="P8" draw:layer="layout" svg:x1="4.445cm" svg:y1="9.737cm" svg:x2="4.445cm" svg:y2="12.065cm">
          <text:p/>
        </draw:line>
        <draw:line draw:style-name="gr5" draw:text-style-name="P8" draw:layer="layout" svg:x1="4.445cm" svg:y1="13.758cm" svg:x2="4.445cm" svg:y2="16.087cm">
          <text:p/>
        </draw:line>
        <draw:line draw:style-name="gr3" draw:text-style-name="P8" draw:layer="layout" svg:x1="15.663cm" svg:y1="5.715cm" svg:x2="15.663cm" svg:y2="8.043cm">
          <text:p/>
        </draw:line>
        <draw:line draw:style-name="gr3" draw:text-style-name="P8" draw:layer="layout" svg:x1="15.663cm" svg:y1="9.737cm" svg:x2="15.663cm" svg:y2="12.065cm">
          <text:p/>
        </draw:line>
        <draw:line draw:style-name="gr3" draw:text-style-name="P8" draw:layer="layout" svg:x1="21.378cm" svg:y1="9.737cm" svg:x2="21.378cm" svg:y2="12.065cm">
          <text:p/>
        </draw:line>
        <draw:line draw:style-name="gr3" draw:text-style-name="P8" draw:layer="layout" svg:x1="15.663cm" svg:y1="13.758cm" svg:x2="15.663cm" svg:y2="16.087cm">
          <text:p/>
        </draw:line>
        <draw:line draw:style-name="gr3" draw:text-style-name="P8" draw:layer="layout" svg:x1="21.378cm" svg:y1="13.758cm" svg:x2="21.378cm" svg:y2="16.087cm">
          <text:p/>
        </draw:line>
        <draw:line draw:style-name="gr3" draw:text-style-name="P8" draw:layer="layout" svg:x1="5.292cm" svg:y1="9.102cm" svg:x2="9.525cm" svg:y2="9.102cm">
          <text:p/>
        </draw:line>
        <draw:line draw:style-name="gr3" draw:text-style-name="P8" draw:layer="layout" svg:x1="5.08cm" svg:y1="12.912cm" svg:x2="9.525cm" svg:y2="12.912cm">
          <text:p/>
        </draw:line>
        <draw:line draw:style-name="gr5" draw:text-style-name="P8" draw:layer="layout" svg:x1="5.927cm" svg:y1="16.933cm" svg:x2="9.737cm" svg:y2="16.933cm">
          <text:p/>
        </draw:line>
        <draw:line draw:style-name="gr3" draw:text-style-name="P8" draw:layer="layout" svg:x1="16.51cm" svg:y1="17.145cm" svg:x2="20.955cm" svg:y2="17.145cm">
          <text:p/>
        </draw:line>
        <draw:line draw:style-name="gr3" draw:text-style-name="P8" draw:layer="layout" svg:x1="10.583cm" svg:y1="12.912cm" svg:x2="15.028cm" svg:y2="12.912cm">
          <text:p/>
        </draw:line>
        <draw:line draw:style-name="gr3" draw:text-style-name="P8" draw:layer="layout" svg:x1="5.08cm" svg:y1="5.503cm" svg:x2="9.737cm" svg:y2="8.89cm">
          <text:p/>
        </draw:line>
        <draw:line draw:style-name="gr3" draw:text-style-name="P8" draw:layer="layout" svg:x1="5.08cm" svg:y1="13.335cm" svg:x2="9.737cm" svg:y2="16.51cm">
          <text:p/>
        </draw:line>
        <draw:line draw:style-name="gr3" draw:text-style-name="P8" draw:layer="layout" svg:x1="10.583cm" svg:y1="12.488cm" svg:x2="15.028cm" svg:y2="9.102cm">
          <text:p/>
        </draw:line>
        <draw:line draw:style-name="gr3" draw:text-style-name="P8" draw:layer="layout" svg:x1="16.51cm" svg:y1="8.678cm" svg:x2="20.532cm" svg:y2="5.292cm">
          <text:p/>
        </draw:line>
        <draw:line draw:style-name="gr3" draw:text-style-name="P8" draw:layer="layout" svg:x1="11.324cm" svg:y1="16.722cm" svg:x2="15.24cm" svg:y2="13.758cm">
          <text:p/>
        </draw:line>
        <draw:line draw:style-name="gr3" draw:text-style-name="P8" draw:layer="layout" svg:x1="20.742cm" svg:y1="12.911cm" svg:x2="16.297cm" svg:y2="9.524cm">
          <text:p/>
        </draw:lin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>
        <draw:frame presentation:style-name="pr8" draw:text-style-name="P2" draw:layer="layout" svg:width="24.681cm" svg:height="2.541cm" svg:x="0.718cm" svg:y="0.635cm" presentation:class="title" presentation:user-transformed="true">
          <draw:text-box>
            <text:p text:style-name="P1">Example</text:p>
          </draw:text-box>
        </draw:frame>
        <draw:custom-shape draw:style-name="gr4" draw:text-style-name="P7" draw:layer="layout" svg:width="1.319cm" svg:height="1.515cm" svg:x="3.832cm" svg:y="4.07cm">
          <text:p text:style-name="P1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256cm" svg:height="1.515cm" svg:x="9.428cm" svg:y="4.022cm">
          <text:p text:style-name="P1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256cm" svg:height="1.515cm" svg:x="14.839cm" svg:y="4.022cm">
          <text:p text:style-name="P1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531cm" svg:y="4.022cm">
          <text:p text:style-name="P1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92cm" svg:height="1.515cm" svg:x="4.043cm" svg:y="8.092cm">
          <text:p text:style-name="P1"><text:span text:style-name="T3">E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9.638cm" svg:y="8.043cm">
          <text:p text:style-name="P1"><text:span text:style-name="T3">F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8.043cm">
          <text:p text:style-name="P1"><text:span text:style-name="T3">G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743cm" svg:y="8.043cm">
          <text:p text:style-name="P1"><text:span text:style-name="T3">H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0.879cm" svg:height="1.515cm" svg:x="4.043cm" svg:y="12.091cm">
          <text:p text:style-name="P1"><text:span text:style-name="T3">I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0.942cm" svg:height="1.515cm" svg:x="9.64cm" svg:y="12.043cm">
          <text:p text:style-name="P1"><text:span text:style-name="T3">J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12.043cm">
          <text:p text:style-name="P1"><text:span text:style-name="T3">K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92cm" svg:height="1.515cm" svg:x="20.742cm" svg:y="12.043cm">
          <text:p text:style-name="P1"><text:span text:style-name="T3">L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505cm" svg:height="1.515cm" svg:x="4.257cm" svg:y="16.113cm">
          <text:p text:style-name="P1"><text:span text:style-name="T3">M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9.851cm" svg:y="16.065cm">
          <text:p text:style-name="P1"><text:span text:style-name="T3">N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262cm" svg:y="16.065cm">
          <text:p text:style-name="P1"><text:span text:style-name="T3">O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20.953cm" svg:y="16.065cm">
          <text:p text:style-name="P1"><text:span text:style-name="T3">P</text:span></text:p>
          <draw:enhanced-geometry svg:viewBox="0 0 21600 21600" draw:type="mso-spt202" draw:enhanced-path="M 0 0 L 21600 0 21600 21600 0 21600 0 0 Z N"/>
        </draw:custom-shape>
        <draw:line draw:style-name="gr3" draw:text-style-name="P8" draw:layer="layout" svg:x1="5.173cm" svg:y1="4.846cm" svg:x2="9.406cm" svg:y2="4.846cm">
          <text:p/>
        </draw:line>
        <draw:line draw:style-name="gr3" draw:text-style-name="P8" draw:layer="layout" svg:x1="10.676cm" svg:y1="4.846cm" svg:x2="14.909cm" svg:y2="4.846cm">
          <text:p/>
        </draw:line>
        <draw:line draw:style-name="gr3" draw:text-style-name="P8" draw:layer="layout" svg:x1="16.179cm" svg:y1="4.846cm" svg:x2="20.413cm" svg:y2="4.846cm">
          <text:p/>
        </draw:line>
        <draw:line draw:style-name="gr5" draw:text-style-name="P8" draw:layer="layout" svg:x1="4.445cm" svg:y1="5.715cm" svg:x2="4.445cm" svg:y2="8.043cm">
          <text:p/>
        </draw:line>
        <draw:line draw:style-name="gr3" draw:text-style-name="P8" draw:layer="layout" svg:x1="10.16cm" svg:y1="5.715cm" svg:x2="10.16cm" svg:y2="8.043cm">
          <text:p/>
        </draw:line>
        <draw:line draw:style-name="gr3" draw:text-style-name="P8" draw:layer="layout" svg:x1="21.378cm" svg:y1="5.715cm" svg:x2="21.378cm" svg:y2="8.043cm">
          <text:p/>
        </draw:line>
        <draw:line draw:style-name="gr5" draw:text-style-name="P8" draw:layer="layout" svg:x1="4.445cm" svg:y1="9.737cm" svg:x2="4.445cm" svg:y2="12.065cm">
          <text:p/>
        </draw:line>
        <draw:line draw:style-name="gr5" draw:text-style-name="P8" draw:layer="layout" svg:x1="4.445cm" svg:y1="13.758cm" svg:x2="4.445cm" svg:y2="16.087cm">
          <text:p/>
        </draw:line>
        <draw:line draw:style-name="gr3" draw:text-style-name="P8" draw:layer="layout" svg:x1="15.663cm" svg:y1="5.715cm" svg:x2="15.663cm" svg:y2="8.043cm">
          <text:p/>
        </draw:line>
        <draw:line draw:style-name="gr3" draw:text-style-name="P8" draw:layer="layout" svg:x1="15.663cm" svg:y1="9.737cm" svg:x2="15.663cm" svg:y2="12.065cm">
          <text:p/>
        </draw:line>
        <draw:line draw:style-name="gr3" draw:text-style-name="P8" draw:layer="layout" svg:x1="21.378cm" svg:y1="9.737cm" svg:x2="21.378cm" svg:y2="12.065cm">
          <text:p/>
        </draw:line>
        <draw:line draw:style-name="gr3" draw:text-style-name="P8" draw:layer="layout" svg:x1="15.663cm" svg:y1="13.758cm" svg:x2="15.663cm" svg:y2="16.087cm">
          <text:p/>
        </draw:line>
        <draw:line draw:style-name="gr3" draw:text-style-name="P8" draw:layer="layout" svg:x1="21.378cm" svg:y1="13.758cm" svg:x2="21.378cm" svg:y2="16.087cm">
          <text:p/>
        </draw:line>
        <draw:line draw:style-name="gr3" draw:text-style-name="P8" draw:layer="layout" svg:x1="5.292cm" svg:y1="9.102cm" svg:x2="9.525cm" svg:y2="9.102cm">
          <text:p/>
        </draw:line>
        <draw:line draw:style-name="gr3" draw:text-style-name="P8" draw:layer="layout" svg:x1="5.08cm" svg:y1="12.912cm" svg:x2="9.525cm" svg:y2="12.912cm">
          <text:p/>
        </draw:line>
        <draw:line draw:style-name="gr5" draw:text-style-name="P8" draw:layer="layout" svg:x1="5.927cm" svg:y1="16.933cm" svg:x2="9.737cm" svg:y2="16.933cm">
          <text:p/>
        </draw:line>
        <draw:line draw:style-name="gr3" draw:text-style-name="P8" draw:layer="layout" svg:x1="16.51cm" svg:y1="17.145cm" svg:x2="20.955cm" svg:y2="17.145cm">
          <text:p/>
        </draw:line>
        <draw:line draw:style-name="gr3" draw:text-style-name="P8" draw:layer="layout" svg:x1="10.583cm" svg:y1="12.912cm" svg:x2="15.028cm" svg:y2="12.912cm">
          <text:p/>
        </draw:line>
        <draw:line draw:style-name="gr3" draw:text-style-name="P8" draw:layer="layout" svg:x1="5.08cm" svg:y1="5.503cm" svg:x2="9.737cm" svg:y2="8.89cm">
          <text:p/>
        </draw:line>
        <draw:line draw:style-name="gr3" draw:text-style-name="P8" draw:layer="layout" svg:x1="5.08cm" svg:y1="13.335cm" svg:x2="9.737cm" svg:y2="16.51cm">
          <text:p/>
        </draw:line>
        <draw:line draw:style-name="gr3" draw:text-style-name="P8" draw:layer="layout" svg:x1="10.583cm" svg:y1="12.488cm" svg:x2="15.028cm" svg:y2="9.102cm">
          <text:p/>
        </draw:line>
        <draw:line draw:style-name="gr3" draw:text-style-name="P8" draw:layer="layout" svg:x1="16.51cm" svg:y1="8.678cm" svg:x2="20.532cm" svg:y2="5.292cm">
          <text:p/>
        </draw:line>
        <draw:line draw:style-name="gr5" draw:text-style-name="P8" draw:layer="layout" svg:x1="11.324cm" svg:y1="16.722cm" svg:x2="15.24cm" svg:y2="13.758cm">
          <text:p/>
        </draw:line>
        <draw:line draw:style-name="gr3" draw:text-style-name="P8" draw:layer="layout" svg:x1="20.742cm" svg:y1="12.911cm" svg:x2="16.297cm" svg:y2="9.524cm">
          <text:p/>
        </draw:lin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>
        <draw:frame presentation:style-name="pr8" draw:text-style-name="P2" draw:layer="layout" svg:width="24.681cm" svg:height="2.541cm" svg:x="0.718cm" svg:y="0.635cm" presentation:class="title" presentation:user-transformed="true">
          <draw:text-box>
            <text:p text:style-name="P1">Example</text:p>
          </draw:text-box>
        </draw:frame>
        <draw:custom-shape draw:style-name="gr4" draw:text-style-name="P7" draw:layer="layout" svg:width="1.319cm" svg:height="1.515cm" svg:x="3.832cm" svg:y="4.07cm">
          <text:p text:style-name="P1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256cm" svg:height="1.515cm" svg:x="9.428cm" svg:y="4.022cm">
          <text:p text:style-name="P1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256cm" svg:height="1.515cm" svg:x="14.839cm" svg:y="4.022cm">
          <text:p text:style-name="P1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531cm" svg:y="4.022cm">
          <text:p text:style-name="P1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92cm" svg:height="1.515cm" svg:x="4.043cm" svg:y="8.092cm">
          <text:p text:style-name="P1"><text:span text:style-name="T3">E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9.638cm" svg:y="8.043cm">
          <text:p text:style-name="P1"><text:span text:style-name="T3">F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8.043cm">
          <text:p text:style-name="P1"><text:span text:style-name="T3">G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743cm" svg:y="8.043cm">
          <text:p text:style-name="P1"><text:span text:style-name="T3">H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0.879cm" svg:height="1.515cm" svg:x="4.043cm" svg:y="12.091cm">
          <text:p text:style-name="P1"><text:span text:style-name="T3">I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0.942cm" svg:height="1.515cm" svg:x="9.64cm" svg:y="12.043cm">
          <text:p text:style-name="P1"><text:span text:style-name="T3">J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15.05cm" svg:y="12.043cm">
          <text:p text:style-name="P1"><text:span text:style-name="T3">K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92cm" svg:height="1.515cm" svg:x="20.742cm" svg:y="12.043cm">
          <text:p text:style-name="P1"><text:span text:style-name="T3">L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505cm" svg:height="1.515cm" svg:x="4.257cm" svg:y="16.113cm">
          <text:p text:style-name="P1"><text:span text:style-name="T3">M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9.851cm" svg:y="16.065cm">
          <text:p text:style-name="P1"><text:span text:style-name="T3">N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262cm" svg:y="16.065cm">
          <text:p text:style-name="P1"><text:span text:style-name="T3">O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20.953cm" svg:y="16.065cm">
          <text:p text:style-name="P1"><text:span text:style-name="T3">P</text:span></text:p>
          <draw:enhanced-geometry svg:viewBox="0 0 21600 21600" draw:type="mso-spt202" draw:enhanced-path="M 0 0 L 21600 0 21600 21600 0 21600 0 0 Z N"/>
        </draw:custom-shape>
        <draw:line draw:style-name="gr3" draw:text-style-name="P8" draw:layer="layout" svg:x1="5.173cm" svg:y1="4.846cm" svg:x2="9.406cm" svg:y2="4.846cm">
          <text:p/>
        </draw:line>
        <draw:line draw:style-name="gr3" draw:text-style-name="P8" draw:layer="layout" svg:x1="10.676cm" svg:y1="4.846cm" svg:x2="14.909cm" svg:y2="4.846cm">
          <text:p/>
        </draw:line>
        <draw:line draw:style-name="gr3" draw:text-style-name="P8" draw:layer="layout" svg:x1="16.179cm" svg:y1="4.846cm" svg:x2="20.413cm" svg:y2="4.846cm">
          <text:p/>
        </draw:line>
        <draw:line draw:style-name="gr5" draw:text-style-name="P8" draw:layer="layout" svg:x1="4.445cm" svg:y1="5.715cm" svg:x2="4.445cm" svg:y2="8.043cm">
          <text:p/>
        </draw:line>
        <draw:line draw:style-name="gr3" draw:text-style-name="P8" draw:layer="layout" svg:x1="10.16cm" svg:y1="5.715cm" svg:x2="10.16cm" svg:y2="8.043cm">
          <text:p/>
        </draw:line>
        <draw:line draw:style-name="gr3" draw:text-style-name="P8" draw:layer="layout" svg:x1="21.378cm" svg:y1="5.715cm" svg:x2="21.378cm" svg:y2="8.043cm">
          <text:p/>
        </draw:line>
        <draw:line draw:style-name="gr5" draw:text-style-name="P8" draw:layer="layout" svg:x1="4.445cm" svg:y1="9.737cm" svg:x2="4.445cm" svg:y2="12.065cm">
          <text:p/>
        </draw:line>
        <draw:line draw:style-name="gr5" draw:text-style-name="P8" draw:layer="layout" svg:x1="4.445cm" svg:y1="13.758cm" svg:x2="4.445cm" svg:y2="16.087cm">
          <text:p/>
        </draw:line>
        <draw:line draw:style-name="gr3" draw:text-style-name="P8" draw:layer="layout" svg:x1="15.663cm" svg:y1="5.715cm" svg:x2="15.663cm" svg:y2="8.043cm">
          <text:p/>
        </draw:line>
        <draw:line draw:style-name="gr3" draw:text-style-name="P8" draw:layer="layout" svg:x1="15.663cm" svg:y1="9.737cm" svg:x2="15.663cm" svg:y2="12.065cm">
          <text:p/>
        </draw:line>
        <draw:line draw:style-name="gr3" draw:text-style-name="P8" draw:layer="layout" svg:x1="21.378cm" svg:y1="9.737cm" svg:x2="21.378cm" svg:y2="12.065cm">
          <text:p/>
        </draw:line>
        <draw:line draw:style-name="gr5" draw:text-style-name="P8" draw:layer="layout" svg:x1="15.663cm" svg:y1="13.758cm" svg:x2="15.663cm" svg:y2="16.087cm">
          <text:p/>
        </draw:line>
        <draw:line draw:style-name="gr3" draw:text-style-name="P8" draw:layer="layout" svg:x1="21.378cm" svg:y1="13.758cm" svg:x2="21.378cm" svg:y2="16.087cm">
          <text:p/>
        </draw:line>
        <draw:line draw:style-name="gr3" draw:text-style-name="P8" draw:layer="layout" svg:x1="5.292cm" svg:y1="9.102cm" svg:x2="9.525cm" svg:y2="9.102cm">
          <text:p/>
        </draw:line>
        <draw:line draw:style-name="gr3" draw:text-style-name="P8" draw:layer="layout" svg:x1="5.08cm" svg:y1="12.912cm" svg:x2="9.525cm" svg:y2="12.912cm">
          <text:p/>
        </draw:line>
        <draw:line draw:style-name="gr5" draw:text-style-name="P8" draw:layer="layout" svg:x1="5.927cm" svg:y1="16.933cm" svg:x2="9.737cm" svg:y2="16.933cm">
          <text:p/>
        </draw:line>
        <draw:line draw:style-name="gr3" draw:text-style-name="P8" draw:layer="layout" svg:x1="16.51cm" svg:y1="17.145cm" svg:x2="20.955cm" svg:y2="17.145cm">
          <text:p/>
        </draw:line>
        <draw:line draw:style-name="gr3" draw:text-style-name="P8" draw:layer="layout" svg:x1="10.583cm" svg:y1="12.912cm" svg:x2="15.028cm" svg:y2="12.912cm">
          <text:p/>
        </draw:line>
        <draw:line draw:style-name="gr3" draw:text-style-name="P8" draw:layer="layout" svg:x1="5.08cm" svg:y1="5.503cm" svg:x2="9.737cm" svg:y2="8.89cm">
          <text:p/>
        </draw:line>
        <draw:line draw:style-name="gr3" draw:text-style-name="P8" draw:layer="layout" svg:x1="5.08cm" svg:y1="13.335cm" svg:x2="9.737cm" svg:y2="16.51cm">
          <text:p/>
        </draw:line>
        <draw:line draw:style-name="gr3" draw:text-style-name="P8" draw:layer="layout" svg:x1="10.583cm" svg:y1="12.488cm" svg:x2="15.028cm" svg:y2="9.102cm">
          <text:p/>
        </draw:line>
        <draw:line draw:style-name="gr3" draw:text-style-name="P8" draw:layer="layout" svg:x1="16.51cm" svg:y1="8.678cm" svg:x2="20.532cm" svg:y2="5.292cm">
          <text:p/>
        </draw:line>
        <draw:line draw:style-name="gr5" draw:text-style-name="P8" draw:layer="layout" svg:x1="11.324cm" svg:y1="16.722cm" svg:x2="15.24cm" svg:y2="13.758cm">
          <text:p/>
        </draw:line>
        <draw:line draw:style-name="gr3" draw:text-style-name="P8" draw:layer="layout" svg:x1="20.742cm" svg:y1="12.911cm" svg:x2="16.297cm" svg:y2="9.524cm">
          <text:p/>
        </draw:lin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9">
        <draw:frame presentation:style-name="pr8" draw:text-style-name="P2" draw:layer="layout" svg:width="24.681cm" svg:height="2.541cm" svg:x="0.718cm" svg:y="0.635cm" presentation:class="title" presentation:user-transformed="true">
          <draw:text-box>
            <text:p text:style-name="P1">Example</text:p>
          </draw:text-box>
        </draw:frame>
        <draw:custom-shape draw:style-name="gr4" draw:text-style-name="P7" draw:layer="layout" svg:width="1.319cm" svg:height="1.515cm" svg:x="3.832cm" svg:y="4.07cm">
          <text:p text:style-name="P1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256cm" svg:height="1.515cm" svg:x="9.428cm" svg:y="4.022cm">
          <text:p text:style-name="P1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256cm" svg:height="1.515cm" svg:x="14.839cm" svg:y="4.022cm">
          <text:p text:style-name="P1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531cm" svg:y="4.022cm">
          <text:p text:style-name="P1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92cm" svg:height="1.515cm" svg:x="4.043cm" svg:y="8.092cm">
          <text:p text:style-name="P1"><text:span text:style-name="T3">E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9.638cm" svg:y="8.043cm">
          <text:p text:style-name="P1"><text:span text:style-name="T3">F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8.043cm">
          <text:p text:style-name="P1"><text:span text:style-name="T3">G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743cm" svg:y="8.043cm">
          <text:p text:style-name="P1"><text:span text:style-name="T3">H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0.879cm" svg:height="1.515cm" svg:x="4.043cm" svg:y="12.091cm">
          <text:p text:style-name="P1"><text:span text:style-name="T3">I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0.942cm" svg:height="1.515cm" svg:x="9.64cm" svg:y="12.043cm">
          <text:p text:style-name="P1"><text:span text:style-name="T3">J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15.05cm" svg:y="12.043cm">
          <text:p text:style-name="P1"><text:span text:style-name="T3">K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92cm" svg:height="1.515cm" svg:x="20.742cm" svg:y="12.043cm">
          <text:p text:style-name="P1"><text:span text:style-name="T3">L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505cm" svg:height="1.515cm" svg:x="4.257cm" svg:y="16.113cm">
          <text:p text:style-name="P1"><text:span text:style-name="T3">M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9.851cm" svg:y="16.065cm">
          <text:p text:style-name="P1"><text:span text:style-name="T3">N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15.262cm" svg:y="16.065cm">
          <text:p text:style-name="P1"><text:span text:style-name="T3">O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20.953cm" svg:y="16.065cm">
          <text:p text:style-name="P1"><text:span text:style-name="T3">P</text:span></text:p>
          <draw:enhanced-geometry svg:viewBox="0 0 21600 21600" draw:type="mso-spt202" draw:enhanced-path="M 0 0 L 21600 0 21600 21600 0 21600 0 0 Z N"/>
        </draw:custom-shape>
        <draw:line draw:style-name="gr3" draw:text-style-name="P8" draw:layer="layout" svg:x1="5.173cm" svg:y1="4.846cm" svg:x2="9.406cm" svg:y2="4.846cm">
          <text:p/>
        </draw:line>
        <draw:line draw:style-name="gr3" draw:text-style-name="P8" draw:layer="layout" svg:x1="10.676cm" svg:y1="4.846cm" svg:x2="14.909cm" svg:y2="4.846cm">
          <text:p/>
        </draw:line>
        <draw:line draw:style-name="gr3" draw:text-style-name="P8" draw:layer="layout" svg:x1="16.179cm" svg:y1="4.846cm" svg:x2="20.413cm" svg:y2="4.846cm">
          <text:p/>
        </draw:line>
        <draw:line draw:style-name="gr5" draw:text-style-name="P8" draw:layer="layout" svg:x1="4.445cm" svg:y1="5.715cm" svg:x2="4.445cm" svg:y2="8.043cm">
          <text:p/>
        </draw:line>
        <draw:line draw:style-name="gr3" draw:text-style-name="P8" draw:layer="layout" svg:x1="10.16cm" svg:y1="5.715cm" svg:x2="10.16cm" svg:y2="8.043cm">
          <text:p/>
        </draw:line>
        <draw:line draw:style-name="gr3" draw:text-style-name="P8" draw:layer="layout" svg:x1="21.378cm" svg:y1="5.715cm" svg:x2="21.378cm" svg:y2="8.043cm">
          <text:p/>
        </draw:line>
        <draw:line draw:style-name="gr5" draw:text-style-name="P8" draw:layer="layout" svg:x1="4.445cm" svg:y1="9.737cm" svg:x2="4.445cm" svg:y2="12.065cm">
          <text:p/>
        </draw:line>
        <draw:line draw:style-name="gr5" draw:text-style-name="P8" draw:layer="layout" svg:x1="4.445cm" svg:y1="13.758cm" svg:x2="4.445cm" svg:y2="16.087cm">
          <text:p/>
        </draw:line>
        <draw:line draw:style-name="gr3" draw:text-style-name="P8" draw:layer="layout" svg:x1="15.663cm" svg:y1="5.715cm" svg:x2="15.663cm" svg:y2="8.043cm">
          <text:p/>
        </draw:line>
        <draw:line draw:style-name="gr3" draw:text-style-name="P8" draw:layer="layout" svg:x1="15.663cm" svg:y1="9.737cm" svg:x2="15.663cm" svg:y2="12.065cm">
          <text:p/>
        </draw:line>
        <draw:line draw:style-name="gr3" draw:text-style-name="P8" draw:layer="layout" svg:x1="21.378cm" svg:y1="9.737cm" svg:x2="21.378cm" svg:y2="12.065cm">
          <text:p/>
        </draw:line>
        <draw:line draw:style-name="gr5" draw:text-style-name="P8" draw:layer="layout" svg:x1="15.663cm" svg:y1="13.758cm" svg:x2="15.663cm" svg:y2="16.087cm">
          <text:p/>
        </draw:line>
        <draw:line draw:style-name="gr3" draw:text-style-name="P8" draw:layer="layout" svg:x1="21.378cm" svg:y1="13.758cm" svg:x2="21.378cm" svg:y2="16.087cm">
          <text:p/>
        </draw:line>
        <draw:line draw:style-name="gr3" draw:text-style-name="P8" draw:layer="layout" svg:x1="5.292cm" svg:y1="9.102cm" svg:x2="9.525cm" svg:y2="9.102cm">
          <text:p/>
        </draw:line>
        <draw:line draw:style-name="gr3" draw:text-style-name="P8" draw:layer="layout" svg:x1="5.08cm" svg:y1="12.912cm" svg:x2="9.525cm" svg:y2="12.912cm">
          <text:p/>
        </draw:line>
        <draw:line draw:style-name="gr5" draw:text-style-name="P8" draw:layer="layout" svg:x1="5.927cm" svg:y1="16.933cm" svg:x2="9.737cm" svg:y2="16.933cm">
          <text:p/>
        </draw:line>
        <draw:line draw:style-name="gr5" draw:text-style-name="P8" draw:layer="layout" svg:x1="16.722cm" svg:y1="17.145cm" svg:x2="20.955cm" svg:y2="17.145cm">
          <text:p/>
        </draw:line>
        <draw:line draw:style-name="gr3" draw:text-style-name="P8" draw:layer="layout" svg:x1="10.583cm" svg:y1="12.912cm" svg:x2="15.028cm" svg:y2="12.912cm">
          <text:p/>
        </draw:line>
        <draw:line draw:style-name="gr3" draw:text-style-name="P8" draw:layer="layout" svg:x1="5.08cm" svg:y1="5.503cm" svg:x2="9.737cm" svg:y2="8.89cm">
          <text:p/>
        </draw:line>
        <draw:line draw:style-name="gr3" draw:text-style-name="P8" draw:layer="layout" svg:x1="5.08cm" svg:y1="13.335cm" svg:x2="9.737cm" svg:y2="16.51cm">
          <text:p/>
        </draw:line>
        <draw:line draw:style-name="gr3" draw:text-style-name="P8" draw:layer="layout" svg:x1="10.583cm" svg:y1="12.488cm" svg:x2="15.028cm" svg:y2="9.102cm">
          <text:p/>
        </draw:line>
        <draw:line draw:style-name="gr3" draw:text-style-name="P8" draw:layer="layout" svg:x1="16.51cm" svg:y1="8.678cm" svg:x2="20.532cm" svg:y2="5.292cm">
          <text:p/>
        </draw:line>
        <draw:line draw:style-name="gr5" draw:text-style-name="P8" draw:layer="layout" svg:x1="11.324cm" svg:y1="16.722cm" svg:x2="15.24cm" svg:y2="13.758cm">
          <text:p/>
        </draw:line>
        <draw:line draw:style-name="gr3" draw:text-style-name="P8" draw:layer="layout" svg:x1="20.742cm" svg:y1="12.911cm" svg:x2="16.297cm" svg:y2="9.524cm">
          <text:p/>
        </draw:lin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>
        <draw:frame presentation:style-name="pr8" draw:text-style-name="P2" draw:layer="layout" svg:width="24.681cm" svg:height="2.541cm" svg:x="0.718cm" svg:y="0.635cm" presentation:class="title" presentation:user-transformed="true">
          <draw:text-box>
            <text:p text:style-name="P1">Example</text:p>
          </draw:text-box>
        </draw:frame>
        <draw:custom-shape draw:style-name="gr4" draw:text-style-name="P7" draw:layer="layout" svg:width="1.319cm" svg:height="1.515cm" svg:x="3.832cm" svg:y="4.07cm">
          <text:p text:style-name="P1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256cm" svg:height="1.515cm" svg:x="9.428cm" svg:y="4.022cm">
          <text:p text:style-name="P1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256cm" svg:height="1.515cm" svg:x="14.839cm" svg:y="4.022cm">
          <text:p text:style-name="P1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531cm" svg:y="4.022cm">
          <text:p text:style-name="P1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92cm" svg:height="1.515cm" svg:x="4.043cm" svg:y="8.092cm">
          <text:p text:style-name="P1"><text:span text:style-name="T3">E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9.638cm" svg:y="8.043cm">
          <text:p text:style-name="P1"><text:span text:style-name="T3">F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8.043cm">
          <text:p text:style-name="P1"><text:span text:style-name="T3">G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743cm" svg:y="8.043cm">
          <text:p text:style-name="P1"><text:span text:style-name="T3">H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0.879cm" svg:height="1.515cm" svg:x="4.043cm" svg:y="12.091cm">
          <text:p text:style-name="P1"><text:span text:style-name="T3">I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0.942cm" svg:height="1.515cm" svg:x="9.64cm" svg:y="12.043cm">
          <text:p text:style-name="P1"><text:span text:style-name="T3">J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15.05cm" svg:y="12.043cm">
          <text:p text:style-name="P1"><text:span text:style-name="T3">K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92cm" svg:height="1.515cm" svg:x="20.742cm" svg:y="12.043cm">
          <text:p text:style-name="P1"><text:span text:style-name="T3">L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505cm" svg:height="1.515cm" svg:x="4.257cm" svg:y="16.113cm">
          <text:p text:style-name="P1"><text:span text:style-name="T3">M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9.851cm" svg:y="16.065cm">
          <text:p text:style-name="P1"><text:span text:style-name="T3">N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15.262cm" svg:y="16.065cm">
          <text:p text:style-name="P1"><text:span text:style-name="T3">O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33cm" svg:height="1.515cm" svg:x="20.953cm" svg:y="16.065cm">
          <text:p text:style-name="P1"><text:span text:style-name="T3">P</text:span></text:p>
          <draw:enhanced-geometry svg:viewBox="0 0 21600 21600" draw:type="mso-spt202" draw:enhanced-path="M 0 0 L 21600 0 21600 21600 0 21600 0 0 Z N"/>
        </draw:custom-shape>
        <draw:line draw:style-name="gr3" draw:text-style-name="P8" draw:layer="layout" svg:x1="5.173cm" svg:y1="4.846cm" svg:x2="9.406cm" svg:y2="4.846cm">
          <text:p/>
        </draw:line>
        <draw:line draw:style-name="gr3" draw:text-style-name="P8" draw:layer="layout" svg:x1="10.676cm" svg:y1="4.846cm" svg:x2="14.909cm" svg:y2="4.846cm">
          <text:p/>
        </draw:line>
        <draw:line draw:style-name="gr3" draw:text-style-name="P8" draw:layer="layout" svg:x1="16.179cm" svg:y1="4.846cm" svg:x2="20.413cm" svg:y2="4.846cm">
          <text:p/>
        </draw:line>
        <draw:line draw:style-name="gr5" draw:text-style-name="P8" draw:layer="layout" svg:x1="4.445cm" svg:y1="5.715cm" svg:x2="4.445cm" svg:y2="8.043cm">
          <text:p/>
        </draw:line>
        <draw:line draw:style-name="gr3" draw:text-style-name="P8" draw:layer="layout" svg:x1="10.16cm" svg:y1="5.715cm" svg:x2="10.16cm" svg:y2="8.043cm">
          <text:p/>
        </draw:line>
        <draw:line draw:style-name="gr3" draw:text-style-name="P8" draw:layer="layout" svg:x1="21.378cm" svg:y1="5.715cm" svg:x2="21.378cm" svg:y2="8.043cm">
          <text:p/>
        </draw:line>
        <draw:line draw:style-name="gr5" draw:text-style-name="P8" draw:layer="layout" svg:x1="4.445cm" svg:y1="9.737cm" svg:x2="4.445cm" svg:y2="12.065cm">
          <text:p/>
        </draw:line>
        <draw:line draw:style-name="gr5" draw:text-style-name="P8" draw:layer="layout" svg:x1="4.445cm" svg:y1="13.758cm" svg:x2="4.445cm" svg:y2="16.087cm">
          <text:p/>
        </draw:line>
        <draw:line draw:style-name="gr3" draw:text-style-name="P8" draw:layer="layout" svg:x1="15.663cm" svg:y1="5.715cm" svg:x2="15.663cm" svg:y2="8.043cm">
          <text:p/>
        </draw:line>
        <draw:line draw:style-name="gr3" draw:text-style-name="P8" draw:layer="layout" svg:x1="15.663cm" svg:y1="9.737cm" svg:x2="15.663cm" svg:y2="12.065cm">
          <text:p/>
        </draw:line>
        <draw:line draw:style-name="gr3" draw:text-style-name="P8" draw:layer="layout" svg:x1="21.378cm" svg:y1="9.737cm" svg:x2="21.378cm" svg:y2="12.065cm">
          <text:p/>
        </draw:line>
        <draw:line draw:style-name="gr5" draw:text-style-name="P8" draw:layer="layout" svg:x1="15.663cm" svg:y1="13.758cm" svg:x2="15.663cm" svg:y2="16.087cm">
          <text:p/>
        </draw:line>
        <draw:line draw:style-name="gr6" draw:text-style-name="P8" draw:layer="layout" svg:x1="21.378cm" svg:y1="13.758cm" svg:x2="21.378cm" svg:y2="16.087cm">
          <text:p/>
        </draw:line>
        <draw:line draw:style-name="gr3" draw:text-style-name="P8" draw:layer="layout" svg:x1="5.292cm" svg:y1="9.102cm" svg:x2="9.525cm" svg:y2="9.102cm">
          <text:p/>
        </draw:line>
        <draw:line draw:style-name="gr3" draw:text-style-name="P8" draw:layer="layout" svg:x1="5.08cm" svg:y1="12.912cm" svg:x2="9.525cm" svg:y2="12.912cm">
          <text:p/>
        </draw:line>
        <draw:line draw:style-name="gr5" draw:text-style-name="P8" draw:layer="layout" svg:x1="5.927cm" svg:y1="16.933cm" svg:x2="9.737cm" svg:y2="16.933cm">
          <text:p/>
        </draw:line>
        <draw:line draw:style-name="gr5" draw:text-style-name="P8" draw:layer="layout" svg:x1="16.722cm" svg:y1="17.145cm" svg:x2="20.955cm" svg:y2="17.145cm">
          <text:p/>
        </draw:line>
        <draw:line draw:style-name="gr3" draw:text-style-name="P8" draw:layer="layout" svg:x1="10.583cm" svg:y1="12.912cm" svg:x2="15.028cm" svg:y2="12.912cm">
          <text:p/>
        </draw:line>
        <draw:line draw:style-name="gr3" draw:text-style-name="P8" draw:layer="layout" svg:x1="5.08cm" svg:y1="5.503cm" svg:x2="9.737cm" svg:y2="8.89cm">
          <text:p/>
        </draw:line>
        <draw:line draw:style-name="gr3" draw:text-style-name="P8" draw:layer="layout" svg:x1="5.08cm" svg:y1="13.335cm" svg:x2="9.737cm" svg:y2="16.51cm">
          <text:p/>
        </draw:line>
        <draw:line draw:style-name="gr3" draw:text-style-name="P8" draw:layer="layout" svg:x1="10.583cm" svg:y1="12.488cm" svg:x2="15.028cm" svg:y2="9.102cm">
          <text:p/>
        </draw:line>
        <draw:line draw:style-name="gr3" draw:text-style-name="P8" draw:layer="layout" svg:x1="16.51cm" svg:y1="8.678cm" svg:x2="20.532cm" svg:y2="5.292cm">
          <text:p/>
        </draw:line>
        <draw:line draw:style-name="gr5" draw:text-style-name="P8" draw:layer="layout" svg:x1="11.324cm" svg:y1="16.722cm" svg:x2="15.24cm" svg:y2="13.758cm">
          <text:p/>
        </draw:line>
        <draw:line draw:style-name="gr3" draw:text-style-name="P8" draw:layer="layout" svg:x1="20.742cm" svg:y1="12.911cm" svg:x2="16.297cm" svg:y2="9.524cm">
          <text:p/>
        </draw:lin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9">
        <draw:frame presentation:style-name="pr8" draw:text-style-name="P2" draw:layer="layout" svg:width="24.681cm" svg:height="2.541cm" svg:x="0.718cm" svg:y="0.635cm" presentation:class="title" presentation:user-transformed="true">
          <draw:text-box>
            <text:p text:style-name="P1">Example</text:p>
          </draw:text-box>
        </draw:frame>
        <draw:custom-shape draw:style-name="gr4" draw:text-style-name="P7" draw:layer="layout" svg:width="1.319cm" svg:height="1.515cm" svg:x="3.832cm" svg:y="4.07cm">
          <text:p text:style-name="P1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256cm" svg:height="1.515cm" svg:x="9.428cm" svg:y="4.022cm">
          <text:p text:style-name="P1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256cm" svg:height="1.515cm" svg:x="14.839cm" svg:y="4.022cm">
          <text:p text:style-name="P1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531cm" svg:y="4.022cm">
          <text:p text:style-name="P1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92cm" svg:height="1.515cm" svg:x="4.043cm" svg:y="8.092cm">
          <text:p text:style-name="P1"><text:span text:style-name="T3">E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9.638cm" svg:y="8.043cm">
          <text:p text:style-name="P1"><text:span text:style-name="T3">F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8.043cm">
          <text:p text:style-name="P1"><text:span text:style-name="T3">G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743cm" svg:y="8.043cm">
          <text:p text:style-name="P1"><text:span text:style-name="T3">H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0.879cm" svg:height="1.515cm" svg:x="4.043cm" svg:y="12.091cm">
          <text:p text:style-name="P1"><text:span text:style-name="T3">I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0.942cm" svg:height="1.515cm" svg:x="9.64cm" svg:y="12.043cm">
          <text:p text:style-name="P1"><text:span text:style-name="T3">J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15.05cm" svg:y="12.043cm">
          <text:p text:style-name="P1"><text:span text:style-name="T3">K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92cm" svg:height="1.515cm" svg:x="20.742cm" svg:y="12.043cm">
          <text:p text:style-name="P1"><text:span text:style-name="T3">L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505cm" svg:height="1.515cm" svg:x="4.257cm" svg:y="16.113cm">
          <text:p text:style-name="P1"><text:span text:style-name="T3">M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9.851cm" svg:y="16.065cm">
          <text:p text:style-name="P1"><text:span text:style-name="T3">N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15.262cm" svg:y="16.065cm">
          <text:p text:style-name="P1"><text:span text:style-name="T3">O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33cm" svg:height="1.515cm" svg:x="20.953cm" svg:y="16.065cm">
          <text:p text:style-name="P1"><text:span text:style-name="T3">P</text:span></text:p>
          <draw:enhanced-geometry svg:viewBox="0 0 21600 21600" draw:type="mso-spt202" draw:enhanced-path="M 0 0 L 21600 0 21600 21600 0 21600 0 0 Z N"/>
        </draw:custom-shape>
        <draw:line draw:style-name="gr3" draw:text-style-name="P8" draw:layer="layout" svg:x1="5.173cm" svg:y1="4.846cm" svg:x2="9.406cm" svg:y2="4.846cm">
          <text:p/>
        </draw:line>
        <draw:line draw:style-name="gr3" draw:text-style-name="P8" draw:layer="layout" svg:x1="10.676cm" svg:y1="4.846cm" svg:x2="14.909cm" svg:y2="4.846cm">
          <text:p/>
        </draw:line>
        <draw:line draw:style-name="gr3" draw:text-style-name="P8" draw:layer="layout" svg:x1="16.179cm" svg:y1="4.846cm" svg:x2="20.413cm" svg:y2="4.846cm">
          <text:p/>
        </draw:line>
        <draw:line draw:style-name="gr5" draw:text-style-name="P8" draw:layer="layout" svg:x1="4.445cm" svg:y1="5.715cm" svg:x2="4.445cm" svg:y2="8.043cm">
          <text:p/>
        </draw:line>
        <draw:line draw:style-name="gr3" draw:text-style-name="P8" draw:layer="layout" svg:x1="10.16cm" svg:y1="5.715cm" svg:x2="10.16cm" svg:y2="8.043cm">
          <text:p/>
        </draw:line>
        <draw:line draw:style-name="gr3" draw:text-style-name="P8" draw:layer="layout" svg:x1="21.378cm" svg:y1="5.715cm" svg:x2="21.378cm" svg:y2="8.043cm">
          <text:p/>
        </draw:line>
        <draw:line draw:style-name="gr5" draw:text-style-name="P8" draw:layer="layout" svg:x1="4.445cm" svg:y1="9.737cm" svg:x2="4.445cm" svg:y2="12.065cm">
          <text:p/>
        </draw:line>
        <draw:line draw:style-name="gr5" draw:text-style-name="P8" draw:layer="layout" svg:x1="4.445cm" svg:y1="13.758cm" svg:x2="4.445cm" svg:y2="16.087cm">
          <text:p/>
        </draw:line>
        <draw:line draw:style-name="gr3" draw:text-style-name="P8" draw:layer="layout" svg:x1="15.663cm" svg:y1="5.715cm" svg:x2="15.663cm" svg:y2="8.043cm">
          <text:p/>
        </draw:line>
        <draw:line draw:style-name="gr3" draw:text-style-name="P8" draw:layer="layout" svg:x1="15.663cm" svg:y1="9.737cm" svg:x2="15.663cm" svg:y2="12.065cm">
          <text:p/>
        </draw:line>
        <draw:line draw:style-name="gr6" draw:text-style-name="P8" draw:layer="layout" svg:x1="21.378cm" svg:y1="9.737cm" svg:x2="21.378cm" svg:y2="12.065cm">
          <text:p/>
        </draw:line>
        <draw:line draw:style-name="gr5" draw:text-style-name="P8" draw:layer="layout" svg:x1="15.663cm" svg:y1="13.758cm" svg:x2="15.663cm" svg:y2="16.087cm">
          <text:p/>
        </draw:line>
        <draw:line draw:style-name="gr6" draw:text-style-name="P8" draw:layer="layout" svg:x1="21.378cm" svg:y1="13.758cm" svg:x2="21.378cm" svg:y2="16.087cm">
          <text:p/>
        </draw:line>
        <draw:line draw:style-name="gr3" draw:text-style-name="P8" draw:layer="layout" svg:x1="5.292cm" svg:y1="9.102cm" svg:x2="9.525cm" svg:y2="9.102cm">
          <text:p/>
        </draw:line>
        <draw:line draw:style-name="gr3" draw:text-style-name="P8" draw:layer="layout" svg:x1="5.08cm" svg:y1="12.912cm" svg:x2="9.525cm" svg:y2="12.912cm">
          <text:p/>
        </draw:line>
        <draw:line draw:style-name="gr5" draw:text-style-name="P8" draw:layer="layout" svg:x1="5.927cm" svg:y1="16.933cm" svg:x2="9.737cm" svg:y2="16.933cm">
          <text:p/>
        </draw:line>
        <draw:line draw:style-name="gr5" draw:text-style-name="P8" draw:layer="layout" svg:x1="16.722cm" svg:y1="17.145cm" svg:x2="20.955cm" svg:y2="17.145cm">
          <text:p/>
        </draw:line>
        <draw:line draw:style-name="gr3" draw:text-style-name="P8" draw:layer="layout" svg:x1="10.583cm" svg:y1="12.912cm" svg:x2="15.028cm" svg:y2="12.912cm">
          <text:p/>
        </draw:line>
        <draw:line draw:style-name="gr3" draw:text-style-name="P8" draw:layer="layout" svg:x1="5.08cm" svg:y1="5.503cm" svg:x2="9.737cm" svg:y2="8.89cm">
          <text:p/>
        </draw:line>
        <draw:line draw:style-name="gr3" draw:text-style-name="P8" draw:layer="layout" svg:x1="5.08cm" svg:y1="13.335cm" svg:x2="9.737cm" svg:y2="16.51cm">
          <text:p/>
        </draw:line>
        <draw:line draw:style-name="gr3" draw:text-style-name="P8" draw:layer="layout" svg:x1="10.583cm" svg:y1="12.488cm" svg:x2="15.028cm" svg:y2="9.102cm">
          <text:p/>
        </draw:line>
        <draw:line draw:style-name="gr3" draw:text-style-name="P8" draw:layer="layout" svg:x1="16.51cm" svg:y1="8.678cm" svg:x2="20.532cm" svg:y2="5.292cm">
          <text:p/>
        </draw:line>
        <draw:line draw:style-name="gr5" draw:text-style-name="P8" draw:layer="layout" svg:x1="11.324cm" svg:y1="16.722cm" svg:x2="15.24cm" svg:y2="13.758cm">
          <text:p/>
        </draw:line>
        <draw:line draw:style-name="gr3" draw:text-style-name="P8" draw:layer="layout" svg:x1="20.742cm" svg:y1="12.911cm" svg:x2="16.297cm" svg:y2="9.524cm">
          <text:p/>
        </draw:lin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>
        <draw:frame presentation:style-name="pr8" draw:text-style-name="P2" draw:layer="layout" svg:width="24.681cm" svg:height="2.541cm" svg:x="0.718cm" svg:y="0.635cm" presentation:class="title" presentation:user-transformed="true">
          <draw:text-box>
            <text:p text:style-name="P1">Example</text:p>
          </draw:text-box>
        </draw:frame>
        <draw:custom-shape draw:style-name="gr4" draw:text-style-name="P7" draw:layer="layout" svg:width="1.319cm" svg:height="1.515cm" svg:x="3.832cm" svg:y="4.07cm">
          <text:p text:style-name="P1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256cm" svg:height="1.515cm" svg:x="9.428cm" svg:y="4.022cm">
          <text:p text:style-name="P1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256cm" svg:height="1.515cm" svg:x="14.839cm" svg:y="4.022cm">
          <text:p text:style-name="P1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531cm" svg:y="4.022cm">
          <text:p text:style-name="P1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92cm" svg:height="1.515cm" svg:x="4.043cm" svg:y="8.092cm">
          <text:p text:style-name="P1"><text:span text:style-name="T3">E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9.638cm" svg:y="8.043cm">
          <text:p text:style-name="P1"><text:span text:style-name="T3">F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8.043cm">
          <text:p text:style-name="P1"><text:span text:style-name="T3">G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20.743cm" svg:y="8.043cm">
          <text:p text:style-name="P1"><text:span text:style-name="T3">H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0.879cm" svg:height="1.515cm" svg:x="4.043cm" svg:y="12.091cm">
          <text:p text:style-name="P1"><text:span text:style-name="T3">I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0.942cm" svg:height="1.515cm" svg:x="9.64cm" svg:y="12.043cm">
          <text:p text:style-name="P1"><text:span text:style-name="T3">J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15.05cm" svg:y="12.043cm">
          <text:p text:style-name="P1"><text:span text:style-name="T3">K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92cm" svg:height="1.515cm" svg:x="20.742cm" svg:y="12.043cm">
          <text:p text:style-name="P1"><text:span text:style-name="T3">L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505cm" svg:height="1.515cm" svg:x="4.257cm" svg:y="16.113cm">
          <text:p text:style-name="P1"><text:span text:style-name="T3">M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9.851cm" svg:y="16.065cm">
          <text:p text:style-name="P1"><text:span text:style-name="T3">N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15.262cm" svg:y="16.065cm">
          <text:p text:style-name="P1"><text:span text:style-name="T3">O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33cm" svg:height="1.515cm" svg:x="20.953cm" svg:y="16.065cm">
          <text:p text:style-name="P1"><text:span text:style-name="T3">P</text:span></text:p>
          <draw:enhanced-geometry svg:viewBox="0 0 21600 21600" draw:type="mso-spt202" draw:enhanced-path="M 0 0 L 21600 0 21600 21600 0 21600 0 0 Z N"/>
        </draw:custom-shape>
        <draw:line draw:style-name="gr3" draw:text-style-name="P8" draw:layer="layout" svg:x1="5.173cm" svg:y1="4.846cm" svg:x2="9.406cm" svg:y2="4.846cm">
          <text:p/>
        </draw:line>
        <draw:line draw:style-name="gr3" draw:text-style-name="P8" draw:layer="layout" svg:x1="10.676cm" svg:y1="4.846cm" svg:x2="14.909cm" svg:y2="4.846cm">
          <text:p/>
        </draw:line>
        <draw:line draw:style-name="gr3" draw:text-style-name="P8" draw:layer="layout" svg:x1="16.179cm" svg:y1="4.846cm" svg:x2="20.413cm" svg:y2="4.846cm">
          <text:p/>
        </draw:line>
        <draw:line draw:style-name="gr5" draw:text-style-name="P8" draw:layer="layout" svg:x1="4.445cm" svg:y1="5.715cm" svg:x2="4.445cm" svg:y2="8.043cm">
          <text:p/>
        </draw:line>
        <draw:line draw:style-name="gr3" draw:text-style-name="P8" draw:layer="layout" svg:x1="10.16cm" svg:y1="5.715cm" svg:x2="10.16cm" svg:y2="8.043cm">
          <text:p/>
        </draw:line>
        <draw:line draw:style-name="gr6" draw:text-style-name="P8" draw:layer="layout" svg:x1="21.378cm" svg:y1="5.715cm" svg:x2="21.378cm" svg:y2="8.043cm">
          <text:p/>
        </draw:line>
        <draw:line draw:style-name="gr5" draw:text-style-name="P8" draw:layer="layout" svg:x1="4.445cm" svg:y1="9.737cm" svg:x2="4.445cm" svg:y2="12.065cm">
          <text:p/>
        </draw:line>
        <draw:line draw:style-name="gr5" draw:text-style-name="P8" draw:layer="layout" svg:x1="4.445cm" svg:y1="13.758cm" svg:x2="4.445cm" svg:y2="16.087cm">
          <text:p/>
        </draw:line>
        <draw:line draw:style-name="gr3" draw:text-style-name="P8" draw:layer="layout" svg:x1="15.663cm" svg:y1="5.715cm" svg:x2="15.663cm" svg:y2="8.043cm">
          <text:p/>
        </draw:line>
        <draw:line draw:style-name="gr3" draw:text-style-name="P8" draw:layer="layout" svg:x1="15.663cm" svg:y1="9.737cm" svg:x2="15.663cm" svg:y2="12.065cm">
          <text:p/>
        </draw:line>
        <draw:line draw:style-name="gr6" draw:text-style-name="P8" draw:layer="layout" svg:x1="21.378cm" svg:y1="9.737cm" svg:x2="21.378cm" svg:y2="12.065cm">
          <text:p/>
        </draw:line>
        <draw:line draw:style-name="gr5" draw:text-style-name="P8" draw:layer="layout" svg:x1="15.663cm" svg:y1="13.758cm" svg:x2="15.663cm" svg:y2="16.087cm">
          <text:p/>
        </draw:line>
        <draw:line draw:style-name="gr6" draw:text-style-name="P8" draw:layer="layout" svg:x1="21.378cm" svg:y1="13.758cm" svg:x2="21.378cm" svg:y2="16.087cm">
          <text:p/>
        </draw:line>
        <draw:line draw:style-name="gr3" draw:text-style-name="P8" draw:layer="layout" svg:x1="5.292cm" svg:y1="9.102cm" svg:x2="9.525cm" svg:y2="9.102cm">
          <text:p/>
        </draw:line>
        <draw:line draw:style-name="gr3" draw:text-style-name="P8" draw:layer="layout" svg:x1="5.08cm" svg:y1="12.912cm" svg:x2="9.525cm" svg:y2="12.912cm">
          <text:p/>
        </draw:line>
        <draw:line draw:style-name="gr5" draw:text-style-name="P8" draw:layer="layout" svg:x1="5.927cm" svg:y1="16.933cm" svg:x2="9.737cm" svg:y2="16.933cm">
          <text:p/>
        </draw:line>
        <draw:line draw:style-name="gr5" draw:text-style-name="P8" draw:layer="layout" svg:x1="16.722cm" svg:y1="17.145cm" svg:x2="20.955cm" svg:y2="17.145cm">
          <text:p/>
        </draw:line>
        <draw:line draw:style-name="gr3" draw:text-style-name="P8" draw:layer="layout" svg:x1="10.583cm" svg:y1="12.912cm" svg:x2="15.028cm" svg:y2="12.912cm">
          <text:p/>
        </draw:line>
        <draw:line draw:style-name="gr3" draw:text-style-name="P8" draw:layer="layout" svg:x1="5.08cm" svg:y1="5.503cm" svg:x2="9.737cm" svg:y2="8.89cm">
          <text:p/>
        </draw:line>
        <draw:line draw:style-name="gr3" draw:text-style-name="P8" draw:layer="layout" svg:x1="5.08cm" svg:y1="13.335cm" svg:x2="9.737cm" svg:y2="16.51cm">
          <text:p/>
        </draw:line>
        <draw:line draw:style-name="gr3" draw:text-style-name="P8" draw:layer="layout" svg:x1="10.583cm" svg:y1="12.488cm" svg:x2="15.028cm" svg:y2="9.102cm">
          <text:p/>
        </draw:line>
        <draw:line draw:style-name="gr3" draw:text-style-name="P8" draw:layer="layout" svg:x1="16.51cm" svg:y1="8.678cm" svg:x2="20.532cm" svg:y2="5.292cm">
          <text:p/>
        </draw:line>
        <draw:line draw:style-name="gr5" draw:text-style-name="P8" draw:layer="layout" svg:x1="11.324cm" svg:y1="16.722cm" svg:x2="15.24cm" svg:y2="13.758cm">
          <text:p/>
        </draw:line>
        <draw:line draw:style-name="gr3" draw:text-style-name="P8" draw:layer="layout" svg:x1="20.742cm" svg:y1="12.911cm" svg:x2="16.297cm" svg:y2="9.524cm">
          <text:p/>
        </draw:lin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>
        <draw:frame presentation:style-name="pr8" draw:text-style-name="P2" draw:layer="layout" svg:width="24.681cm" svg:height="2.541cm" svg:x="0.718cm" svg:y="0.635cm" presentation:class="title" presentation:user-transformed="true">
          <draw:text-box>
            <text:p text:style-name="P1">Example</text:p>
          </draw:text-box>
        </draw:frame>
        <draw:custom-shape draw:style-name="gr4" draw:text-style-name="P7" draw:layer="layout" svg:width="1.319cm" svg:height="1.515cm" svg:x="3.832cm" svg:y="4.07cm">
          <text:p text:style-name="P1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256cm" svg:height="1.515cm" svg:x="9.428cm" svg:y="4.022cm">
          <text:p text:style-name="P1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256cm" svg:height="1.515cm" svg:x="14.839cm" svg:y="4.022cm">
          <text:p text:style-name="P1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20.531cm" svg:y="4.022cm">
          <text:p text:style-name="P1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92cm" svg:height="1.515cm" svg:x="4.043cm" svg:y="8.092cm">
          <text:p text:style-name="P1"><text:span text:style-name="T3">E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9.638cm" svg:y="8.043cm">
          <text:p text:style-name="P1"><text:span text:style-name="T3">F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8.043cm">
          <text:p text:style-name="P1"><text:span text:style-name="T3">G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20.743cm" svg:y="8.043cm">
          <text:p text:style-name="P1"><text:span text:style-name="T3">H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0.879cm" svg:height="1.515cm" svg:x="4.043cm" svg:y="12.091cm">
          <text:p text:style-name="P1"><text:span text:style-name="T3">I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0.942cm" svg:height="1.515cm" svg:x="9.64cm" svg:y="12.043cm">
          <text:p text:style-name="P1"><text:span text:style-name="T3">J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15.05cm" svg:y="12.043cm">
          <text:p text:style-name="P1"><text:span text:style-name="T3">K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92cm" svg:height="1.515cm" svg:x="20.742cm" svg:y="12.043cm">
          <text:p text:style-name="P1"><text:span text:style-name="T3">L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505cm" svg:height="1.515cm" svg:x="4.257cm" svg:y="16.113cm">
          <text:p text:style-name="P1"><text:span text:style-name="T3">M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9.851cm" svg:y="16.065cm">
          <text:p text:style-name="P1"><text:span text:style-name="T3">N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15.262cm" svg:y="16.065cm">
          <text:p text:style-name="P1"><text:span text:style-name="T3">O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33cm" svg:height="1.515cm" svg:x="20.953cm" svg:y="16.065cm">
          <text:p text:style-name="P1"><text:span text:style-name="T3">P</text:span></text:p>
          <draw:enhanced-geometry svg:viewBox="0 0 21600 21600" draw:type="mso-spt202" draw:enhanced-path="M 0 0 L 21600 0 21600 21600 0 21600 0 0 Z N"/>
        </draw:custom-shape>
        <draw:line draw:style-name="gr3" draw:text-style-name="P8" draw:layer="layout" svg:x1="5.173cm" svg:y1="4.846cm" svg:x2="9.406cm" svg:y2="4.846cm">
          <text:p/>
        </draw:line>
        <draw:line draw:style-name="gr3" draw:text-style-name="P8" draw:layer="layout" svg:x1="10.676cm" svg:y1="4.846cm" svg:x2="14.909cm" svg:y2="4.846cm">
          <text:p/>
        </draw:line>
        <draw:line draw:style-name="gr6" draw:text-style-name="P8" draw:layer="layout" svg:x1="16.179cm" svg:y1="4.846cm" svg:x2="20.413cm" svg:y2="4.846cm">
          <text:p/>
        </draw:line>
        <draw:line draw:style-name="gr5" draw:text-style-name="P8" draw:layer="layout" svg:x1="4.445cm" svg:y1="5.715cm" svg:x2="4.445cm" svg:y2="8.043cm">
          <text:p/>
        </draw:line>
        <draw:line draw:style-name="gr3" draw:text-style-name="P8" draw:layer="layout" svg:x1="10.16cm" svg:y1="5.715cm" svg:x2="10.16cm" svg:y2="8.043cm">
          <text:p/>
        </draw:line>
        <draw:line draw:style-name="gr6" draw:text-style-name="P8" draw:layer="layout" svg:x1="21.378cm" svg:y1="5.715cm" svg:x2="21.378cm" svg:y2="8.043cm">
          <text:p/>
        </draw:line>
        <draw:line draw:style-name="gr5" draw:text-style-name="P8" draw:layer="layout" svg:x1="4.445cm" svg:y1="9.737cm" svg:x2="4.445cm" svg:y2="12.065cm">
          <text:p/>
        </draw:line>
        <draw:line draw:style-name="gr5" draw:text-style-name="P8" draw:layer="layout" svg:x1="4.445cm" svg:y1="13.758cm" svg:x2="4.445cm" svg:y2="16.087cm">
          <text:p/>
        </draw:line>
        <draw:line draw:style-name="gr3" draw:text-style-name="P8" draw:layer="layout" svg:x1="15.663cm" svg:y1="5.715cm" svg:x2="15.663cm" svg:y2="8.043cm">
          <text:p/>
        </draw:line>
        <draw:line draw:style-name="gr3" draw:text-style-name="P8" draw:layer="layout" svg:x1="15.663cm" svg:y1="9.737cm" svg:x2="15.663cm" svg:y2="12.065cm">
          <text:p/>
        </draw:line>
        <draw:line draw:style-name="gr6" draw:text-style-name="P8" draw:layer="layout" svg:x1="21.378cm" svg:y1="9.737cm" svg:x2="21.378cm" svg:y2="12.065cm">
          <text:p/>
        </draw:line>
        <draw:line draw:style-name="gr5" draw:text-style-name="P8" draw:layer="layout" svg:x1="15.663cm" svg:y1="13.758cm" svg:x2="15.663cm" svg:y2="16.087cm">
          <text:p/>
        </draw:line>
        <draw:line draw:style-name="gr6" draw:text-style-name="P8" draw:layer="layout" svg:x1="21.378cm" svg:y1="13.758cm" svg:x2="21.378cm" svg:y2="16.087cm">
          <text:p/>
        </draw:line>
        <draw:line draw:style-name="gr3" draw:text-style-name="P8" draw:layer="layout" svg:x1="5.292cm" svg:y1="9.102cm" svg:x2="9.525cm" svg:y2="9.102cm">
          <text:p/>
        </draw:line>
        <draw:line draw:style-name="gr3" draw:text-style-name="P8" draw:layer="layout" svg:x1="5.08cm" svg:y1="12.912cm" svg:x2="9.525cm" svg:y2="12.912cm">
          <text:p/>
        </draw:line>
        <draw:line draw:style-name="gr5" draw:text-style-name="P8" draw:layer="layout" svg:x1="5.927cm" svg:y1="16.933cm" svg:x2="9.737cm" svg:y2="16.933cm">
          <text:p/>
        </draw:line>
        <draw:line draw:style-name="gr5" draw:text-style-name="P8" draw:layer="layout" svg:x1="16.722cm" svg:y1="17.145cm" svg:x2="20.955cm" svg:y2="17.145cm">
          <text:p/>
        </draw:line>
        <draw:line draw:style-name="gr3" draw:text-style-name="P8" draw:layer="layout" svg:x1="10.583cm" svg:y1="12.912cm" svg:x2="15.028cm" svg:y2="12.912cm">
          <text:p/>
        </draw:line>
        <draw:line draw:style-name="gr3" draw:text-style-name="P8" draw:layer="layout" svg:x1="5.08cm" svg:y1="5.503cm" svg:x2="9.737cm" svg:y2="8.89cm">
          <text:p/>
        </draw:line>
        <draw:line draw:style-name="gr3" draw:text-style-name="P8" draw:layer="layout" svg:x1="5.08cm" svg:y1="13.335cm" svg:x2="9.737cm" svg:y2="16.51cm">
          <text:p/>
        </draw:line>
        <draw:line draw:style-name="gr3" draw:text-style-name="P8" draw:layer="layout" svg:x1="10.583cm" svg:y1="12.488cm" svg:x2="15.028cm" svg:y2="9.102cm">
          <text:p/>
        </draw:line>
        <draw:line draw:style-name="gr3" draw:text-style-name="P8" draw:layer="layout" svg:x1="16.51cm" svg:y1="8.678cm" svg:x2="20.532cm" svg:y2="5.292cm">
          <text:p/>
        </draw:line>
        <draw:line draw:style-name="gr5" draw:text-style-name="P8" draw:layer="layout" svg:x1="11.324cm" svg:y1="16.722cm" svg:x2="15.24cm" svg:y2="13.758cm">
          <text:p/>
        </draw:line>
        <draw:line draw:style-name="gr3" draw:text-style-name="P8" draw:layer="layout" svg:x1="20.742cm" svg:y1="12.911cm" svg:x2="16.297cm" svg:y2="9.524cm">
          <text:p/>
        </draw:lin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>
        <draw:frame presentation:style-name="pr8" draw:text-style-name="P2" draw:layer="layout" svg:width="24.681cm" svg:height="2.541cm" svg:x="0.718cm" svg:y="0.635cm" presentation:class="title" presentation:user-transformed="true">
          <draw:text-box>
            <text:p text:style-name="P1">Example</text:p>
          </draw:text-box>
        </draw:frame>
        <draw:custom-shape draw:style-name="gr4" draw:text-style-name="P7" draw:layer="layout" svg:width="1.319cm" svg:height="1.515cm" svg:x="3.832cm" svg:y="4.07cm">
          <text:p text:style-name="P1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256cm" svg:height="1.515cm" svg:x="9.428cm" svg:y="4.022cm">
          <text:p text:style-name="P1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256cm" svg:height="1.515cm" svg:x="14.839cm" svg:y="4.022cm">
          <text:p text:style-name="P1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20.531cm" svg:y="4.022cm">
          <text:p text:style-name="P1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92cm" svg:height="1.515cm" svg:x="4.043cm" svg:y="8.092cm">
          <text:p text:style-name="P1"><text:span text:style-name="T3">E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9.638cm" svg:y="8.043cm">
          <text:p text:style-name="P1"><text:span text:style-name="T3">F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8.043cm">
          <text:p text:style-name="P1"><text:span text:style-name="T3">G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20.743cm" svg:y="8.043cm">
          <text:p text:style-name="P1"><text:span text:style-name="T3">H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0.879cm" svg:height="1.515cm" svg:x="4.043cm" svg:y="12.091cm">
          <text:p text:style-name="P1"><text:span text:style-name="T3">I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0.942cm" svg:height="1.515cm" svg:x="9.64cm" svg:y="12.043cm">
          <text:p text:style-name="P1"><text:span text:style-name="T3">J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15.05cm" svg:y="12.043cm">
          <text:p text:style-name="P1"><text:span text:style-name="T3">K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92cm" svg:height="1.515cm" svg:x="20.742cm" svg:y="12.043cm">
          <text:p text:style-name="P1"><text:span text:style-name="T3">L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505cm" svg:height="1.515cm" svg:x="4.257cm" svg:y="16.113cm">
          <text:p text:style-name="P1"><text:span text:style-name="T3">M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9.851cm" svg:y="16.065cm">
          <text:p text:style-name="P1"><text:span text:style-name="T3">N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15.262cm" svg:y="16.065cm">
          <text:p text:style-name="P1"><text:span text:style-name="T3">O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33cm" svg:height="1.515cm" svg:x="20.953cm" svg:y="16.065cm">
          <text:p text:style-name="P1"><text:span text:style-name="T3">P</text:span></text:p>
          <draw:enhanced-geometry svg:viewBox="0 0 21600 21600" draw:type="mso-spt202" draw:enhanced-path="M 0 0 L 21600 0 21600 21600 0 21600 0 0 Z N"/>
        </draw:custom-shape>
        <draw:line draw:style-name="gr3" draw:text-style-name="P8" draw:layer="layout" svg:x1="5.173cm" svg:y1="4.846cm" svg:x2="9.406cm" svg:y2="4.846cm">
          <text:p/>
        </draw:line>
        <draw:line draw:style-name="gr6" draw:text-style-name="P8" draw:layer="layout" svg:x1="10.676cm" svg:y1="4.846cm" svg:x2="14.909cm" svg:y2="4.846cm">
          <text:p/>
        </draw:line>
        <draw:line draw:style-name="gr6" draw:text-style-name="P8" draw:layer="layout" svg:x1="16.179cm" svg:y1="4.846cm" svg:x2="20.413cm" svg:y2="4.846cm">
          <text:p/>
        </draw:line>
        <draw:line draw:style-name="gr5" draw:text-style-name="P8" draw:layer="layout" svg:x1="4.445cm" svg:y1="5.715cm" svg:x2="4.445cm" svg:y2="8.043cm">
          <text:p/>
        </draw:line>
        <draw:line draw:style-name="gr3" draw:text-style-name="P8" draw:layer="layout" svg:x1="10.16cm" svg:y1="5.715cm" svg:x2="10.16cm" svg:y2="8.043cm">
          <text:p/>
        </draw:line>
        <draw:line draw:style-name="gr6" draw:text-style-name="P8" draw:layer="layout" svg:x1="21.378cm" svg:y1="5.715cm" svg:x2="21.378cm" svg:y2="8.043cm">
          <text:p/>
        </draw:line>
        <draw:line draw:style-name="gr5" draw:text-style-name="P8" draw:layer="layout" svg:x1="4.445cm" svg:y1="9.737cm" svg:x2="4.445cm" svg:y2="12.065cm">
          <text:p/>
        </draw:line>
        <draw:line draw:style-name="gr5" draw:text-style-name="P8" draw:layer="layout" svg:x1="4.445cm" svg:y1="13.758cm" svg:x2="4.445cm" svg:y2="16.087cm">
          <text:p/>
        </draw:line>
        <draw:line draw:style-name="gr3" draw:text-style-name="P8" draw:layer="layout" svg:x1="15.663cm" svg:y1="5.715cm" svg:x2="15.663cm" svg:y2="8.043cm">
          <text:p/>
        </draw:line>
        <draw:line draw:style-name="gr3" draw:text-style-name="P8" draw:layer="layout" svg:x1="15.663cm" svg:y1="9.737cm" svg:x2="15.663cm" svg:y2="12.065cm">
          <text:p/>
        </draw:line>
        <draw:line draw:style-name="gr6" draw:text-style-name="P8" draw:layer="layout" svg:x1="21.378cm" svg:y1="9.737cm" svg:x2="21.378cm" svg:y2="12.065cm">
          <text:p/>
        </draw:line>
        <draw:line draw:style-name="gr5" draw:text-style-name="P8" draw:layer="layout" svg:x1="15.663cm" svg:y1="13.758cm" svg:x2="15.663cm" svg:y2="16.087cm">
          <text:p/>
        </draw:line>
        <draw:line draw:style-name="gr6" draw:text-style-name="P8" draw:layer="layout" svg:x1="21.378cm" svg:y1="13.758cm" svg:x2="21.378cm" svg:y2="16.087cm">
          <text:p/>
        </draw:line>
        <draw:line draw:style-name="gr3" draw:text-style-name="P8" draw:layer="layout" svg:x1="5.292cm" svg:y1="9.102cm" svg:x2="9.525cm" svg:y2="9.102cm">
          <text:p/>
        </draw:line>
        <draw:line draw:style-name="gr3" draw:text-style-name="P8" draw:layer="layout" svg:x1="5.08cm" svg:y1="12.912cm" svg:x2="9.525cm" svg:y2="12.912cm">
          <text:p/>
        </draw:line>
        <draw:line draw:style-name="gr5" draw:text-style-name="P8" draw:layer="layout" svg:x1="5.927cm" svg:y1="16.933cm" svg:x2="9.737cm" svg:y2="16.933cm">
          <text:p/>
        </draw:line>
        <draw:line draw:style-name="gr5" draw:text-style-name="P8" draw:layer="layout" svg:x1="16.722cm" svg:y1="17.145cm" svg:x2="20.955cm" svg:y2="17.145cm">
          <text:p/>
        </draw:line>
        <draw:line draw:style-name="gr3" draw:text-style-name="P8" draw:layer="layout" svg:x1="10.583cm" svg:y1="12.912cm" svg:x2="15.028cm" svg:y2="12.912cm">
          <text:p/>
        </draw:line>
        <draw:line draw:style-name="gr3" draw:text-style-name="P8" draw:layer="layout" svg:x1="5.08cm" svg:y1="5.503cm" svg:x2="9.737cm" svg:y2="8.89cm">
          <text:p/>
        </draw:line>
        <draw:line draw:style-name="gr3" draw:text-style-name="P8" draw:layer="layout" svg:x1="5.08cm" svg:y1="13.335cm" svg:x2="9.737cm" svg:y2="16.51cm">
          <text:p/>
        </draw:line>
        <draw:line draw:style-name="gr3" draw:text-style-name="P8" draw:layer="layout" svg:x1="10.583cm" svg:y1="12.488cm" svg:x2="15.028cm" svg:y2="9.102cm">
          <text:p/>
        </draw:line>
        <draw:line draw:style-name="gr3" draw:text-style-name="P8" draw:layer="layout" svg:x1="16.51cm" svg:y1="8.678cm" svg:x2="20.532cm" svg:y2="5.292cm">
          <text:p/>
        </draw:line>
        <draw:line draw:style-name="gr5" draw:text-style-name="P8" draw:layer="layout" svg:x1="11.324cm" svg:y1="16.722cm" svg:x2="15.24cm" svg:y2="13.758cm">
          <text:p/>
        </draw:line>
        <draw:line draw:style-name="gr3" draw:text-style-name="P8" draw:layer="layout" svg:x1="20.742cm" svg:y1="12.911cm" svg:x2="16.297cm" svg:y2="9.524cm">
          <text:p/>
        </draw:lin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>
        <draw:frame presentation:style-name="pr8" draw:text-style-name="P2" draw:layer="layout" svg:width="24.681cm" svg:height="2.541cm" svg:x="0.718cm" svg:y="0.635cm" presentation:class="title" presentation:user-transformed="true">
          <draw:text-box>
            <text:p text:style-name="P1">Example</text:p>
          </draw:text-box>
        </draw:frame>
        <draw:custom-shape draw:style-name="gr4" draw:text-style-name="P7" draw:layer="layout" svg:width="1.319cm" svg:height="1.515cm" svg:x="3.832cm" svg:y="4.07cm">
          <text:p text:style-name="P1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256cm" svg:height="1.515cm" svg:x="9.428cm" svg:y="4.022cm">
          <text:p text:style-name="P1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256cm" svg:height="1.515cm" svg:x="14.839cm" svg:y="4.022cm">
          <text:p text:style-name="P1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20.531cm" svg:y="4.022cm">
          <text:p text:style-name="P1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92cm" svg:height="1.515cm" svg:x="4.043cm" svg:y="8.092cm">
          <text:p text:style-name="P1"><text:span text:style-name="T3">E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9.638cm" svg:y="8.043cm">
          <text:p text:style-name="P1"><text:span text:style-name="T3">F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8.043cm">
          <text:p text:style-name="P1"><text:span text:style-name="T3">G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20.743cm" svg:y="8.043cm">
          <text:p text:style-name="P1"><text:span text:style-name="T3">H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0.879cm" svg:height="1.515cm" svg:x="4.043cm" svg:y="12.091cm">
          <text:p text:style-name="P1"><text:span text:style-name="T3">I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0.942cm" svg:height="1.515cm" svg:x="9.64cm" svg:y="12.043cm">
          <text:p text:style-name="P1"><text:span text:style-name="T3">J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15.05cm" svg:y="12.043cm">
          <text:p text:style-name="P1"><text:span text:style-name="T3">K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92cm" svg:height="1.515cm" svg:x="20.742cm" svg:y="12.043cm">
          <text:p text:style-name="P1"><text:span text:style-name="T3">L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505cm" svg:height="1.515cm" svg:x="4.257cm" svg:y="16.113cm">
          <text:p text:style-name="P1"><text:span text:style-name="T3">M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9.851cm" svg:y="16.065cm">
          <text:p text:style-name="P1"><text:span text:style-name="T3">N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15.262cm" svg:y="16.065cm">
          <text:p text:style-name="P1"><text:span text:style-name="T3">O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33cm" svg:height="1.515cm" svg:x="20.953cm" svg:y="16.065cm">
          <text:p text:style-name="P1"><text:span text:style-name="T3">P</text:span></text:p>
          <draw:enhanced-geometry svg:viewBox="0 0 21600 21600" draw:type="mso-spt202" draw:enhanced-path="M 0 0 L 21600 0 21600 21600 0 21600 0 0 Z N"/>
        </draw:custom-shape>
        <draw:line draw:style-name="gr3" draw:text-style-name="P8" draw:layer="layout" svg:x1="5.173cm" svg:y1="4.846cm" svg:x2="9.406cm" svg:y2="4.846cm">
          <text:p/>
        </draw:line>
        <draw:line draw:style-name="gr6" draw:text-style-name="P8" draw:layer="layout" svg:x1="10.676cm" svg:y1="4.846cm" svg:x2="14.909cm" svg:y2="4.846cm">
          <text:p/>
        </draw:line>
        <draw:line draw:style-name="gr6" draw:text-style-name="P8" draw:layer="layout" svg:x1="16.179cm" svg:y1="4.846cm" svg:x2="20.413cm" svg:y2="4.846cm">
          <text:p/>
        </draw:line>
        <draw:line draw:style-name="gr5" draw:text-style-name="P8" draw:layer="layout" svg:x1="4.445cm" svg:y1="5.715cm" svg:x2="4.445cm" svg:y2="8.043cm">
          <text:p/>
        </draw:line>
        <draw:line draw:style-name="gr3" draw:text-style-name="P8" draw:layer="layout" svg:x1="10.16cm" svg:y1="5.715cm" svg:x2="10.16cm" svg:y2="8.043cm">
          <text:p/>
        </draw:line>
        <draw:line draw:style-name="gr6" draw:text-style-name="P8" draw:layer="layout" svg:x1="21.378cm" svg:y1="5.715cm" svg:x2="21.378cm" svg:y2="8.043cm">
          <text:p/>
        </draw:line>
        <draw:line draw:style-name="gr5" draw:text-style-name="P8" draw:layer="layout" svg:x1="4.445cm" svg:y1="9.737cm" svg:x2="4.445cm" svg:y2="12.065cm">
          <text:p/>
        </draw:line>
        <draw:line draw:style-name="gr5" draw:text-style-name="P8" draw:layer="layout" svg:x1="4.445cm" svg:y1="13.758cm" svg:x2="4.445cm" svg:y2="16.087cm">
          <text:p/>
        </draw:line>
        <draw:line draw:style-name="gr3" draw:text-style-name="P8" draw:layer="layout" svg:x1="15.663cm" svg:y1="5.715cm" svg:x2="15.663cm" svg:y2="8.043cm">
          <text:p/>
        </draw:line>
        <draw:line draw:style-name="gr3" draw:text-style-name="P8" draw:layer="layout" svg:x1="15.663cm" svg:y1="9.737cm" svg:x2="15.663cm" svg:y2="12.065cm">
          <text:p/>
        </draw:line>
        <draw:line draw:style-name="gr6" draw:text-style-name="P8" draw:layer="layout" svg:x1="21.378cm" svg:y1="9.737cm" svg:x2="21.378cm" svg:y2="12.065cm">
          <text:p/>
        </draw:line>
        <draw:line draw:style-name="gr5" draw:text-style-name="P8" draw:layer="layout" svg:x1="15.663cm" svg:y1="13.758cm" svg:x2="15.663cm" svg:y2="16.087cm">
          <text:p/>
        </draw:line>
        <draw:line draw:style-name="gr6" draw:text-style-name="P8" draw:layer="layout" svg:x1="21.378cm" svg:y1="13.758cm" svg:x2="21.378cm" svg:y2="16.087cm">
          <text:p/>
        </draw:line>
        <draw:line draw:style-name="gr3" draw:text-style-name="P8" draw:layer="layout" svg:x1="5.292cm" svg:y1="9.102cm" svg:x2="9.525cm" svg:y2="9.102cm">
          <text:p/>
        </draw:line>
        <draw:line draw:style-name="gr3" draw:text-style-name="P8" draw:layer="layout" svg:x1="5.08cm" svg:y1="12.912cm" svg:x2="9.525cm" svg:y2="12.912cm">
          <text:p/>
        </draw:line>
        <draw:line draw:style-name="gr5" draw:text-style-name="P8" draw:layer="layout" svg:x1="5.927cm" svg:y1="16.933cm" svg:x2="9.737cm" svg:y2="16.933cm">
          <text:p/>
        </draw:line>
        <draw:line draw:style-name="gr5" draw:text-style-name="P8" draw:layer="layout" svg:x1="16.722cm" svg:y1="17.145cm" svg:x2="20.955cm" svg:y2="17.145cm">
          <text:p/>
        </draw:line>
        <draw:line draw:style-name="gr3" draw:text-style-name="P8" draw:layer="layout" svg:x1="10.583cm" svg:y1="12.912cm" svg:x2="15.028cm" svg:y2="12.912cm">
          <text:p/>
        </draw:line>
        <draw:line draw:style-name="gr3" draw:text-style-name="P8" draw:layer="layout" svg:x1="5.08cm" svg:y1="5.503cm" svg:x2="9.737cm" svg:y2="8.89cm">
          <text:p/>
        </draw:line>
        <draw:line draw:style-name="gr3" draw:text-style-name="P8" draw:layer="layout" svg:x1="5.08cm" svg:y1="13.335cm" svg:x2="9.737cm" svg:y2="16.51cm">
          <text:p/>
        </draw:line>
        <draw:line draw:style-name="gr3" draw:text-style-name="P8" draw:layer="layout" svg:x1="10.583cm" svg:y1="12.488cm" svg:x2="15.028cm" svg:y2="9.102cm">
          <text:p/>
        </draw:line>
        <draw:line draw:style-name="gr3" draw:text-style-name="P8" draw:layer="layout" svg:x1="16.51cm" svg:y1="8.678cm" svg:x2="20.532cm" svg:y2="5.292cm">
          <text:p/>
        </draw:line>
        <draw:line draw:style-name="gr5" draw:text-style-name="P8" draw:layer="layout" svg:x1="11.324cm" svg:y1="16.722cm" svg:x2="15.24cm" svg:y2="13.758cm">
          <text:p/>
        </draw:line>
        <draw:line draw:style-name="gr3" draw:text-style-name="P8" draw:layer="layout" svg:x1="20.742cm" svg:y1="12.911cm" svg:x2="16.297cm" svg:y2="9.524cm">
          <text:p/>
        </draw:lin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>
        <draw:frame presentation:style-name="pr8" draw:text-style-name="P2" draw:layer="layout" svg:width="24.681cm" svg:height="2.541cm" svg:x="0.718cm" svg:y="0.635cm" presentation:class="title" presentation:user-transformed="true">
          <draw:text-box>
            <text:p text:style-name="P1">Example</text:p>
          </draw:text-box>
        </draw:frame>
        <draw:custom-shape draw:style-name="gr4" draw:text-style-name="P7" draw:layer="layout" svg:width="1.319cm" svg:height="1.515cm" svg:x="3.832cm" svg:y="4.07cm">
          <text:p text:style-name="P1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256cm" svg:height="1.515cm" svg:x="9.428cm" svg:y="4.022cm">
          <text:p text:style-name="P1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256cm" svg:height="1.515cm" svg:x="14.839cm" svg:y="4.022cm">
          <text:p text:style-name="P1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20.531cm" svg:y="4.022cm">
          <text:p text:style-name="P1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92cm" svg:height="1.515cm" svg:x="4.043cm" svg:y="8.092cm">
          <text:p text:style-name="P1"><text:span text:style-name="T3">E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9.638cm" svg:y="8.043cm">
          <text:p text:style-name="P1"><text:span text:style-name="T3">F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8.043cm">
          <text:p text:style-name="P1"><text:span text:style-name="T3">G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20.743cm" svg:y="8.043cm">
          <text:p text:style-name="P1"><text:span text:style-name="T3">H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0.879cm" svg:height="1.515cm" svg:x="4.043cm" svg:y="12.091cm">
          <text:p text:style-name="P1"><text:span text:style-name="T3">I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0.942cm" svg:height="1.515cm" svg:x="9.64cm" svg:y="12.043cm">
          <text:p text:style-name="P1"><text:span text:style-name="T3">J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15.05cm" svg:y="12.043cm">
          <text:p text:style-name="P1"><text:span text:style-name="T3">K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92cm" svg:height="1.515cm" svg:x="20.742cm" svg:y="12.043cm">
          <text:p text:style-name="P1"><text:span text:style-name="T3">L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505cm" svg:height="1.515cm" svg:x="4.257cm" svg:y="16.113cm">
          <text:p text:style-name="P1"><text:span text:style-name="T3">M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9.851cm" svg:y="16.065cm">
          <text:p text:style-name="P1"><text:span text:style-name="T3">N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15.262cm" svg:y="16.065cm">
          <text:p text:style-name="P1"><text:span text:style-name="T3">O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33cm" svg:height="1.515cm" svg:x="20.953cm" svg:y="16.065cm">
          <text:p text:style-name="P1"><text:span text:style-name="T3">P</text:span></text:p>
          <draw:enhanced-geometry svg:viewBox="0 0 21600 21600" draw:type="mso-spt202" draw:enhanced-path="M 0 0 L 21600 0 21600 21600 0 21600 0 0 Z N"/>
        </draw:custom-shape>
        <draw:line draw:style-name="gr7" draw:text-style-name="P8" draw:layer="layout" svg:x1="5.173cm" svg:y1="4.846cm" svg:x2="9.406cm" svg:y2="4.846cm">
          <text:p/>
        </draw:line>
        <draw:line draw:style-name="gr6" draw:text-style-name="P8" draw:layer="layout" svg:x1="10.676cm" svg:y1="4.846cm" svg:x2="14.909cm" svg:y2="4.846cm">
          <text:p/>
        </draw:line>
        <draw:line draw:style-name="gr6" draw:text-style-name="P8" draw:layer="layout" svg:x1="16.179cm" svg:y1="4.846cm" svg:x2="20.413cm" svg:y2="4.846cm">
          <text:p/>
        </draw:line>
        <draw:line draw:style-name="gr5" draw:text-style-name="P8" draw:layer="layout" svg:x1="4.445cm" svg:y1="5.715cm" svg:x2="4.445cm" svg:y2="8.043cm">
          <text:p/>
        </draw:line>
        <draw:line draw:style-name="gr3" draw:text-style-name="P8" draw:layer="layout" svg:x1="10.16cm" svg:y1="5.715cm" svg:x2="10.16cm" svg:y2="8.043cm">
          <text:p/>
        </draw:line>
        <draw:line draw:style-name="gr6" draw:text-style-name="P8" draw:layer="layout" svg:x1="21.378cm" svg:y1="5.715cm" svg:x2="21.378cm" svg:y2="8.043cm">
          <text:p/>
        </draw:line>
        <draw:line draw:style-name="gr5" draw:text-style-name="P8" draw:layer="layout" svg:x1="4.445cm" svg:y1="9.737cm" svg:x2="4.445cm" svg:y2="12.065cm">
          <text:p/>
        </draw:line>
        <draw:line draw:style-name="gr5" draw:text-style-name="P8" draw:layer="layout" svg:x1="4.445cm" svg:y1="13.758cm" svg:x2="4.445cm" svg:y2="16.087cm">
          <text:p/>
        </draw:line>
        <draw:line draw:style-name="gr3" draw:text-style-name="P8" draw:layer="layout" svg:x1="15.663cm" svg:y1="5.715cm" svg:x2="15.663cm" svg:y2="8.043cm">
          <text:p/>
        </draw:line>
        <draw:line draw:style-name="gr3" draw:text-style-name="P8" draw:layer="layout" svg:x1="15.663cm" svg:y1="9.737cm" svg:x2="15.663cm" svg:y2="12.065cm">
          <text:p/>
        </draw:line>
        <draw:line draw:style-name="gr6" draw:text-style-name="P8" draw:layer="layout" svg:x1="21.378cm" svg:y1="9.737cm" svg:x2="21.378cm" svg:y2="12.065cm">
          <text:p/>
        </draw:line>
        <draw:line draw:style-name="gr5" draw:text-style-name="P8" draw:layer="layout" svg:x1="15.663cm" svg:y1="13.758cm" svg:x2="15.663cm" svg:y2="16.087cm">
          <text:p/>
        </draw:line>
        <draw:line draw:style-name="gr6" draw:text-style-name="P8" draw:layer="layout" svg:x1="21.378cm" svg:y1="13.758cm" svg:x2="21.378cm" svg:y2="16.087cm">
          <text:p/>
        </draw:line>
        <draw:line draw:style-name="gr3" draw:text-style-name="P8" draw:layer="layout" svg:x1="5.292cm" svg:y1="9.102cm" svg:x2="9.525cm" svg:y2="9.102cm">
          <text:p/>
        </draw:line>
        <draw:line draw:style-name="gr3" draw:text-style-name="P8" draw:layer="layout" svg:x1="5.08cm" svg:y1="12.912cm" svg:x2="9.525cm" svg:y2="12.912cm">
          <text:p/>
        </draw:line>
        <draw:line draw:style-name="gr5" draw:text-style-name="P8" draw:layer="layout" svg:x1="5.927cm" svg:y1="16.933cm" svg:x2="9.737cm" svg:y2="16.933cm">
          <text:p/>
        </draw:line>
        <draw:line draw:style-name="gr5" draw:text-style-name="P8" draw:layer="layout" svg:x1="16.722cm" svg:y1="17.145cm" svg:x2="20.955cm" svg:y2="17.145cm">
          <text:p/>
        </draw:line>
        <draw:line draw:style-name="gr3" draw:text-style-name="P8" draw:layer="layout" svg:x1="10.583cm" svg:y1="12.912cm" svg:x2="15.028cm" svg:y2="12.912cm">
          <text:p/>
        </draw:line>
        <draw:line draw:style-name="gr3" draw:text-style-name="P8" draw:layer="layout" svg:x1="5.08cm" svg:y1="5.503cm" svg:x2="9.737cm" svg:y2="8.89cm">
          <text:p/>
        </draw:line>
        <draw:line draw:style-name="gr3" draw:text-style-name="P8" draw:layer="layout" svg:x1="5.08cm" svg:y1="13.335cm" svg:x2="9.737cm" svg:y2="16.51cm">
          <text:p/>
        </draw:line>
        <draw:line draw:style-name="gr3" draw:text-style-name="P8" draw:layer="layout" svg:x1="10.583cm" svg:y1="12.488cm" svg:x2="15.028cm" svg:y2="9.102cm">
          <text:p/>
        </draw:line>
        <draw:line draw:style-name="gr3" draw:text-style-name="P8" draw:layer="layout" svg:x1="16.51cm" svg:y1="8.678cm" svg:x2="20.532cm" svg:y2="5.292cm">
          <text:p/>
        </draw:line>
        <draw:line draw:style-name="gr5" draw:text-style-name="P8" draw:layer="layout" svg:x1="11.324cm" svg:y1="16.722cm" svg:x2="15.24cm" svg:y2="13.758cm">
          <text:p/>
        </draw:line>
        <draw:line draw:style-name="gr3" draw:text-style-name="P8" draw:layer="layout" svg:x1="20.742cm" svg:y1="12.911cm" svg:x2="16.297cm" svg:y2="9.524cm">
          <text:p/>
        </draw:lin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>
        <draw:frame presentation:style-name="pr8" draw:text-style-name="P2" draw:layer="layout" svg:width="24.681cm" svg:height="2.541cm" svg:x="0.718cm" svg:y="0.635cm" presentation:class="title" presentation:user-transformed="true">
          <draw:text-box>
            <text:p text:style-name="P1">Example</text:p>
          </draw:text-box>
        </draw:frame>
        <draw:custom-shape draw:style-name="gr4" draw:text-style-name="P7" draw:layer="layout" svg:width="1.319cm" svg:height="1.515cm" svg:x="3.832cm" svg:y="4.07cm">
          <text:p text:style-name="P1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256cm" svg:height="1.515cm" svg:x="9.428cm" svg:y="4.022cm">
          <text:p text:style-name="P1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256cm" svg:height="1.515cm" svg:x="14.839cm" svg:y="4.022cm">
          <text:p text:style-name="P1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20.531cm" svg:y="4.022cm">
          <text:p text:style-name="P1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92cm" svg:height="1.515cm" svg:x="4.043cm" svg:y="8.092cm">
          <text:p text:style-name="P1"><text:span text:style-name="T3">E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9.638cm" svg:y="8.043cm">
          <text:p text:style-name="P1"><text:span text:style-name="T3">F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8.043cm">
          <text:p text:style-name="P1"><text:span text:style-name="T3">G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20.743cm" svg:y="8.043cm">
          <text:p text:style-name="P1"><text:span text:style-name="T3">H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0.879cm" svg:height="1.515cm" svg:x="4.043cm" svg:y="12.091cm">
          <text:p text:style-name="P1"><text:span text:style-name="T3">I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0.942cm" svg:height="1.515cm" svg:x="9.64cm" svg:y="12.043cm">
          <text:p text:style-name="P1"><text:span text:style-name="T3">J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15.05cm" svg:y="12.043cm">
          <text:p text:style-name="P1"><text:span text:style-name="T3">K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92cm" svg:height="1.515cm" svg:x="20.742cm" svg:y="12.043cm">
          <text:p text:style-name="P1"><text:span text:style-name="T3">L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505cm" svg:height="1.515cm" svg:x="4.257cm" svg:y="16.113cm">
          <text:p text:style-name="P1"><text:span text:style-name="T3">M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9.851cm" svg:y="16.065cm">
          <text:p text:style-name="P1"><text:span text:style-name="T3">N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15.262cm" svg:y="16.065cm">
          <text:p text:style-name="P1"><text:span text:style-name="T3">O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33cm" svg:height="1.515cm" svg:x="20.953cm" svg:y="16.065cm">
          <text:p text:style-name="P1"><text:span text:style-name="T3">P</text:span></text:p>
          <draw:enhanced-geometry svg:viewBox="0 0 21600 21600" draw:type="mso-spt202" draw:enhanced-path="M 0 0 L 21600 0 21600 21600 0 21600 0 0 Z N"/>
        </draw:custom-shape>
        <draw:line draw:style-name="gr7" draw:text-style-name="P8" draw:layer="layout" svg:x1="5.173cm" svg:y1="4.846cm" svg:x2="9.406cm" svg:y2="4.846cm">
          <text:p/>
        </draw:line>
        <draw:line draw:style-name="gr6" draw:text-style-name="P8" draw:layer="layout" svg:x1="10.676cm" svg:y1="4.846cm" svg:x2="14.909cm" svg:y2="4.846cm">
          <text:p/>
        </draw:line>
        <draw:line draw:style-name="gr6" draw:text-style-name="P8" draw:layer="layout" svg:x1="16.179cm" svg:y1="4.846cm" svg:x2="20.413cm" svg:y2="4.846cm">
          <text:p/>
        </draw:line>
        <draw:line draw:style-name="gr5" draw:text-style-name="P8" draw:layer="layout" svg:x1="4.445cm" svg:y1="5.715cm" svg:x2="4.445cm" svg:y2="8.043cm">
          <text:p/>
        </draw:line>
        <draw:line draw:style-name="gr5" draw:text-style-name="P8" draw:layer="layout" svg:x1="10.16cm" svg:y1="5.715cm" svg:x2="10.16cm" svg:y2="8.043cm">
          <text:p/>
        </draw:line>
        <draw:line draw:style-name="gr6" draw:text-style-name="P8" draw:layer="layout" svg:x1="21.378cm" svg:y1="5.715cm" svg:x2="21.378cm" svg:y2="8.043cm">
          <text:p/>
        </draw:line>
        <draw:line draw:style-name="gr5" draw:text-style-name="P8" draw:layer="layout" svg:x1="4.445cm" svg:y1="9.737cm" svg:x2="4.445cm" svg:y2="12.065cm">
          <text:p/>
        </draw:line>
        <draw:line draw:style-name="gr5" draw:text-style-name="P8" draw:layer="layout" svg:x1="4.445cm" svg:y1="13.758cm" svg:x2="4.445cm" svg:y2="16.087cm">
          <text:p/>
        </draw:line>
        <draw:line draw:style-name="gr3" draw:text-style-name="P8" draw:layer="layout" svg:x1="15.663cm" svg:y1="5.715cm" svg:x2="15.663cm" svg:y2="8.043cm">
          <text:p/>
        </draw:line>
        <draw:line draw:style-name="gr3" draw:text-style-name="P8" draw:layer="layout" svg:x1="15.663cm" svg:y1="9.737cm" svg:x2="15.663cm" svg:y2="12.065cm">
          <text:p/>
        </draw:line>
        <draw:line draw:style-name="gr6" draw:text-style-name="P8" draw:layer="layout" svg:x1="21.378cm" svg:y1="9.737cm" svg:x2="21.378cm" svg:y2="12.065cm">
          <text:p/>
        </draw:line>
        <draw:line draw:style-name="gr5" draw:text-style-name="P8" draw:layer="layout" svg:x1="15.663cm" svg:y1="13.758cm" svg:x2="15.663cm" svg:y2="16.087cm">
          <text:p/>
        </draw:line>
        <draw:line draw:style-name="gr6" draw:text-style-name="P8" draw:layer="layout" svg:x1="21.378cm" svg:y1="13.758cm" svg:x2="21.378cm" svg:y2="16.087cm">
          <text:p/>
        </draw:line>
        <draw:line draw:style-name="gr3" draw:text-style-name="P8" draw:layer="layout" svg:x1="5.292cm" svg:y1="9.102cm" svg:x2="9.525cm" svg:y2="9.102cm">
          <text:p/>
        </draw:line>
        <draw:line draw:style-name="gr3" draw:text-style-name="P8" draw:layer="layout" svg:x1="5.08cm" svg:y1="12.912cm" svg:x2="9.525cm" svg:y2="12.912cm">
          <text:p/>
        </draw:line>
        <draw:line draw:style-name="gr5" draw:text-style-name="P8" draw:layer="layout" svg:x1="5.927cm" svg:y1="16.933cm" svg:x2="9.737cm" svg:y2="16.933cm">
          <text:p/>
        </draw:line>
        <draw:line draw:style-name="gr5" draw:text-style-name="P8" draw:layer="layout" svg:x1="16.722cm" svg:y1="17.145cm" svg:x2="20.955cm" svg:y2="17.145cm">
          <text:p/>
        </draw:line>
        <draw:line draw:style-name="gr3" draw:text-style-name="P8" draw:layer="layout" svg:x1="10.583cm" svg:y1="12.912cm" svg:x2="15.028cm" svg:y2="12.912cm">
          <text:p/>
        </draw:line>
        <draw:line draw:style-name="gr3" draw:text-style-name="P8" draw:layer="layout" svg:x1="5.08cm" svg:y1="5.503cm" svg:x2="9.737cm" svg:y2="8.89cm">
          <text:p/>
        </draw:line>
        <draw:line draw:style-name="gr3" draw:text-style-name="P8" draw:layer="layout" svg:x1="5.08cm" svg:y1="13.335cm" svg:x2="9.737cm" svg:y2="16.51cm">
          <text:p/>
        </draw:line>
        <draw:line draw:style-name="gr3" draw:text-style-name="P8" draw:layer="layout" svg:x1="10.583cm" svg:y1="12.488cm" svg:x2="15.028cm" svg:y2="9.102cm">
          <text:p/>
        </draw:line>
        <draw:line draw:style-name="gr3" draw:text-style-name="P8" draw:layer="layout" svg:x1="16.51cm" svg:y1="8.678cm" svg:x2="20.532cm" svg:y2="5.292cm">
          <text:p/>
        </draw:line>
        <draw:line draw:style-name="gr5" draw:text-style-name="P8" draw:layer="layout" svg:x1="11.324cm" svg:y1="16.722cm" svg:x2="15.24cm" svg:y2="13.758cm">
          <text:p/>
        </draw:line>
        <draw:line draw:style-name="gr3" draw:text-style-name="P8" draw:layer="layout" svg:x1="20.742cm" svg:y1="12.911cm" svg:x2="16.297cm" svg:y2="9.524cm">
          <text:p/>
        </draw:lin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9">
        <draw:frame presentation:style-name="pr8" draw:text-style-name="P2" draw:layer="layout" svg:width="24.681cm" svg:height="2.541cm" svg:x="0.718cm" svg:y="0.635cm" presentation:class="title" presentation:user-transformed="true">
          <draw:text-box>
            <text:p text:style-name="P1">Example</text:p>
          </draw:text-box>
        </draw:frame>
        <draw:custom-shape draw:style-name="gr4" draw:text-style-name="P7" draw:layer="layout" svg:width="1.319cm" svg:height="1.515cm" svg:x="3.832cm" svg:y="4.07cm">
          <text:p text:style-name="P1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256cm" svg:height="1.515cm" svg:x="9.428cm" svg:y="4.022cm">
          <text:p text:style-name="P1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256cm" svg:height="1.515cm" svg:x="14.839cm" svg:y="4.022cm">
          <text:p text:style-name="P1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20.531cm" svg:y="4.022cm">
          <text:p text:style-name="P1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92cm" svg:height="1.515cm" svg:x="4.043cm" svg:y="8.092cm">
          <text:p text:style-name="P1"><text:span text:style-name="T3">E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33cm" svg:height="1.515cm" svg:x="9.638cm" svg:y="8.043cm">
          <text:p text:style-name="P1"><text:span text:style-name="T3">F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8.043cm">
          <text:p text:style-name="P1"><text:span text:style-name="T3">G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20.743cm" svg:y="8.043cm">
          <text:p text:style-name="P1"><text:span text:style-name="T3">H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0.879cm" svg:height="1.515cm" svg:x="4.043cm" svg:y="12.091cm">
          <text:p text:style-name="P1"><text:span text:style-name="T3">I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0.942cm" svg:height="1.515cm" svg:x="9.64cm" svg:y="12.043cm">
          <text:p text:style-name="P1"><text:span text:style-name="T3">J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15.05cm" svg:y="12.043cm">
          <text:p text:style-name="P1"><text:span text:style-name="T3">K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92cm" svg:height="1.515cm" svg:x="20.742cm" svg:y="12.043cm">
          <text:p text:style-name="P1"><text:span text:style-name="T3">L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505cm" svg:height="1.515cm" svg:x="4.257cm" svg:y="16.113cm">
          <text:p text:style-name="P1"><text:span text:style-name="T3">M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9.851cm" svg:y="16.065cm">
          <text:p text:style-name="P1"><text:span text:style-name="T3">N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15.262cm" svg:y="16.065cm">
          <text:p text:style-name="P1"><text:span text:style-name="T3">O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33cm" svg:height="1.515cm" svg:x="20.953cm" svg:y="16.065cm">
          <text:p text:style-name="P1"><text:span text:style-name="T3">P</text:span></text:p>
          <draw:enhanced-geometry svg:viewBox="0 0 21600 21600" draw:type="mso-spt202" draw:enhanced-path="M 0 0 L 21600 0 21600 21600 0 21600 0 0 Z N"/>
        </draw:custom-shape>
        <draw:line draw:style-name="gr7" draw:text-style-name="P8" draw:layer="layout" svg:x1="5.173cm" svg:y1="4.846cm" svg:x2="9.406cm" svg:y2="4.846cm">
          <text:p/>
        </draw:line>
        <draw:line draw:style-name="gr6" draw:text-style-name="P8" draw:layer="layout" svg:x1="10.676cm" svg:y1="4.846cm" svg:x2="14.909cm" svg:y2="4.846cm">
          <text:p/>
        </draw:line>
        <draw:line draw:style-name="gr6" draw:text-style-name="P8" draw:layer="layout" svg:x1="16.179cm" svg:y1="4.846cm" svg:x2="20.413cm" svg:y2="4.846cm">
          <text:p/>
        </draw:line>
        <draw:line draw:style-name="gr5" draw:text-style-name="P8" draw:layer="layout" svg:x1="4.445cm" svg:y1="5.715cm" svg:x2="4.445cm" svg:y2="8.043cm">
          <text:p/>
        </draw:line>
        <draw:line draw:style-name="gr5" draw:text-style-name="P8" draw:layer="layout" svg:x1="10.16cm" svg:y1="5.715cm" svg:x2="10.16cm" svg:y2="8.043cm">
          <text:p/>
        </draw:line>
        <draw:line draw:style-name="gr6" draw:text-style-name="P8" draw:layer="layout" svg:x1="21.378cm" svg:y1="5.715cm" svg:x2="21.378cm" svg:y2="8.043cm">
          <text:p/>
        </draw:line>
        <draw:line draw:style-name="gr5" draw:text-style-name="P8" draw:layer="layout" svg:x1="4.445cm" svg:y1="9.737cm" svg:x2="4.445cm" svg:y2="12.065cm">
          <text:p/>
        </draw:line>
        <draw:line draw:style-name="gr5" draw:text-style-name="P8" draw:layer="layout" svg:x1="4.445cm" svg:y1="13.758cm" svg:x2="4.445cm" svg:y2="16.087cm">
          <text:p/>
        </draw:line>
        <draw:line draw:style-name="gr3" draw:text-style-name="P8" draw:layer="layout" svg:x1="15.663cm" svg:y1="5.715cm" svg:x2="15.663cm" svg:y2="8.043cm">
          <text:p/>
        </draw:line>
        <draw:line draw:style-name="gr3" draw:text-style-name="P8" draw:layer="layout" svg:x1="15.663cm" svg:y1="9.737cm" svg:x2="15.663cm" svg:y2="12.065cm">
          <text:p/>
        </draw:line>
        <draw:line draw:style-name="gr6" draw:text-style-name="P8" draw:layer="layout" svg:x1="21.378cm" svg:y1="9.737cm" svg:x2="21.378cm" svg:y2="12.065cm">
          <text:p/>
        </draw:line>
        <draw:line draw:style-name="gr5" draw:text-style-name="P8" draw:layer="layout" svg:x1="15.663cm" svg:y1="13.758cm" svg:x2="15.663cm" svg:y2="16.087cm">
          <text:p/>
        </draw:line>
        <draw:line draw:style-name="gr6" draw:text-style-name="P8" draw:layer="layout" svg:x1="21.378cm" svg:y1="13.758cm" svg:x2="21.378cm" svg:y2="16.087cm">
          <text:p/>
        </draw:line>
        <draw:line draw:style-name="gr7" draw:text-style-name="P8" draw:layer="layout" svg:x1="5.292cm" svg:y1="9.102cm" svg:x2="9.525cm" svg:y2="9.102cm">
          <text:p/>
        </draw:line>
        <draw:line draw:style-name="gr3" draw:text-style-name="P8" draw:layer="layout" svg:x1="5.08cm" svg:y1="12.912cm" svg:x2="9.525cm" svg:y2="12.912cm">
          <text:p/>
        </draw:line>
        <draw:line draw:style-name="gr5" draw:text-style-name="P8" draw:layer="layout" svg:x1="5.927cm" svg:y1="16.933cm" svg:x2="9.737cm" svg:y2="16.933cm">
          <text:p/>
        </draw:line>
        <draw:line draw:style-name="gr5" draw:text-style-name="P8" draw:layer="layout" svg:x1="16.722cm" svg:y1="17.145cm" svg:x2="20.955cm" svg:y2="17.145cm">
          <text:p/>
        </draw:line>
        <draw:line draw:style-name="gr3" draw:text-style-name="P8" draw:layer="layout" svg:x1="10.583cm" svg:y1="12.912cm" svg:x2="15.028cm" svg:y2="12.912cm">
          <text:p/>
        </draw:line>
        <draw:line draw:style-name="gr7" draw:text-style-name="P8" draw:layer="layout" svg:x1="5.08cm" svg:y1="5.503cm" svg:x2="9.737cm" svg:y2="8.89cm">
          <text:p/>
        </draw:line>
        <draw:line draw:style-name="gr3" draw:text-style-name="P8" draw:layer="layout" svg:x1="5.08cm" svg:y1="13.335cm" svg:x2="9.737cm" svg:y2="16.51cm">
          <text:p/>
        </draw:line>
        <draw:line draw:style-name="gr3" draw:text-style-name="P8" draw:layer="layout" svg:x1="10.583cm" svg:y1="12.488cm" svg:x2="15.028cm" svg:y2="9.102cm">
          <text:p/>
        </draw:line>
        <draw:line draw:style-name="gr3" draw:text-style-name="P8" draw:layer="layout" svg:x1="16.51cm" svg:y1="8.678cm" svg:x2="20.532cm" svg:y2="5.292cm">
          <text:p/>
        </draw:line>
        <draw:line draw:style-name="gr5" draw:text-style-name="P8" draw:layer="layout" svg:x1="11.324cm" svg:y1="16.722cm" svg:x2="15.24cm" svg:y2="13.758cm">
          <text:p/>
        </draw:line>
        <draw:line draw:style-name="gr3" draw:text-style-name="P8" draw:layer="layout" svg:x1="20.742cm" svg:y1="12.911cm" svg:x2="16.297cm" svg:y2="9.524cm">
          <text:p/>
        </draw:lin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9">
        <draw:frame presentation:style-name="pr8" draw:text-style-name="P2" draw:layer="layout" svg:width="24.681cm" svg:height="2.541cm" svg:x="0.718cm" svg:y="0.635cm" presentation:class="title" presentation:user-transformed="true">
          <draw:text-box>
            <text:p text:style-name="P1">Example</text:p>
          </draw:text-box>
        </draw:frame>
        <draw:custom-shape draw:style-name="gr4" draw:text-style-name="P7" draw:layer="layout" svg:width="1.319cm" svg:height="1.515cm" svg:x="3.832cm" svg:y="4.07cm">
          <text:p text:style-name="P1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256cm" svg:height="1.515cm" svg:x="9.428cm" svg:y="4.022cm">
          <text:p text:style-name="P1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256cm" svg:height="1.515cm" svg:x="14.839cm" svg:y="4.022cm">
          <text:p text:style-name="P1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20.531cm" svg:y="4.022cm">
          <text:p text:style-name="P1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92cm" svg:height="1.515cm" svg:x="4.043cm" svg:y="8.092cm">
          <text:p text:style-name="P1"><text:span text:style-name="T3">E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33cm" svg:height="1.515cm" svg:x="9.638cm" svg:y="8.043cm">
          <text:p text:style-name="P1"><text:span text:style-name="T3">F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8.043cm">
          <text:p text:style-name="P1"><text:span text:style-name="T3">G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20.743cm" svg:y="8.043cm">
          <text:p text:style-name="P1"><text:span text:style-name="T3">H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0.879cm" svg:height="1.515cm" svg:x="4.043cm" svg:y="12.091cm">
          <text:p text:style-name="P1"><text:span text:style-name="T3">I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0.942cm" svg:height="1.515cm" svg:x="9.64cm" svg:y="12.043cm">
          <text:p text:style-name="P1"><text:span text:style-name="T3">J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15.05cm" svg:y="12.043cm">
          <text:p text:style-name="P1"><text:span text:style-name="T3">K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92cm" svg:height="1.515cm" svg:x="20.742cm" svg:y="12.043cm">
          <text:p text:style-name="P1"><text:span text:style-name="T3">L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505cm" svg:height="1.515cm" svg:x="4.257cm" svg:y="16.113cm">
          <text:p text:style-name="P1"><text:span text:style-name="T3">M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9.851cm" svg:y="16.065cm">
          <text:p text:style-name="P1"><text:span text:style-name="T3">N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15.262cm" svg:y="16.065cm">
          <text:p text:style-name="P1"><text:span text:style-name="T3">O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33cm" svg:height="1.515cm" svg:x="20.953cm" svg:y="16.065cm">
          <text:p text:style-name="P1"><text:span text:style-name="T3">P</text:span></text:p>
          <draw:enhanced-geometry svg:viewBox="0 0 21600 21600" draw:type="mso-spt202" draw:enhanced-path="M 0 0 L 21600 0 21600 21600 0 21600 0 0 Z N"/>
        </draw:custom-shape>
        <draw:line draw:style-name="gr7" draw:text-style-name="P8" draw:layer="layout" svg:x1="5.173cm" svg:y1="4.846cm" svg:x2="9.406cm" svg:y2="4.846cm">
          <text:p/>
        </draw:line>
        <draw:line draw:style-name="gr6" draw:text-style-name="P8" draw:layer="layout" svg:x1="10.676cm" svg:y1="4.846cm" svg:x2="14.909cm" svg:y2="4.846cm">
          <text:p/>
        </draw:line>
        <draw:line draw:style-name="gr6" draw:text-style-name="P8" draw:layer="layout" svg:x1="16.179cm" svg:y1="4.846cm" svg:x2="20.413cm" svg:y2="4.846cm">
          <text:p/>
        </draw:line>
        <draw:line draw:style-name="gr5" draw:text-style-name="P8" draw:layer="layout" svg:x1="4.445cm" svg:y1="5.715cm" svg:x2="4.445cm" svg:y2="8.043cm">
          <text:p/>
        </draw:line>
        <draw:line draw:style-name="gr5" draw:text-style-name="P8" draw:layer="layout" svg:x1="10.16cm" svg:y1="5.715cm" svg:x2="10.16cm" svg:y2="8.043cm">
          <text:p/>
        </draw:line>
        <draw:line draw:style-name="gr6" draw:text-style-name="P8" draw:layer="layout" svg:x1="21.378cm" svg:y1="5.715cm" svg:x2="21.378cm" svg:y2="8.043cm">
          <text:p/>
        </draw:line>
        <draw:line draw:style-name="gr5" draw:text-style-name="P8" draw:layer="layout" svg:x1="4.445cm" svg:y1="9.737cm" svg:x2="4.445cm" svg:y2="12.065cm">
          <text:p/>
        </draw:line>
        <draw:line draw:style-name="gr5" draw:text-style-name="P8" draw:layer="layout" svg:x1="4.445cm" svg:y1="13.758cm" svg:x2="4.445cm" svg:y2="16.087cm">
          <text:p/>
        </draw:line>
        <draw:line draw:style-name="gr5" draw:text-style-name="P8" draw:layer="layout" svg:x1="15.663cm" svg:y1="5.715cm" svg:x2="15.663cm" svg:y2="8.043cm">
          <text:p/>
        </draw:line>
        <draw:line draw:style-name="gr3" draw:text-style-name="P8" draw:layer="layout" svg:x1="15.663cm" svg:y1="9.737cm" svg:x2="15.663cm" svg:y2="12.065cm">
          <text:p/>
        </draw:line>
        <draw:line draw:style-name="gr6" draw:text-style-name="P8" draw:layer="layout" svg:x1="21.378cm" svg:y1="9.737cm" svg:x2="21.378cm" svg:y2="12.065cm">
          <text:p/>
        </draw:line>
        <draw:line draw:style-name="gr5" draw:text-style-name="P8" draw:layer="layout" svg:x1="15.663cm" svg:y1="13.758cm" svg:x2="15.663cm" svg:y2="16.087cm">
          <text:p/>
        </draw:line>
        <draw:line draw:style-name="gr6" draw:text-style-name="P8" draw:layer="layout" svg:x1="21.378cm" svg:y1="13.758cm" svg:x2="21.378cm" svg:y2="16.087cm">
          <text:p/>
        </draw:line>
        <draw:line draw:style-name="gr7" draw:text-style-name="P8" draw:layer="layout" svg:x1="5.292cm" svg:y1="9.102cm" svg:x2="9.525cm" svg:y2="9.102cm">
          <text:p/>
        </draw:line>
        <draw:line draw:style-name="gr3" draw:text-style-name="P8" draw:layer="layout" svg:x1="5.08cm" svg:y1="12.912cm" svg:x2="9.525cm" svg:y2="12.912cm">
          <text:p/>
        </draw:line>
        <draw:line draw:style-name="gr5" draw:text-style-name="P8" draw:layer="layout" svg:x1="5.927cm" svg:y1="16.933cm" svg:x2="9.737cm" svg:y2="16.933cm">
          <text:p/>
        </draw:line>
        <draw:line draw:style-name="gr5" draw:text-style-name="P8" draw:layer="layout" svg:x1="16.722cm" svg:y1="17.145cm" svg:x2="20.955cm" svg:y2="17.145cm">
          <text:p/>
        </draw:line>
        <draw:line draw:style-name="gr3" draw:text-style-name="P8" draw:layer="layout" svg:x1="10.583cm" svg:y1="12.912cm" svg:x2="15.028cm" svg:y2="12.912cm">
          <text:p/>
        </draw:line>
        <draw:line draw:style-name="gr7" draw:text-style-name="P8" draw:layer="layout" svg:x1="5.08cm" svg:y1="5.503cm" svg:x2="9.737cm" svg:y2="8.89cm">
          <text:p/>
        </draw:line>
        <draw:line draw:style-name="gr3" draw:text-style-name="P8" draw:layer="layout" svg:x1="5.08cm" svg:y1="13.335cm" svg:x2="9.737cm" svg:y2="16.51cm">
          <text:p/>
        </draw:line>
        <draw:line draw:style-name="gr3" draw:text-style-name="P8" draw:layer="layout" svg:x1="10.583cm" svg:y1="12.488cm" svg:x2="15.028cm" svg:y2="9.102cm">
          <text:p/>
        </draw:line>
        <draw:line draw:style-name="gr3" draw:text-style-name="P8" draw:layer="layout" svg:x1="16.51cm" svg:y1="8.678cm" svg:x2="20.532cm" svg:y2="5.292cm">
          <text:p/>
        </draw:line>
        <draw:line draw:style-name="gr5" draw:text-style-name="P8" draw:layer="layout" svg:x1="11.324cm" svg:y1="16.722cm" svg:x2="15.24cm" svg:y2="13.758cm">
          <text:p/>
        </draw:line>
        <draw:line draw:style-name="gr3" draw:text-style-name="P8" draw:layer="layout" svg:x1="20.742cm" svg:y1="12.911cm" svg:x2="16.297cm" svg:y2="9.524cm">
          <text:p/>
        </draw:lin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>
        <draw:frame presentation:style-name="pr8" draw:text-style-name="P2" draw:layer="layout" svg:width="24.681cm" svg:height="2.541cm" svg:x="0.718cm" svg:y="0.635cm" presentation:class="title" presentation:user-transformed="true">
          <draw:text-box>
            <text:p text:style-name="P1">Example</text:p>
          </draw:text-box>
        </draw:frame>
        <draw:custom-shape draw:style-name="gr4" draw:text-style-name="P7" draw:layer="layout" svg:width="1.319cm" svg:height="1.515cm" svg:x="3.832cm" svg:y="4.07cm">
          <text:p text:style-name="P1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256cm" svg:height="1.515cm" svg:x="9.428cm" svg:y="4.022cm">
          <text:p text:style-name="P1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256cm" svg:height="1.515cm" svg:x="14.839cm" svg:y="4.022cm">
          <text:p text:style-name="P1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20.531cm" svg:y="4.022cm">
          <text:p text:style-name="P1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92cm" svg:height="1.515cm" svg:x="4.043cm" svg:y="8.092cm">
          <text:p text:style-name="P1"><text:span text:style-name="T3">E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33cm" svg:height="1.515cm" svg:x="9.638cm" svg:y="8.043cm">
          <text:p text:style-name="P1"><text:span text:style-name="T3">F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15.05cm" svg:y="8.043cm">
          <text:p text:style-name="P1"><text:span text:style-name="T3">G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20.743cm" svg:y="8.043cm">
          <text:p text:style-name="P1"><text:span text:style-name="T3">H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0.879cm" svg:height="1.515cm" svg:x="4.043cm" svg:y="12.091cm">
          <text:p text:style-name="P1"><text:span text:style-name="T3">I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0.942cm" svg:height="1.515cm" svg:x="9.64cm" svg:y="12.043cm">
          <text:p text:style-name="P1"><text:span text:style-name="T3">J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15.05cm" svg:y="12.043cm">
          <text:p text:style-name="P1"><text:span text:style-name="T3">K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92cm" svg:height="1.515cm" svg:x="20.742cm" svg:y="12.043cm">
          <text:p text:style-name="P1"><text:span text:style-name="T3">L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505cm" svg:height="1.515cm" svg:x="4.257cm" svg:y="16.113cm">
          <text:p text:style-name="P1"><text:span text:style-name="T3">M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9.851cm" svg:y="16.065cm">
          <text:p text:style-name="P1"><text:span text:style-name="T3">N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15.262cm" svg:y="16.065cm">
          <text:p text:style-name="P1"><text:span text:style-name="T3">O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33cm" svg:height="1.515cm" svg:x="20.953cm" svg:y="16.065cm">
          <text:p text:style-name="P1"><text:span text:style-name="T3">P</text:span></text:p>
          <draw:enhanced-geometry svg:viewBox="0 0 21600 21600" draw:type="mso-spt202" draw:enhanced-path="M 0 0 L 21600 0 21600 21600 0 21600 0 0 Z N"/>
        </draw:custom-shape>
        <draw:line draw:style-name="gr7" draw:text-style-name="P8" draw:layer="layout" svg:x1="5.173cm" svg:y1="4.846cm" svg:x2="9.406cm" svg:y2="4.846cm">
          <text:p/>
        </draw:line>
        <draw:line draw:style-name="gr6" draw:text-style-name="P8" draw:layer="layout" svg:x1="10.676cm" svg:y1="4.846cm" svg:x2="14.909cm" svg:y2="4.846cm">
          <text:p/>
        </draw:line>
        <draw:line draw:style-name="gr6" draw:text-style-name="P8" draw:layer="layout" svg:x1="16.179cm" svg:y1="4.846cm" svg:x2="20.413cm" svg:y2="4.846cm">
          <text:p/>
        </draw:line>
        <draw:line draw:style-name="gr5" draw:text-style-name="P8" draw:layer="layout" svg:x1="4.445cm" svg:y1="5.715cm" svg:x2="4.445cm" svg:y2="8.043cm">
          <text:p/>
        </draw:line>
        <draw:line draw:style-name="gr5" draw:text-style-name="P8" draw:layer="layout" svg:x1="10.16cm" svg:y1="5.715cm" svg:x2="10.16cm" svg:y2="8.043cm">
          <text:p/>
        </draw:line>
        <draw:line draw:style-name="gr6" draw:text-style-name="P8" draw:layer="layout" svg:x1="21.378cm" svg:y1="5.715cm" svg:x2="21.378cm" svg:y2="8.043cm">
          <text:p/>
        </draw:line>
        <draw:line draw:style-name="gr5" draw:text-style-name="P8" draw:layer="layout" svg:x1="4.445cm" svg:y1="9.737cm" svg:x2="4.445cm" svg:y2="12.065cm">
          <text:p/>
        </draw:line>
        <draw:line draw:style-name="gr5" draw:text-style-name="P8" draw:layer="layout" svg:x1="4.445cm" svg:y1="13.758cm" svg:x2="4.445cm" svg:y2="16.087cm">
          <text:p/>
        </draw:line>
        <draw:line draw:style-name="gr5" draw:text-style-name="P8" draw:layer="layout" svg:x1="15.663cm" svg:y1="5.715cm" svg:x2="15.663cm" svg:y2="8.043cm">
          <text:p/>
        </draw:line>
        <draw:line draw:style-name="gr3" draw:text-style-name="P8" draw:layer="layout" svg:x1="15.663cm" svg:y1="9.737cm" svg:x2="15.663cm" svg:y2="12.065cm">
          <text:p/>
        </draw:line>
        <draw:line draw:style-name="gr6" draw:text-style-name="P8" draw:layer="layout" svg:x1="21.378cm" svg:y1="9.737cm" svg:x2="21.378cm" svg:y2="12.065cm">
          <text:p/>
        </draw:line>
        <draw:line draw:style-name="gr5" draw:text-style-name="P8" draw:layer="layout" svg:x1="15.663cm" svg:y1="13.758cm" svg:x2="15.663cm" svg:y2="16.087cm">
          <text:p/>
        </draw:line>
        <draw:line draw:style-name="gr6" draw:text-style-name="P8" draw:layer="layout" svg:x1="21.378cm" svg:y1="13.758cm" svg:x2="21.378cm" svg:y2="16.087cm">
          <text:p/>
        </draw:line>
        <draw:line draw:style-name="gr7" draw:text-style-name="P8" draw:layer="layout" svg:x1="5.292cm" svg:y1="9.102cm" svg:x2="9.525cm" svg:y2="9.102cm">
          <text:p/>
        </draw:line>
        <draw:line draw:style-name="gr3" draw:text-style-name="P8" draw:layer="layout" svg:x1="5.08cm" svg:y1="12.912cm" svg:x2="9.525cm" svg:y2="12.912cm">
          <text:p/>
        </draw:line>
        <draw:line draw:style-name="gr5" draw:text-style-name="P8" draw:layer="layout" svg:x1="5.927cm" svg:y1="16.933cm" svg:x2="9.737cm" svg:y2="16.933cm">
          <text:p/>
        </draw:line>
        <draw:line draw:style-name="gr5" draw:text-style-name="P8" draw:layer="layout" svg:x1="16.722cm" svg:y1="17.145cm" svg:x2="20.955cm" svg:y2="17.145cm">
          <text:p/>
        </draw:line>
        <draw:line draw:style-name="gr3" draw:text-style-name="P8" draw:layer="layout" svg:x1="10.583cm" svg:y1="12.912cm" svg:x2="15.028cm" svg:y2="12.912cm">
          <text:p/>
        </draw:line>
        <draw:line draw:style-name="gr7" draw:text-style-name="P8" draw:layer="layout" svg:x1="5.08cm" svg:y1="5.503cm" svg:x2="9.737cm" svg:y2="8.89cm">
          <text:p/>
        </draw:line>
        <draw:line draw:style-name="gr3" draw:text-style-name="P8" draw:layer="layout" svg:x1="5.08cm" svg:y1="13.335cm" svg:x2="9.737cm" svg:y2="16.51cm">
          <text:p/>
        </draw:line>
        <draw:line draw:style-name="gr6" draw:text-style-name="P8" draw:layer="layout" svg:x1="10.583cm" svg:y1="12.488cm" svg:x2="15.028cm" svg:y2="9.102cm">
          <text:p/>
        </draw:line>
        <draw:line draw:style-name="gr3" draw:text-style-name="P8" draw:layer="layout" svg:x1="16.51cm" svg:y1="8.678cm" svg:x2="20.532cm" svg:y2="5.292cm">
          <text:p/>
        </draw:line>
        <draw:line draw:style-name="gr5" draw:text-style-name="P8" draw:layer="layout" svg:x1="11.324cm" svg:y1="16.722cm" svg:x2="15.24cm" svg:y2="13.758cm">
          <text:p/>
        </draw:line>
        <draw:line draw:style-name="gr3" draw:text-style-name="P8" draw:layer="layout" svg:x1="20.742cm" svg:y1="12.911cm" svg:x2="16.297cm" svg:y2="9.524cm">
          <text:p/>
        </draw:line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9">
        <draw:frame presentation:style-name="pr8" draw:text-style-name="P2" draw:layer="layout" svg:width="24.681cm" svg:height="2.541cm" svg:x="0.718cm" svg:y="0.635cm" presentation:class="title" presentation:user-transformed="true">
          <draw:text-box>
            <text:p text:style-name="P1">Example</text:p>
          </draw:text-box>
        </draw:frame>
        <draw:custom-shape draw:style-name="gr4" draw:text-style-name="P7" draw:layer="layout" svg:width="1.319cm" svg:height="1.515cm" svg:x="3.832cm" svg:y="4.07cm">
          <text:p text:style-name="P1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256cm" svg:height="1.515cm" svg:x="9.428cm" svg:y="4.022cm">
          <text:p text:style-name="P1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256cm" svg:height="1.515cm" svg:x="14.839cm" svg:y="4.022cm">
          <text:p text:style-name="P1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20.531cm" svg:y="4.022cm">
          <text:p text:style-name="P1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92cm" svg:height="1.515cm" svg:x="4.043cm" svg:y="8.092cm">
          <text:p text:style-name="P1"><text:span text:style-name="T3">E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33cm" svg:height="1.515cm" svg:x="9.638cm" svg:y="8.043cm">
          <text:p text:style-name="P1"><text:span text:style-name="T3">F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15.05cm" svg:y="8.043cm">
          <text:p text:style-name="P1"><text:span text:style-name="T3">G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20.743cm" svg:y="8.043cm">
          <text:p text:style-name="P1"><text:span text:style-name="T3">H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0.879cm" svg:height="1.515cm" svg:x="4.043cm" svg:y="12.091cm">
          <text:p text:style-name="P1"><text:span text:style-name="T3">I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0.942cm" svg:height="1.515cm" svg:x="9.64cm" svg:y="12.043cm">
          <text:p text:style-name="P1"><text:span text:style-name="T3">J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15.05cm" svg:y="12.043cm">
          <text:p text:style-name="P1"><text:span text:style-name="T3">K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92cm" svg:height="1.515cm" svg:x="20.742cm" svg:y="12.043cm">
          <text:p text:style-name="P1"><text:span text:style-name="T3">L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505cm" svg:height="1.515cm" svg:x="4.257cm" svg:y="16.113cm">
          <text:p text:style-name="P1"><text:span text:style-name="T3">M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9.851cm" svg:y="16.065cm">
          <text:p text:style-name="P1"><text:span text:style-name="T3">N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15.262cm" svg:y="16.065cm">
          <text:p text:style-name="P1"><text:span text:style-name="T3">O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33cm" svg:height="1.515cm" svg:x="20.953cm" svg:y="16.065cm">
          <text:p text:style-name="P1"><text:span text:style-name="T3">P</text:span></text:p>
          <draw:enhanced-geometry svg:viewBox="0 0 21600 21600" draw:type="mso-spt202" draw:enhanced-path="M 0 0 L 21600 0 21600 21600 0 21600 0 0 Z N"/>
        </draw:custom-shape>
        <draw:line draw:style-name="gr7" draw:text-style-name="P8" draw:layer="layout" svg:x1="5.173cm" svg:y1="4.846cm" svg:x2="9.406cm" svg:y2="4.846cm">
          <text:p/>
        </draw:line>
        <draw:line draw:style-name="gr6" draw:text-style-name="P8" draw:layer="layout" svg:x1="10.676cm" svg:y1="4.846cm" svg:x2="14.909cm" svg:y2="4.846cm">
          <text:p/>
        </draw:line>
        <draw:line draw:style-name="gr6" draw:text-style-name="P8" draw:layer="layout" svg:x1="16.179cm" svg:y1="4.846cm" svg:x2="20.413cm" svg:y2="4.846cm">
          <text:p/>
        </draw:line>
        <draw:line draw:style-name="gr5" draw:text-style-name="P8" draw:layer="layout" svg:x1="4.445cm" svg:y1="5.715cm" svg:x2="4.445cm" svg:y2="8.043cm">
          <text:p/>
        </draw:line>
        <draw:line draw:style-name="gr5" draw:text-style-name="P8" draw:layer="layout" svg:x1="10.16cm" svg:y1="5.715cm" svg:x2="10.16cm" svg:y2="8.043cm">
          <text:p/>
        </draw:line>
        <draw:line draw:style-name="gr6" draw:text-style-name="P8" draw:layer="layout" svg:x1="21.378cm" svg:y1="5.715cm" svg:x2="21.378cm" svg:y2="8.043cm">
          <text:p/>
        </draw:line>
        <draw:line draw:style-name="gr5" draw:text-style-name="P8" draw:layer="layout" svg:x1="4.445cm" svg:y1="9.737cm" svg:x2="4.445cm" svg:y2="12.065cm">
          <text:p/>
        </draw:line>
        <draw:line draw:style-name="gr5" draw:text-style-name="P8" draw:layer="layout" svg:x1="4.445cm" svg:y1="13.758cm" svg:x2="4.445cm" svg:y2="16.087cm">
          <text:p/>
        </draw:line>
        <draw:line draw:style-name="gr5" draw:text-style-name="P8" draw:layer="layout" svg:x1="15.663cm" svg:y1="5.715cm" svg:x2="15.663cm" svg:y2="8.043cm">
          <text:p/>
        </draw:line>
        <draw:line draw:style-name="gr3" draw:text-style-name="P8" draw:layer="layout" svg:x1="15.663cm" svg:y1="9.737cm" svg:x2="15.663cm" svg:y2="12.065cm">
          <text:p/>
        </draw:line>
        <draw:line draw:style-name="gr6" draw:text-style-name="P8" draw:layer="layout" svg:x1="21.378cm" svg:y1="9.737cm" svg:x2="21.378cm" svg:y2="12.065cm">
          <text:p/>
        </draw:line>
        <draw:line draw:style-name="gr5" draw:text-style-name="P8" draw:layer="layout" svg:x1="15.663cm" svg:y1="13.758cm" svg:x2="15.663cm" svg:y2="16.087cm">
          <text:p/>
        </draw:line>
        <draw:line draw:style-name="gr6" draw:text-style-name="P8" draw:layer="layout" svg:x1="21.378cm" svg:y1="13.758cm" svg:x2="21.378cm" svg:y2="16.087cm">
          <text:p/>
        </draw:line>
        <draw:line draw:style-name="gr7" draw:text-style-name="P8" draw:layer="layout" svg:x1="5.292cm" svg:y1="9.102cm" svg:x2="9.525cm" svg:y2="9.102cm">
          <text:p/>
        </draw:line>
        <draw:line draw:style-name="gr7" draw:text-style-name="P8" draw:layer="layout" svg:x1="5.08cm" svg:y1="12.912cm" svg:x2="9.525cm" svg:y2="12.912cm">
          <text:p/>
        </draw:line>
        <draw:line draw:style-name="gr5" draw:text-style-name="P8" draw:layer="layout" svg:x1="5.927cm" svg:y1="16.933cm" svg:x2="9.737cm" svg:y2="16.933cm">
          <text:p/>
        </draw:line>
        <draw:line draw:style-name="gr5" draw:text-style-name="P8" draw:layer="layout" svg:x1="16.722cm" svg:y1="17.145cm" svg:x2="20.955cm" svg:y2="17.145cm">
          <text:p/>
        </draw:line>
        <draw:line draw:style-name="gr8" draw:text-style-name="P8" draw:layer="layout" svg:x1="10.583cm" svg:y1="12.912cm" svg:x2="15.028cm" svg:y2="12.912cm">
          <text:p/>
        </draw:line>
        <draw:line draw:style-name="gr7" draw:text-style-name="P8" draw:layer="layout" svg:x1="5.08cm" svg:y1="5.503cm" svg:x2="9.737cm" svg:y2="8.89cm">
          <text:p/>
        </draw:line>
        <draw:line draw:style-name="gr3" draw:text-style-name="P8" draw:layer="layout" svg:x1="5.08cm" svg:y1="13.335cm" svg:x2="9.737cm" svg:y2="16.51cm">
          <text:p/>
        </draw:line>
        <draw:line draw:style-name="gr6" draw:text-style-name="P8" draw:layer="layout" svg:x1="10.583cm" svg:y1="12.488cm" svg:x2="15.028cm" svg:y2="9.102cm">
          <text:p/>
        </draw:line>
        <draw:line draw:style-name="gr3" draw:text-style-name="P8" draw:layer="layout" svg:x1="16.51cm" svg:y1="8.678cm" svg:x2="20.532cm" svg:y2="5.292cm">
          <text:p/>
        </draw:line>
        <draw:line draw:style-name="gr5" draw:text-style-name="P8" draw:layer="layout" svg:x1="11.324cm" svg:y1="16.722cm" svg:x2="15.24cm" svg:y2="13.758cm">
          <text:p/>
        </draw:line>
        <draw:line draw:style-name="gr3" draw:text-style-name="P8" draw:layer="layout" svg:x1="20.742cm" svg:y1="12.911cm" svg:x2="16.297cm" svg:y2="9.524cm">
          <text:p/>
        </draw:line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>
        <draw:frame presentation:style-name="pr8" draw:text-style-name="P2" draw:layer="layout" svg:width="24.681cm" svg:height="2.541cm" svg:x="0.718cm" svg:y="0.635cm" presentation:class="title" presentation:user-transformed="true">
          <draw:text-box>
            <text:p text:style-name="P1">Example</text:p>
          </draw:text-box>
        </draw:frame>
        <draw:custom-shape draw:style-name="gr4" draw:text-style-name="P7" draw:layer="layout" svg:width="1.319cm" svg:height="1.515cm" svg:x="3.832cm" svg:y="4.07cm">
          <text:p text:style-name="P1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256cm" svg:height="1.515cm" svg:x="9.428cm" svg:y="4.022cm">
          <text:p text:style-name="P1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256cm" svg:height="1.515cm" svg:x="14.839cm" svg:y="4.022cm">
          <text:p text:style-name="P1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20.531cm" svg:y="4.022cm">
          <text:p text:style-name="P1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92cm" svg:height="1.515cm" svg:x="4.043cm" svg:y="8.092cm">
          <text:p text:style-name="P1"><text:span text:style-name="T3">E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33cm" svg:height="1.515cm" svg:x="9.638cm" svg:y="8.043cm">
          <text:p text:style-name="P1"><text:span text:style-name="T3">F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15.05cm" svg:y="8.043cm">
          <text:p text:style-name="P1"><text:span text:style-name="T3">G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20.743cm" svg:y="8.043cm">
          <text:p text:style-name="P1"><text:span text:style-name="T3">H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0.879cm" svg:height="1.515cm" svg:x="4.043cm" svg:y="12.091cm">
          <text:p text:style-name="P1"><text:span text:style-name="T3">I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0.942cm" svg:height="1.515cm" svg:x="9.64cm" svg:y="12.043cm">
          <text:p text:style-name="P1"><text:span text:style-name="T3">J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15.05cm" svg:y="12.043cm">
          <text:p text:style-name="P1"><text:span text:style-name="T3">K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92cm" svg:height="1.515cm" svg:x="20.742cm" svg:y="12.043cm">
          <text:p text:style-name="P1"><text:span text:style-name="T3">L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505cm" svg:height="1.515cm" svg:x="4.257cm" svg:y="16.113cm">
          <text:p text:style-name="P1"><text:span text:style-name="T3">M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9.851cm" svg:y="16.065cm">
          <text:p text:style-name="P1"><text:span text:style-name="T3">N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15.262cm" svg:y="16.065cm">
          <text:p text:style-name="P1"><text:span text:style-name="T3">O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33cm" svg:height="1.515cm" svg:x="20.953cm" svg:y="16.065cm">
          <text:p text:style-name="P1"><text:span text:style-name="T3">P</text:span></text:p>
          <draw:enhanced-geometry svg:viewBox="0 0 21600 21600" draw:type="mso-spt202" draw:enhanced-path="M 0 0 L 21600 0 21600 21600 0 21600 0 0 Z N"/>
        </draw:custom-shape>
        <draw:line draw:style-name="gr7" draw:text-style-name="P8" draw:layer="layout" svg:x1="5.173cm" svg:y1="4.846cm" svg:x2="9.406cm" svg:y2="4.846cm">
          <text:p/>
        </draw:line>
        <draw:line draw:style-name="gr6" draw:text-style-name="P8" draw:layer="layout" svg:x1="10.676cm" svg:y1="4.846cm" svg:x2="14.909cm" svg:y2="4.846cm">
          <text:p/>
        </draw:line>
        <draw:line draw:style-name="gr6" draw:text-style-name="P8" draw:layer="layout" svg:x1="16.179cm" svg:y1="4.846cm" svg:x2="20.413cm" svg:y2="4.846cm">
          <text:p/>
        </draw:line>
        <draw:line draw:style-name="gr5" draw:text-style-name="P8" draw:layer="layout" svg:x1="4.445cm" svg:y1="5.715cm" svg:x2="4.445cm" svg:y2="8.043cm">
          <text:p/>
        </draw:line>
        <draw:line draw:style-name="gr5" draw:text-style-name="P8" draw:layer="layout" svg:x1="10.16cm" svg:y1="5.715cm" svg:x2="10.16cm" svg:y2="8.043cm">
          <text:p/>
        </draw:line>
        <draw:line draw:style-name="gr6" draw:text-style-name="P8" draw:layer="layout" svg:x1="21.378cm" svg:y1="5.715cm" svg:x2="21.378cm" svg:y2="8.043cm">
          <text:p/>
        </draw:line>
        <draw:line draw:style-name="gr5" draw:text-style-name="P8" draw:layer="layout" svg:x1="4.445cm" svg:y1="9.737cm" svg:x2="4.445cm" svg:y2="12.065cm">
          <text:p/>
        </draw:line>
        <draw:line draw:style-name="gr5" draw:text-style-name="P8" draw:layer="layout" svg:x1="4.445cm" svg:y1="13.758cm" svg:x2="4.445cm" svg:y2="16.087cm">
          <text:p/>
        </draw:line>
        <draw:line draw:style-name="gr5" draw:text-style-name="P8" draw:layer="layout" svg:x1="15.663cm" svg:y1="5.715cm" svg:x2="15.663cm" svg:y2="8.043cm">
          <text:p/>
        </draw:line>
        <draw:line draw:style-name="gr8" draw:text-style-name="P8" draw:layer="layout" svg:x1="15.663cm" svg:y1="9.737cm" svg:x2="15.663cm" svg:y2="12.065cm">
          <text:p/>
        </draw:line>
        <draw:line draw:style-name="gr6" draw:text-style-name="P8" draw:layer="layout" svg:x1="21.378cm" svg:y1="9.737cm" svg:x2="21.378cm" svg:y2="12.065cm">
          <text:p/>
        </draw:line>
        <draw:line draw:style-name="gr5" draw:text-style-name="P8" draw:layer="layout" svg:x1="15.663cm" svg:y1="13.758cm" svg:x2="15.663cm" svg:y2="16.087cm">
          <text:p/>
        </draw:line>
        <draw:line draw:style-name="gr6" draw:text-style-name="P8" draw:layer="layout" svg:x1="21.378cm" svg:y1="13.758cm" svg:x2="21.378cm" svg:y2="16.087cm">
          <text:p/>
        </draw:line>
        <draw:line draw:style-name="gr7" draw:text-style-name="P8" draw:layer="layout" svg:x1="5.292cm" svg:y1="9.102cm" svg:x2="9.525cm" svg:y2="9.102cm">
          <text:p/>
        </draw:line>
        <draw:line draw:style-name="gr7" draw:text-style-name="P8" draw:layer="layout" svg:x1="5.08cm" svg:y1="12.912cm" svg:x2="9.525cm" svg:y2="12.912cm">
          <text:p/>
        </draw:line>
        <draw:line draw:style-name="gr5" draw:text-style-name="P8" draw:layer="layout" svg:x1="5.927cm" svg:y1="16.933cm" svg:x2="9.737cm" svg:y2="16.933cm">
          <text:p/>
        </draw:line>
        <draw:line draw:style-name="gr5" draw:text-style-name="P8" draw:layer="layout" svg:x1="16.722cm" svg:y1="17.145cm" svg:x2="20.955cm" svg:y2="17.145cm">
          <text:p/>
        </draw:line>
        <draw:line draw:style-name="gr8" draw:text-style-name="P8" draw:layer="layout" svg:x1="10.583cm" svg:y1="12.912cm" svg:x2="15.028cm" svg:y2="12.912cm">
          <text:p/>
        </draw:line>
        <draw:line draw:style-name="gr7" draw:text-style-name="P8" draw:layer="layout" svg:x1="5.08cm" svg:y1="5.503cm" svg:x2="9.737cm" svg:y2="8.89cm">
          <text:p/>
        </draw:line>
        <draw:line draw:style-name="gr3" draw:text-style-name="P8" draw:layer="layout" svg:x1="5.08cm" svg:y1="13.335cm" svg:x2="9.737cm" svg:y2="16.51cm">
          <text:p/>
        </draw:line>
        <draw:line draw:style-name="gr6" draw:text-style-name="P8" draw:layer="layout" svg:x1="10.583cm" svg:y1="12.488cm" svg:x2="15.028cm" svg:y2="9.102cm">
          <text:p/>
        </draw:line>
        <draw:line draw:style-name="gr8" draw:text-style-name="P8" draw:layer="layout" svg:x1="16.51cm" svg:y1="8.678cm" svg:x2="20.532cm" svg:y2="5.292cm">
          <text:p/>
        </draw:line>
        <draw:line draw:style-name="gr5" draw:text-style-name="P8" draw:layer="layout" svg:x1="11.324cm" svg:y1="16.722cm" svg:x2="15.24cm" svg:y2="13.758cm">
          <text:p/>
        </draw:line>
        <draw:line draw:style-name="gr7" draw:text-style-name="P8" draw:layer="layout" svg:x1="20.742cm" svg:y1="12.911cm" svg:x2="16.297cm" svg:y2="9.524cm">
          <text:p/>
        </draw:line>
        <presentation:notes draw:style-name="dp2">
          <draw:page-thumbnail draw:style-name="gr1" draw:layer="layout" svg:width="7.142cm" svg:height="9.524cm" svg:x="5.953cm" svg:y="1.93cm" draw:page-number="28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>
        <draw:frame presentation:style-name="pr8" draw:text-style-name="P2" draw:layer="layout" svg:width="24.681cm" svg:height="2.541cm" svg:x="0.718cm" svg:y="0.635cm" presentation:class="title" presentation:user-transformed="true">
          <draw:text-box>
            <text:p text:style-name="P1">Example</text:p>
          </draw:text-box>
        </draw:frame>
        <draw:custom-shape draw:style-name="gr4" draw:text-style-name="P7" draw:layer="layout" svg:width="1.319cm" svg:height="1.515cm" svg:x="3.832cm" svg:y="4.07cm">
          <text:p text:style-name="P1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256cm" svg:height="1.515cm" svg:x="9.428cm" svg:y="4.022cm">
          <text:p text:style-name="P1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256cm" svg:height="1.515cm" svg:x="14.839cm" svg:y="4.022cm">
          <text:p text:style-name="P1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20.531cm" svg:y="4.022cm">
          <text:p text:style-name="P1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92cm" svg:height="1.515cm" svg:x="4.043cm" svg:y="8.092cm">
          <text:p text:style-name="P1"><text:span text:style-name="T3">E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33cm" svg:height="1.515cm" svg:x="9.638cm" svg:y="8.043cm">
          <text:p text:style-name="P1"><text:span text:style-name="T3">F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15.05cm" svg:y="8.043cm">
          <text:p text:style-name="P1"><text:span text:style-name="T3">G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20.743cm" svg:y="8.043cm">
          <text:p text:style-name="P1"><text:span text:style-name="T3">H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0.879cm" svg:height="1.515cm" svg:x="4.043cm" svg:y="12.091cm">
          <text:p text:style-name="P1"><text:span text:style-name="T3">I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0.942cm" svg:height="1.515cm" svg:x="9.64cm" svg:y="12.043cm">
          <text:p text:style-name="P1"><text:span text:style-name="T3">J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15.05cm" svg:y="12.043cm">
          <text:p text:style-name="P1"><text:span text:style-name="T3">K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92cm" svg:height="1.515cm" svg:x="20.742cm" svg:y="12.043cm">
          <text:p text:style-name="P1"><text:span text:style-name="T3">L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505cm" svg:height="1.515cm" svg:x="4.257cm" svg:y="16.113cm">
          <text:p text:style-name="P1"><text:span text:style-name="T3">M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9.851cm" svg:y="16.065cm">
          <text:p text:style-name="P1"><text:span text:style-name="T3">N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15.262cm" svg:y="16.065cm">
          <text:p text:style-name="P1"><text:span text:style-name="T3">O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33cm" svg:height="1.515cm" svg:x="20.953cm" svg:y="16.065cm">
          <text:p text:style-name="P1"><text:span text:style-name="T3">P</text:span></text:p>
          <draw:enhanced-geometry svg:viewBox="0 0 21600 21600" draw:type="mso-spt202" draw:enhanced-path="M 0 0 L 21600 0 21600 21600 0 21600 0 0 Z N"/>
        </draw:custom-shape>
        <draw:line draw:style-name="gr7" draw:text-style-name="P8" draw:layer="layout" svg:x1="5.173cm" svg:y1="4.846cm" svg:x2="9.406cm" svg:y2="4.846cm">
          <text:p/>
        </draw:line>
        <draw:line draw:style-name="gr6" draw:text-style-name="P8" draw:layer="layout" svg:x1="10.676cm" svg:y1="4.846cm" svg:x2="14.909cm" svg:y2="4.846cm">
          <text:p/>
        </draw:line>
        <draw:line draw:style-name="gr6" draw:text-style-name="P8" draw:layer="layout" svg:x1="16.179cm" svg:y1="4.846cm" svg:x2="20.413cm" svg:y2="4.846cm">
          <text:p/>
        </draw:line>
        <draw:line draw:style-name="gr5" draw:text-style-name="P8" draw:layer="layout" svg:x1="4.445cm" svg:y1="5.715cm" svg:x2="4.445cm" svg:y2="8.043cm">
          <text:p/>
        </draw:line>
        <draw:line draw:style-name="gr5" draw:text-style-name="P8" draw:layer="layout" svg:x1="10.16cm" svg:y1="5.715cm" svg:x2="10.16cm" svg:y2="8.043cm">
          <text:p/>
        </draw:line>
        <draw:line draw:style-name="gr6" draw:text-style-name="P8" draw:layer="layout" svg:x1="21.378cm" svg:y1="5.715cm" svg:x2="21.378cm" svg:y2="8.043cm">
          <text:p/>
        </draw:line>
        <draw:line draw:style-name="gr5" draw:text-style-name="P8" draw:layer="layout" svg:x1="4.445cm" svg:y1="9.737cm" svg:x2="4.445cm" svg:y2="12.065cm">
          <text:p/>
        </draw:line>
        <draw:line draw:style-name="gr5" draw:text-style-name="P8" draw:layer="layout" svg:x1="4.445cm" svg:y1="13.758cm" svg:x2="4.445cm" svg:y2="16.087cm">
          <text:p/>
        </draw:line>
        <draw:line draw:style-name="gr5" draw:text-style-name="P8" draw:layer="layout" svg:x1="15.663cm" svg:y1="5.715cm" svg:x2="15.663cm" svg:y2="8.043cm">
          <text:p/>
        </draw:line>
        <draw:line draw:style-name="gr8" draw:text-style-name="P8" draw:layer="layout" svg:x1="15.663cm" svg:y1="9.737cm" svg:x2="15.663cm" svg:y2="12.065cm">
          <text:p/>
        </draw:line>
        <draw:line draw:style-name="gr6" draw:text-style-name="P8" draw:layer="layout" svg:x1="21.378cm" svg:y1="9.737cm" svg:x2="21.378cm" svg:y2="12.065cm">
          <text:p/>
        </draw:line>
        <draw:line draw:style-name="gr5" draw:text-style-name="P8" draw:layer="layout" svg:x1="15.663cm" svg:y1="13.758cm" svg:x2="15.663cm" svg:y2="16.087cm">
          <text:p/>
        </draw:line>
        <draw:line draw:style-name="gr6" draw:text-style-name="P8" draw:layer="layout" svg:x1="21.378cm" svg:y1="13.758cm" svg:x2="21.378cm" svg:y2="16.087cm">
          <text:p/>
        </draw:line>
        <draw:line draw:style-name="gr7" draw:text-style-name="P8" draw:layer="layout" svg:x1="5.292cm" svg:y1="9.102cm" svg:x2="9.525cm" svg:y2="9.102cm">
          <text:p/>
        </draw:line>
        <draw:line draw:style-name="gr7" draw:text-style-name="P8" draw:layer="layout" svg:x1="5.08cm" svg:y1="12.912cm" svg:x2="9.525cm" svg:y2="12.912cm">
          <text:p/>
        </draw:line>
        <draw:line draw:style-name="gr5" draw:text-style-name="P8" draw:layer="layout" svg:x1="5.927cm" svg:y1="16.933cm" svg:x2="9.737cm" svg:y2="16.933cm">
          <text:p/>
        </draw:line>
        <draw:line draw:style-name="gr5" draw:text-style-name="P8" draw:layer="layout" svg:x1="16.722cm" svg:y1="17.145cm" svg:x2="20.955cm" svg:y2="17.145cm">
          <text:p/>
        </draw:line>
        <draw:line draw:style-name="gr8" draw:text-style-name="P8" draw:layer="layout" svg:x1="10.583cm" svg:y1="12.912cm" svg:x2="15.028cm" svg:y2="12.912cm">
          <text:p/>
        </draw:line>
        <draw:line draw:style-name="gr7" draw:text-style-name="P8" draw:layer="layout" svg:x1="5.08cm" svg:y1="5.503cm" svg:x2="9.737cm" svg:y2="8.89cm">
          <text:p/>
        </draw:line>
        <draw:line draw:style-name="gr7" draw:text-style-name="P8" draw:layer="layout" svg:x1="5.08cm" svg:y1="13.335cm" svg:x2="9.737cm" svg:y2="16.51cm">
          <text:p/>
        </draw:line>
        <draw:line draw:style-name="gr6" draw:text-style-name="P8" draw:layer="layout" svg:x1="10.583cm" svg:y1="12.488cm" svg:x2="15.028cm" svg:y2="9.102cm">
          <text:p/>
        </draw:line>
        <draw:line draw:style-name="gr8" draw:text-style-name="P8" draw:layer="layout" svg:x1="16.51cm" svg:y1="8.678cm" svg:x2="20.532cm" svg:y2="5.292cm">
          <text:p/>
        </draw:line>
        <draw:line draw:style-name="gr5" draw:text-style-name="P8" draw:layer="layout" svg:x1="11.324cm" svg:y1="16.722cm" svg:x2="15.24cm" svg:y2="13.758cm">
          <text:p/>
        </draw:line>
        <draw:line draw:style-name="gr7" draw:text-style-name="P8" draw:layer="layout" svg:x1="20.742cm" svg:y1="12.911cm" svg:x2="16.297cm" svg:y2="9.524cm">
          <text:p/>
        </draw:line>
        <presentation:notes draw:style-name="dp2">
          <draw:page-thumbnail draw:style-name="gr1" draw:layer="layout" svg:width="7.142cm" svg:height="9.524cm" svg:x="5.953cm" svg:y="1.93cm" draw:page-number="29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DFS Tree" draw:style-name="dp3" draw:master-page-name="Default" presentation:presentation-page-layout-name="AL3T19">
        <draw:frame presentation:style-name="pr8" draw:text-style-name="P2" draw:layer="layout" svg:width="24.681cm" svg:height="2.541cm" svg:x="0.718cm" svg:y="0.635cm" presentation:class="title" presentation:user-transformed="true">
          <draw:text-box>
            <text:p text:style-name="P1">DFS Tree</text:p>
          </draw:text-box>
        </draw:frame>
        <draw:custom-shape draw:style-name="gr4" draw:text-style-name="P7" draw:layer="layout" svg:width="1.319cm" svg:height="1.515cm" svg:x="3.832cm" svg:y="4.07cm">
          <text:p text:style-name="P1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256cm" svg:height="1.515cm" svg:x="9.428cm" svg:y="4.022cm">
          <text:p text:style-name="P1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256cm" svg:height="1.515cm" svg:x="14.839cm" svg:y="4.022cm">
          <text:p text:style-name="P1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20.531cm" svg:y="4.022cm">
          <text:p text:style-name="P1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92cm" svg:height="1.515cm" svg:x="4.043cm" svg:y="8.092cm">
          <text:p text:style-name="P1"><text:span text:style-name="T3">E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33cm" svg:height="1.515cm" svg:x="9.638cm" svg:y="8.043cm">
          <text:p text:style-name="P1"><text:span text:style-name="T3">F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15.05cm" svg:y="8.043cm">
          <text:p text:style-name="P1"><text:span text:style-name="T3">G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20.743cm" svg:y="8.043cm">
          <text:p text:style-name="P1"><text:span text:style-name="T3">H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0.879cm" svg:height="1.515cm" svg:x="4.043cm" svg:y="12.091cm">
          <text:p text:style-name="P1"><text:span text:style-name="T3">I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0.942cm" svg:height="1.515cm" svg:x="9.64cm" svg:y="12.043cm">
          <text:p text:style-name="P1"><text:span text:style-name="T3">J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15.05cm" svg:y="12.043cm">
          <text:p text:style-name="P1"><text:span text:style-name="T3">K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92cm" svg:height="1.515cm" svg:x="20.742cm" svg:y="12.043cm">
          <text:p text:style-name="P1"><text:span text:style-name="T3">L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505cm" svg:height="1.515cm" svg:x="4.257cm" svg:y="16.113cm">
          <text:p text:style-name="P1"><text:span text:style-name="T3">M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9.851cm" svg:y="16.065cm">
          <text:p text:style-name="P1"><text:span text:style-name="T3">N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319cm" svg:height="1.515cm" svg:x="15.262cm" svg:y="16.065cm">
          <text:p text:style-name="P1"><text:span text:style-name="T3">O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1.133cm" svg:height="1.515cm" svg:x="20.953cm" svg:y="16.065cm">
          <text:p text:style-name="P1"><text:span text:style-name="T3">P</text:span></text:p>
          <draw:enhanced-geometry svg:viewBox="0 0 21600 21600" draw:type="mso-spt202" draw:enhanced-path="M 0 0 L 21600 0 21600 21600 0 21600 0 0 Z N"/>
        </draw:custom-shape>
        <draw:line draw:style-name="gr6" draw:text-style-name="P8" draw:layer="layout" svg:x1="10.676cm" svg:y1="4.846cm" svg:x2="14.909cm" svg:y2="4.846cm">
          <text:p/>
        </draw:line>
        <draw:line draw:style-name="gr6" draw:text-style-name="P8" draw:layer="layout" svg:x1="16.179cm" svg:y1="4.846cm" svg:x2="20.413cm" svg:y2="4.846cm">
          <text:p/>
        </draw:line>
        <draw:line draw:style-name="gr5" draw:text-style-name="P8" draw:layer="layout" svg:x1="4.445cm" svg:y1="5.715cm" svg:x2="4.445cm" svg:y2="8.043cm">
          <text:p/>
        </draw:line>
        <draw:line draw:style-name="gr5" draw:text-style-name="P8" draw:layer="layout" svg:x1="10.16cm" svg:y1="5.715cm" svg:x2="10.16cm" svg:y2="8.043cm">
          <text:p/>
        </draw:line>
        <draw:line draw:style-name="gr6" draw:text-style-name="P8" draw:layer="layout" svg:x1="21.378cm" svg:y1="5.715cm" svg:x2="21.378cm" svg:y2="8.043cm">
          <text:p/>
        </draw:line>
        <draw:line draw:style-name="gr5" draw:text-style-name="P8" draw:layer="layout" svg:x1="4.445cm" svg:y1="9.737cm" svg:x2="4.445cm" svg:y2="12.065cm">
          <text:p/>
        </draw:line>
        <draw:line draw:style-name="gr5" draw:text-style-name="P8" draw:layer="layout" svg:x1="4.445cm" svg:y1="13.758cm" svg:x2="4.445cm" svg:y2="16.087cm">
          <text:p/>
        </draw:line>
        <draw:line draw:style-name="gr5" draw:text-style-name="P8" draw:layer="layout" svg:x1="15.663cm" svg:y1="5.715cm" svg:x2="15.663cm" svg:y2="8.043cm">
          <text:p/>
        </draw:line>
        <draw:line draw:style-name="gr6" draw:text-style-name="P8" draw:layer="layout" svg:x1="21.378cm" svg:y1="9.737cm" svg:x2="21.378cm" svg:y2="12.065cm">
          <text:p/>
        </draw:line>
        <draw:line draw:style-name="gr5" draw:text-style-name="P8" draw:layer="layout" svg:x1="15.663cm" svg:y1="13.758cm" svg:x2="15.663cm" svg:y2="16.087cm">
          <text:p/>
        </draw:line>
        <draw:line draw:style-name="gr6" draw:text-style-name="P8" draw:layer="layout" svg:x1="21.378cm" svg:y1="13.758cm" svg:x2="21.378cm" svg:y2="16.087cm">
          <text:p/>
        </draw:line>
        <draw:line draw:style-name="gr5" draw:text-style-name="P8" draw:layer="layout" svg:x1="5.927cm" svg:y1="16.933cm" svg:x2="9.737cm" svg:y2="16.933cm">
          <text:p/>
        </draw:line>
        <draw:line draw:style-name="gr5" draw:text-style-name="P8" draw:layer="layout" svg:x1="16.722cm" svg:y1="17.145cm" svg:x2="20.955cm" svg:y2="17.145cm">
          <text:p/>
        </draw:line>
        <draw:line draw:style-name="gr6" draw:text-style-name="P8" draw:layer="layout" svg:x1="10.583cm" svg:y1="12.488cm" svg:x2="15.028cm" svg:y2="9.102cm">
          <text:p/>
        </draw:line>
        <draw:line draw:style-name="gr5" draw:text-style-name="P8" draw:layer="layout" svg:x1="11.324cm" svg:y1="16.722cm" svg:x2="15.24cm" svg:y2="13.758cm">
          <text:p/>
        </draw:line>
        <presentation:notes draw:style-name="dp2">
          <draw:page-thumbnail draw:style-name="gr1" draw:layer="layout" svg:width="7.142cm" svg:height="9.524cm" svg:x="5.953cm" svg:y="1.93cm" draw:page-number="30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DFS Properties" draw:style-name="dp3" draw:master-page-name="Default" presentation:presentation-page-layout-name="AL2T1">
        <draw:frame presentation:style-name="pr3" draw:text-style-name="P2" draw:layer="layout" svg:width="24.681cm" svg:height="3.212cm" svg:x="0.374cm" svg:y="2.468cm" presentation:class="title" presentation:user-transformed="true">
          <draw:text-box>
            <text:p text:style-name="P1">DFS Properties</text:p>
          </draw:text-box>
        </draw:frame>
        <draw:frame presentation:style-name="pr4" draw:text-style-name="P6" draw:layer="layout" svg:width="23.182cm" svg:height="11.488cm" svg:x="1.905cm" svg:y="5.877cm" presentation:class="outline" presentation:user-transformed="true">
          <draw:text-box>
            <text:p text:style-name="P4">Starting at s</text:p>
            <text:p text:style-name="P5"><text:span text:style-name="T2">The traversal visits al the vertices in the connected component of s</text:span></text:p>
            <text:p text:style-name="P5"><text:span text:style-name="T2">The discovery edges form a spanning tree of the connected component of s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31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DFS Runtime" draw:style-name="dp3" draw:master-page-name="Default" presentation:presentation-page-layout-name="AL2T1">
        <draw:frame presentation:style-name="pr12" draw:text-style-name="P2" draw:layer="layout" svg:width="24.681cm" svg:height="3.175cm" svg:x="0.374cm" svg:y="1.27cm" presentation:class="title" presentation:user-transformed="true">
          <draw:text-box>
            <text:p text:style-name="P1">DFS Runtime</text:p>
          </draw:text-box>
        </draw:frame>
        <draw:frame presentation:style-name="pr13" draw:text-style-name="P15" draw:layer="layout" svg:width="23.817cm" svg:height="13.136cm" svg:x="1.27cm" svg:y="4.445cm" presentation:class="outline" presentation:user-transformed="true">
          <draw:text-box>
            <text:p text:style-name="P13"><text:span text:style-name="T7">DFS is called on each vertex exactly once</text:span></text:p>
            <text:p text:style-name="P13"><text:span text:style-name="T7">Every edge is examined exactly twice (once from each of its vertices)</text:span></text:p>
            <text:p text:style-name="P13"><text:span text:style-name="T7">So, for n</text:span><text:span text:style-name="T8">s</text:span><text:span text:style-name="T7"> vertices and m</text:span><text:span text:style-name="T8">s</text:span><text:span text:style-name="T7"> edges in the connected component of the vertex s, the DFS runs in O(n</text:span><text:span text:style-name="T8">s</text:span><text:span text:style-name="T7">+m</text:span><text:span text:style-name="T8">s</text:span><text:span text:style-name="T7">) if:</text:span></text:p>
            <text:p text:style-name="P14"><text:span text:style-name="T9">- The graph data structure methods take constant time</text:span></text:p>
            <text:p text:style-name="P14"><text:span text:style-name="T9">- Marking takes constant time</text:span></text:p>
            <text:p text:style-name="P14"><text:span text:style-name="T9">- There is a systematic way to examine edges (avoiding redundancy)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32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Marking Verticies" draw:style-name="dp3" draw:master-page-name="Default" presentation:presentation-page-layout-name="AL2T1">
        <draw:frame presentation:style-name="pr3" draw:text-style-name="P2" draw:layer="layout" svg:width="24.681cm" svg:height="3.212cm" svg:x="0.374cm" svg:y="2.468cm" presentation:class="title" presentation:user-transformed="true">
          <draw:text-box>
            <text:p text:style-name="P1"><text:span text:style-name="T6">Marking Verticies</text:span></text:p>
          </draw:text-box>
        </draw:frame>
        <draw:frame presentation:style-name="pr4" draw:text-style-name="P6" draw:layer="layout" svg:width="23.817cm" svg:height="11.488cm" svg:x="1.27cm" svg:y="5.877cm" presentation:class="outline" presentation:user-transformed="true">
          <draw:text-box>
            <text:p text:style-name="P4">Extend vertex structure to support variable for marking</text:p>
            <text:p text:style-name="P4">Use a hash table mechanism to log marked vertices </text:p>
          </draw:text-box>
        </draw:frame>
        <presentation:notes draw:style-name="dp2">
          <draw:page-thumbnail draw:style-name="gr1" draw:layer="layout" svg:width="7.142cm" svg:height="9.524cm" svg:x="5.953cm" svg:y="1.93cm" draw:page-number="33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Breadth-First Search" draw:style-name="dp3" draw:master-page-name="Default" presentation:presentation-page-layout-name="AL2T1">
        <draw:frame presentation:style-name="pr14" draw:text-style-name="P2" draw:layer="layout" svg:width="24.681cm" svg:height="3.211cm" svg:x="0.374cm" svg:y="0.847cm" presentation:class="title" presentation:user-transformed="true">
          <draw:text-box>
            <text:p text:style-name="P1">Breadth-First Search</text:p>
          </draw:text-box>
        </draw:frame>
        <draw:frame presentation:style-name="pr15" draw:text-style-name="P6" draw:layer="layout" svg:width="23.817cm" svg:height="13.556cm" svg:x="1.27cm" svg:y="3.809cm" presentation:class="outline" presentation:user-transformed="true">
          <draw:text-box>
            <text:p text:style-name="P4">Starting vertex has level 0 (anchor vertex)</text:p>
            <text:p text:style-name="P4">Visit (mark) all vertices that are only one edge away</text:p>
            <text:p text:style-name="P16"><text:tab/>mark each vertex with its “level”</text:p>
            <text:p text:style-name="P5"><text:span text:style-name="T2">One edge away from level 0 is level 1</text:span></text:p>
            <text:p text:style-name="P5"><text:span text:style-name="T2">One edge away from level 1 is level 2</text:span></text:p>
            <text:p text:style-name="P5"><text:span text:style-name="T2">Etc. . . .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34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9">
        <draw:frame presentation:style-name="pr8" draw:text-style-name="P2" draw:layer="layout" svg:width="24.681cm" svg:height="2.541cm" svg:x="0.718cm" svg:y="0.635cm" presentation:class="title" presentation:user-transformed="true">
          <draw:text-box>
            <text:p text:style-name="P1">Example</text:p>
          </draw:text-box>
        </draw:frame>
        <draw:custom-shape draw:style-name="gr2" draw:text-style-name="P7" draw:layer="layout" svg:width="1.319cm" svg:height="1.515cm" svg:x="3.832cm" svg:y="4.07cm">
          <text:p text:style-name="P1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256cm" svg:height="1.515cm" svg:x="9.428cm" svg:y="4.022cm">
          <text:p text:style-name="P1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256cm" svg:height="1.515cm" svg:x="14.839cm" svg:y="4.022cm">
          <text:p text:style-name="P1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531cm" svg:y="4.022cm">
          <text:p text:style-name="P1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92cm" svg:height="1.515cm" svg:x="4.043cm" svg:y="8.092cm">
          <text:p text:style-name="P1"><text:span text:style-name="T3">E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9.638cm" svg:y="8.043cm">
          <text:p text:style-name="P1"><text:span text:style-name="T3">F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8.043cm">
          <text:p text:style-name="P1"><text:span text:style-name="T3">G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743cm" svg:y="8.043cm">
          <text:p text:style-name="P1"><text:span text:style-name="T3">H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0.879cm" svg:height="1.515cm" svg:x="4.043cm" svg:y="12.091cm">
          <text:p text:style-name="P1"><text:span text:style-name="T3">I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0.942cm" svg:height="1.515cm" svg:x="9.64cm" svg:y="12.043cm">
          <text:p text:style-name="P1"><text:span text:style-name="T3">J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12.043cm">
          <text:p text:style-name="P1"><text:span text:style-name="T3">K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92cm" svg:height="1.515cm" svg:x="20.742cm" svg:y="12.043cm">
          <text:p text:style-name="P1"><text:span text:style-name="T3">L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505cm" svg:height="1.515cm" svg:x="4.257cm" svg:y="16.113cm">
          <text:p text:style-name="P1"><text:span text:style-name="T3">M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9.851cm" svg:y="16.065cm">
          <text:p text:style-name="P1"><text:span text:style-name="T3">N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262cm" svg:y="16.065cm">
          <text:p text:style-name="P1"><text:span text:style-name="T3">O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20.953cm" svg:y="16.065cm">
          <text:p text:style-name="P1"><text:span text:style-name="T3">P</text:span></text:p>
          <draw:enhanced-geometry svg:viewBox="0 0 21600 21600" draw:type="mso-spt202" draw:enhanced-path="M 0 0 L 21600 0 21600 21600 0 21600 0 0 Z N"/>
        </draw:custom-shape>
        <draw:line draw:style-name="gr3" draw:text-style-name="P8" draw:layer="layout" svg:x1="5.173cm" svg:y1="4.846cm" svg:x2="9.406cm" svg:y2="4.846cm">
          <text:p/>
        </draw:line>
        <draw:line draw:style-name="gr3" draw:text-style-name="P8" draw:layer="layout" svg:x1="10.676cm" svg:y1="4.846cm" svg:x2="14.909cm" svg:y2="4.846cm">
          <text:p/>
        </draw:line>
        <draw:line draw:style-name="gr3" draw:text-style-name="P8" draw:layer="layout" svg:x1="16.179cm" svg:y1="4.846cm" svg:x2="20.413cm" svg:y2="4.846cm">
          <text:p/>
        </draw:line>
        <draw:line draw:style-name="gr3" draw:text-style-name="P8" draw:layer="layout" svg:x1="4.445cm" svg:y1="5.715cm" svg:x2="4.445cm" svg:y2="8.043cm">
          <text:p/>
        </draw:line>
        <draw:line draw:style-name="gr3" draw:text-style-name="P8" draw:layer="layout" svg:x1="10.16cm" svg:y1="5.715cm" svg:x2="10.16cm" svg:y2="8.043cm">
          <text:p/>
        </draw:line>
        <draw:line draw:style-name="gr3" draw:text-style-name="P8" draw:layer="layout" svg:x1="21.378cm" svg:y1="5.715cm" svg:x2="21.378cm" svg:y2="8.043cm">
          <text:p/>
        </draw:line>
        <draw:line draw:style-name="gr3" draw:text-style-name="P8" draw:layer="layout" svg:x1="4.445cm" svg:y1="9.737cm" svg:x2="4.445cm" svg:y2="12.065cm">
          <text:p/>
        </draw:line>
        <draw:line draw:style-name="gr3" draw:text-style-name="P8" draw:layer="layout" svg:x1="4.445cm" svg:y1="13.758cm" svg:x2="4.445cm" svg:y2="16.087cm">
          <text:p/>
        </draw:line>
        <draw:line draw:style-name="gr3" draw:text-style-name="P8" draw:layer="layout" svg:x1="15.663cm" svg:y1="5.715cm" svg:x2="15.663cm" svg:y2="8.043cm">
          <text:p/>
        </draw:line>
        <draw:line draw:style-name="gr3" draw:text-style-name="P8" draw:layer="layout" svg:x1="15.663cm" svg:y1="9.737cm" svg:x2="15.663cm" svg:y2="12.065cm">
          <text:p/>
        </draw:line>
        <draw:line draw:style-name="gr3" draw:text-style-name="P8" draw:layer="layout" svg:x1="21.378cm" svg:y1="9.737cm" svg:x2="21.378cm" svg:y2="12.065cm">
          <text:p/>
        </draw:line>
        <draw:line draw:style-name="gr3" draw:text-style-name="P8" draw:layer="layout" svg:x1="15.663cm" svg:y1="13.758cm" svg:x2="15.663cm" svg:y2="16.087cm">
          <text:p/>
        </draw:line>
        <draw:line draw:style-name="gr3" draw:text-style-name="P8" draw:layer="layout" svg:x1="21.378cm" svg:y1="13.758cm" svg:x2="21.378cm" svg:y2="16.087cm">
          <text:p/>
        </draw:line>
        <draw:line draw:style-name="gr3" draw:text-style-name="P8" draw:layer="layout" svg:x1="5.292cm" svg:y1="9.102cm" svg:x2="9.525cm" svg:y2="9.102cm">
          <text:p/>
        </draw:line>
        <draw:line draw:style-name="gr3" draw:text-style-name="P8" draw:layer="layout" svg:x1="5.08cm" svg:y1="12.912cm" svg:x2="9.525cm" svg:y2="12.912cm">
          <text:p/>
        </draw:line>
        <draw:line draw:style-name="gr3" draw:text-style-name="P8" draw:layer="layout" svg:x1="5.927cm" svg:y1="16.933cm" svg:x2="9.737cm" svg:y2="16.933cm">
          <text:p/>
        </draw:line>
        <draw:line draw:style-name="gr3" draw:text-style-name="P8" draw:layer="layout" svg:x1="16.51cm" svg:y1="17.145cm" svg:x2="20.955cm" svg:y2="17.145cm">
          <text:p/>
        </draw:line>
        <draw:line draw:style-name="gr3" draw:text-style-name="P8" draw:layer="layout" svg:x1="10.583cm" svg:y1="12.912cm" svg:x2="15.028cm" svg:y2="12.912cm">
          <text:p/>
        </draw:line>
        <draw:line draw:style-name="gr3" draw:text-style-name="P8" draw:layer="layout" svg:x1="5.08cm" svg:y1="5.503cm" svg:x2="9.737cm" svg:y2="8.89cm">
          <text:p/>
        </draw:line>
        <draw:line draw:style-name="gr3" draw:text-style-name="P8" draw:layer="layout" svg:x1="5.08cm" svg:y1="13.335cm" svg:x2="9.737cm" svg:y2="16.51cm">
          <text:p/>
        </draw:line>
        <draw:line draw:style-name="gr3" draw:text-style-name="P8" draw:layer="layout" svg:x1="10.583cm" svg:y1="12.488cm" svg:x2="15.028cm" svg:y2="9.102cm">
          <text:p/>
        </draw:line>
        <draw:line draw:style-name="gr3" draw:text-style-name="P8" draw:layer="layout" svg:x1="16.51cm" svg:y1="8.678cm" svg:x2="20.532cm" svg:y2="5.292cm">
          <text:p/>
        </draw:line>
        <draw:line draw:style-name="gr3" draw:text-style-name="P8" draw:layer="layout" svg:x1="11.324cm" svg:y1="16.722cm" svg:x2="15.24cm" svg:y2="13.758cm">
          <text:p/>
        </draw:line>
        <draw:line draw:style-name="gr3" draw:text-style-name="P8" draw:layer="layout" svg:x1="20.742cm" svg:y1="12.911cm" svg:x2="16.297cm" svg:y2="9.524cm">
          <text:p/>
        </draw:line>
        <presentation:notes draw:style-name="dp2">
          <draw:page-thumbnail draw:style-name="gr1" draw:layer="layout" svg:width="7.142cm" svg:height="9.524cm" svg:x="5.953cm" svg:y="1.93cm" draw:page-number="35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9">
        <draw:frame presentation:style-name="pr8" draw:text-style-name="P2" draw:layer="layout" svg:width="24.681cm" svg:height="2.541cm" svg:x="0.718cm" svg:y="0.635cm" presentation:class="title" presentation:user-transformed="true">
          <draw:text-box>
            <text:p text:style-name="P1">Example</text:p>
          </draw:text-box>
        </draw:frame>
        <draw:custom-shape draw:style-name="gr4" draw:text-style-name="P7" draw:layer="layout" svg:width="1.319cm" svg:height="1.515cm" svg:x="3.832cm" svg:y="4.07cm">
          <text:p text:style-name="P1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256cm" svg:height="1.515cm" svg:x="9.428cm" svg:y="4.022cm">
          <text:p text:style-name="P1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256cm" svg:height="1.515cm" svg:x="14.839cm" svg:y="4.022cm">
          <text:p text:style-name="P1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531cm" svg:y="4.022cm">
          <text:p text:style-name="P1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92cm" svg:height="1.515cm" svg:x="4.043cm" svg:y="8.092cm">
          <text:p text:style-name="P1"><text:span text:style-name="T3">E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9.638cm" svg:y="8.043cm">
          <text:p text:style-name="P1"><text:span text:style-name="T3">F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8.043cm">
          <text:p text:style-name="P1"><text:span text:style-name="T3">G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743cm" svg:y="8.043cm">
          <text:p text:style-name="P1"><text:span text:style-name="T3">H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0.879cm" svg:height="1.515cm" svg:x="4.043cm" svg:y="12.091cm">
          <text:p text:style-name="P1"><text:span text:style-name="T3">I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0.942cm" svg:height="1.515cm" svg:x="9.64cm" svg:y="12.043cm">
          <text:p text:style-name="P1"><text:span text:style-name="T3">J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12.043cm">
          <text:p text:style-name="P1"><text:span text:style-name="T3">K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92cm" svg:height="1.515cm" svg:x="20.742cm" svg:y="12.043cm">
          <text:p text:style-name="P1"><text:span text:style-name="T3">L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505cm" svg:height="1.515cm" svg:x="4.257cm" svg:y="16.113cm">
          <text:p text:style-name="P1"><text:span text:style-name="T3">M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9.851cm" svg:y="16.065cm">
          <text:p text:style-name="P1"><text:span text:style-name="T3">N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262cm" svg:y="16.065cm">
          <text:p text:style-name="P1"><text:span text:style-name="T3">O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20.953cm" svg:y="16.065cm">
          <text:p text:style-name="P1"><text:span text:style-name="T3">P</text:span></text:p>
          <draw:enhanced-geometry svg:viewBox="0 0 21600 21600" draw:type="mso-spt202" draw:enhanced-path="M 0 0 L 21600 0 21600 21600 0 21600 0 0 Z N"/>
        </draw:custom-shape>
        <draw:line draw:style-name="gr3" draw:text-style-name="P8" draw:layer="layout" svg:x1="5.173cm" svg:y1="4.846cm" svg:x2="9.406cm" svg:y2="4.846cm">
          <text:p/>
        </draw:line>
        <draw:line draw:style-name="gr3" draw:text-style-name="P8" draw:layer="layout" svg:x1="10.676cm" svg:y1="4.846cm" svg:x2="14.909cm" svg:y2="4.846cm">
          <text:p/>
        </draw:line>
        <draw:line draw:style-name="gr3" draw:text-style-name="P8" draw:layer="layout" svg:x1="16.179cm" svg:y1="4.846cm" svg:x2="20.413cm" svg:y2="4.846cm">
          <text:p/>
        </draw:line>
        <draw:line draw:style-name="gr3" draw:text-style-name="P8" draw:layer="layout" svg:x1="4.445cm" svg:y1="5.715cm" svg:x2="4.445cm" svg:y2="8.043cm">
          <text:p/>
        </draw:line>
        <draw:line draw:style-name="gr3" draw:text-style-name="P8" draw:layer="layout" svg:x1="10.16cm" svg:y1="5.715cm" svg:x2="10.16cm" svg:y2="8.043cm">
          <text:p/>
        </draw:line>
        <draw:line draw:style-name="gr3" draw:text-style-name="P8" draw:layer="layout" svg:x1="21.378cm" svg:y1="5.715cm" svg:x2="21.378cm" svg:y2="8.043cm">
          <text:p/>
        </draw:line>
        <draw:line draw:style-name="gr3" draw:text-style-name="P8" draw:layer="layout" svg:x1="4.445cm" svg:y1="9.737cm" svg:x2="4.445cm" svg:y2="12.065cm">
          <text:p/>
        </draw:line>
        <draw:line draw:style-name="gr3" draw:text-style-name="P8" draw:layer="layout" svg:x1="4.445cm" svg:y1="13.758cm" svg:x2="4.445cm" svg:y2="16.087cm">
          <text:p/>
        </draw:line>
        <draw:line draw:style-name="gr3" draw:text-style-name="P8" draw:layer="layout" svg:x1="15.663cm" svg:y1="5.715cm" svg:x2="15.663cm" svg:y2="8.043cm">
          <text:p/>
        </draw:line>
        <draw:line draw:style-name="gr3" draw:text-style-name="P8" draw:layer="layout" svg:x1="15.663cm" svg:y1="9.737cm" svg:x2="15.663cm" svg:y2="12.065cm">
          <text:p/>
        </draw:line>
        <draw:line draw:style-name="gr3" draw:text-style-name="P8" draw:layer="layout" svg:x1="21.378cm" svg:y1="9.737cm" svg:x2="21.378cm" svg:y2="12.065cm">
          <text:p/>
        </draw:line>
        <draw:line draw:style-name="gr3" draw:text-style-name="P8" draw:layer="layout" svg:x1="15.663cm" svg:y1="13.758cm" svg:x2="15.663cm" svg:y2="16.087cm">
          <text:p/>
        </draw:line>
        <draw:line draw:style-name="gr3" draw:text-style-name="P8" draw:layer="layout" svg:x1="21.378cm" svg:y1="13.758cm" svg:x2="21.378cm" svg:y2="16.087cm">
          <text:p/>
        </draw:line>
        <draw:line draw:style-name="gr3" draw:text-style-name="P8" draw:layer="layout" svg:x1="5.292cm" svg:y1="9.102cm" svg:x2="9.525cm" svg:y2="9.102cm">
          <text:p/>
        </draw:line>
        <draw:line draw:style-name="gr3" draw:text-style-name="P8" draw:layer="layout" svg:x1="5.08cm" svg:y1="12.912cm" svg:x2="9.525cm" svg:y2="12.912cm">
          <text:p/>
        </draw:line>
        <draw:line draw:style-name="gr3" draw:text-style-name="P8" draw:layer="layout" svg:x1="5.927cm" svg:y1="16.933cm" svg:x2="9.737cm" svg:y2="16.933cm">
          <text:p/>
        </draw:line>
        <draw:line draw:style-name="gr3" draw:text-style-name="P8" draw:layer="layout" svg:x1="16.51cm" svg:y1="17.145cm" svg:x2="20.955cm" svg:y2="17.145cm">
          <text:p/>
        </draw:line>
        <draw:line draw:style-name="gr3" draw:text-style-name="P8" draw:layer="layout" svg:x1="10.583cm" svg:y1="12.912cm" svg:x2="15.028cm" svg:y2="12.912cm">
          <text:p/>
        </draw:line>
        <draw:line draw:style-name="gr3" draw:text-style-name="P8" draw:layer="layout" svg:x1="5.08cm" svg:y1="5.503cm" svg:x2="9.737cm" svg:y2="8.89cm">
          <text:p/>
        </draw:line>
        <draw:line draw:style-name="gr3" draw:text-style-name="P8" draw:layer="layout" svg:x1="5.08cm" svg:y1="13.335cm" svg:x2="9.737cm" svg:y2="16.51cm">
          <text:p/>
        </draw:line>
        <draw:line draw:style-name="gr3" draw:text-style-name="P8" draw:layer="layout" svg:x1="10.583cm" svg:y1="12.488cm" svg:x2="15.028cm" svg:y2="9.102cm">
          <text:p/>
        </draw:line>
        <draw:line draw:style-name="gr3" draw:text-style-name="P8" draw:layer="layout" svg:x1="16.51cm" svg:y1="8.678cm" svg:x2="20.532cm" svg:y2="5.292cm">
          <text:p/>
        </draw:line>
        <draw:line draw:style-name="gr3" draw:text-style-name="P8" draw:layer="layout" svg:x1="11.324cm" svg:y1="16.722cm" svg:x2="15.24cm" svg:y2="13.758cm">
          <text:p/>
        </draw:line>
        <draw:line draw:style-name="gr3" draw:text-style-name="P8" draw:layer="layout" svg:x1="20.742cm" svg:y1="12.911cm" svg:x2="16.297cm" svg:y2="9.524cm">
          <text:p/>
        </draw:line>
        <draw:custom-shape draw:style-name="gr9" draw:text-style-name="P7" draw:layer="layout" svg:width="0.925cm" svg:height="1.197cm" svg:x="4.406cm" svg:y="2.655cm">
          <text:p text:style-name="P1"><text:span text:style-name="T10">0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6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9">
        <draw:frame presentation:style-name="pr8" draw:text-style-name="P2" draw:layer="layout" svg:width="24.681cm" svg:height="2.541cm" svg:x="0.718cm" svg:y="0.635cm" presentation:class="title" presentation:user-transformed="true">
          <draw:text-box>
            <text:p text:style-name="P1">Example</text:p>
          </draw:text-box>
        </draw:frame>
        <draw:custom-shape draw:style-name="gr4" draw:text-style-name="P7" draw:layer="layout" svg:width="1.319cm" svg:height="1.515cm" svg:x="3.832cm" svg:y="4.07cm">
          <text:p text:style-name="P1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256cm" svg:height="1.515cm" svg:x="9.428cm" svg:y="4.022cm">
          <text:p text:style-name="P1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256cm" svg:height="1.515cm" svg:x="14.839cm" svg:y="4.022cm">
          <text:p text:style-name="P1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531cm" svg:y="4.022cm">
          <text:p text:style-name="P1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92cm" svg:height="1.515cm" svg:x="4.043cm" svg:y="8.092cm">
          <text:p text:style-name="P1"><text:span text:style-name="T3">E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9.638cm" svg:y="8.043cm">
          <text:p text:style-name="P1"><text:span text:style-name="T3">F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8.043cm">
          <text:p text:style-name="P1"><text:span text:style-name="T3">G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743cm" svg:y="8.043cm">
          <text:p text:style-name="P1"><text:span text:style-name="T3">H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0.879cm" svg:height="1.515cm" svg:x="4.043cm" svg:y="12.091cm">
          <text:p text:style-name="P1"><text:span text:style-name="T3">I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0.942cm" svg:height="1.515cm" svg:x="9.64cm" svg:y="12.043cm">
          <text:p text:style-name="P1"><text:span text:style-name="T3">J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12.043cm">
          <text:p text:style-name="P1"><text:span text:style-name="T3">K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92cm" svg:height="1.515cm" svg:x="20.742cm" svg:y="12.043cm">
          <text:p text:style-name="P1"><text:span text:style-name="T3">L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505cm" svg:height="1.515cm" svg:x="4.257cm" svg:y="16.113cm">
          <text:p text:style-name="P1"><text:span text:style-name="T3">M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9.851cm" svg:y="16.065cm">
          <text:p text:style-name="P1"><text:span text:style-name="T3">N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262cm" svg:y="16.065cm">
          <text:p text:style-name="P1"><text:span text:style-name="T3">O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20.953cm" svg:y="16.065cm">
          <text:p text:style-name="P1"><text:span text:style-name="T3">P</text:span></text:p>
          <draw:enhanced-geometry svg:viewBox="0 0 21600 21600" draw:type="mso-spt202" draw:enhanced-path="M 0 0 L 21600 0 21600 21600 0 21600 0 0 Z N"/>
        </draw:custom-shape>
        <draw:line draw:style-name="gr5" draw:text-style-name="P8" draw:layer="layout" svg:x1="5.173cm" svg:y1="4.846cm" svg:x2="9.406cm" svg:y2="4.846cm">
          <text:p/>
        </draw:line>
        <draw:line draw:style-name="gr3" draw:text-style-name="P8" draw:layer="layout" svg:x1="10.676cm" svg:y1="4.846cm" svg:x2="14.909cm" svg:y2="4.846cm">
          <text:p/>
        </draw:line>
        <draw:line draw:style-name="gr3" draw:text-style-name="P8" draw:layer="layout" svg:x1="16.179cm" svg:y1="4.846cm" svg:x2="20.413cm" svg:y2="4.846cm">
          <text:p/>
        </draw:line>
        <draw:line draw:style-name="gr5" draw:text-style-name="P8" draw:layer="layout" svg:x1="4.445cm" svg:y1="5.715cm" svg:x2="4.445cm" svg:y2="8.043cm">
          <text:p/>
        </draw:line>
        <draw:line draw:style-name="gr3" draw:text-style-name="P8" draw:layer="layout" svg:x1="10.16cm" svg:y1="5.715cm" svg:x2="10.16cm" svg:y2="8.043cm">
          <text:p/>
        </draw:line>
        <draw:line draw:style-name="gr3" draw:text-style-name="P8" draw:layer="layout" svg:x1="21.378cm" svg:y1="5.715cm" svg:x2="21.378cm" svg:y2="8.043cm">
          <text:p/>
        </draw:line>
        <draw:line draw:style-name="gr3" draw:text-style-name="P8" draw:layer="layout" svg:x1="4.445cm" svg:y1="9.737cm" svg:x2="4.445cm" svg:y2="12.065cm">
          <text:p/>
        </draw:line>
        <draw:line draw:style-name="gr3" draw:text-style-name="P8" draw:layer="layout" svg:x1="4.445cm" svg:y1="13.758cm" svg:x2="4.445cm" svg:y2="16.087cm">
          <text:p/>
        </draw:line>
        <draw:line draw:style-name="gr3" draw:text-style-name="P8" draw:layer="layout" svg:x1="15.663cm" svg:y1="5.715cm" svg:x2="15.663cm" svg:y2="8.043cm">
          <text:p/>
        </draw:line>
        <draw:line draw:style-name="gr3" draw:text-style-name="P8" draw:layer="layout" svg:x1="15.663cm" svg:y1="9.737cm" svg:x2="15.663cm" svg:y2="12.065cm">
          <text:p/>
        </draw:line>
        <draw:line draw:style-name="gr3" draw:text-style-name="P8" draw:layer="layout" svg:x1="21.378cm" svg:y1="9.737cm" svg:x2="21.378cm" svg:y2="12.065cm">
          <text:p/>
        </draw:line>
        <draw:line draw:style-name="gr3" draw:text-style-name="P8" draw:layer="layout" svg:x1="15.663cm" svg:y1="13.758cm" svg:x2="15.663cm" svg:y2="16.087cm">
          <text:p/>
        </draw:line>
        <draw:line draw:style-name="gr3" draw:text-style-name="P8" draw:layer="layout" svg:x1="21.378cm" svg:y1="13.758cm" svg:x2="21.378cm" svg:y2="16.087cm">
          <text:p/>
        </draw:line>
        <draw:line draw:style-name="gr3" draw:text-style-name="P8" draw:layer="layout" svg:x1="5.292cm" svg:y1="9.102cm" svg:x2="9.525cm" svg:y2="9.102cm">
          <text:p/>
        </draw:line>
        <draw:line draw:style-name="gr3" draw:text-style-name="P8" draw:layer="layout" svg:x1="5.08cm" svg:y1="12.912cm" svg:x2="9.525cm" svg:y2="12.912cm">
          <text:p/>
        </draw:line>
        <draw:line draw:style-name="gr3" draw:text-style-name="P8" draw:layer="layout" svg:x1="5.927cm" svg:y1="16.933cm" svg:x2="9.737cm" svg:y2="16.933cm">
          <text:p/>
        </draw:line>
        <draw:line draw:style-name="gr3" draw:text-style-name="P8" draw:layer="layout" svg:x1="16.51cm" svg:y1="17.145cm" svg:x2="20.955cm" svg:y2="17.145cm">
          <text:p/>
        </draw:line>
        <draw:line draw:style-name="gr3" draw:text-style-name="P8" draw:layer="layout" svg:x1="10.583cm" svg:y1="12.912cm" svg:x2="15.028cm" svg:y2="12.912cm">
          <text:p/>
        </draw:line>
        <draw:line draw:style-name="gr5" draw:text-style-name="P8" draw:layer="layout" svg:x1="5.08cm" svg:y1="5.503cm" svg:x2="9.737cm" svg:y2="8.89cm">
          <text:p/>
        </draw:line>
        <draw:line draw:style-name="gr3" draw:text-style-name="P8" draw:layer="layout" svg:x1="5.08cm" svg:y1="13.335cm" svg:x2="9.737cm" svg:y2="16.51cm">
          <text:p/>
        </draw:line>
        <draw:line draw:style-name="gr3" draw:text-style-name="P8" draw:layer="layout" svg:x1="10.583cm" svg:y1="12.488cm" svg:x2="15.028cm" svg:y2="9.102cm">
          <text:p/>
        </draw:line>
        <draw:line draw:style-name="gr3" draw:text-style-name="P8" draw:layer="layout" svg:x1="16.51cm" svg:y1="8.678cm" svg:x2="20.532cm" svg:y2="5.292cm">
          <text:p/>
        </draw:line>
        <draw:line draw:style-name="gr3" draw:text-style-name="P8" draw:layer="layout" svg:x1="11.324cm" svg:y1="16.722cm" svg:x2="15.24cm" svg:y2="13.758cm">
          <text:p/>
        </draw:line>
        <draw:line draw:style-name="gr3" draw:text-style-name="P8" draw:layer="layout" svg:x1="20.742cm" svg:y1="12.911cm" svg:x2="16.297cm" svg:y2="9.524cm">
          <text:p/>
        </draw:line>
        <draw:custom-shape draw:style-name="gr9" draw:text-style-name="P7" draw:layer="layout" svg:width="0.925cm" svg:height="1.197cm" svg:x="4.406cm" svg:y="2.655cm">
          <text:p text:style-name="P1"><text:span text:style-name="T10">0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7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9">
        <draw:frame presentation:style-name="pr8" draw:text-style-name="P2" draw:layer="layout" svg:width="24.681cm" svg:height="2.541cm" svg:x="0.718cm" svg:y="0.635cm" presentation:class="title" presentation:user-transformed="true">
          <draw:text-box>
            <text:p text:style-name="P1">Example</text:p>
          </draw:text-box>
        </draw:frame>
        <draw:custom-shape draw:style-name="gr4" draw:text-style-name="P7" draw:layer="layout" svg:width="1.319cm" svg:height="1.515cm" svg:x="3.832cm" svg:y="4.07cm">
          <text:p text:style-name="P1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1.256cm" svg:height="1.515cm" svg:x="9.428cm" svg:y="4.022cm">
          <text:p text:style-name="P1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256cm" svg:height="1.515cm" svg:x="14.839cm" svg:y="4.022cm">
          <text:p text:style-name="P1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531cm" svg:y="4.022cm">
          <text:p text:style-name="P1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1.192cm" svg:height="1.515cm" svg:x="4.043cm" svg:y="8.092cm">
          <text:p text:style-name="P1"><text:span text:style-name="T3">E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1.133cm" svg:height="1.515cm" svg:x="9.638cm" svg:y="8.043cm">
          <text:p text:style-name="P1"><text:span text:style-name="T3">F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8.043cm">
          <text:p text:style-name="P1"><text:span text:style-name="T3">G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743cm" svg:y="8.043cm">
          <text:p text:style-name="P1"><text:span text:style-name="T3">H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0.879cm" svg:height="1.515cm" svg:x="4.043cm" svg:y="12.091cm">
          <text:p text:style-name="P1"><text:span text:style-name="T3">I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0.942cm" svg:height="1.515cm" svg:x="9.64cm" svg:y="12.043cm">
          <text:p text:style-name="P1"><text:span text:style-name="T3">J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12.043cm">
          <text:p text:style-name="P1"><text:span text:style-name="T3">K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92cm" svg:height="1.515cm" svg:x="20.742cm" svg:y="12.043cm">
          <text:p text:style-name="P1"><text:span text:style-name="T3">L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505cm" svg:height="1.515cm" svg:x="4.257cm" svg:y="16.113cm">
          <text:p text:style-name="P1"><text:span text:style-name="T3">M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9.851cm" svg:y="16.065cm">
          <text:p text:style-name="P1"><text:span text:style-name="T3">N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262cm" svg:y="16.065cm">
          <text:p text:style-name="P1"><text:span text:style-name="T3">O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20.953cm" svg:y="16.065cm">
          <text:p text:style-name="P1"><text:span text:style-name="T3">P</text:span></text:p>
          <draw:enhanced-geometry svg:viewBox="0 0 21600 21600" draw:type="mso-spt202" draw:enhanced-path="M 0 0 L 21600 0 21600 21600 0 21600 0 0 Z N"/>
        </draw:custom-shape>
        <draw:line draw:style-name="gr5" draw:text-style-name="P8" draw:layer="layout" svg:x1="5.173cm" svg:y1="4.846cm" svg:x2="9.406cm" svg:y2="4.846cm">
          <text:p/>
        </draw:line>
        <draw:line draw:style-name="gr3" draw:text-style-name="P8" draw:layer="layout" svg:x1="10.676cm" svg:y1="4.846cm" svg:x2="14.909cm" svg:y2="4.846cm">
          <text:p/>
        </draw:line>
        <draw:line draw:style-name="gr3" draw:text-style-name="P8" draw:layer="layout" svg:x1="16.179cm" svg:y1="4.846cm" svg:x2="20.413cm" svg:y2="4.846cm">
          <text:p/>
        </draw:line>
        <draw:line draw:style-name="gr5" draw:text-style-name="P8" draw:layer="layout" svg:x1="4.445cm" svg:y1="5.715cm" svg:x2="4.445cm" svg:y2="8.043cm">
          <text:p/>
        </draw:line>
        <draw:line draw:style-name="gr3" draw:text-style-name="P8" draw:layer="layout" svg:x1="10.16cm" svg:y1="5.715cm" svg:x2="10.16cm" svg:y2="8.043cm">
          <text:p/>
        </draw:line>
        <draw:line draw:style-name="gr3" draw:text-style-name="P8" draw:layer="layout" svg:x1="21.378cm" svg:y1="5.715cm" svg:x2="21.378cm" svg:y2="8.043cm">
          <text:p/>
        </draw:line>
        <draw:line draw:style-name="gr3" draw:text-style-name="P8" draw:layer="layout" svg:x1="4.445cm" svg:y1="9.737cm" svg:x2="4.445cm" svg:y2="12.065cm">
          <text:p/>
        </draw:line>
        <draw:line draw:style-name="gr3" draw:text-style-name="P8" draw:layer="layout" svg:x1="4.445cm" svg:y1="13.758cm" svg:x2="4.445cm" svg:y2="16.087cm">
          <text:p/>
        </draw:line>
        <draw:line draw:style-name="gr3" draw:text-style-name="P8" draw:layer="layout" svg:x1="15.663cm" svg:y1="5.715cm" svg:x2="15.663cm" svg:y2="8.043cm">
          <text:p/>
        </draw:line>
        <draw:line draw:style-name="gr3" draw:text-style-name="P8" draw:layer="layout" svg:x1="15.663cm" svg:y1="9.737cm" svg:x2="15.663cm" svg:y2="12.065cm">
          <text:p/>
        </draw:line>
        <draw:line draw:style-name="gr3" draw:text-style-name="P8" draw:layer="layout" svg:x1="21.378cm" svg:y1="9.737cm" svg:x2="21.378cm" svg:y2="12.065cm">
          <text:p/>
        </draw:line>
        <draw:line draw:style-name="gr3" draw:text-style-name="P8" draw:layer="layout" svg:x1="15.663cm" svg:y1="13.758cm" svg:x2="15.663cm" svg:y2="16.087cm">
          <text:p/>
        </draw:line>
        <draw:line draw:style-name="gr3" draw:text-style-name="P8" draw:layer="layout" svg:x1="21.378cm" svg:y1="13.758cm" svg:x2="21.378cm" svg:y2="16.087cm">
          <text:p/>
        </draw:line>
        <draw:line draw:style-name="gr3" draw:text-style-name="P8" draw:layer="layout" svg:x1="5.292cm" svg:y1="9.102cm" svg:x2="9.525cm" svg:y2="9.102cm">
          <text:p/>
        </draw:line>
        <draw:line draw:style-name="gr3" draw:text-style-name="P8" draw:layer="layout" svg:x1="5.08cm" svg:y1="12.912cm" svg:x2="9.525cm" svg:y2="12.912cm">
          <text:p/>
        </draw:line>
        <draw:line draw:style-name="gr3" draw:text-style-name="P8" draw:layer="layout" svg:x1="5.927cm" svg:y1="16.933cm" svg:x2="9.737cm" svg:y2="16.933cm">
          <text:p/>
        </draw:line>
        <draw:line draw:style-name="gr3" draw:text-style-name="P8" draw:layer="layout" svg:x1="16.51cm" svg:y1="17.145cm" svg:x2="20.955cm" svg:y2="17.145cm">
          <text:p/>
        </draw:line>
        <draw:line draw:style-name="gr3" draw:text-style-name="P8" draw:layer="layout" svg:x1="10.583cm" svg:y1="12.912cm" svg:x2="15.028cm" svg:y2="12.912cm">
          <text:p/>
        </draw:line>
        <draw:line draw:style-name="gr5" draw:text-style-name="P8" draw:layer="layout" svg:x1="5.08cm" svg:y1="5.503cm" svg:x2="9.737cm" svg:y2="8.89cm">
          <text:p/>
        </draw:line>
        <draw:line draw:style-name="gr3" draw:text-style-name="P8" draw:layer="layout" svg:x1="5.08cm" svg:y1="13.335cm" svg:x2="9.737cm" svg:y2="16.51cm">
          <text:p/>
        </draw:line>
        <draw:line draw:style-name="gr3" draw:text-style-name="P8" draw:layer="layout" svg:x1="10.583cm" svg:y1="12.488cm" svg:x2="15.028cm" svg:y2="9.102cm">
          <text:p/>
        </draw:line>
        <draw:line draw:style-name="gr3" draw:text-style-name="P8" draw:layer="layout" svg:x1="16.51cm" svg:y1="8.678cm" svg:x2="20.532cm" svg:y2="5.292cm">
          <text:p/>
        </draw:line>
        <draw:line draw:style-name="gr3" draw:text-style-name="P8" draw:layer="layout" svg:x1="11.324cm" svg:y1="16.722cm" svg:x2="15.24cm" svg:y2="13.758cm">
          <text:p/>
        </draw:line>
        <draw:line draw:style-name="gr3" draw:text-style-name="P8" draw:layer="layout" svg:x1="20.742cm" svg:y1="12.911cm" svg:x2="16.297cm" svg:y2="9.524cm">
          <text:p/>
        </draw:line>
        <draw:custom-shape draw:style-name="gr9" draw:text-style-name="P7" draw:layer="layout" svg:width="0.925cm" svg:height="1.197cm" svg:x="4.406cm" svg:y="2.655cm">
          <text:p text:style-name="P1"><text:span text:style-name="T10">0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0.925cm" svg:height="1.197cm" svg:x="10.756cm" svg:y="2.655cm">
          <text:p text:style-name="P1"><text:span text:style-name="T11">1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8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9">
        <draw:frame presentation:style-name="pr8" draw:text-style-name="P2" draw:layer="layout" svg:width="24.681cm" svg:height="2.541cm" svg:x="0.718cm" svg:y="0.635cm" presentation:class="title" presentation:user-transformed="true">
          <draw:text-box>
            <text:p text:style-name="P1">Example</text:p>
          </draw:text-box>
        </draw:frame>
        <draw:custom-shape draw:style-name="gr4" draw:text-style-name="P7" draw:layer="layout" svg:width="1.319cm" svg:height="1.515cm" svg:x="3.832cm" svg:y="4.07cm">
          <text:p text:style-name="P1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1.256cm" svg:height="1.515cm" svg:x="9.428cm" svg:y="4.022cm">
          <text:p text:style-name="P1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256cm" svg:height="1.515cm" svg:x="14.839cm" svg:y="4.022cm">
          <text:p text:style-name="P1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531cm" svg:y="4.022cm">
          <text:p text:style-name="P1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1.192cm" svg:height="1.515cm" svg:x="4.043cm" svg:y="8.092cm">
          <text:p text:style-name="P1"><text:span text:style-name="T3">E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1.133cm" svg:height="1.515cm" svg:x="9.638cm" svg:y="8.043cm">
          <text:p text:style-name="P1"><text:span text:style-name="T3">F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8.043cm">
          <text:p text:style-name="P1"><text:span text:style-name="T3">G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743cm" svg:y="8.043cm">
          <text:p text:style-name="P1"><text:span text:style-name="T3">H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0.879cm" svg:height="1.515cm" svg:x="4.043cm" svg:y="12.091cm">
          <text:p text:style-name="P1"><text:span text:style-name="T3">I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0.942cm" svg:height="1.515cm" svg:x="9.64cm" svg:y="12.043cm">
          <text:p text:style-name="P1"><text:span text:style-name="T3">J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12.043cm">
          <text:p text:style-name="P1"><text:span text:style-name="T3">K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92cm" svg:height="1.515cm" svg:x="20.742cm" svg:y="12.043cm">
          <text:p text:style-name="P1"><text:span text:style-name="T3">L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505cm" svg:height="1.515cm" svg:x="4.257cm" svg:y="16.113cm">
          <text:p text:style-name="P1"><text:span text:style-name="T3">M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9.851cm" svg:y="16.065cm">
          <text:p text:style-name="P1"><text:span text:style-name="T3">N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262cm" svg:y="16.065cm">
          <text:p text:style-name="P1"><text:span text:style-name="T3">O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20.953cm" svg:y="16.065cm">
          <text:p text:style-name="P1"><text:span text:style-name="T3">P</text:span></text:p>
          <draw:enhanced-geometry svg:viewBox="0 0 21600 21600" draw:type="mso-spt202" draw:enhanced-path="M 0 0 L 21600 0 21600 21600 0 21600 0 0 Z N"/>
        </draw:custom-shape>
        <draw:line draw:style-name="gr5" draw:text-style-name="P8" draw:layer="layout" svg:x1="5.173cm" svg:y1="4.846cm" svg:x2="9.406cm" svg:y2="4.846cm">
          <text:p/>
        </draw:line>
        <draw:line draw:style-name="gr5" draw:text-style-name="P8" draw:layer="layout" svg:x1="10.676cm" svg:y1="4.846cm" svg:x2="14.909cm" svg:y2="4.846cm">
          <text:p/>
        </draw:line>
        <draw:line draw:style-name="gr3" draw:text-style-name="P8" draw:layer="layout" svg:x1="16.179cm" svg:y1="4.846cm" svg:x2="20.413cm" svg:y2="4.846cm">
          <text:p/>
        </draw:line>
        <draw:line draw:style-name="gr5" draw:text-style-name="P8" draw:layer="layout" svg:x1="4.445cm" svg:y1="5.715cm" svg:x2="4.445cm" svg:y2="8.043cm">
          <text:p/>
        </draw:line>
        <draw:line draw:style-name="gr8" draw:text-style-name="P8" draw:layer="layout" svg:x1="10.16cm" svg:y1="5.715cm" svg:x2="10.16cm" svg:y2="8.043cm">
          <text:p/>
        </draw:line>
        <draw:line draw:style-name="gr3" draw:text-style-name="P8" draw:layer="layout" svg:x1="21.378cm" svg:y1="5.715cm" svg:x2="21.378cm" svg:y2="8.043cm">
          <text:p/>
        </draw:line>
        <draw:line draw:style-name="gr5" draw:text-style-name="P8" draw:layer="layout" svg:x1="4.445cm" svg:y1="9.737cm" svg:x2="4.445cm" svg:y2="12.065cm">
          <text:p/>
        </draw:line>
        <draw:line draw:style-name="gr3" draw:text-style-name="P8" draw:layer="layout" svg:x1="4.445cm" svg:y1="13.758cm" svg:x2="4.445cm" svg:y2="16.087cm">
          <text:p/>
        </draw:line>
        <draw:line draw:style-name="gr3" draw:text-style-name="P8" draw:layer="layout" svg:x1="15.663cm" svg:y1="5.715cm" svg:x2="15.663cm" svg:y2="8.043cm">
          <text:p/>
        </draw:line>
        <draw:line draw:style-name="gr3" draw:text-style-name="P8" draw:layer="layout" svg:x1="15.663cm" svg:y1="9.737cm" svg:x2="15.663cm" svg:y2="12.065cm">
          <text:p/>
        </draw:line>
        <draw:line draw:style-name="gr3" draw:text-style-name="P8" draw:layer="layout" svg:x1="21.378cm" svg:y1="9.737cm" svg:x2="21.378cm" svg:y2="12.065cm">
          <text:p/>
        </draw:line>
        <draw:line draw:style-name="gr3" draw:text-style-name="P8" draw:layer="layout" svg:x1="15.663cm" svg:y1="13.758cm" svg:x2="15.663cm" svg:y2="16.087cm">
          <text:p/>
        </draw:line>
        <draw:line draw:style-name="gr3" draw:text-style-name="P8" draw:layer="layout" svg:x1="21.378cm" svg:y1="13.758cm" svg:x2="21.378cm" svg:y2="16.087cm">
          <text:p/>
        </draw:line>
        <draw:line draw:style-name="gr8" draw:text-style-name="P8" draw:layer="layout" svg:x1="5.292cm" svg:y1="9.102cm" svg:x2="9.525cm" svg:y2="9.102cm">
          <text:p/>
        </draw:line>
        <draw:line draw:style-name="gr3" draw:text-style-name="P8" draw:layer="layout" svg:x1="5.08cm" svg:y1="12.912cm" svg:x2="9.525cm" svg:y2="12.912cm">
          <text:p/>
        </draw:line>
        <draw:line draw:style-name="gr3" draw:text-style-name="P8" draw:layer="layout" svg:x1="5.927cm" svg:y1="16.933cm" svg:x2="9.737cm" svg:y2="16.933cm">
          <text:p/>
        </draw:line>
        <draw:line draw:style-name="gr3" draw:text-style-name="P8" draw:layer="layout" svg:x1="16.51cm" svg:y1="17.145cm" svg:x2="20.955cm" svg:y2="17.145cm">
          <text:p/>
        </draw:line>
        <draw:line draw:style-name="gr3" draw:text-style-name="P8" draw:layer="layout" svg:x1="10.583cm" svg:y1="12.912cm" svg:x2="15.028cm" svg:y2="12.912cm">
          <text:p/>
        </draw:line>
        <draw:line draw:style-name="gr5" draw:text-style-name="P8" draw:layer="layout" svg:x1="5.08cm" svg:y1="5.503cm" svg:x2="9.737cm" svg:y2="8.89cm">
          <text:p/>
        </draw:line>
        <draw:line draw:style-name="gr3" draw:text-style-name="P8" draw:layer="layout" svg:x1="5.08cm" svg:y1="13.335cm" svg:x2="9.737cm" svg:y2="16.51cm">
          <text:p/>
        </draw:line>
        <draw:line draw:style-name="gr3" draw:text-style-name="P8" draw:layer="layout" svg:x1="10.583cm" svg:y1="12.488cm" svg:x2="15.028cm" svg:y2="9.102cm">
          <text:p/>
        </draw:line>
        <draw:line draw:style-name="gr3" draw:text-style-name="P8" draw:layer="layout" svg:x1="16.51cm" svg:y1="8.678cm" svg:x2="20.532cm" svg:y2="5.292cm">
          <text:p/>
        </draw:line>
        <draw:line draw:style-name="gr3" draw:text-style-name="P8" draw:layer="layout" svg:x1="11.324cm" svg:y1="16.722cm" svg:x2="15.24cm" svg:y2="13.758cm">
          <text:p/>
        </draw:line>
        <draw:line draw:style-name="gr3" draw:text-style-name="P8" draw:layer="layout" svg:x1="20.742cm" svg:y1="12.911cm" svg:x2="16.297cm" svg:y2="9.524cm">
          <text:p/>
        </draw:line>
        <draw:custom-shape draw:style-name="gr9" draw:text-style-name="P7" draw:layer="layout" svg:width="0.925cm" svg:height="1.197cm" svg:x="4.406cm" svg:y="2.655cm">
          <text:p text:style-name="P1"><text:span text:style-name="T10">0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0.925cm" svg:height="1.197cm" svg:x="10.756cm" svg:y="2.655cm">
          <text:p text:style-name="P1"><text:span text:style-name="T11">1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9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9">
        <draw:frame presentation:style-name="pr8" draw:text-style-name="P2" draw:layer="layout" svg:width="24.681cm" svg:height="2.541cm" svg:x="0.718cm" svg:y="0.635cm" presentation:class="title" presentation:user-transformed="true">
          <draw:text-box>
            <text:p text:style-name="P1">Example</text:p>
          </draw:text-box>
        </draw:frame>
        <draw:custom-shape draw:style-name="gr4" draw:text-style-name="P7" draw:layer="layout" svg:width="1.319cm" svg:height="1.515cm" svg:x="3.832cm" svg:y="4.07cm">
          <text:p text:style-name="P1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1.256cm" svg:height="1.515cm" svg:x="9.428cm" svg:y="4.022cm">
          <text:p text:style-name="P1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1.256cm" svg:height="1.515cm" svg:x="14.839cm" svg:y="4.022cm">
          <text:p text:style-name="P1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531cm" svg:y="4.022cm">
          <text:p text:style-name="P1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1.192cm" svg:height="1.515cm" svg:x="4.043cm" svg:y="8.092cm">
          <text:p text:style-name="P1"><text:span text:style-name="T3">E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1.133cm" svg:height="1.515cm" svg:x="9.638cm" svg:y="8.043cm">
          <text:p text:style-name="P1"><text:span text:style-name="T3">F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8.043cm">
          <text:p text:style-name="P1"><text:span text:style-name="T3">G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743cm" svg:y="8.043cm">
          <text:p text:style-name="P1"><text:span text:style-name="T3">H</text:span></text:p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0.879cm" svg:height="1.515cm" svg:x="4.043cm" svg:y="12.091cm">
          <text:p text:style-name="P1"><text:span text:style-name="T3">I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0.942cm" svg:height="1.515cm" svg:x="9.64cm" svg:y="12.043cm">
          <text:p text:style-name="P1"><text:span text:style-name="T3">J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12.043cm">
          <text:p text:style-name="P1"><text:span text:style-name="T3">K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92cm" svg:height="1.515cm" svg:x="20.742cm" svg:y="12.043cm">
          <text:p text:style-name="P1"><text:span text:style-name="T3">L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505cm" svg:height="1.515cm" svg:x="4.257cm" svg:y="16.113cm">
          <text:p text:style-name="P1"><text:span text:style-name="T3">M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9.851cm" svg:y="16.065cm">
          <text:p text:style-name="P1"><text:span text:style-name="T3">N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262cm" svg:y="16.065cm">
          <text:p text:style-name="P1"><text:span text:style-name="T3">O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20.953cm" svg:y="16.065cm">
          <text:p text:style-name="P1"><text:span text:style-name="T3">P</text:span></text:p>
          <draw:enhanced-geometry svg:viewBox="0 0 21600 21600" draw:type="mso-spt202" draw:enhanced-path="M 0 0 L 21600 0 21600 21600 0 21600 0 0 Z N"/>
        </draw:custom-shape>
        <draw:line draw:style-name="gr5" draw:text-style-name="P8" draw:layer="layout" svg:x1="5.173cm" svg:y1="4.846cm" svg:x2="9.406cm" svg:y2="4.846cm">
          <text:p/>
        </draw:line>
        <draw:line draw:style-name="gr5" draw:text-style-name="P8" draw:layer="layout" svg:x1="10.676cm" svg:y1="4.846cm" svg:x2="14.909cm" svg:y2="4.846cm">
          <text:p/>
        </draw:line>
        <draw:line draw:style-name="gr3" draw:text-style-name="P8" draw:layer="layout" svg:x1="16.179cm" svg:y1="4.846cm" svg:x2="20.413cm" svg:y2="4.846cm">
          <text:p/>
        </draw:line>
        <draw:line draw:style-name="gr5" draw:text-style-name="P8" draw:layer="layout" svg:x1="4.445cm" svg:y1="5.715cm" svg:x2="4.445cm" svg:y2="8.043cm">
          <text:p/>
        </draw:line>
        <draw:line draw:style-name="gr8" draw:text-style-name="P8" draw:layer="layout" svg:x1="10.16cm" svg:y1="5.715cm" svg:x2="10.16cm" svg:y2="8.043cm">
          <text:p/>
        </draw:line>
        <draw:line draw:style-name="gr3" draw:text-style-name="P8" draw:layer="layout" svg:x1="21.378cm" svg:y1="5.715cm" svg:x2="21.378cm" svg:y2="8.043cm">
          <text:p/>
        </draw:line>
        <draw:line draw:style-name="gr5" draw:text-style-name="P8" draw:layer="layout" svg:x1="4.445cm" svg:y1="9.737cm" svg:x2="4.445cm" svg:y2="12.065cm">
          <text:p/>
        </draw:line>
        <draw:line draw:style-name="gr3" draw:text-style-name="P8" draw:layer="layout" svg:x1="4.445cm" svg:y1="13.758cm" svg:x2="4.445cm" svg:y2="16.087cm">
          <text:p/>
        </draw:line>
        <draw:line draw:style-name="gr3" draw:text-style-name="P8" draw:layer="layout" svg:x1="15.663cm" svg:y1="5.715cm" svg:x2="15.663cm" svg:y2="8.043cm">
          <text:p/>
        </draw:line>
        <draw:line draw:style-name="gr3" draw:text-style-name="P8" draw:layer="layout" svg:x1="15.663cm" svg:y1="9.737cm" svg:x2="15.663cm" svg:y2="12.065cm">
          <text:p/>
        </draw:line>
        <draw:line draw:style-name="gr3" draw:text-style-name="P8" draw:layer="layout" svg:x1="21.378cm" svg:y1="9.737cm" svg:x2="21.378cm" svg:y2="12.065cm">
          <text:p/>
        </draw:line>
        <draw:line draw:style-name="gr3" draw:text-style-name="P8" draw:layer="layout" svg:x1="15.663cm" svg:y1="13.758cm" svg:x2="15.663cm" svg:y2="16.087cm">
          <text:p/>
        </draw:line>
        <draw:line draw:style-name="gr3" draw:text-style-name="P8" draw:layer="layout" svg:x1="21.378cm" svg:y1="13.758cm" svg:x2="21.378cm" svg:y2="16.087cm">
          <text:p/>
        </draw:line>
        <draw:line draw:style-name="gr8" draw:text-style-name="P8" draw:layer="layout" svg:x1="5.292cm" svg:y1="9.102cm" svg:x2="9.525cm" svg:y2="9.102cm">
          <text:p/>
        </draw:line>
        <draw:line draw:style-name="gr3" draw:text-style-name="P8" draw:layer="layout" svg:x1="5.08cm" svg:y1="12.912cm" svg:x2="9.525cm" svg:y2="12.912cm">
          <text:p/>
        </draw:line>
        <draw:line draw:style-name="gr3" draw:text-style-name="P8" draw:layer="layout" svg:x1="5.927cm" svg:y1="16.933cm" svg:x2="9.737cm" svg:y2="16.933cm">
          <text:p/>
        </draw:line>
        <draw:line draw:style-name="gr3" draw:text-style-name="P8" draw:layer="layout" svg:x1="16.51cm" svg:y1="17.145cm" svg:x2="20.955cm" svg:y2="17.145cm">
          <text:p/>
        </draw:line>
        <draw:line draw:style-name="gr3" draw:text-style-name="P8" draw:layer="layout" svg:x1="10.583cm" svg:y1="12.912cm" svg:x2="15.028cm" svg:y2="12.912cm">
          <text:p/>
        </draw:line>
        <draw:line draw:style-name="gr5" draw:text-style-name="P8" draw:layer="layout" svg:x1="5.08cm" svg:y1="5.503cm" svg:x2="9.737cm" svg:y2="8.89cm">
          <text:p/>
        </draw:line>
        <draw:line draw:style-name="gr3" draw:text-style-name="P8" draw:layer="layout" svg:x1="5.08cm" svg:y1="13.335cm" svg:x2="9.737cm" svg:y2="16.51cm">
          <text:p/>
        </draw:line>
        <draw:line draw:style-name="gr3" draw:text-style-name="P8" draw:layer="layout" svg:x1="10.583cm" svg:y1="12.488cm" svg:x2="15.028cm" svg:y2="9.102cm">
          <text:p/>
        </draw:line>
        <draw:line draw:style-name="gr3" draw:text-style-name="P8" draw:layer="layout" svg:x1="16.51cm" svg:y1="8.678cm" svg:x2="20.532cm" svg:y2="5.292cm">
          <text:p/>
        </draw:line>
        <draw:line draw:style-name="gr3" draw:text-style-name="P8" draw:layer="layout" svg:x1="11.324cm" svg:y1="16.722cm" svg:x2="15.24cm" svg:y2="13.758cm">
          <text:p/>
        </draw:line>
        <draw:line draw:style-name="gr3" draw:text-style-name="P8" draw:layer="layout" svg:x1="20.742cm" svg:y1="12.911cm" svg:x2="16.297cm" svg:y2="9.524cm">
          <text:p/>
        </draw:line>
        <draw:custom-shape draw:style-name="gr9" draw:text-style-name="P7" draw:layer="layout" svg:width="0.925cm" svg:height="1.197cm" svg:x="4.406cm" svg:y="2.655cm">
          <text:p text:style-name="P1"><text:span text:style-name="T10">0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0.925cm" svg:height="1.197cm" svg:x="10.756cm" svg:y="2.655cm">
          <text:p text:style-name="P1"><text:span text:style-name="T11">1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0.925cm" svg:height="1.197cm" svg:x="16.259cm" svg:y="2.443cm">
          <text:p text:style-name="P1"><text:span text:style-name="T12">2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0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9">
        <draw:frame presentation:style-name="pr8" draw:text-style-name="P2" draw:layer="layout" svg:width="24.681cm" svg:height="2.541cm" svg:x="0.718cm" svg:y="0.635cm" presentation:class="title" presentation:user-transformed="true">
          <draw:text-box>
            <text:p text:style-name="P1">Example</text:p>
          </draw:text-box>
        </draw:frame>
        <draw:custom-shape draw:style-name="gr4" draw:text-style-name="P7" draw:layer="layout" svg:width="1.319cm" svg:height="1.515cm" svg:x="3.832cm" svg:y="4.07cm">
          <text:p text:style-name="P1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1.256cm" svg:height="1.515cm" svg:x="9.428cm" svg:y="4.022cm">
          <text:p text:style-name="P1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1.256cm" svg:height="1.515cm" svg:x="14.839cm" svg:y="4.022cm">
          <text:p text:style-name="P1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531cm" svg:y="4.022cm">
          <text:p text:style-name="P1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1.192cm" svg:height="1.515cm" svg:x="4.043cm" svg:y="8.092cm">
          <text:p text:style-name="P1"><text:span text:style-name="T3">E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1.133cm" svg:height="1.515cm" svg:x="9.638cm" svg:y="8.043cm">
          <text:p text:style-name="P1"><text:span text:style-name="T3">F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8.043cm">
          <text:p text:style-name="P1"><text:span text:style-name="T3">G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743cm" svg:y="8.043cm">
          <text:p text:style-name="P1"><text:span text:style-name="T3">H</text:span></text:p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0.879cm" svg:height="1.515cm" svg:x="4.043cm" svg:y="12.091cm">
          <text:p text:style-name="P1"><text:span text:style-name="T3">I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0.942cm" svg:height="1.515cm" svg:x="9.64cm" svg:y="12.043cm">
          <text:p text:style-name="P1"><text:span text:style-name="T3">J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12.043cm">
          <text:p text:style-name="P1"><text:span text:style-name="T3">K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92cm" svg:height="1.515cm" svg:x="20.742cm" svg:y="12.043cm">
          <text:p text:style-name="P1"><text:span text:style-name="T3">L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505cm" svg:height="1.515cm" svg:x="4.257cm" svg:y="16.113cm">
          <text:p text:style-name="P1"><text:span text:style-name="T3">M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9.851cm" svg:y="16.065cm">
          <text:p text:style-name="P1"><text:span text:style-name="T3">N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262cm" svg:y="16.065cm">
          <text:p text:style-name="P1"><text:span text:style-name="T3">O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20.953cm" svg:y="16.065cm">
          <text:p text:style-name="P1"><text:span text:style-name="T3">P</text:span></text:p>
          <draw:enhanced-geometry svg:viewBox="0 0 21600 21600" draw:type="mso-spt202" draw:enhanced-path="M 0 0 L 21600 0 21600 21600 0 21600 0 0 Z N"/>
        </draw:custom-shape>
        <draw:line draw:style-name="gr5" draw:text-style-name="P8" draw:layer="layout" svg:x1="5.173cm" svg:y1="4.846cm" svg:x2="9.406cm" svg:y2="4.846cm">
          <text:p/>
        </draw:line>
        <draw:line draw:style-name="gr5" draw:text-style-name="P8" draw:layer="layout" svg:x1="10.676cm" svg:y1="4.846cm" svg:x2="14.909cm" svg:y2="4.846cm">
          <text:p/>
        </draw:line>
        <draw:line draw:style-name="gr5" draw:text-style-name="P8" draw:layer="layout" svg:x1="16.179cm" svg:y1="4.846cm" svg:x2="20.413cm" svg:y2="4.846cm">
          <text:p/>
        </draw:line>
        <draw:line draw:style-name="gr5" draw:text-style-name="P8" draw:layer="layout" svg:x1="4.445cm" svg:y1="5.715cm" svg:x2="4.445cm" svg:y2="8.043cm">
          <text:p/>
        </draw:line>
        <draw:line draw:style-name="gr8" draw:text-style-name="P8" draw:layer="layout" svg:x1="10.16cm" svg:y1="5.715cm" svg:x2="10.16cm" svg:y2="8.043cm">
          <text:p/>
        </draw:line>
        <draw:line draw:style-name="gr3" draw:text-style-name="P8" draw:layer="layout" svg:x1="21.378cm" svg:y1="5.715cm" svg:x2="21.378cm" svg:y2="8.043cm">
          <text:p/>
        </draw:line>
        <draw:line draw:style-name="gr5" draw:text-style-name="P8" draw:layer="layout" svg:x1="4.445cm" svg:y1="9.737cm" svg:x2="4.445cm" svg:y2="12.065cm">
          <text:p/>
        </draw:line>
        <draw:line draw:style-name="gr5" draw:text-style-name="P8" draw:layer="layout" svg:x1="4.445cm" svg:y1="13.758cm" svg:x2="4.445cm" svg:y2="16.087cm">
          <text:p/>
        </draw:line>
        <draw:line draw:style-name="gr5" draw:text-style-name="P8" draw:layer="layout" svg:x1="15.663cm" svg:y1="5.715cm" svg:x2="15.663cm" svg:y2="8.043cm">
          <text:p/>
        </draw:line>
        <draw:line draw:style-name="gr3" draw:text-style-name="P8" draw:layer="layout" svg:x1="15.663cm" svg:y1="9.737cm" svg:x2="15.663cm" svg:y2="12.065cm">
          <text:p/>
        </draw:line>
        <draw:line draw:style-name="gr3" draw:text-style-name="P8" draw:layer="layout" svg:x1="21.378cm" svg:y1="9.737cm" svg:x2="21.378cm" svg:y2="12.065cm">
          <text:p/>
        </draw:line>
        <draw:line draw:style-name="gr3" draw:text-style-name="P8" draw:layer="layout" svg:x1="15.663cm" svg:y1="13.758cm" svg:x2="15.663cm" svg:y2="16.087cm">
          <text:p/>
        </draw:line>
        <draw:line draw:style-name="gr3" draw:text-style-name="P8" draw:layer="layout" svg:x1="21.378cm" svg:y1="13.758cm" svg:x2="21.378cm" svg:y2="16.087cm">
          <text:p/>
        </draw:line>
        <draw:line draw:style-name="gr8" draw:text-style-name="P8" draw:layer="layout" svg:x1="5.292cm" svg:y1="9.102cm" svg:x2="9.525cm" svg:y2="9.102cm">
          <text:p/>
        </draw:line>
        <draw:line draw:style-name="gr5" draw:text-style-name="P8" draw:layer="layout" svg:x1="5.08cm" svg:y1="12.912cm" svg:x2="9.525cm" svg:y2="12.912cm">
          <text:p/>
        </draw:line>
        <draw:line draw:style-name="gr3" draw:text-style-name="P8" draw:layer="layout" svg:x1="5.927cm" svg:y1="16.933cm" svg:x2="9.737cm" svg:y2="16.933cm">
          <text:p/>
        </draw:line>
        <draw:line draw:style-name="gr3" draw:text-style-name="P8" draw:layer="layout" svg:x1="16.51cm" svg:y1="17.145cm" svg:x2="20.955cm" svg:y2="17.145cm">
          <text:p/>
        </draw:line>
        <draw:line draw:style-name="gr3" draw:text-style-name="P8" draw:layer="layout" svg:x1="10.583cm" svg:y1="12.912cm" svg:x2="15.028cm" svg:y2="12.912cm">
          <text:p/>
        </draw:line>
        <draw:line draw:style-name="gr5" draw:text-style-name="P8" draw:layer="layout" svg:x1="5.08cm" svg:y1="5.503cm" svg:x2="9.737cm" svg:y2="8.89cm">
          <text:p/>
        </draw:line>
        <draw:line draw:style-name="gr5" draw:text-style-name="P8" draw:layer="layout" svg:x1="5.08cm" svg:y1="13.335cm" svg:x2="9.737cm" svg:y2="16.51cm">
          <text:p/>
        </draw:line>
        <draw:line draw:style-name="gr3" draw:text-style-name="P8" draw:layer="layout" svg:x1="10.583cm" svg:y1="12.488cm" svg:x2="15.028cm" svg:y2="9.102cm">
          <text:p/>
        </draw:line>
        <draw:line draw:style-name="gr3" draw:text-style-name="P8" draw:layer="layout" svg:x1="16.51cm" svg:y1="8.678cm" svg:x2="20.532cm" svg:y2="5.292cm">
          <text:p/>
        </draw:line>
        <draw:line draw:style-name="gr3" draw:text-style-name="P8" draw:layer="layout" svg:x1="11.324cm" svg:y1="16.722cm" svg:x2="15.24cm" svg:y2="13.758cm">
          <text:p/>
        </draw:line>
        <draw:line draw:style-name="gr3" draw:text-style-name="P8" draw:layer="layout" svg:x1="20.742cm" svg:y1="12.911cm" svg:x2="16.297cm" svg:y2="9.524cm">
          <text:p/>
        </draw:line>
        <draw:custom-shape draw:style-name="gr9" draw:text-style-name="P7" draw:layer="layout" svg:width="0.925cm" svg:height="1.197cm" svg:x="4.406cm" svg:y="2.655cm">
          <text:p text:style-name="P1"><text:span text:style-name="T10">0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0.925cm" svg:height="1.197cm" svg:x="10.756cm" svg:y="2.655cm">
          <text:p text:style-name="P1"><text:span text:style-name="T11">1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0.925cm" svg:height="1.197cm" svg:x="16.259cm" svg:y="2.443cm">
          <text:p text:style-name="P1"><text:span text:style-name="T12">2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1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9">
        <draw:frame presentation:style-name="pr8" draw:text-style-name="P2" draw:layer="layout" svg:width="24.681cm" svg:height="2.541cm" svg:x="0.718cm" svg:y="0.635cm" presentation:class="title" presentation:user-transformed="true">
          <draw:text-box>
            <text:p text:style-name="P1">Example</text:p>
          </draw:text-box>
        </draw:frame>
        <draw:custom-shape draw:style-name="gr4" draw:text-style-name="P7" draw:layer="layout" svg:width="1.319cm" svg:height="1.515cm" svg:x="3.832cm" svg:y="4.07cm">
          <text:p text:style-name="P1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1.256cm" svg:height="1.515cm" svg:x="9.428cm" svg:y="4.022cm">
          <text:p text:style-name="P1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1.256cm" svg:height="1.515cm" svg:x="14.839cm" svg:y="4.022cm">
          <text:p text:style-name="P1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1.319cm" svg:height="1.515cm" svg:x="20.531cm" svg:y="4.022cm">
          <text:p text:style-name="P1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1.192cm" svg:height="1.515cm" svg:x="4.043cm" svg:y="8.092cm">
          <text:p text:style-name="P1"><text:span text:style-name="T3">E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1.133cm" svg:height="1.515cm" svg:x="9.638cm" svg:y="8.043cm">
          <text:p text:style-name="P1"><text:span text:style-name="T3">F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1.319cm" svg:height="1.515cm" svg:x="15.05cm" svg:y="8.043cm">
          <text:p text:style-name="P1"><text:span text:style-name="T3">G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743cm" svg:y="8.043cm">
          <text:p text:style-name="P1"><text:span text:style-name="T3">H</text:span></text:p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0.879cm" svg:height="1.515cm" svg:x="4.043cm" svg:y="12.091cm">
          <text:p text:style-name="P1"><text:span text:style-name="T3">I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0.942cm" svg:height="1.515cm" svg:x="9.64cm" svg:y="12.043cm">
          <text:p text:style-name="P1"><text:span text:style-name="T3">J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12.043cm">
          <text:p text:style-name="P1"><text:span text:style-name="T3">K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92cm" svg:height="1.515cm" svg:x="20.742cm" svg:y="12.043cm">
          <text:p text:style-name="P1"><text:span text:style-name="T3">L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1.505cm" svg:height="1.515cm" svg:x="4.257cm" svg:y="16.113cm">
          <text:p text:style-name="P1"><text:span text:style-name="T3">M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1.319cm" svg:height="1.515cm" svg:x="9.851cm" svg:y="16.065cm">
          <text:p text:style-name="P1"><text:span text:style-name="T3">N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262cm" svg:y="16.065cm">
          <text:p text:style-name="P1"><text:span text:style-name="T3">O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20.953cm" svg:y="16.065cm">
          <text:p text:style-name="P1"><text:span text:style-name="T3">P</text:span></text:p>
          <draw:enhanced-geometry svg:viewBox="0 0 21600 21600" draw:type="mso-spt202" draw:enhanced-path="M 0 0 L 21600 0 21600 21600 0 21600 0 0 Z N"/>
        </draw:custom-shape>
        <draw:line draw:style-name="gr5" draw:text-style-name="P8" draw:layer="layout" svg:x1="5.173cm" svg:y1="4.846cm" svg:x2="9.406cm" svg:y2="4.846cm">
          <text:p/>
        </draw:line>
        <draw:line draw:style-name="gr5" draw:text-style-name="P8" draw:layer="layout" svg:x1="10.676cm" svg:y1="4.846cm" svg:x2="14.909cm" svg:y2="4.846cm">
          <text:p/>
        </draw:line>
        <draw:line draw:style-name="gr5" draw:text-style-name="P8" draw:layer="layout" svg:x1="16.179cm" svg:y1="4.846cm" svg:x2="20.413cm" svg:y2="4.846cm">
          <text:p/>
        </draw:line>
        <draw:line draw:style-name="gr5" draw:text-style-name="P8" draw:layer="layout" svg:x1="4.445cm" svg:y1="5.715cm" svg:x2="4.445cm" svg:y2="8.043cm">
          <text:p/>
        </draw:line>
        <draw:line draw:style-name="gr8" draw:text-style-name="P8" draw:layer="layout" svg:x1="10.16cm" svg:y1="5.715cm" svg:x2="10.16cm" svg:y2="8.043cm">
          <text:p/>
        </draw:line>
        <draw:line draw:style-name="gr3" draw:text-style-name="P8" draw:layer="layout" svg:x1="21.378cm" svg:y1="5.715cm" svg:x2="21.378cm" svg:y2="8.043cm">
          <text:p/>
        </draw:line>
        <draw:line draw:style-name="gr5" draw:text-style-name="P8" draw:layer="layout" svg:x1="4.445cm" svg:y1="9.737cm" svg:x2="4.445cm" svg:y2="12.065cm">
          <text:p/>
        </draw:line>
        <draw:line draw:style-name="gr5" draw:text-style-name="P8" draw:layer="layout" svg:x1="4.445cm" svg:y1="13.758cm" svg:x2="4.445cm" svg:y2="16.087cm">
          <text:p/>
        </draw:line>
        <draw:line draw:style-name="gr5" draw:text-style-name="P8" draw:layer="layout" svg:x1="15.663cm" svg:y1="5.715cm" svg:x2="15.663cm" svg:y2="8.043cm">
          <text:p/>
        </draw:line>
        <draw:line draw:style-name="gr3" draw:text-style-name="P8" draw:layer="layout" svg:x1="15.663cm" svg:y1="9.737cm" svg:x2="15.663cm" svg:y2="12.065cm">
          <text:p/>
        </draw:line>
        <draw:line draw:style-name="gr3" draw:text-style-name="P8" draw:layer="layout" svg:x1="21.378cm" svg:y1="9.737cm" svg:x2="21.378cm" svg:y2="12.065cm">
          <text:p/>
        </draw:line>
        <draw:line draw:style-name="gr3" draw:text-style-name="P8" draw:layer="layout" svg:x1="15.663cm" svg:y1="13.758cm" svg:x2="15.663cm" svg:y2="16.087cm">
          <text:p/>
        </draw:line>
        <draw:line draw:style-name="gr3" draw:text-style-name="P8" draw:layer="layout" svg:x1="21.378cm" svg:y1="13.758cm" svg:x2="21.378cm" svg:y2="16.087cm">
          <text:p/>
        </draw:line>
        <draw:line draw:style-name="gr8" draw:text-style-name="P8" draw:layer="layout" svg:x1="5.292cm" svg:y1="9.102cm" svg:x2="9.525cm" svg:y2="9.102cm">
          <text:p/>
        </draw:line>
        <draw:line draw:style-name="gr5" draw:text-style-name="P8" draw:layer="layout" svg:x1="5.08cm" svg:y1="12.912cm" svg:x2="9.525cm" svg:y2="12.912cm">
          <text:p/>
        </draw:line>
        <draw:line draw:style-name="gr3" draw:text-style-name="P8" draw:layer="layout" svg:x1="5.927cm" svg:y1="16.933cm" svg:x2="9.737cm" svg:y2="16.933cm">
          <text:p/>
        </draw:line>
        <draw:line draw:style-name="gr3" draw:text-style-name="P8" draw:layer="layout" svg:x1="16.51cm" svg:y1="17.145cm" svg:x2="20.955cm" svg:y2="17.145cm">
          <text:p/>
        </draw:line>
        <draw:line draw:style-name="gr3" draw:text-style-name="P8" draw:layer="layout" svg:x1="10.583cm" svg:y1="12.912cm" svg:x2="15.028cm" svg:y2="12.912cm">
          <text:p/>
        </draw:line>
        <draw:line draw:style-name="gr5" draw:text-style-name="P8" draw:layer="layout" svg:x1="5.08cm" svg:y1="5.503cm" svg:x2="9.737cm" svg:y2="8.89cm">
          <text:p/>
        </draw:line>
        <draw:line draw:style-name="gr5" draw:text-style-name="P8" draw:layer="layout" svg:x1="5.08cm" svg:y1="13.335cm" svg:x2="9.737cm" svg:y2="16.51cm">
          <text:p/>
        </draw:line>
        <draw:line draw:style-name="gr3" draw:text-style-name="P8" draw:layer="layout" svg:x1="10.583cm" svg:y1="12.488cm" svg:x2="15.028cm" svg:y2="9.102cm">
          <text:p/>
        </draw:line>
        <draw:line draw:style-name="gr3" draw:text-style-name="P8" draw:layer="layout" svg:x1="16.51cm" svg:y1="8.678cm" svg:x2="20.532cm" svg:y2="5.292cm">
          <text:p/>
        </draw:line>
        <draw:line draw:style-name="gr3" draw:text-style-name="P8" draw:layer="layout" svg:x1="11.324cm" svg:y1="16.722cm" svg:x2="15.24cm" svg:y2="13.758cm">
          <text:p/>
        </draw:line>
        <draw:line draw:style-name="gr3" draw:text-style-name="P8" draw:layer="layout" svg:x1="20.742cm" svg:y1="12.911cm" svg:x2="16.297cm" svg:y2="9.524cm">
          <text:p/>
        </draw:line>
        <draw:custom-shape draw:style-name="gr9" draw:text-style-name="P7" draw:layer="layout" svg:width="0.925cm" svg:height="1.197cm" svg:x="4.406cm" svg:y="2.655cm">
          <text:p text:style-name="P1"><text:span text:style-name="T10">0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0.925cm" svg:height="1.197cm" svg:x="10.756cm" svg:y="2.655cm">
          <text:p text:style-name="P1"><text:span text:style-name="T11">1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0.925cm" svg:height="1.197cm" svg:x="16.259cm" svg:y="2.443cm">
          <text:p text:style-name="P1"><text:span text:style-name="T12">2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0.925cm" svg:height="1.197cm" svg:x="21.383cm" svg:y="2.54cm">
          <text:p text:style-name="P1"><text:span text:style-name="T13">3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2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9">
        <draw:frame presentation:style-name="pr8" draw:text-style-name="P2" draw:layer="layout" svg:width="24.681cm" svg:height="2.541cm" svg:x="0.718cm" svg:y="0.635cm" presentation:class="title" presentation:user-transformed="true">
          <draw:text-box>
            <text:p text:style-name="P1">Example</text:p>
          </draw:text-box>
        </draw:frame>
        <draw:custom-shape draw:style-name="gr4" draw:text-style-name="P7" draw:layer="layout" svg:width="1.319cm" svg:height="1.515cm" svg:x="3.832cm" svg:y="4.07cm">
          <text:p text:style-name="P1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1.256cm" svg:height="1.515cm" svg:x="9.428cm" svg:y="4.022cm">
          <text:p text:style-name="P1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1.256cm" svg:height="1.515cm" svg:x="14.839cm" svg:y="4.022cm">
          <text:p text:style-name="P1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1.319cm" svg:height="1.515cm" svg:x="20.531cm" svg:y="4.022cm">
          <text:p text:style-name="P1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1.192cm" svg:height="1.515cm" svg:x="4.043cm" svg:y="8.092cm">
          <text:p text:style-name="P1"><text:span text:style-name="T3">E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1.133cm" svg:height="1.515cm" svg:x="9.638cm" svg:y="8.043cm">
          <text:p text:style-name="P1"><text:span text:style-name="T3">F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1.319cm" svg:height="1.515cm" svg:x="15.05cm" svg:y="8.043cm">
          <text:p text:style-name="P1"><text:span text:style-name="T3">G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743cm" svg:y="8.043cm">
          <text:p text:style-name="P1"><text:span text:style-name="T3">H</text:span></text:p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0.879cm" svg:height="1.515cm" svg:x="4.043cm" svg:y="12.091cm">
          <text:p text:style-name="P1"><text:span text:style-name="T3">I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0.942cm" svg:height="1.515cm" svg:x="9.64cm" svg:y="12.043cm">
          <text:p text:style-name="P1"><text:span text:style-name="T3">J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05cm" svg:y="12.043cm">
          <text:p text:style-name="P1"><text:span text:style-name="T3">K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92cm" svg:height="1.515cm" svg:x="20.742cm" svg:y="12.043cm">
          <text:p text:style-name="P1"><text:span text:style-name="T3">L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1.505cm" svg:height="1.515cm" svg:x="4.257cm" svg:y="16.113cm">
          <text:p text:style-name="P1"><text:span text:style-name="T3">M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1.319cm" svg:height="1.515cm" svg:x="9.851cm" svg:y="16.065cm">
          <text:p text:style-name="P1"><text:span text:style-name="T3">N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262cm" svg:y="16.065cm">
          <text:p text:style-name="P1"><text:span text:style-name="T3">O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20.953cm" svg:y="16.065cm">
          <text:p text:style-name="P1"><text:span text:style-name="T3">P</text:span></text:p>
          <draw:enhanced-geometry svg:viewBox="0 0 21600 21600" draw:type="mso-spt202" draw:enhanced-path="M 0 0 L 21600 0 21600 21600 0 21600 0 0 Z N"/>
        </draw:custom-shape>
        <draw:line draw:style-name="gr5" draw:text-style-name="P8" draw:layer="layout" svg:x1="5.173cm" svg:y1="4.846cm" svg:x2="9.406cm" svg:y2="4.846cm">
          <text:p/>
        </draw:line>
        <draw:line draw:style-name="gr5" draw:text-style-name="P8" draw:layer="layout" svg:x1="10.676cm" svg:y1="4.846cm" svg:x2="14.909cm" svg:y2="4.846cm">
          <text:p/>
        </draw:line>
        <draw:line draw:style-name="gr5" draw:text-style-name="P8" draw:layer="layout" svg:x1="16.179cm" svg:y1="4.846cm" svg:x2="20.413cm" svg:y2="4.846cm">
          <text:p/>
        </draw:line>
        <draw:line draw:style-name="gr5" draw:text-style-name="P8" draw:layer="layout" svg:x1="4.445cm" svg:y1="5.715cm" svg:x2="4.445cm" svg:y2="8.043cm">
          <text:p/>
        </draw:line>
        <draw:line draw:style-name="gr8" draw:text-style-name="P8" draw:layer="layout" svg:x1="10.16cm" svg:y1="5.715cm" svg:x2="10.16cm" svg:y2="8.043cm">
          <text:p/>
        </draw:line>
        <draw:line draw:style-name="gr3" draw:text-style-name="P8" draw:layer="layout" svg:x1="21.378cm" svg:y1="5.715cm" svg:x2="21.378cm" svg:y2="8.043cm">
          <text:p/>
        </draw:line>
        <draw:line draw:style-name="gr5" draw:text-style-name="P8" draw:layer="layout" svg:x1="4.445cm" svg:y1="9.737cm" svg:x2="4.445cm" svg:y2="12.065cm">
          <text:p/>
        </draw:line>
        <draw:line draw:style-name="gr5" draw:text-style-name="P8" draw:layer="layout" svg:x1="4.445cm" svg:y1="13.758cm" svg:x2="4.445cm" svg:y2="16.087cm">
          <text:p/>
        </draw:line>
        <draw:line draw:style-name="gr5" draw:text-style-name="P8" draw:layer="layout" svg:x1="15.663cm" svg:y1="5.715cm" svg:x2="15.663cm" svg:y2="8.043cm">
          <text:p/>
        </draw:line>
        <draw:line draw:style-name="gr3" draw:text-style-name="P8" draw:layer="layout" svg:x1="15.663cm" svg:y1="9.737cm" svg:x2="15.663cm" svg:y2="12.065cm">
          <text:p/>
        </draw:line>
        <draw:line draw:style-name="gr3" draw:text-style-name="P8" draw:layer="layout" svg:x1="21.378cm" svg:y1="9.737cm" svg:x2="21.378cm" svg:y2="12.065cm">
          <text:p/>
        </draw:line>
        <draw:line draw:style-name="gr3" draw:text-style-name="P8" draw:layer="layout" svg:x1="15.663cm" svg:y1="13.758cm" svg:x2="15.663cm" svg:y2="16.087cm">
          <text:p/>
        </draw:line>
        <draw:line draw:style-name="gr3" draw:text-style-name="P8" draw:layer="layout" svg:x1="21.378cm" svg:y1="13.758cm" svg:x2="21.378cm" svg:y2="16.087cm">
          <text:p/>
        </draw:line>
        <draw:line draw:style-name="gr8" draw:text-style-name="P8" draw:layer="layout" svg:x1="5.292cm" svg:y1="9.102cm" svg:x2="9.525cm" svg:y2="9.102cm">
          <text:p/>
        </draw:line>
        <draw:line draw:style-name="gr5" draw:text-style-name="P8" draw:layer="layout" svg:x1="5.08cm" svg:y1="12.912cm" svg:x2="9.525cm" svg:y2="12.912cm">
          <text:p/>
        </draw:line>
        <draw:line draw:style-name="gr8" draw:text-style-name="P8" draw:layer="layout" svg:x1="5.927cm" svg:y1="16.933cm" svg:x2="9.737cm" svg:y2="16.933cm">
          <text:p/>
        </draw:line>
        <draw:line draw:style-name="gr3" draw:text-style-name="P8" draw:layer="layout" svg:x1="16.51cm" svg:y1="17.145cm" svg:x2="20.955cm" svg:y2="17.145cm">
          <text:p/>
        </draw:line>
        <draw:line draw:style-name="gr3" draw:text-style-name="P8" draw:layer="layout" svg:x1="10.583cm" svg:y1="12.912cm" svg:x2="15.028cm" svg:y2="12.912cm">
          <text:p/>
        </draw:line>
        <draw:line draw:style-name="gr5" draw:text-style-name="P8" draw:layer="layout" svg:x1="5.08cm" svg:y1="5.503cm" svg:x2="9.737cm" svg:y2="8.89cm">
          <text:p/>
        </draw:line>
        <draw:line draw:style-name="gr5" draw:text-style-name="P8" draw:layer="layout" svg:x1="5.08cm" svg:y1="13.335cm" svg:x2="9.737cm" svg:y2="16.51cm">
          <text:p/>
        </draw:line>
        <draw:line draw:style-name="gr3" draw:text-style-name="P8" draw:layer="layout" svg:x1="10.583cm" svg:y1="12.488cm" svg:x2="15.028cm" svg:y2="9.102cm">
          <text:p/>
        </draw:line>
        <draw:line draw:style-name="gr3" draw:text-style-name="P8" draw:layer="layout" svg:x1="16.51cm" svg:y1="8.678cm" svg:x2="20.532cm" svg:y2="5.292cm">
          <text:p/>
        </draw:line>
        <draw:line draw:style-name="gr5" draw:text-style-name="P8" draw:layer="layout" svg:x1="11.324cm" svg:y1="16.722cm" svg:x2="15.24cm" svg:y2="13.758cm">
          <text:p/>
        </draw:line>
        <draw:line draw:style-name="gr3" draw:text-style-name="P8" draw:layer="layout" svg:x1="20.742cm" svg:y1="12.911cm" svg:x2="16.297cm" svg:y2="9.524cm">
          <text:p/>
        </draw:line>
        <draw:custom-shape draw:style-name="gr9" draw:text-style-name="P7" draw:layer="layout" svg:width="0.925cm" svg:height="1.197cm" svg:x="4.406cm" svg:y="2.655cm">
          <text:p text:style-name="P1"><text:span text:style-name="T10">0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0.925cm" svg:height="1.197cm" svg:x="10.756cm" svg:y="2.655cm">
          <text:p text:style-name="P1"><text:span text:style-name="T11">1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0.925cm" svg:height="1.197cm" svg:x="16.259cm" svg:y="2.443cm">
          <text:p text:style-name="P1"><text:span text:style-name="T12">2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0.925cm" svg:height="1.197cm" svg:x="21.383cm" svg:y="2.54cm">
          <text:p text:style-name="P1"><text:span text:style-name="T13">3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3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9">
        <draw:frame presentation:style-name="pr8" draw:text-style-name="P2" draw:layer="layout" svg:width="24.681cm" svg:height="2.541cm" svg:x="0.718cm" svg:y="0.635cm" presentation:class="title" presentation:user-transformed="true">
          <draw:text-box>
            <text:p text:style-name="P1">Example</text:p>
          </draw:text-box>
        </draw:frame>
        <draw:custom-shape draw:style-name="gr4" draw:text-style-name="P7" draw:layer="layout" svg:width="1.319cm" svg:height="1.515cm" svg:x="3.832cm" svg:y="4.07cm">
          <text:p text:style-name="P1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1.256cm" svg:height="1.515cm" svg:x="9.428cm" svg:y="4.022cm">
          <text:p text:style-name="P1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1.256cm" svg:height="1.515cm" svg:x="14.839cm" svg:y="4.022cm">
          <text:p text:style-name="P1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1.319cm" svg:height="1.515cm" svg:x="20.531cm" svg:y="4.022cm">
          <text:p text:style-name="P1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1.192cm" svg:height="1.515cm" svg:x="4.043cm" svg:y="8.092cm">
          <text:p text:style-name="P1"><text:span text:style-name="T3">E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1.133cm" svg:height="1.515cm" svg:x="9.638cm" svg:y="8.043cm">
          <text:p text:style-name="P1"><text:span text:style-name="T3">F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1.319cm" svg:height="1.515cm" svg:x="15.05cm" svg:y="8.043cm">
          <text:p text:style-name="P1"><text:span text:style-name="T3">G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743cm" svg:y="8.043cm">
          <text:p text:style-name="P1"><text:span text:style-name="T3">H</text:span></text:p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0.879cm" svg:height="1.515cm" svg:x="4.043cm" svg:y="12.091cm">
          <text:p text:style-name="P1"><text:span text:style-name="T3">I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0.942cm" svg:height="1.515cm" svg:x="9.64cm" svg:y="12.043cm">
          <text:p text:style-name="P1"><text:span text:style-name="T3">J</text:span></text:p>
          <draw:enhanced-geometry svg:viewBox="0 0 21600 21600" draw:type="mso-spt202" draw:enhanced-path="M 0 0 L 21600 0 21600 21600 0 21600 0 0 Z N"/>
        </draw:custom-shape>
        <draw:custom-shape draw:style-name="gr13" draw:text-style-name="P7" draw:layer="layout" svg:width="1.319cm" svg:height="1.515cm" svg:x="15.05cm" svg:y="12.043cm">
          <text:p text:style-name="P1"><text:span text:style-name="T3">K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92cm" svg:height="1.515cm" svg:x="20.742cm" svg:y="12.043cm">
          <text:p text:style-name="P1"><text:span text:style-name="T3">L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1.505cm" svg:height="1.515cm" svg:x="4.257cm" svg:y="16.113cm">
          <text:p text:style-name="P1"><text:span text:style-name="T3">M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1.319cm" svg:height="1.515cm" svg:x="9.851cm" svg:y="16.065cm">
          <text:p text:style-name="P1"><text:span text:style-name="T3">N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262cm" svg:y="16.065cm">
          <text:p text:style-name="P1"><text:span text:style-name="T3">O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20.953cm" svg:y="16.065cm">
          <text:p text:style-name="P1"><text:span text:style-name="T3">P</text:span></text:p>
          <draw:enhanced-geometry svg:viewBox="0 0 21600 21600" draw:type="mso-spt202" draw:enhanced-path="M 0 0 L 21600 0 21600 21600 0 21600 0 0 Z N"/>
        </draw:custom-shape>
        <draw:line draw:style-name="gr5" draw:text-style-name="P8" draw:layer="layout" svg:x1="5.173cm" svg:y1="4.846cm" svg:x2="9.406cm" svg:y2="4.846cm">
          <text:p/>
        </draw:line>
        <draw:line draw:style-name="gr5" draw:text-style-name="P8" draw:layer="layout" svg:x1="10.676cm" svg:y1="4.846cm" svg:x2="14.909cm" svg:y2="4.846cm">
          <text:p/>
        </draw:line>
        <draw:line draw:style-name="gr5" draw:text-style-name="P8" draw:layer="layout" svg:x1="16.179cm" svg:y1="4.846cm" svg:x2="20.413cm" svg:y2="4.846cm">
          <text:p/>
        </draw:line>
        <draw:line draw:style-name="gr5" draw:text-style-name="P8" draw:layer="layout" svg:x1="4.445cm" svg:y1="5.715cm" svg:x2="4.445cm" svg:y2="8.043cm">
          <text:p/>
        </draw:line>
        <draw:line draw:style-name="gr8" draw:text-style-name="P8" draw:layer="layout" svg:x1="10.16cm" svg:y1="5.715cm" svg:x2="10.16cm" svg:y2="8.043cm">
          <text:p/>
        </draw:line>
        <draw:line draw:style-name="gr3" draw:text-style-name="P8" draw:layer="layout" svg:x1="21.378cm" svg:y1="5.715cm" svg:x2="21.378cm" svg:y2="8.043cm">
          <text:p/>
        </draw:line>
        <draw:line draw:style-name="gr5" draw:text-style-name="P8" draw:layer="layout" svg:x1="4.445cm" svg:y1="9.737cm" svg:x2="4.445cm" svg:y2="12.065cm">
          <text:p/>
        </draw:line>
        <draw:line draw:style-name="gr5" draw:text-style-name="P8" draw:layer="layout" svg:x1="4.445cm" svg:y1="13.758cm" svg:x2="4.445cm" svg:y2="16.087cm">
          <text:p/>
        </draw:line>
        <draw:line draw:style-name="gr5" draw:text-style-name="P8" draw:layer="layout" svg:x1="15.663cm" svg:y1="5.715cm" svg:x2="15.663cm" svg:y2="8.043cm">
          <text:p/>
        </draw:line>
        <draw:line draw:style-name="gr3" draw:text-style-name="P8" draw:layer="layout" svg:x1="15.663cm" svg:y1="9.737cm" svg:x2="15.663cm" svg:y2="12.065cm">
          <text:p/>
        </draw:line>
        <draw:line draw:style-name="gr3" draw:text-style-name="P8" draw:layer="layout" svg:x1="21.378cm" svg:y1="9.737cm" svg:x2="21.378cm" svg:y2="12.065cm">
          <text:p/>
        </draw:line>
        <draw:line draw:style-name="gr3" draw:text-style-name="P8" draw:layer="layout" svg:x1="15.663cm" svg:y1="13.758cm" svg:x2="15.663cm" svg:y2="16.087cm">
          <text:p/>
        </draw:line>
        <draw:line draw:style-name="gr3" draw:text-style-name="P8" draw:layer="layout" svg:x1="21.378cm" svg:y1="13.758cm" svg:x2="21.378cm" svg:y2="16.087cm">
          <text:p/>
        </draw:line>
        <draw:line draw:style-name="gr8" draw:text-style-name="P8" draw:layer="layout" svg:x1="5.292cm" svg:y1="9.102cm" svg:x2="9.525cm" svg:y2="9.102cm">
          <text:p/>
        </draw:line>
        <draw:line draw:style-name="gr5" draw:text-style-name="P8" draw:layer="layout" svg:x1="5.08cm" svg:y1="12.912cm" svg:x2="9.525cm" svg:y2="12.912cm">
          <text:p/>
        </draw:line>
        <draw:line draw:style-name="gr8" draw:text-style-name="P8" draw:layer="layout" svg:x1="5.927cm" svg:y1="16.933cm" svg:x2="9.737cm" svg:y2="16.933cm">
          <text:p/>
        </draw:line>
        <draw:line draw:style-name="gr3" draw:text-style-name="P8" draw:layer="layout" svg:x1="16.51cm" svg:y1="17.145cm" svg:x2="20.955cm" svg:y2="17.145cm">
          <text:p/>
        </draw:line>
        <draw:line draw:style-name="gr3" draw:text-style-name="P8" draw:layer="layout" svg:x1="10.583cm" svg:y1="12.912cm" svg:x2="15.028cm" svg:y2="12.912cm">
          <text:p/>
        </draw:line>
        <draw:line draw:style-name="gr5" draw:text-style-name="P8" draw:layer="layout" svg:x1="5.08cm" svg:y1="5.503cm" svg:x2="9.737cm" svg:y2="8.89cm">
          <text:p/>
        </draw:line>
        <draw:line draw:style-name="gr5" draw:text-style-name="P8" draw:layer="layout" svg:x1="5.08cm" svg:y1="13.335cm" svg:x2="9.737cm" svg:y2="16.51cm">
          <text:p/>
        </draw:line>
        <draw:line draw:style-name="gr3" draw:text-style-name="P8" draw:layer="layout" svg:x1="10.583cm" svg:y1="12.488cm" svg:x2="15.028cm" svg:y2="9.102cm">
          <text:p/>
        </draw:line>
        <draw:line draw:style-name="gr3" draw:text-style-name="P8" draw:layer="layout" svg:x1="16.51cm" svg:y1="8.678cm" svg:x2="20.532cm" svg:y2="5.292cm">
          <text:p/>
        </draw:line>
        <draw:line draw:style-name="gr5" draw:text-style-name="P8" draw:layer="layout" svg:x1="11.324cm" svg:y1="16.722cm" svg:x2="15.24cm" svg:y2="13.758cm">
          <text:p/>
        </draw:line>
        <draw:line draw:style-name="gr3" draw:text-style-name="P8" draw:layer="layout" svg:x1="20.742cm" svg:y1="12.911cm" svg:x2="16.297cm" svg:y2="9.524cm">
          <text:p/>
        </draw:line>
        <draw:custom-shape draw:style-name="gr9" draw:text-style-name="P7" draw:layer="layout" svg:width="0.925cm" svg:height="1.197cm" svg:x="4.406cm" svg:y="2.655cm">
          <text:p text:style-name="P1"><text:span text:style-name="T10">0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0.925cm" svg:height="1.197cm" svg:x="10.756cm" svg:y="2.655cm">
          <text:p text:style-name="P1"><text:span text:style-name="T11">1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0.925cm" svg:height="1.197cm" svg:x="16.259cm" svg:y="2.443cm">
          <text:p text:style-name="P1"><text:span text:style-name="T12">2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0.925cm" svg:height="1.197cm" svg:x="21.383cm" svg:y="2.54cm">
          <text:p text:style-name="P1"><text:span text:style-name="T13">3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0.925cm" svg:height="1.197cm" svg:x="16.938cm" svg:y="12.065cm">
          <text:p text:style-name="P1"><text:span text:style-name="T14">4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4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9">
        <draw:frame presentation:style-name="pr8" draw:text-style-name="P2" draw:layer="layout" svg:width="24.681cm" svg:height="2.541cm" svg:x="0.718cm" svg:y="0.635cm" presentation:class="title" presentation:user-transformed="true">
          <draw:text-box>
            <text:p text:style-name="P1">Example</text:p>
          </draw:text-box>
        </draw:frame>
        <draw:custom-shape draw:style-name="gr4" draw:text-style-name="P7" draw:layer="layout" svg:width="1.319cm" svg:height="1.515cm" svg:x="3.832cm" svg:y="4.07cm">
          <text:p text:style-name="P1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1.256cm" svg:height="1.515cm" svg:x="9.428cm" svg:y="4.022cm">
          <text:p text:style-name="P1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1.256cm" svg:height="1.515cm" svg:x="14.839cm" svg:y="4.022cm">
          <text:p text:style-name="P1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1.319cm" svg:height="1.515cm" svg:x="20.531cm" svg:y="4.022cm">
          <text:p text:style-name="P1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1.192cm" svg:height="1.515cm" svg:x="4.043cm" svg:y="8.092cm">
          <text:p text:style-name="P1"><text:span text:style-name="T3">E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1.133cm" svg:height="1.515cm" svg:x="9.638cm" svg:y="8.043cm">
          <text:p text:style-name="P1"><text:span text:style-name="T3">F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1.319cm" svg:height="1.515cm" svg:x="15.05cm" svg:y="8.043cm">
          <text:p text:style-name="P1"><text:span text:style-name="T3">G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743cm" svg:y="8.043cm">
          <text:p text:style-name="P1"><text:span text:style-name="T3">H</text:span></text:p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0.879cm" svg:height="1.515cm" svg:x="4.043cm" svg:y="12.091cm">
          <text:p text:style-name="P1"><text:span text:style-name="T3">I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0.942cm" svg:height="1.515cm" svg:x="9.64cm" svg:y="12.043cm">
          <text:p text:style-name="P1"><text:span text:style-name="T3">J</text:span></text:p>
          <draw:enhanced-geometry svg:viewBox="0 0 21600 21600" draw:type="mso-spt202" draw:enhanced-path="M 0 0 L 21600 0 21600 21600 0 21600 0 0 Z N"/>
        </draw:custom-shape>
        <draw:custom-shape draw:style-name="gr13" draw:text-style-name="P7" draw:layer="layout" svg:width="1.319cm" svg:height="1.515cm" svg:x="15.05cm" svg:y="12.043cm">
          <text:p text:style-name="P1"><text:span text:style-name="T3">K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92cm" svg:height="1.515cm" svg:x="20.742cm" svg:y="12.043cm">
          <text:p text:style-name="P1"><text:span text:style-name="T3">L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1.505cm" svg:height="1.515cm" svg:x="4.257cm" svg:y="16.113cm">
          <text:p text:style-name="P1"><text:span text:style-name="T3">M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1.319cm" svg:height="1.515cm" svg:x="9.851cm" svg:y="16.065cm">
          <text:p text:style-name="P1"><text:span text:style-name="T3">N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262cm" svg:y="16.065cm">
          <text:p text:style-name="P1"><text:span text:style-name="T3">O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20.953cm" svg:y="16.065cm">
          <text:p text:style-name="P1"><text:span text:style-name="T3">P</text:span></text:p>
          <draw:enhanced-geometry svg:viewBox="0 0 21600 21600" draw:type="mso-spt202" draw:enhanced-path="M 0 0 L 21600 0 21600 21600 0 21600 0 0 Z N"/>
        </draw:custom-shape>
        <draw:line draw:style-name="gr5" draw:text-style-name="P8" draw:layer="layout" svg:x1="5.173cm" svg:y1="4.846cm" svg:x2="9.406cm" svg:y2="4.846cm">
          <text:p/>
        </draw:line>
        <draw:line draw:style-name="gr5" draw:text-style-name="P8" draw:layer="layout" svg:x1="10.676cm" svg:y1="4.846cm" svg:x2="14.909cm" svg:y2="4.846cm">
          <text:p/>
        </draw:line>
        <draw:line draw:style-name="gr5" draw:text-style-name="P8" draw:layer="layout" svg:x1="16.179cm" svg:y1="4.846cm" svg:x2="20.413cm" svg:y2="4.846cm">
          <text:p/>
        </draw:line>
        <draw:line draw:style-name="gr5" draw:text-style-name="P8" draw:layer="layout" svg:x1="4.445cm" svg:y1="5.715cm" svg:x2="4.445cm" svg:y2="8.043cm">
          <text:p/>
        </draw:line>
        <draw:line draw:style-name="gr8" draw:text-style-name="P8" draw:layer="layout" svg:x1="10.16cm" svg:y1="5.715cm" svg:x2="10.16cm" svg:y2="8.043cm">
          <text:p/>
        </draw:line>
        <draw:line draw:style-name="gr3" draw:text-style-name="P8" draw:layer="layout" svg:x1="21.378cm" svg:y1="5.715cm" svg:x2="21.378cm" svg:y2="8.043cm">
          <text:p/>
        </draw:line>
        <draw:line draw:style-name="gr5" draw:text-style-name="P8" draw:layer="layout" svg:x1="4.445cm" svg:y1="9.737cm" svg:x2="4.445cm" svg:y2="12.065cm">
          <text:p/>
        </draw:line>
        <draw:line draw:style-name="gr5" draw:text-style-name="P8" draw:layer="layout" svg:x1="4.445cm" svg:y1="13.758cm" svg:x2="4.445cm" svg:y2="16.087cm">
          <text:p/>
        </draw:line>
        <draw:line draw:style-name="gr5" draw:text-style-name="P8" draw:layer="layout" svg:x1="15.663cm" svg:y1="5.715cm" svg:x2="15.663cm" svg:y2="8.043cm">
          <text:p/>
        </draw:line>
        <draw:line draw:style-name="gr3" draw:text-style-name="P8" draw:layer="layout" svg:x1="15.663cm" svg:y1="9.737cm" svg:x2="15.663cm" svg:y2="12.065cm">
          <text:p/>
        </draw:line>
        <draw:line draw:style-name="gr3" draw:text-style-name="P8" draw:layer="layout" svg:x1="21.378cm" svg:y1="9.737cm" svg:x2="21.378cm" svg:y2="12.065cm">
          <text:p/>
        </draw:line>
        <draw:line draw:style-name="gr3" draw:text-style-name="P8" draw:layer="layout" svg:x1="15.663cm" svg:y1="13.758cm" svg:x2="15.663cm" svg:y2="16.087cm">
          <text:p/>
        </draw:line>
        <draw:line draw:style-name="gr3" draw:text-style-name="P8" draw:layer="layout" svg:x1="21.378cm" svg:y1="13.758cm" svg:x2="21.378cm" svg:y2="16.087cm">
          <text:p/>
        </draw:line>
        <draw:line draw:style-name="gr8" draw:text-style-name="P8" draw:layer="layout" svg:x1="5.292cm" svg:y1="9.102cm" svg:x2="9.525cm" svg:y2="9.102cm">
          <text:p/>
        </draw:line>
        <draw:line draw:style-name="gr5" draw:text-style-name="P8" draw:layer="layout" svg:x1="5.08cm" svg:y1="12.912cm" svg:x2="9.525cm" svg:y2="12.912cm">
          <text:p/>
        </draw:line>
        <draw:line draw:style-name="gr8" draw:text-style-name="P8" draw:layer="layout" svg:x1="5.927cm" svg:y1="16.933cm" svg:x2="9.737cm" svg:y2="16.933cm">
          <text:p/>
        </draw:line>
        <draw:line draw:style-name="gr3" draw:text-style-name="P8" draw:layer="layout" svg:x1="16.51cm" svg:y1="17.145cm" svg:x2="20.955cm" svg:y2="17.145cm">
          <text:p/>
        </draw:line>
        <draw:line draw:style-name="gr8" draw:text-style-name="P8" draw:layer="layout" svg:x1="10.583cm" svg:y1="12.912cm" svg:x2="15.028cm" svg:y2="12.912cm">
          <text:p/>
        </draw:line>
        <draw:line draw:style-name="gr5" draw:text-style-name="P8" draw:layer="layout" svg:x1="5.08cm" svg:y1="5.503cm" svg:x2="9.737cm" svg:y2="8.89cm">
          <text:p/>
        </draw:line>
        <draw:line draw:style-name="gr5" draw:text-style-name="P8" draw:layer="layout" svg:x1="5.08cm" svg:y1="13.335cm" svg:x2="9.737cm" svg:y2="16.51cm">
          <text:p/>
        </draw:line>
        <draw:line draw:style-name="gr8" draw:text-style-name="P8" draw:layer="layout" svg:x1="10.583cm" svg:y1="12.488cm" svg:x2="15.028cm" svg:y2="9.102cm">
          <text:p/>
        </draw:line>
        <draw:line draw:style-name="gr3" draw:text-style-name="P8" draw:layer="layout" svg:x1="16.51cm" svg:y1="8.678cm" svg:x2="20.532cm" svg:y2="5.292cm">
          <text:p/>
        </draw:line>
        <draw:line draw:style-name="gr5" draw:text-style-name="P8" draw:layer="layout" svg:x1="11.324cm" svg:y1="16.722cm" svg:x2="15.24cm" svg:y2="13.758cm">
          <text:p/>
        </draw:line>
        <draw:line draw:style-name="gr3" draw:text-style-name="P8" draw:layer="layout" svg:x1="20.742cm" svg:y1="12.911cm" svg:x2="16.297cm" svg:y2="9.524cm">
          <text:p/>
        </draw:line>
        <draw:custom-shape draw:style-name="gr9" draw:text-style-name="P7" draw:layer="layout" svg:width="0.925cm" svg:height="1.197cm" svg:x="4.406cm" svg:y="2.655cm">
          <text:p text:style-name="P1"><text:span text:style-name="T10">0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0.925cm" svg:height="1.197cm" svg:x="10.756cm" svg:y="2.655cm">
          <text:p text:style-name="P1"><text:span text:style-name="T11">1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0.925cm" svg:height="1.197cm" svg:x="16.259cm" svg:y="2.443cm">
          <text:p text:style-name="P1"><text:span text:style-name="T12">2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0.925cm" svg:height="1.197cm" svg:x="21.383cm" svg:y="2.54cm">
          <text:p text:style-name="P1"><text:span text:style-name="T13">3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0.925cm" svg:height="1.197cm" svg:x="16.938cm" svg:y="12.065cm">
          <text:p text:style-name="P1"><text:span text:style-name="T14">4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5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9">
        <draw:frame presentation:style-name="pr8" draw:text-style-name="P2" draw:layer="layout" svg:width="24.681cm" svg:height="2.541cm" svg:x="0.718cm" svg:y="0.635cm" presentation:class="title" presentation:user-transformed="true">
          <draw:text-box>
            <text:p text:style-name="P1">Example</text:p>
          </draw:text-box>
        </draw:frame>
        <draw:custom-shape draw:style-name="gr4" draw:text-style-name="P7" draw:layer="layout" svg:width="1.319cm" svg:height="1.515cm" svg:x="3.832cm" svg:y="4.07cm">
          <text:p text:style-name="P1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1.256cm" svg:height="1.515cm" svg:x="9.428cm" svg:y="4.022cm">
          <text:p text:style-name="P1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1.256cm" svg:height="1.515cm" svg:x="14.839cm" svg:y="4.022cm">
          <text:p text:style-name="P1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1.319cm" svg:height="1.515cm" svg:x="20.531cm" svg:y="4.022cm">
          <text:p text:style-name="P1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1.192cm" svg:height="1.515cm" svg:x="4.043cm" svg:y="8.092cm">
          <text:p text:style-name="P1"><text:span text:style-name="T3">E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1.133cm" svg:height="1.515cm" svg:x="9.638cm" svg:y="8.043cm">
          <text:p text:style-name="P1"><text:span text:style-name="T3">F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1.319cm" svg:height="1.515cm" svg:x="15.05cm" svg:y="8.043cm">
          <text:p text:style-name="P1"><text:span text:style-name="T3">G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20.743cm" svg:y="8.043cm">
          <text:p text:style-name="P1"><text:span text:style-name="T3">H</text:span></text:p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0.879cm" svg:height="1.515cm" svg:x="4.043cm" svg:y="12.091cm">
          <text:p text:style-name="P1"><text:span text:style-name="T3">I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0.942cm" svg:height="1.515cm" svg:x="9.64cm" svg:y="12.043cm">
          <text:p text:style-name="P1"><text:span text:style-name="T3">J</text:span></text:p>
          <draw:enhanced-geometry svg:viewBox="0 0 21600 21600" draw:type="mso-spt202" draw:enhanced-path="M 0 0 L 21600 0 21600 21600 0 21600 0 0 Z N"/>
        </draw:custom-shape>
        <draw:custom-shape draw:style-name="gr13" draw:text-style-name="P7" draw:layer="layout" svg:width="1.319cm" svg:height="1.515cm" svg:x="15.05cm" svg:y="12.043cm">
          <text:p text:style-name="P1"><text:span text:style-name="T3">K</text:span></text:p>
          <draw:enhanced-geometry svg:viewBox="0 0 21600 21600" draw:type="mso-spt202" draw:enhanced-path="M 0 0 L 21600 0 21600 21600 0 21600 0 0 Z N"/>
        </draw:custom-shape>
        <draw:custom-shape draw:style-name="gr13" draw:text-style-name="P7" draw:layer="layout" svg:width="1.192cm" svg:height="1.515cm" svg:x="20.742cm" svg:y="12.043cm">
          <text:p text:style-name="P1"><text:span text:style-name="T3">L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1.505cm" svg:height="1.515cm" svg:x="4.257cm" svg:y="16.113cm">
          <text:p text:style-name="P1"><text:span text:style-name="T3">M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1.319cm" svg:height="1.515cm" svg:x="9.851cm" svg:y="16.065cm">
          <text:p text:style-name="P1"><text:span text:style-name="T3">N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262cm" svg:y="16.065cm">
          <text:p text:style-name="P1"><text:span text:style-name="T3">O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20.953cm" svg:y="16.065cm">
          <text:p text:style-name="P1"><text:span text:style-name="T3">P</text:span></text:p>
          <draw:enhanced-geometry svg:viewBox="0 0 21600 21600" draw:type="mso-spt202" draw:enhanced-path="M 0 0 L 21600 0 21600 21600 0 21600 0 0 Z N"/>
        </draw:custom-shape>
        <draw:line draw:style-name="gr5" draw:text-style-name="P8" draw:layer="layout" svg:x1="5.173cm" svg:y1="4.846cm" svg:x2="9.406cm" svg:y2="4.846cm">
          <text:p/>
        </draw:line>
        <draw:line draw:style-name="gr5" draw:text-style-name="P8" draw:layer="layout" svg:x1="10.676cm" svg:y1="4.846cm" svg:x2="14.909cm" svg:y2="4.846cm">
          <text:p/>
        </draw:line>
        <draw:line draw:style-name="gr5" draw:text-style-name="P8" draw:layer="layout" svg:x1="16.179cm" svg:y1="4.846cm" svg:x2="20.413cm" svg:y2="4.846cm">
          <text:p/>
        </draw:line>
        <draw:line draw:style-name="gr5" draw:text-style-name="P8" draw:layer="layout" svg:x1="4.445cm" svg:y1="5.715cm" svg:x2="4.445cm" svg:y2="8.043cm">
          <text:p/>
        </draw:line>
        <draw:line draw:style-name="gr8" draw:text-style-name="P8" draw:layer="layout" svg:x1="10.16cm" svg:y1="5.715cm" svg:x2="10.16cm" svg:y2="8.043cm">
          <text:p/>
        </draw:line>
        <draw:line draw:style-name="gr3" draw:text-style-name="P8" draw:layer="layout" svg:x1="21.378cm" svg:y1="5.715cm" svg:x2="21.378cm" svg:y2="8.043cm">
          <text:p/>
        </draw:line>
        <draw:line draw:style-name="gr5" draw:text-style-name="P8" draw:layer="layout" svg:x1="4.445cm" svg:y1="9.737cm" svg:x2="4.445cm" svg:y2="12.065cm">
          <text:p/>
        </draw:line>
        <draw:line draw:style-name="gr5" draw:text-style-name="P8" draw:layer="layout" svg:x1="4.445cm" svg:y1="13.758cm" svg:x2="4.445cm" svg:y2="16.087cm">
          <text:p/>
        </draw:line>
        <draw:line draw:style-name="gr5" draw:text-style-name="P8" draw:layer="layout" svg:x1="15.663cm" svg:y1="5.715cm" svg:x2="15.663cm" svg:y2="8.043cm">
          <text:p/>
        </draw:line>
        <draw:line draw:style-name="gr8" draw:text-style-name="P8" draw:layer="layout" svg:x1="15.663cm" svg:y1="9.737cm" svg:x2="15.663cm" svg:y2="12.065cm">
          <text:p/>
        </draw:line>
        <draw:line draw:style-name="gr3" draw:text-style-name="P8" draw:layer="layout" svg:x1="21.378cm" svg:y1="9.737cm" svg:x2="21.378cm" svg:y2="12.065cm">
          <text:p/>
        </draw:line>
        <draw:line draw:style-name="gr3" draw:text-style-name="P8" draw:layer="layout" svg:x1="15.663cm" svg:y1="13.758cm" svg:x2="15.663cm" svg:y2="16.087cm">
          <text:p/>
        </draw:line>
        <draw:line draw:style-name="gr3" draw:text-style-name="P8" draw:layer="layout" svg:x1="21.378cm" svg:y1="13.758cm" svg:x2="21.378cm" svg:y2="16.087cm">
          <text:p/>
        </draw:line>
        <draw:line draw:style-name="gr8" draw:text-style-name="P8" draw:layer="layout" svg:x1="5.292cm" svg:y1="9.102cm" svg:x2="9.525cm" svg:y2="9.102cm">
          <text:p/>
        </draw:line>
        <draw:line draw:style-name="gr5" draw:text-style-name="P8" draw:layer="layout" svg:x1="5.08cm" svg:y1="12.912cm" svg:x2="9.525cm" svg:y2="12.912cm">
          <text:p/>
        </draw:line>
        <draw:line draw:style-name="gr8" draw:text-style-name="P8" draw:layer="layout" svg:x1="5.927cm" svg:y1="16.933cm" svg:x2="9.737cm" svg:y2="16.933cm">
          <text:p/>
        </draw:line>
        <draw:line draw:style-name="gr3" draw:text-style-name="P8" draw:layer="layout" svg:x1="16.51cm" svg:y1="17.145cm" svg:x2="20.955cm" svg:y2="17.145cm">
          <text:p/>
        </draw:line>
        <draw:line draw:style-name="gr8" draw:text-style-name="P8" draw:layer="layout" svg:x1="10.583cm" svg:y1="12.912cm" svg:x2="15.028cm" svg:y2="12.912cm">
          <text:p/>
        </draw:line>
        <draw:line draw:style-name="gr5" draw:text-style-name="P8" draw:layer="layout" svg:x1="5.08cm" svg:y1="5.503cm" svg:x2="9.737cm" svg:y2="8.89cm">
          <text:p/>
        </draw:line>
        <draw:line draw:style-name="gr5" draw:text-style-name="P8" draw:layer="layout" svg:x1="5.08cm" svg:y1="13.335cm" svg:x2="9.737cm" svg:y2="16.51cm">
          <text:p/>
        </draw:line>
        <draw:line draw:style-name="gr8" draw:text-style-name="P8" draw:layer="layout" svg:x1="10.583cm" svg:y1="12.488cm" svg:x2="15.028cm" svg:y2="9.102cm">
          <text:p/>
        </draw:line>
        <draw:line draw:style-name="gr8" draw:text-style-name="P8" draw:layer="layout" svg:x1="16.51cm" svg:y1="8.678cm" svg:x2="20.532cm" svg:y2="5.292cm">
          <text:p/>
        </draw:line>
        <draw:line draw:style-name="gr5" draw:text-style-name="P8" draw:layer="layout" svg:x1="11.324cm" svg:y1="16.722cm" svg:x2="15.24cm" svg:y2="13.758cm">
          <text:p/>
        </draw:line>
        <draw:line draw:style-name="gr6" draw:text-style-name="P8" draw:layer="layout" svg:x1="20.742cm" svg:y1="12.911cm" svg:x2="16.297cm" svg:y2="9.524cm">
          <text:p/>
        </draw:line>
        <draw:custom-shape draw:style-name="gr9" draw:text-style-name="P7" draw:layer="layout" svg:width="0.925cm" svg:height="1.197cm" svg:x="4.406cm" svg:y="2.655cm">
          <text:p text:style-name="P1"><text:span text:style-name="T10">0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0.925cm" svg:height="1.197cm" svg:x="10.756cm" svg:y="2.655cm">
          <text:p text:style-name="P1"><text:span text:style-name="T11">1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0.925cm" svg:height="1.197cm" svg:x="16.259cm" svg:y="2.443cm">
          <text:p text:style-name="P1"><text:span text:style-name="T12">2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0.925cm" svg:height="1.197cm" svg:x="21.383cm" svg:y="2.54cm">
          <text:p text:style-name="P1"><text:span text:style-name="T13">3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0.925cm" svg:height="1.197cm" svg:x="16.938cm" svg:y="12.065cm">
          <text:p text:style-name="P1"><text:span text:style-name="T14">4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6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9">
        <draw:frame presentation:style-name="pr8" draw:text-style-name="P2" draw:layer="layout" svg:width="24.681cm" svg:height="2.541cm" svg:x="0.718cm" svg:y="0.635cm" presentation:class="title" presentation:user-transformed="true">
          <draw:text-box>
            <text:p text:style-name="P1">Example</text:p>
          </draw:text-box>
        </draw:frame>
        <draw:custom-shape draw:style-name="gr4" draw:text-style-name="P7" draw:layer="layout" svg:width="1.319cm" svg:height="1.515cm" svg:x="3.832cm" svg:y="4.07cm">
          <text:p text:style-name="P1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1.256cm" svg:height="1.515cm" svg:x="9.428cm" svg:y="4.022cm">
          <text:p text:style-name="P1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1.256cm" svg:height="1.515cm" svg:x="14.839cm" svg:y="4.022cm">
          <text:p text:style-name="P1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1.319cm" svg:height="1.515cm" svg:x="20.531cm" svg:y="4.022cm">
          <text:p text:style-name="P1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1.192cm" svg:height="1.515cm" svg:x="4.043cm" svg:y="8.092cm">
          <text:p text:style-name="P1"><text:span text:style-name="T3">E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1.133cm" svg:height="1.515cm" svg:x="9.638cm" svg:y="8.043cm">
          <text:p text:style-name="P1"><text:span text:style-name="T3">F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1.319cm" svg:height="1.515cm" svg:x="15.05cm" svg:y="8.043cm">
          <text:p text:style-name="P1"><text:span text:style-name="T3">G</text:span></text:p>
          <draw:enhanced-geometry svg:viewBox="0 0 21600 21600" draw:type="mso-spt202" draw:enhanced-path="M 0 0 L 21600 0 21600 21600 0 21600 0 0 Z N"/>
        </draw:custom-shape>
        <draw:custom-shape draw:style-name="gr13" draw:text-style-name="P7" draw:layer="layout" svg:width="1.319cm" svg:height="1.515cm" svg:x="20.743cm" svg:y="8.043cm">
          <text:p text:style-name="P1"><text:span text:style-name="T3">H</text:span></text:p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0.879cm" svg:height="1.515cm" svg:x="4.043cm" svg:y="12.091cm">
          <text:p text:style-name="P1"><text:span text:style-name="T3">I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0.942cm" svg:height="1.515cm" svg:x="9.64cm" svg:y="12.043cm">
          <text:p text:style-name="P1"><text:span text:style-name="T3">J</text:span></text:p>
          <draw:enhanced-geometry svg:viewBox="0 0 21600 21600" draw:type="mso-spt202" draw:enhanced-path="M 0 0 L 21600 0 21600 21600 0 21600 0 0 Z N"/>
        </draw:custom-shape>
        <draw:custom-shape draw:style-name="gr13" draw:text-style-name="P7" draw:layer="layout" svg:width="1.319cm" svg:height="1.515cm" svg:x="15.05cm" svg:y="12.043cm">
          <text:p text:style-name="P1"><text:span text:style-name="T3">K</text:span></text:p>
          <draw:enhanced-geometry svg:viewBox="0 0 21600 21600" draw:type="mso-spt202" draw:enhanced-path="M 0 0 L 21600 0 21600 21600 0 21600 0 0 Z N"/>
        </draw:custom-shape>
        <draw:custom-shape draw:style-name="gr13" draw:text-style-name="P7" draw:layer="layout" svg:width="1.192cm" svg:height="1.515cm" svg:x="20.742cm" svg:y="12.043cm">
          <text:p text:style-name="P1"><text:span text:style-name="T3">L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1.505cm" svg:height="1.515cm" svg:x="4.257cm" svg:y="16.113cm">
          <text:p text:style-name="P1"><text:span text:style-name="T3">M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1.319cm" svg:height="1.515cm" svg:x="9.851cm" svg:y="16.065cm">
          <text:p text:style-name="P1"><text:span text:style-name="T3">N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319cm" svg:height="1.515cm" svg:x="15.262cm" svg:y="16.065cm">
          <text:p text:style-name="P1"><text:span text:style-name="T3">O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133cm" svg:height="1.515cm" svg:x="20.953cm" svg:y="16.065cm">
          <text:p text:style-name="P1"><text:span text:style-name="T3">P</text:span></text:p>
          <draw:enhanced-geometry svg:viewBox="0 0 21600 21600" draw:type="mso-spt202" draw:enhanced-path="M 0 0 L 21600 0 21600 21600 0 21600 0 0 Z N"/>
        </draw:custom-shape>
        <draw:line draw:style-name="gr5" draw:text-style-name="P8" draw:layer="layout" svg:x1="5.173cm" svg:y1="4.846cm" svg:x2="9.406cm" svg:y2="4.846cm">
          <text:p/>
        </draw:line>
        <draw:line draw:style-name="gr5" draw:text-style-name="P8" draw:layer="layout" svg:x1="10.676cm" svg:y1="4.846cm" svg:x2="14.909cm" svg:y2="4.846cm">
          <text:p/>
        </draw:line>
        <draw:line draw:style-name="gr5" draw:text-style-name="P8" draw:layer="layout" svg:x1="16.179cm" svg:y1="4.846cm" svg:x2="20.413cm" svg:y2="4.846cm">
          <text:p/>
        </draw:line>
        <draw:line draw:style-name="gr5" draw:text-style-name="P8" draw:layer="layout" svg:x1="4.445cm" svg:y1="5.715cm" svg:x2="4.445cm" svg:y2="8.043cm">
          <text:p/>
        </draw:line>
        <draw:line draw:style-name="gr8" draw:text-style-name="P8" draw:layer="layout" svg:x1="10.16cm" svg:y1="5.715cm" svg:x2="10.16cm" svg:y2="8.043cm">
          <text:p/>
        </draw:line>
        <draw:line draw:style-name="gr5" draw:text-style-name="P8" draw:layer="layout" svg:x1="21.378cm" svg:y1="5.715cm" svg:x2="21.378cm" svg:y2="8.043cm">
          <text:p/>
        </draw:line>
        <draw:line draw:style-name="gr5" draw:text-style-name="P8" draw:layer="layout" svg:x1="4.445cm" svg:y1="9.737cm" svg:x2="4.445cm" svg:y2="12.065cm">
          <text:p/>
        </draw:line>
        <draw:line draw:style-name="gr5" draw:text-style-name="P8" draw:layer="layout" svg:x1="4.445cm" svg:y1="13.758cm" svg:x2="4.445cm" svg:y2="16.087cm">
          <text:p/>
        </draw:line>
        <draw:line draw:style-name="gr5" draw:text-style-name="P8" draw:layer="layout" svg:x1="15.663cm" svg:y1="5.715cm" svg:x2="15.663cm" svg:y2="8.043cm">
          <text:p/>
        </draw:line>
        <draw:line draw:style-name="gr8" draw:text-style-name="P8" draw:layer="layout" svg:x1="15.663cm" svg:y1="9.737cm" svg:x2="15.663cm" svg:y2="12.065cm">
          <text:p/>
        </draw:line>
        <draw:line draw:style-name="gr3" draw:text-style-name="P8" draw:layer="layout" svg:x1="21.378cm" svg:y1="9.737cm" svg:x2="21.378cm" svg:y2="12.065cm">
          <text:p/>
        </draw:line>
        <draw:line draw:style-name="gr3" draw:text-style-name="P8" draw:layer="layout" svg:x1="15.663cm" svg:y1="13.758cm" svg:x2="15.663cm" svg:y2="16.087cm">
          <text:p/>
        </draw:line>
        <draw:line draw:style-name="gr3" draw:text-style-name="P8" draw:layer="layout" svg:x1="21.378cm" svg:y1="13.758cm" svg:x2="21.378cm" svg:y2="16.087cm">
          <text:p/>
        </draw:line>
        <draw:line draw:style-name="gr8" draw:text-style-name="P8" draw:layer="layout" svg:x1="5.292cm" svg:y1="9.102cm" svg:x2="9.525cm" svg:y2="9.102cm">
          <text:p/>
        </draw:line>
        <draw:line draw:style-name="gr5" draw:text-style-name="P8" draw:layer="layout" svg:x1="5.08cm" svg:y1="12.912cm" svg:x2="9.525cm" svg:y2="12.912cm">
          <text:p/>
        </draw:line>
        <draw:line draw:style-name="gr8" draw:text-style-name="P8" draw:layer="layout" svg:x1="5.927cm" svg:y1="16.933cm" svg:x2="9.737cm" svg:y2="16.933cm">
          <text:p/>
        </draw:line>
        <draw:line draw:style-name="gr3" draw:text-style-name="P8" draw:layer="layout" svg:x1="16.51cm" svg:y1="17.145cm" svg:x2="20.955cm" svg:y2="17.145cm">
          <text:p/>
        </draw:line>
        <draw:line draw:style-name="gr8" draw:text-style-name="P8" draw:layer="layout" svg:x1="10.583cm" svg:y1="12.912cm" svg:x2="15.028cm" svg:y2="12.912cm">
          <text:p/>
        </draw:line>
        <draw:line draw:style-name="gr5" draw:text-style-name="P8" draw:layer="layout" svg:x1="5.08cm" svg:y1="5.503cm" svg:x2="9.737cm" svg:y2="8.89cm">
          <text:p/>
        </draw:line>
        <draw:line draw:style-name="gr5" draw:text-style-name="P8" draw:layer="layout" svg:x1="5.08cm" svg:y1="13.335cm" svg:x2="9.737cm" svg:y2="16.51cm">
          <text:p/>
        </draw:line>
        <draw:line draw:style-name="gr8" draw:text-style-name="P8" draw:layer="layout" svg:x1="10.583cm" svg:y1="12.488cm" svg:x2="15.028cm" svg:y2="9.102cm">
          <text:p/>
        </draw:line>
        <draw:line draw:style-name="gr8" draw:text-style-name="P8" draw:layer="layout" svg:x1="16.51cm" svg:y1="8.678cm" svg:x2="20.532cm" svg:y2="5.292cm">
          <text:p/>
        </draw:line>
        <draw:line draw:style-name="gr5" draw:text-style-name="P8" draw:layer="layout" svg:x1="11.324cm" svg:y1="16.722cm" svg:x2="15.24cm" svg:y2="13.758cm">
          <text:p/>
        </draw:line>
        <draw:line draw:style-name="gr6" draw:text-style-name="P8" draw:layer="layout" svg:x1="20.742cm" svg:y1="12.911cm" svg:x2="16.297cm" svg:y2="9.524cm">
          <text:p/>
        </draw:line>
        <draw:custom-shape draw:style-name="gr9" draw:text-style-name="P7" draw:layer="layout" svg:width="0.925cm" svg:height="1.197cm" svg:x="4.406cm" svg:y="2.655cm">
          <text:p text:style-name="P1"><text:span text:style-name="T10">0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0.925cm" svg:height="1.197cm" svg:x="10.756cm" svg:y="2.655cm">
          <text:p text:style-name="P1"><text:span text:style-name="T11">1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0.925cm" svg:height="1.197cm" svg:x="16.259cm" svg:y="2.443cm">
          <text:p text:style-name="P1"><text:span text:style-name="T12">2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0.925cm" svg:height="1.197cm" svg:x="21.383cm" svg:y="2.54cm">
          <text:p text:style-name="P1"><text:span text:style-name="T13">3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0.925cm" svg:height="1.197cm" svg:x="16.938cm" svg:y="12.065cm">
          <text:p text:style-name="P1"><text:span text:style-name="T14">4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7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9">
        <draw:frame presentation:style-name="pr8" draw:text-style-name="P2" draw:layer="layout" svg:width="24.681cm" svg:height="2.541cm" svg:x="0.718cm" svg:y="0.635cm" presentation:class="title" presentation:user-transformed="true">
          <draw:text-box>
            <text:p text:style-name="P1">Example</text:p>
          </draw:text-box>
        </draw:frame>
        <draw:custom-shape draw:style-name="gr4" draw:text-style-name="P7" draw:layer="layout" svg:width="1.319cm" svg:height="1.515cm" svg:x="3.832cm" svg:y="4.07cm">
          <text:p text:style-name="P1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1.256cm" svg:height="1.515cm" svg:x="9.428cm" svg:y="4.022cm">
          <text:p text:style-name="P1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1.256cm" svg:height="1.515cm" svg:x="14.839cm" svg:y="4.022cm">
          <text:p text:style-name="P1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1.319cm" svg:height="1.515cm" svg:x="20.531cm" svg:y="4.022cm">
          <text:p text:style-name="P1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1.192cm" svg:height="1.515cm" svg:x="4.043cm" svg:y="8.092cm">
          <text:p text:style-name="P1"><text:span text:style-name="T3">E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1.133cm" svg:height="1.515cm" svg:x="9.638cm" svg:y="8.043cm">
          <text:p text:style-name="P1"><text:span text:style-name="T3">F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1.319cm" svg:height="1.515cm" svg:x="15.05cm" svg:y="8.043cm">
          <text:p text:style-name="P1"><text:span text:style-name="T3">G</text:span></text:p>
          <draw:enhanced-geometry svg:viewBox="0 0 21600 21600" draw:type="mso-spt202" draw:enhanced-path="M 0 0 L 21600 0 21600 21600 0 21600 0 0 Z N"/>
        </draw:custom-shape>
        <draw:custom-shape draw:style-name="gr13" draw:text-style-name="P7" draw:layer="layout" svg:width="1.319cm" svg:height="1.515cm" svg:x="20.743cm" svg:y="8.043cm">
          <text:p text:style-name="P1"><text:span text:style-name="T3">H</text:span></text:p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0.879cm" svg:height="1.515cm" svg:x="4.043cm" svg:y="12.091cm">
          <text:p text:style-name="P1"><text:span text:style-name="T3">I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0.942cm" svg:height="1.515cm" svg:x="9.64cm" svg:y="12.043cm">
          <text:p text:style-name="P1"><text:span text:style-name="T3">J</text:span></text:p>
          <draw:enhanced-geometry svg:viewBox="0 0 21600 21600" draw:type="mso-spt202" draw:enhanced-path="M 0 0 L 21600 0 21600 21600 0 21600 0 0 Z N"/>
        </draw:custom-shape>
        <draw:custom-shape draw:style-name="gr13" draw:text-style-name="P7" draw:layer="layout" svg:width="1.319cm" svg:height="1.515cm" svg:x="15.05cm" svg:y="12.043cm">
          <text:p text:style-name="P1"><text:span text:style-name="T3">K</text:span></text:p>
          <draw:enhanced-geometry svg:viewBox="0 0 21600 21600" draw:type="mso-spt202" draw:enhanced-path="M 0 0 L 21600 0 21600 21600 0 21600 0 0 Z N"/>
        </draw:custom-shape>
        <draw:custom-shape draw:style-name="gr13" draw:text-style-name="P7" draw:layer="layout" svg:width="1.192cm" svg:height="1.515cm" svg:x="20.742cm" svg:y="12.043cm">
          <text:p text:style-name="P1"><text:span text:style-name="T3">L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1.505cm" svg:height="1.515cm" svg:x="4.257cm" svg:y="16.113cm">
          <text:p text:style-name="P1"><text:span text:style-name="T3">M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1.319cm" svg:height="1.515cm" svg:x="9.851cm" svg:y="16.065cm">
          <text:p text:style-name="P1"><text:span text:style-name="T3">N</text:span></text:p>
          <draw:enhanced-geometry svg:viewBox="0 0 21600 21600" draw:type="mso-spt202" draw:enhanced-path="M 0 0 L 21600 0 21600 21600 0 21600 0 0 Z N"/>
        </draw:custom-shape>
        <draw:custom-shape draw:style-name="gr14" draw:text-style-name="P7" draw:layer="layout" svg:width="1.319cm" svg:height="1.515cm" svg:x="15.262cm" svg:y="16.065cm">
          <text:p text:style-name="P1"><text:span text:style-name="T3">O</text:span></text:p>
          <draw:enhanced-geometry svg:viewBox="0 0 21600 21600" draw:type="mso-spt202" draw:enhanced-path="M 0 0 L 21600 0 21600 21600 0 21600 0 0 Z N"/>
        </draw:custom-shape>
        <draw:custom-shape draw:style-name="gr14" draw:text-style-name="P7" draw:layer="layout" svg:width="1.133cm" svg:height="1.515cm" svg:x="20.953cm" svg:y="16.065cm">
          <text:p text:style-name="P1"><text:span text:style-name="T3">P</text:span></text:p>
          <draw:enhanced-geometry svg:viewBox="0 0 21600 21600" draw:type="mso-spt202" draw:enhanced-path="M 0 0 L 21600 0 21600 21600 0 21600 0 0 Z N"/>
        </draw:custom-shape>
        <draw:line draw:style-name="gr5" draw:text-style-name="P8" draw:layer="layout" svg:x1="5.173cm" svg:y1="4.846cm" svg:x2="9.406cm" svg:y2="4.846cm">
          <text:p/>
        </draw:line>
        <draw:line draw:style-name="gr5" draw:text-style-name="P8" draw:layer="layout" svg:x1="10.676cm" svg:y1="4.846cm" svg:x2="14.909cm" svg:y2="4.846cm">
          <text:p/>
        </draw:line>
        <draw:line draw:style-name="gr5" draw:text-style-name="P8" draw:layer="layout" svg:x1="16.179cm" svg:y1="4.846cm" svg:x2="20.413cm" svg:y2="4.846cm">
          <text:p/>
        </draw:line>
        <draw:line draw:style-name="gr5" draw:text-style-name="P8" draw:layer="layout" svg:x1="4.445cm" svg:y1="5.715cm" svg:x2="4.445cm" svg:y2="8.043cm">
          <text:p/>
        </draw:line>
        <draw:line draw:style-name="gr8" draw:text-style-name="P8" draw:layer="layout" svg:x1="10.16cm" svg:y1="5.715cm" svg:x2="10.16cm" svg:y2="8.043cm">
          <text:p/>
        </draw:line>
        <draw:line draw:style-name="gr5" draw:text-style-name="P8" draw:layer="layout" svg:x1="21.378cm" svg:y1="5.715cm" svg:x2="21.378cm" svg:y2="8.043cm">
          <text:p/>
        </draw:line>
        <draw:line draw:style-name="gr5" draw:text-style-name="P8" draw:layer="layout" svg:x1="4.445cm" svg:y1="9.737cm" svg:x2="4.445cm" svg:y2="12.065cm">
          <text:p/>
        </draw:line>
        <draw:line draw:style-name="gr5" draw:text-style-name="P8" draw:layer="layout" svg:x1="4.445cm" svg:y1="13.758cm" svg:x2="4.445cm" svg:y2="16.087cm">
          <text:p/>
        </draw:line>
        <draw:line draw:style-name="gr5" draw:text-style-name="P8" draw:layer="layout" svg:x1="15.663cm" svg:y1="5.715cm" svg:x2="15.663cm" svg:y2="8.043cm">
          <text:p/>
        </draw:line>
        <draw:line draw:style-name="gr8" draw:text-style-name="P8" draw:layer="layout" svg:x1="15.663cm" svg:y1="9.737cm" svg:x2="15.663cm" svg:y2="12.065cm">
          <text:p/>
        </draw:line>
        <draw:line draw:style-name="gr8" draw:text-style-name="P8" draw:layer="layout" svg:x1="21.378cm" svg:y1="9.737cm" svg:x2="21.378cm" svg:y2="12.065cm">
          <text:p/>
        </draw:line>
        <draw:line draw:style-name="gr5" draw:text-style-name="P8" draw:layer="layout" svg:x1="15.663cm" svg:y1="13.758cm" svg:x2="15.663cm" svg:y2="16.087cm">
          <text:p/>
        </draw:line>
        <draw:line draw:style-name="gr5" draw:text-style-name="P8" draw:layer="layout" svg:x1="21.378cm" svg:y1="13.758cm" svg:x2="21.378cm" svg:y2="16.087cm">
          <text:p/>
        </draw:line>
        <draw:line draw:style-name="gr8" draw:text-style-name="P8" draw:layer="layout" svg:x1="5.292cm" svg:y1="9.102cm" svg:x2="9.525cm" svg:y2="9.102cm">
          <text:p/>
        </draw:line>
        <draw:line draw:style-name="gr5" draw:text-style-name="P8" draw:layer="layout" svg:x1="5.08cm" svg:y1="12.912cm" svg:x2="9.525cm" svg:y2="12.912cm">
          <text:p/>
        </draw:line>
        <draw:line draw:style-name="gr8" draw:text-style-name="P8" draw:layer="layout" svg:x1="5.927cm" svg:y1="16.933cm" svg:x2="9.737cm" svg:y2="16.933cm">
          <text:p/>
        </draw:line>
        <draw:line draw:style-name="gr3" draw:text-style-name="P8" draw:layer="layout" svg:x1="16.51cm" svg:y1="17.145cm" svg:x2="20.955cm" svg:y2="17.145cm">
          <text:p/>
        </draw:line>
        <draw:line draw:style-name="gr8" draw:text-style-name="P8" draw:layer="layout" svg:x1="10.583cm" svg:y1="12.912cm" svg:x2="15.028cm" svg:y2="12.912cm">
          <text:p/>
        </draw:line>
        <draw:line draw:style-name="gr5" draw:text-style-name="P8" draw:layer="layout" svg:x1="5.08cm" svg:y1="5.503cm" svg:x2="9.737cm" svg:y2="8.89cm">
          <text:p/>
        </draw:line>
        <draw:line draw:style-name="gr5" draw:text-style-name="P8" draw:layer="layout" svg:x1="5.08cm" svg:y1="13.335cm" svg:x2="9.737cm" svg:y2="16.51cm">
          <text:p/>
        </draw:line>
        <draw:line draw:style-name="gr8" draw:text-style-name="P8" draw:layer="layout" svg:x1="10.583cm" svg:y1="12.488cm" svg:x2="15.028cm" svg:y2="9.102cm">
          <text:p/>
        </draw:line>
        <draw:line draw:style-name="gr8" draw:text-style-name="P8" draw:layer="layout" svg:x1="16.51cm" svg:y1="8.678cm" svg:x2="20.532cm" svg:y2="5.292cm">
          <text:p/>
        </draw:line>
        <draw:line draw:style-name="gr5" draw:text-style-name="P8" draw:layer="layout" svg:x1="11.324cm" svg:y1="16.722cm" svg:x2="15.24cm" svg:y2="13.758cm">
          <text:p/>
        </draw:line>
        <draw:line draw:style-name="gr6" draw:text-style-name="P8" draw:layer="layout" svg:x1="20.742cm" svg:y1="12.911cm" svg:x2="16.297cm" svg:y2="9.524cm">
          <text:p/>
        </draw:line>
        <draw:custom-shape draw:style-name="gr9" draw:text-style-name="P7" draw:layer="layout" svg:width="0.925cm" svg:height="1.197cm" svg:x="4.406cm" svg:y="2.655cm">
          <text:p text:style-name="P1"><text:span text:style-name="T10">0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0.925cm" svg:height="1.197cm" svg:x="10.756cm" svg:y="2.655cm">
          <text:p text:style-name="P1"><text:span text:style-name="T11">1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0.925cm" svg:height="1.197cm" svg:x="16.259cm" svg:y="2.443cm">
          <text:p text:style-name="P1"><text:span text:style-name="T12">2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0.925cm" svg:height="1.197cm" svg:x="21.383cm" svg:y="2.54cm">
          <text:p text:style-name="P1"><text:span text:style-name="T13">3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0.925cm" svg:height="1.197cm" svg:x="16.938cm" svg:y="12.065cm">
          <text:p text:style-name="P1"><text:span text:style-name="T14">4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0.925cm" svg:height="1.197cm" svg:x="18.42cm" svg:y="15.24cm">
          <text:p text:style-name="P1"><text:span text:style-name="T15">5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8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3T19">
        <draw:frame presentation:style-name="pr8" draw:text-style-name="P2" draw:layer="layout" svg:width="24.681cm" svg:height="2.541cm" svg:x="0.718cm" svg:y="0.635cm" presentation:class="title" presentation:user-transformed="true">
          <draw:text-box>
            <text:p text:style-name="P1">Example</text:p>
          </draw:text-box>
        </draw:frame>
        <draw:custom-shape draw:style-name="gr4" draw:text-style-name="P7" draw:layer="layout" svg:width="1.319cm" svg:height="1.515cm" svg:x="3.832cm" svg:y="4.07cm">
          <text:p text:style-name="P1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1.256cm" svg:height="1.515cm" svg:x="9.428cm" svg:y="4.022cm">
          <text:p text:style-name="P1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1.256cm" svg:height="1.515cm" svg:x="14.839cm" svg:y="4.022cm">
          <text:p text:style-name="P1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1.319cm" svg:height="1.515cm" svg:x="20.531cm" svg:y="4.022cm">
          <text:p text:style-name="P1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1.192cm" svg:height="1.515cm" svg:x="4.043cm" svg:y="8.092cm">
          <text:p text:style-name="P1"><text:span text:style-name="T3">E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1.133cm" svg:height="1.515cm" svg:x="9.638cm" svg:y="8.043cm">
          <text:p text:style-name="P1"><text:span text:style-name="T3">F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1.319cm" svg:height="1.515cm" svg:x="15.05cm" svg:y="8.043cm">
          <text:p text:style-name="P1"><text:span text:style-name="T3">G</text:span></text:p>
          <draw:enhanced-geometry svg:viewBox="0 0 21600 21600" draw:type="mso-spt202" draw:enhanced-path="M 0 0 L 21600 0 21600 21600 0 21600 0 0 Z N"/>
        </draw:custom-shape>
        <draw:custom-shape draw:style-name="gr13" draw:text-style-name="P7" draw:layer="layout" svg:width="1.319cm" svg:height="1.515cm" svg:x="20.743cm" svg:y="8.043cm">
          <text:p text:style-name="P1"><text:span text:style-name="T3">H</text:span></text:p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0.879cm" svg:height="1.515cm" svg:x="4.043cm" svg:y="12.091cm">
          <text:p text:style-name="P1"><text:span text:style-name="T3">I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0.942cm" svg:height="1.515cm" svg:x="9.64cm" svg:y="12.043cm">
          <text:p text:style-name="P1"><text:span text:style-name="T3">J</text:span></text:p>
          <draw:enhanced-geometry svg:viewBox="0 0 21600 21600" draw:type="mso-spt202" draw:enhanced-path="M 0 0 L 21600 0 21600 21600 0 21600 0 0 Z N"/>
        </draw:custom-shape>
        <draw:custom-shape draw:style-name="gr13" draw:text-style-name="P7" draw:layer="layout" svg:width="1.319cm" svg:height="1.515cm" svg:x="15.05cm" svg:y="12.043cm">
          <text:p text:style-name="P1"><text:span text:style-name="T3">K</text:span></text:p>
          <draw:enhanced-geometry svg:viewBox="0 0 21600 21600" draw:type="mso-spt202" draw:enhanced-path="M 0 0 L 21600 0 21600 21600 0 21600 0 0 Z N"/>
        </draw:custom-shape>
        <draw:custom-shape draw:style-name="gr13" draw:text-style-name="P7" draw:layer="layout" svg:width="1.192cm" svg:height="1.515cm" svg:x="20.742cm" svg:y="12.043cm">
          <text:p text:style-name="P1"><text:span text:style-name="T3">L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1.505cm" svg:height="1.515cm" svg:x="4.257cm" svg:y="16.113cm">
          <text:p text:style-name="P1"><text:span text:style-name="T3">M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1.319cm" svg:height="1.515cm" svg:x="9.851cm" svg:y="16.065cm">
          <text:p text:style-name="P1"><text:span text:style-name="T3">N</text:span></text:p>
          <draw:enhanced-geometry svg:viewBox="0 0 21600 21600" draw:type="mso-spt202" draw:enhanced-path="M 0 0 L 21600 0 21600 21600 0 21600 0 0 Z N"/>
        </draw:custom-shape>
        <draw:custom-shape draw:style-name="gr14" draw:text-style-name="P7" draw:layer="layout" svg:width="1.319cm" svg:height="1.515cm" svg:x="15.262cm" svg:y="16.065cm">
          <text:p text:style-name="P1"><text:span text:style-name="T3">O</text:span></text:p>
          <draw:enhanced-geometry svg:viewBox="0 0 21600 21600" draw:type="mso-spt202" draw:enhanced-path="M 0 0 L 21600 0 21600 21600 0 21600 0 0 Z N"/>
        </draw:custom-shape>
        <draw:custom-shape draw:style-name="gr14" draw:text-style-name="P7" draw:layer="layout" svg:width="1.133cm" svg:height="1.515cm" svg:x="20.953cm" svg:y="16.065cm">
          <text:p text:style-name="P1"><text:span text:style-name="T3">P</text:span></text:p>
          <draw:enhanced-geometry svg:viewBox="0 0 21600 21600" draw:type="mso-spt202" draw:enhanced-path="M 0 0 L 21600 0 21600 21600 0 21600 0 0 Z N"/>
        </draw:custom-shape>
        <draw:line draw:style-name="gr5" draw:text-style-name="P8" draw:layer="layout" svg:x1="5.173cm" svg:y1="4.846cm" svg:x2="9.406cm" svg:y2="4.846cm">
          <text:p/>
        </draw:line>
        <draw:line draw:style-name="gr5" draw:text-style-name="P8" draw:layer="layout" svg:x1="10.676cm" svg:y1="4.846cm" svg:x2="14.909cm" svg:y2="4.846cm">
          <text:p/>
        </draw:line>
        <draw:line draw:style-name="gr5" draw:text-style-name="P8" draw:layer="layout" svg:x1="16.179cm" svg:y1="4.846cm" svg:x2="20.413cm" svg:y2="4.846cm">
          <text:p/>
        </draw:line>
        <draw:line draw:style-name="gr5" draw:text-style-name="P8" draw:layer="layout" svg:x1="4.445cm" svg:y1="5.715cm" svg:x2="4.445cm" svg:y2="8.043cm">
          <text:p/>
        </draw:line>
        <draw:line draw:style-name="gr8" draw:text-style-name="P8" draw:layer="layout" svg:x1="10.16cm" svg:y1="5.715cm" svg:x2="10.16cm" svg:y2="8.043cm">
          <text:p/>
        </draw:line>
        <draw:line draw:style-name="gr5" draw:text-style-name="P8" draw:layer="layout" svg:x1="21.378cm" svg:y1="5.715cm" svg:x2="21.378cm" svg:y2="8.043cm">
          <text:p/>
        </draw:line>
        <draw:line draw:style-name="gr5" draw:text-style-name="P8" draw:layer="layout" svg:x1="4.445cm" svg:y1="9.737cm" svg:x2="4.445cm" svg:y2="12.065cm">
          <text:p/>
        </draw:line>
        <draw:line draw:style-name="gr5" draw:text-style-name="P8" draw:layer="layout" svg:x1="4.445cm" svg:y1="13.758cm" svg:x2="4.445cm" svg:y2="16.087cm">
          <text:p/>
        </draw:line>
        <draw:line draw:style-name="gr5" draw:text-style-name="P8" draw:layer="layout" svg:x1="15.663cm" svg:y1="5.715cm" svg:x2="15.663cm" svg:y2="8.043cm">
          <text:p/>
        </draw:line>
        <draw:line draw:style-name="gr8" draw:text-style-name="P8" draw:layer="layout" svg:x1="15.663cm" svg:y1="9.737cm" svg:x2="15.663cm" svg:y2="12.065cm">
          <text:p/>
        </draw:line>
        <draw:line draw:style-name="gr8" draw:text-style-name="P8" draw:layer="layout" svg:x1="21.378cm" svg:y1="9.737cm" svg:x2="21.378cm" svg:y2="12.065cm">
          <text:p/>
        </draw:line>
        <draw:line draw:style-name="gr5" draw:text-style-name="P8" draw:layer="layout" svg:x1="15.663cm" svg:y1="13.758cm" svg:x2="15.663cm" svg:y2="16.087cm">
          <text:p/>
        </draw:line>
        <draw:line draw:style-name="gr5" draw:text-style-name="P8" draw:layer="layout" svg:x1="21.378cm" svg:y1="13.758cm" svg:x2="21.378cm" svg:y2="16.087cm">
          <text:p/>
        </draw:line>
        <draw:line draw:style-name="gr8" draw:text-style-name="P8" draw:layer="layout" svg:x1="5.292cm" svg:y1="9.102cm" svg:x2="9.525cm" svg:y2="9.102cm">
          <text:p/>
        </draw:line>
        <draw:line draw:style-name="gr5" draw:text-style-name="P8" draw:layer="layout" svg:x1="5.08cm" svg:y1="12.912cm" svg:x2="9.525cm" svg:y2="12.912cm">
          <text:p/>
        </draw:line>
        <draw:line draw:style-name="gr8" draw:text-style-name="P8" draw:layer="layout" svg:x1="5.927cm" svg:y1="16.933cm" svg:x2="9.737cm" svg:y2="16.933cm">
          <text:p/>
        </draw:line>
        <draw:line draw:style-name="gr8" draw:text-style-name="P8" draw:layer="layout" svg:x1="16.51cm" svg:y1="17.145cm" svg:x2="20.955cm" svg:y2="17.145cm">
          <text:p/>
        </draw:line>
        <draw:line draw:style-name="gr8" draw:text-style-name="P8" draw:layer="layout" svg:x1="10.583cm" svg:y1="12.912cm" svg:x2="15.028cm" svg:y2="12.912cm">
          <text:p/>
        </draw:line>
        <draw:line draw:style-name="gr5" draw:text-style-name="P8" draw:layer="layout" svg:x1="5.08cm" svg:y1="5.503cm" svg:x2="9.737cm" svg:y2="8.89cm">
          <text:p/>
        </draw:line>
        <draw:line draw:style-name="gr5" draw:text-style-name="P8" draw:layer="layout" svg:x1="5.08cm" svg:y1="13.335cm" svg:x2="9.737cm" svg:y2="16.51cm">
          <text:p/>
        </draw:line>
        <draw:line draw:style-name="gr8" draw:text-style-name="P8" draw:layer="layout" svg:x1="10.583cm" svg:y1="12.488cm" svg:x2="15.028cm" svg:y2="9.102cm">
          <text:p/>
        </draw:line>
        <draw:line draw:style-name="gr8" draw:text-style-name="P8" draw:layer="layout" svg:x1="16.51cm" svg:y1="8.678cm" svg:x2="20.532cm" svg:y2="5.292cm">
          <text:p/>
        </draw:line>
        <draw:line draw:style-name="gr5" draw:text-style-name="P8" draw:layer="layout" svg:x1="11.324cm" svg:y1="16.722cm" svg:x2="15.24cm" svg:y2="13.758cm">
          <text:p/>
        </draw:line>
        <draw:line draw:style-name="gr6" draw:text-style-name="P8" draw:layer="layout" svg:x1="20.742cm" svg:y1="12.911cm" svg:x2="16.297cm" svg:y2="9.524cm">
          <text:p/>
        </draw:line>
        <draw:custom-shape draw:style-name="gr9" draw:text-style-name="P7" draw:layer="layout" svg:width="0.925cm" svg:height="1.197cm" svg:x="4.406cm" svg:y="2.655cm">
          <text:p text:style-name="P1"><text:span text:style-name="T10">0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0.925cm" svg:height="1.197cm" svg:x="10.756cm" svg:y="2.655cm">
          <text:p text:style-name="P1"><text:span text:style-name="T11">1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0.925cm" svg:height="1.197cm" svg:x="16.259cm" svg:y="2.443cm">
          <text:p text:style-name="P1"><text:span text:style-name="T12">2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0.925cm" svg:height="1.197cm" svg:x="21.383cm" svg:y="2.54cm">
          <text:p text:style-name="P1"><text:span text:style-name="T13">3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0.925cm" svg:height="1.197cm" svg:x="16.938cm" svg:y="12.065cm">
          <text:p text:style-name="P1"><text:span text:style-name="T14">4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0.925cm" svg:height="1.197cm" svg:x="18.42cm" svg:y="15.24cm">
          <text:p text:style-name="P1"><text:span text:style-name="T15">5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9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BFS Tree" draw:style-name="dp3" draw:master-page-name="Default" presentation:presentation-page-layout-name="AL3T19">
        <draw:frame presentation:style-name="pr8" draw:text-style-name="P2" draw:layer="layout" svg:width="24.681cm" svg:height="2.541cm" svg:x="0.718cm" svg:y="0.635cm" presentation:class="title" presentation:user-transformed="true">
          <draw:text-box>
            <text:p text:style-name="P1">BFS Tree</text:p>
          </draw:text-box>
        </draw:frame>
        <draw:custom-shape draw:style-name="gr4" draw:text-style-name="P7" draw:layer="layout" svg:width="1.319cm" svg:height="1.515cm" svg:x="3.832cm" svg:y="4.07cm">
          <text:p text:style-name="P1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1.256cm" svg:height="1.515cm" svg:x="9.428cm" svg:y="4.022cm">
          <text:p text:style-name="P1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1.256cm" svg:height="1.515cm" svg:x="14.839cm" svg:y="4.022cm">
          <text:p text:style-name="P1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1.319cm" svg:height="1.515cm" svg:x="20.531cm" svg:y="4.022cm">
          <text:p text:style-name="P1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1.192cm" svg:height="1.515cm" svg:x="4.043cm" svg:y="8.092cm">
          <text:p text:style-name="P1"><text:span text:style-name="T3">E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1.133cm" svg:height="1.515cm" svg:x="9.638cm" svg:y="8.043cm">
          <text:p text:style-name="P1"><text:span text:style-name="T3">F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1.319cm" svg:height="1.515cm" svg:x="15.05cm" svg:y="8.043cm">
          <text:p text:style-name="P1"><text:span text:style-name="T3">G</text:span></text:p>
          <draw:enhanced-geometry svg:viewBox="0 0 21600 21600" draw:type="mso-spt202" draw:enhanced-path="M 0 0 L 21600 0 21600 21600 0 21600 0 0 Z N"/>
        </draw:custom-shape>
        <draw:custom-shape draw:style-name="gr13" draw:text-style-name="P7" draw:layer="layout" svg:width="1.319cm" svg:height="1.515cm" svg:x="20.743cm" svg:y="8.043cm">
          <text:p text:style-name="P1"><text:span text:style-name="T3">H</text:span></text:p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0.879cm" svg:height="1.515cm" svg:x="4.043cm" svg:y="12.091cm">
          <text:p text:style-name="P1"><text:span text:style-name="T3">I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0.942cm" svg:height="1.515cm" svg:x="9.64cm" svg:y="12.043cm">
          <text:p text:style-name="P1"><text:span text:style-name="T3">J</text:span></text:p>
          <draw:enhanced-geometry svg:viewBox="0 0 21600 21600" draw:type="mso-spt202" draw:enhanced-path="M 0 0 L 21600 0 21600 21600 0 21600 0 0 Z N"/>
        </draw:custom-shape>
        <draw:custom-shape draw:style-name="gr13" draw:text-style-name="P7" draw:layer="layout" svg:width="1.319cm" svg:height="1.515cm" svg:x="15.05cm" svg:y="12.043cm">
          <text:p text:style-name="P1"><text:span text:style-name="T3">K</text:span></text:p>
          <draw:enhanced-geometry svg:viewBox="0 0 21600 21600" draw:type="mso-spt202" draw:enhanced-path="M 0 0 L 21600 0 21600 21600 0 21600 0 0 Z N"/>
        </draw:custom-shape>
        <draw:custom-shape draw:style-name="gr13" draw:text-style-name="P7" draw:layer="layout" svg:width="1.192cm" svg:height="1.515cm" svg:x="20.742cm" svg:y="12.043cm">
          <text:p text:style-name="P1"><text:span text:style-name="T3">L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1.505cm" svg:height="1.515cm" svg:x="4.257cm" svg:y="16.113cm">
          <text:p text:style-name="P1"><text:span text:style-name="T3">M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1.319cm" svg:height="1.515cm" svg:x="9.851cm" svg:y="16.065cm">
          <text:p text:style-name="P1"><text:span text:style-name="T3">N</text:span></text:p>
          <draw:enhanced-geometry svg:viewBox="0 0 21600 21600" draw:type="mso-spt202" draw:enhanced-path="M 0 0 L 21600 0 21600 21600 0 21600 0 0 Z N"/>
        </draw:custom-shape>
        <draw:custom-shape draw:style-name="gr14" draw:text-style-name="P7" draw:layer="layout" svg:width="1.319cm" svg:height="1.515cm" svg:x="15.262cm" svg:y="16.065cm">
          <text:p text:style-name="P1"><text:span text:style-name="T3">O</text:span></text:p>
          <draw:enhanced-geometry svg:viewBox="0 0 21600 21600" draw:type="mso-spt202" draw:enhanced-path="M 0 0 L 21600 0 21600 21600 0 21600 0 0 Z N"/>
        </draw:custom-shape>
        <draw:custom-shape draw:style-name="gr14" draw:text-style-name="P7" draw:layer="layout" svg:width="1.133cm" svg:height="1.515cm" svg:x="20.953cm" svg:y="16.065cm">
          <text:p text:style-name="P1"><text:span text:style-name="T3">P</text:span></text:p>
          <draw:enhanced-geometry svg:viewBox="0 0 21600 21600" draw:type="mso-spt202" draw:enhanced-path="M 0 0 L 21600 0 21600 21600 0 21600 0 0 Z N"/>
        </draw:custom-shape>
        <draw:line draw:style-name="gr5" draw:text-style-name="P8" draw:layer="layout" svg:x1="5.173cm" svg:y1="4.846cm" svg:x2="9.406cm" svg:y2="4.846cm">
          <text:p/>
        </draw:line>
        <draw:line draw:style-name="gr5" draw:text-style-name="P8" draw:layer="layout" svg:x1="10.676cm" svg:y1="4.846cm" svg:x2="14.909cm" svg:y2="4.846cm">
          <text:p/>
        </draw:line>
        <draw:line draw:style-name="gr5" draw:text-style-name="P8" draw:layer="layout" svg:x1="16.179cm" svg:y1="4.846cm" svg:x2="20.413cm" svg:y2="4.846cm">
          <text:p/>
        </draw:line>
        <draw:line draw:style-name="gr5" draw:text-style-name="P8" draw:layer="layout" svg:x1="4.445cm" svg:y1="5.715cm" svg:x2="4.445cm" svg:y2="8.043cm">
          <text:p/>
        </draw:line>
        <draw:line draw:style-name="gr5" draw:text-style-name="P8" draw:layer="layout" svg:x1="21.378cm" svg:y1="5.715cm" svg:x2="21.378cm" svg:y2="8.043cm">
          <text:p/>
        </draw:line>
        <draw:line draw:style-name="gr5" draw:text-style-name="P8" draw:layer="layout" svg:x1="4.445cm" svg:y1="9.737cm" svg:x2="4.445cm" svg:y2="12.065cm">
          <text:p/>
        </draw:line>
        <draw:line draw:style-name="gr5" draw:text-style-name="P8" draw:layer="layout" svg:x1="4.445cm" svg:y1="13.758cm" svg:x2="4.445cm" svg:y2="16.087cm">
          <text:p/>
        </draw:line>
        <draw:line draw:style-name="gr5" draw:text-style-name="P8" draw:layer="layout" svg:x1="15.663cm" svg:y1="5.715cm" svg:x2="15.663cm" svg:y2="8.043cm">
          <text:p/>
        </draw:line>
        <draw:line draw:style-name="gr5" draw:text-style-name="P8" draw:layer="layout" svg:x1="15.663cm" svg:y1="13.758cm" svg:x2="15.663cm" svg:y2="16.087cm">
          <text:p/>
        </draw:line>
        <draw:line draw:style-name="gr5" draw:text-style-name="P8" draw:layer="layout" svg:x1="21.378cm" svg:y1="13.758cm" svg:x2="21.378cm" svg:y2="16.087cm">
          <text:p/>
        </draw:line>
        <draw:line draw:style-name="gr5" draw:text-style-name="P8" draw:layer="layout" svg:x1="5.08cm" svg:y1="12.912cm" svg:x2="9.525cm" svg:y2="12.912cm">
          <text:p/>
        </draw:line>
        <draw:line draw:style-name="gr5" draw:text-style-name="P8" draw:layer="layout" svg:x1="5.08cm" svg:y1="5.503cm" svg:x2="9.737cm" svg:y2="8.89cm">
          <text:p/>
        </draw:line>
        <draw:line draw:style-name="gr5" draw:text-style-name="P8" draw:layer="layout" svg:x1="5.08cm" svg:y1="13.335cm" svg:x2="9.737cm" svg:y2="16.51cm">
          <text:p/>
        </draw:line>
        <draw:line draw:style-name="gr5" draw:text-style-name="P8" draw:layer="layout" svg:x1="11.324cm" svg:y1="16.722cm" svg:x2="15.24cm" svg:y2="13.758cm">
          <text:p/>
        </draw:line>
        <draw:line draw:style-name="gr6" draw:text-style-name="P8" draw:layer="layout" svg:x1="20.742cm" svg:y1="12.911cm" svg:x2="16.297cm" svg:y2="9.524cm">
          <text:p/>
        </draw:line>
        <draw:custom-shape draw:style-name="gr9" draw:text-style-name="P7" draw:layer="layout" svg:width="0.925cm" svg:height="1.197cm" svg:x="4.406cm" svg:y="2.655cm">
          <text:p text:style-name="P1"><text:span text:style-name="T10">0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0.925cm" svg:height="1.197cm" svg:x="10.756cm" svg:y="2.655cm">
          <text:p text:style-name="P1"><text:span text:style-name="T11">1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0.925cm" svg:height="1.197cm" svg:x="16.259cm" svg:y="2.443cm">
          <text:p text:style-name="P1"><text:span text:style-name="T12">2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0.925cm" svg:height="1.197cm" svg:x="21.383cm" svg:y="2.54cm">
          <text:p text:style-name="P1"><text:span text:style-name="T13">3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0.925cm" svg:height="1.197cm" svg:x="16.938cm" svg:y="12.065cm">
          <text:p text:style-name="P1"><text:span text:style-name="T14">4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0.925cm" svg:height="1.197cm" svg:x="18.42cm" svg:y="15.24cm">
          <text:p text:style-name="P1"><text:span text:style-name="T15">5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50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draw:frame presentation:style-name="pr16" draw:text-style-name="P2" draw:layer="layout" svg:width="24.681cm" svg:height="1.977cm" svg:x="0.718cm" svg:y="0.423cm" presentation:class="title" presentation:user-transformed="true">
          <draw:text-box>
            <text:p text:style-name="P1"><text:span text:style-name="T6">BFS Pseudocode (1 of 2)</text:span></text:p>
          </draw:text-box>
        </draw:frame>
        <draw:frame presentation:style-name="pr17" draw:text-style-name="P21" draw:layer="layout" svg:width="23.182cm" svg:height="14.403cm" svg:x="1.905cm" svg:y="2.963cm" presentation:class="outline" presentation:user-transformed="true">
          <draw:text-box>
            <text:p text:style-name="P17"><text:span text:style-name="T16">BSF(Vertex s)</text:span></text:p>
            <text:p text:style-name="P18"><text:span text:style-name="T16"><text:tab/></text:span><text:span text:style-name="T16">initialize container L</text:span><text:span text:style-name="T17">0</text:span><text:span text:style-name="T16"> to contain vertex s</text:span></text:p>
            <text:p text:style-name="P18"><text:span text:style-name="T16"><text:tab/></text:span><text:span text:style-name="T16">i <text:s/></text:span><text:span text:style-name="T18"></text:span><text:span text:style-name="T16"> 0</text:span></text:p>
            <text:p text:style-name="P18"><text:span text:style-name="T16"><text:tab/></text:span><text:span text:style-name="T16">while L</text:span><text:span text:style-name="T17">i</text:span><text:span text:style-name="T16"> is not empty do</text:span></text:p>
            <text:p text:style-name="P18"><text:span text:style-name="T16"><text:tab/></text:span><text:span text:style-name="T16"><text:tab/></text:span><text:span text:style-name="T16">create container L</text:span><text:span text:style-name="T17">i+1</text:span><text:span text:style-name="T16"> to initially be empty</text:span></text:p>
            <text:p text:style-name="P18"><text:span text:style-name="T16"><text:tab/></text:span><text:span text:style-name="T16"><text:tab/></text:span><text:span text:style-name="T16">for each vertex v in L</text:span><text:span text:style-name="T17">i</text:span><text:span text:style-name="T16"> do</text:span></text:p>
            <text:p text:style-name="P19"><text:span text:style-name="T19">// next slide</text:span></text:p>
            <text:p text:style-name="P20"><text:span text:style-name="T16"><text:tab/></text:span><text:span text:style-name="T16"><text:tab/></text:span><text:span text:style-name="T16">i </text:span><text:span text:style-name="T18"></text:span><text:span text:style-name="T16"> i+1 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51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BFS Pseudocode" draw:style-name="dp3" draw:master-page-name="Default" presentation:presentation-page-layout-name="AL2T1">
        <draw:frame presentation:style-name="pr16" draw:text-style-name="P2" draw:layer="layout" svg:width="24.681cm" svg:height="1.977cm" svg:x="0.718cm" svg:y="0.423cm" presentation:class="title" presentation:user-transformed="true">
          <draw:text-box>
            <text:p text:style-name="P1"><text:span text:style-name="T6">BFS Pseudocode (2 of 2)</text:span></text:p>
          </draw:text-box>
        </draw:frame>
        <draw:frame presentation:style-name="pr17" draw:text-style-name="P6" draw:layer="layout" svg:width="22.547cm" svg:height="14.403cm" svg:x="2.54cm" svg:y="2.963cm" presentation:class="outline" presentation:user-transformed="true">
          <draw:text-box>
            <text:p text:style-name="P17"><text:span text:style-name="T20"/></text:p>
            <text:p text:style-name="P18"><text:span text:style-name="T16">// for each vertex v in L</text:span><text:span text:style-name="T17">i</text:span><text:span text:style-name="T16"> do</text:span></text:p>
            <text:p text:style-name="P18"><text:span text:style-name="T16"><text:tab/></text:span><text:span text:style-name="T16">if edge e incident on v do</text:span></text:p>
            <text:p text:style-name="P18"><text:span text:style-name="T16"><text:tab/></text:span><text:span text:style-name="T16"><text:tab/></text:span><text:span text:style-name="T16">let w be the other endpoint of e</text:span></text:p>
            <text:p text:style-name="P18"><text:span text:style-name="T16"><text:tab/></text:span><text:span text:style-name="T16"><text:tab/></text:span><text:span text:style-name="T16">if w is unexplored then</text:span></text:p>
            <text:p text:style-name="P18"><text:span text:style-name="T16"><text:tab/></text:span><text:span text:style-name="T16"><text:tab/></text:span><text:span text:style-name="T16"><text:tab/></text:span><text:span text:style-name="T16">label e as a discovery edge</text:span></text:p>
            <text:p text:style-name="P18"><text:span text:style-name="T16"><text:tab/></text:span><text:span text:style-name="T16"><text:tab/></text:span><text:span text:style-name="T16"><text:tab/></text:span><text:span text:style-name="T16">insert w into L</text:span><text:span text:style-name="T17">i+1</text:span></text:p>
            <text:p text:style-name="P18"><text:span text:style-name="T16"><text:tab/></text:span><text:span text:style-name="T16"><text:tab/></text:span><text:span text:style-name="T16">else</text:span></text:p>
            <text:p text:style-name="P18"><text:span text:style-name="T16"><text:tab/></text:span><text:span text:style-name="T16"><text:tab/></text:span><text:span text:style-name="T16"><text:tab/></text:span><text:span text:style-name="T16">label e as a cross edge</text:span></text:p>
            <text:p text:style-name="P20"><text:span text:style-name="T16">//i </text:span><text:span text:style-name="T18"></text:span><text:span text:style-name="T16"> i+1 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52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BSF Properties" draw:style-name="dp3" draw:master-page-name="Default" presentation:presentation-page-layout-name="AL2T1">
        <draw:frame presentation:style-name="pr6" draw:text-style-name="P2" draw:layer="layout" svg:width="24.681cm" svg:height="1.976cm" svg:x="0.374cm" svg:y="0.599cm" presentation:class="title" presentation:user-transformed="true">
          <draw:text-box>
            <text:p text:style-name="P1">BSF Properties</text:p>
          </draw:text-box>
        </draw:frame>
        <draw:frame presentation:style-name="pr17" draw:text-style-name="P6" draw:layer="layout" svg:width="23.182cm" svg:height="14.403cm" svg:x="1.905cm" svg:y="2.963cm" presentation:class="outline" presentation:user-transformed="true">
          <draw:text-box>
            <text:p xml:id="id15" text:id="id15" text:style-name="P4">The traversal visits all vertices in the connected component of s</text:p>
            <text:p xml:id="id16" text:id="id16" text:style-name="P4">The discover edges form a spanning tree of the cc</text:p>
            <text:p xml:id="id17" text:id="id17" text:style-name="P4">For each vertex v at level I, the path of the BSF tree T between s and v has I edges and any other path of G between s and v has at least I edges</text:p>
            <text:p xml:id="id18" text:id="id18" text:style-name="P4">If (u,v) is an edge that is not in the BSF tree, then the level number of u and v differ by at most one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53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Run Time" draw:style-name="dp3" draw:master-page-name="Default" presentation:presentation-page-layout-name="AL2T1">
        <draw:frame presentation:style-name="pr3" draw:text-style-name="P2" draw:layer="layout" svg:width="24.681cm" svg:height="3.212cm" svg:x="0.374cm" svg:y="2.468cm" presentation:class="title" presentation:user-transformed="true">
          <draw:text-box>
            <text:p text:style-name="P1">Run Time</text:p>
          </draw:text-box>
        </draw:frame>
        <draw:frame presentation:style-name="pr4" draw:text-style-name="P6" draw:layer="layout" svg:width="24.712cm" svg:height="11.488cm" svg:x="0.375cm" svg:y="5.877cm" presentation:class="outline" presentation:user-transformed="true">
          <draw:text-box>
            <text:p text:style-name="P4">A BSF traversal takes O(n+m) time</text:p>
            <text:p text:style-name="P4">Also, there exist O(n+m) time algorithms base on BFS which test for</text:p>
            <text:p text:style-name="P5"><text:span text:style-name="T2">Connectivity of graph</text:span></text:p>
            <text:p text:style-name="P5"><text:span text:style-name="T2">Spanning tree of G</text:span></text:p>
            <text:p text:style-name="P5"><text:span text:style-name="T2">Connected component</text:span></text:p>
            <text:p text:style-name="P5"><text:span text:style-name="T2">Minimum number of edges path between s and v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54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1" svg:font-family="'Times New Roman'" style:font-family-generic="roman" style:font-pitch="variable" style:font-charset="x-symbol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6b2300" draw:end-color="#000066" draw:start-intensity="100%" draw:end-intensity="100%" draw:angle="0" draw:border="0%"/>
    <draw:marker draw:name="Arrow" svg:viewBox="0 0 20 30" svg:d="M10 0l-10 30h20z"/>
    <draw:marker draw:name="msArrowEnd_20_1" draw:display-name="msArrowEnd 1" svg:viewBox="0 0 140 140" svg:d="M70 0l70 140h-14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gradient-name="Gradient_20_7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18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18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18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18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18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18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18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18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18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18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18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65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65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65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65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65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65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65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65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65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65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5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">
            <style:list-level-properties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gradient" draw:fill-color="#000066" draw:fill-gradient-name="Gradient_20_7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18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18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18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18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18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18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18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18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18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18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18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">
            <style:list-level-properties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gradient-name="Gradient_20_7" draw:fill-image-width="0cm" draw:fill-image-height="0cm"/>
    </style:style>
    <style:style style:name="Mdp2" style:family="drawing-page">
      <style:drawing-page-properties draw:background-size="border" draw:fill="gradient" draw:fill-color="#000066" draw:fill-gradient-name="Gradient_20_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r2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center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cc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Times New Roman" fo:color="#0018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18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18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18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18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18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18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18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18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18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094cm" svg:height="4.57cm" svg:x="2.191cm" svg:y="3.556cm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681cm" svg:height="3.212cm" svg:x="0.374cm" svg:y="2.468cm" presentation:class="title" presentation:placeholder="true">
        <draw:text-box/>
      </draw:frame>
      <draw:frame presentation:style-name="Default-outline1" draw:layer="backgroundobjects" svg:width="24.712cm" svg:height="11.049cm" svg:x="0.375cm" svg:y="5.877cm" presentation:class="outline" presentation:placeholder="true">
        <draw:text-box/>
      </draw:frame>
      <draw:frame presentation:style-name="Mpr1" draw:text-style-name="MP3" draw:layer="backgroundobjects" svg:width="5.292cm" svg:height="1.271cm" svg:x="1.905cm" svg:y="17.357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044cm" svg:height="1.271cm" svg:x="8.678cm" svg:y="17.357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5.292cm" svg:height="1.271cm" svg:x="18.203cm" svg:y="17.357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presentation:style-name="Title1-title" draw:layer="backgroundobjects" svg:width="21.59cm" svg:height="3.176cm" svg:x="1.905cm" svg:y="6.349cm" presentation:class="title" presentation:placeholder="true">
        <draw:text-box/>
      </draw:frame>
      <draw:frame presentation:style-name="Mpr2" draw:text-style-name="MP3" draw:layer="backgroundobjects" svg:width="5.292cm" svg:height="1.271cm" svg:x="1.905cm" svg:y="17.357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044cm" svg:height="1.271cm" svg:x="8.678cm" svg:y="17.357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5" draw:layer="backgroundobjects" svg:width="5.292cm" svg:height="1.271cm" svg:x="18.203cm" svg:y="17.357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$Build-2</meta:generator>
    <dc:title>Largest Contiguous Sum</dc:title>
    <meta:initial-creator>Thaddeus F. Pawlicki</meta:initial-creator>
    <meta:creation-date>2002-01-21T15:15:42</meta:creation-date>
    <dc:creator>Ted Pawlicki</dc:creator>
    <dc:date>2009-04-01T22:03:53</dc:date>
    <meta:editing-cycles>96</meta:editing-cycles>
    <meta:editing-duration>PT18H4M8S</meta:editing-duration>
    <meta:document-statistic meta:object-count="1878"/>
    <meta:user-defined meta:name="Info 1"/>
    <meta:user-defined meta:name="Info 2"/>
    <meta:user-defined meta:name="Info 3"/>
    <meta:user-defined meta:name="Info 4"/>
  </office:meta>
</office:document-meta>
</file>